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/>
  </office:font-face-decls>
  <office:automatic-styles>
    <style:style style:name="co30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258cm"/>
    </style:style>
    <style:style style:name="ro1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2" style:family="table" style:master-page-name="PageStyle_5f_Mozart_20_Reports">
      <style:table-properties table:display="false" style:writing-mode="lr-tb"/>
    </style:style>
    <style:style style:name="ta3" style:family="table" style:master-page-name="PageStyle_5f_D002-Remuneracao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25396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5396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54">
      <style:table-cell-properties fo:background-color="#ffffff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5396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002-Remuneracao" table:style-name="ta3">
        <office:forms form:automatic-focus="false" form:apply-design-mode="false"/>
        <table:table-column table:style-name="co2" table:number-columns-repeated="4" table:default-cell-style-name="Default"/>
        <table:table-column table:style-name="co2" table:number-columns-repeated="14" table:default-cell-style-name="ce8"/>
        <table:table-column table:style-name="co2" table:number-columns-repeated="16355" table:default-cell-style-name="Default"/>
        <table:table-row table:style-name="ro3">
          <table:table-cell table:style-name="ce1" office:value-type="string" calcext:value-type="string">
            <text:p>lotacao</text:p>
          </table:table-cell>
          <table:table-cell table:style-name="ce1" office:value-type="string" calcext:value-type="string">
            <text:p>matricul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argo</text:p>
          </table:table-cell>
          <table:table-cell table:style-name="ce5" office:value-type="string" calcext:value-type="string">
            <text:p>remuneracao</text:p>
          </table:table-cell>
          <table:table-cell table:style-name="ce5" office:value-type="string" calcext:value-type="string">
            <text:p>outras_verbas</text:p>
          </table:table-cell>
          <table:table-cell table:style-name="ce14" office:value-type="string" calcext:value-type="string">
            <text:p>fc_cc</text:p>
          </table:table-cell>
          <table:table-cell table:style-name="ce14" office:value-type="string" calcext:value-type="string">
            <text:p>gratificacao_natalina</text:p>
          </table:table-cell>
          <table:table-cell table:style-name="ce14" office:value-type="string" calcext:value-type="string">
            <text:p>terco_ferias</text:p>
          </table:table-cell>
          <table:table-cell table:style-name="ce14" office:value-type="string" calcext:value-type="string">
            <text:p>abono_permanencia</text:p>
          </table:table-cell>
          <table:table-cell table:style-name="ce5" office:value-type="string" calcext:value-type="string">
            <text:p>outras_remuneracoes_temporarias</text:p>
          </table:table-cell>
          <table:table-cell table:style-name="ce5" office:value-type="string" calcext:value-type="string">
            <text:p>verbas_indenizatorias</text:p>
          </table:table-cell>
          <table:table-cell table:style-name="ce5" office:value-type="string" calcext:value-type="string">
            <text:p>total_rendimentos</text:p>
          </table:table-cell>
          <table:table-cell table:style-name="ce5" office:value-type="string" calcext:value-type="string">
            <text:p>contribuicao_previdenciaria</text:p>
          </table:table-cell>
          <table:table-cell table:style-name="ce5" office:value-type="string" calcext:value-type="string">
            <text:p>irrf</text:p>
          </table:table-cell>
          <table:table-cell table:style-name="ce5" office:value-type="string" calcext:value-type="string">
            <text:p>abate_teto</text:p>
          </table:table-cell>
          <table:table-cell table:style-name="ce5" office:value-type="string" calcext:value-type="string">
            <text:p>total_descontos</text:p>
          </table:table-cell>
          <table:table-cell table:style-name="ce5" office:value-type="string" calcext:value-type="string">
            <text:p>rendimento_liquido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17101" calcext:value-type="float">
            <text:p>90917101</text:p>
          </table:table-cell>
          <table:table-cell table:style-name="ce3" office:value-type="string" calcext:value-type="string">
            <text:p>ABIGAIL DA CONCEICAO PER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9160.63" calcext:value-type="float">
            <text:p>R$19.160,6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9160.63" calcext:value-type="float">
            <text:p>R$19.160,63 </text:p>
          </table:table-cell>
          <table:table-cell table:style-name="ce6" office:value-type="float" office:value="-1765.86" calcext:value-type="float">
            <text:p>(R$1.765,86)</text:p>
          </table:table-cell>
          <table:table-cell table:style-name="ce6" office:value-type="float" office:value="-3363.96" calcext:value-type="float">
            <text:p>(R$3.363,9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129.82" calcext:value-type="float">
            <text:p>(R$5.129,82)</text:p>
          </table:table-cell>
          <table:table-cell table:style-name="ce6" office:value-type="float" office:value="14030.81" calcext:value-type="float">
            <text:p>R$14.030,8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LAGES</text:p>
          </table:table-cell>
          <table:table-cell table:style-name="ce4" office:value-type="float" office:value="90620905" calcext:value-type="float">
            <text:p>90620905</text:p>
          </table:table-cell>
          <table:table-cell table:style-name="ce3" office:value-type="string" calcext:value-type="string">
            <text:p>ACACIA ANDREIA POLETTO PAVELSK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559.99" calcext:value-type="float">
            <text:p>R$11.559,9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559.99" calcext:value-type="float">
            <text:p>R$11.559,99 </text:p>
          </table:table-cell>
          <table:table-cell table:style-name="ce6" office:value-type="float" office:value="-547.23" calcext:value-type="float">
            <text:p>(R$547,23)</text:p>
          </table:table-cell>
          <table:table-cell table:style-name="ce6" office:value-type="float" office:value="-2132.5" calcext:value-type="float">
            <text:p>(R$2.132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79.73" calcext:value-type="float">
            <text:p>(R$2.679,73)</text:p>
          </table:table-cell>
          <table:table-cell table:style-name="ce6" office:value-type="float" office:value="8880.26" calcext:value-type="float">
            <text:p>R$8.880,2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C</text:p>
          </table:table-cell>
          <table:table-cell table:style-name="ce4" office:value-type="float" office:value="90430003" calcext:value-type="float">
            <text:p>90430003</text:p>
          </table:table-cell>
          <table:table-cell table:style-name="ce3" office:value-type="string" calcext:value-type="string">
            <text:p>ACELINA CAETANO FRANCISC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080.04" calcext:value-type="float">
            <text:p>R$8.080,0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080.04" calcext:value-type="float">
            <text:p>R$8.080,04 </text:p>
          </table:table-cell>
          <table:table-cell table:style-name="ce6" office:value-type="float" office:value="-42.64" calcext:value-type="float">
            <text:p>(R$42,64)</text:p>
          </table:table-cell>
          <table:table-cell table:style-name="ce6" office:value-type="float" office:value="-790.69" calcext:value-type="float">
            <text:p>(R$790,6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33.33" calcext:value-type="float">
            <text:p>(R$833,33)</text:p>
          </table:table-cell>
          <table:table-cell table:style-name="ce6" office:value-type="float" office:value="7246.71" calcext:value-type="float">
            <text:p>R$7.246,7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E</text:p>
          </table:table-cell>
          <table:table-cell table:style-name="ce4" office:value-type="float" office:value="90916902" calcext:value-type="float">
            <text:p>90916902</text:p>
          </table:table-cell>
          <table:table-cell table:style-name="ce3" office:value-type="string" calcext:value-type="string">
            <text:p>ACELINO MARTINIANO DA SILVA NET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811.68" calcext:value-type="float">
            <text:p>R$16.811,68 </text:p>
          </table:table-cell>
          <table:table-cell table:style-name="ce6" office:value-type="float" office:value="6434.33" calcext:value-type="float">
            <text:p>R$6.434,3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246.01" calcext:value-type="float">
            <text:p>R$23.246,01 </text:p>
          </table:table-cell>
          <table:table-cell table:style-name="ce6" office:value-type="float" office:value="-2439.95" calcext:value-type="float">
            <text:p>(R$2.439,9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439.95" calcext:value-type="float">
            <text:p>(R$2.439,95)</text:p>
          </table:table-cell>
          <table:table-cell table:style-name="ce6" office:value-type="float" office:value="20806.06" calcext:value-type="float">
            <text:p>R$20.806,0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40301" calcext:value-type="float">
            <text:p>90940301</text:p>
          </table:table-cell>
          <table:table-cell table:style-name="ce3" office:value-type="string" calcext:value-type="string">
            <text:p>ADA REBELO VELLOSO DA SIL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9717.69" calcext:value-type="float">
            <text:p>R$39.717,69 </text:p>
          </table:table-cell>
          <table:table-cell table:style-name="ce6" office:value-type="float" office:value="1186.64" calcext:value-type="float">
            <text:p>R$1.186,6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40904.33" calcext:value-type="float">
            <text:p>R$40.904,33 </text:p>
          </table:table-cell>
          <table:table-cell table:style-name="ce6" office:value-type="float" office:value="-5709.51" calcext:value-type="float">
            <text:p>(R$5.709,5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5709.51" calcext:value-type="float">
            <text:p>(R$5.709,51)</text:p>
          </table:table-cell>
          <table:table-cell table:style-name="ce6" office:value-type="float" office:value="35194.82" calcext:value-type="float">
            <text:p>R$35.194,8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644903" calcext:value-type="float">
            <text:p>90644903</text:p>
          </table:table-cell>
          <table:table-cell table:style-name="ce3" office:value-type="string" calcext:value-type="string">
            <text:p>ADELIR MARTINS RIBEIRO DO NASCIMENTO TULI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249.62" calcext:value-type="float">
            <text:p>R$13.249,62 </text:p>
          </table:table-cell>
          <table:table-cell table:style-name="ce6" office:value-type="float" office:value="1444.09" calcext:value-type="float">
            <text:p>R$1.444,0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693.71" calcext:value-type="float">
            <text:p>R$14.693,71 </text:p>
          </table:table-cell>
          <table:table-cell table:style-name="ce6" office:value-type="float" office:value="-1028.82" calcext:value-type="float">
            <text:p>(R$1.028,82)</text:p>
          </table:table-cell>
          <table:table-cell table:style-name="ce6" office:value-type="float" office:value="-2861.84" calcext:value-type="float">
            <text:p>(R$2.861,8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90.66" calcext:value-type="float">
            <text:p>(R$3.890,66)</text:p>
          </table:table-cell>
          <table:table-cell table:style-name="ce6" office:value-type="float" office:value="10803.05" calcext:value-type="float">
            <text:p>R$10.803,0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C</text:p>
          </table:table-cell>
          <table:table-cell table:style-name="ce4" office:value-type="float" office:value="90919401" calcext:value-type="float">
            <text:p>90919401</text:p>
          </table:table-cell>
          <table:table-cell table:style-name="ce3" office:value-type="string" calcext:value-type="string">
            <text:p>ADIR MARIA ALV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3424.04" calcext:value-type="float">
            <text:p>R$3.424,0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231.28" calcext:value-type="float">
            <text:p>R$16.231,28 </text:p>
          </table:table-cell>
          <table:table-cell table:style-name="ce6" office:value-type="float" office:value="-1282.52" calcext:value-type="float">
            <text:p>(R$1.282,52)</text:p>
          </table:table-cell>
          <table:table-cell table:style-name="ce6" office:value-type="float" office:value="-2691.31" calcext:value-type="float">
            <text:p>(R$2.691,3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73.83" calcext:value-type="float">
            <text:p>(R$3.973,83)</text:p>
          </table:table-cell>
          <table:table-cell table:style-name="ce6" office:value-type="float" office:value="12257.45" calcext:value-type="float">
            <text:p>R$12.257,4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943401" calcext:value-type="float">
            <text:p>90943401</text:p>
          </table:table-cell>
          <table:table-cell table:style-name="ce3" office:value-type="string" calcext:value-type="string">
            <text:p>ADORINDA PEREIRA LONGOBARD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451.86" calcext:value-type="float">
            <text:p>R$10.451,86 </text:p>
          </table:table-cell>
          <table:table-cell table:style-name="ce6" office:value-type="float" office:value="1001.64" calcext:value-type="float">
            <text:p>R$1.001,6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1453.5" calcext:value-type="float">
            <text:p>R$11.453,50 </text:p>
          </table:table-cell>
          <table:table-cell table:style-name="ce6" office:value-type="float" office:value="-531.79" calcext:value-type="float">
            <text:p>(R$531,79)</text:p>
          </table:table-cell>
          <table:table-cell table:style-name="ce6" office:value-type="float" office:value="-1583.87" calcext:value-type="float">
            <text:p>(R$1.583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115.66" calcext:value-type="float">
            <text:p>(R$2.115,66)</text:p>
          </table:table-cell>
          <table:table-cell table:style-name="ce6" office:value-type="float" office:value="9337.84" calcext:value-type="float">
            <text:p>R$9.337,8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141603" calcext:value-type="float">
            <text:p>90141603</text:p>
          </table:table-cell>
          <table:table-cell table:style-name="ce3" office:value-type="string" calcext:value-type="string">
            <text:p>ADRIANA ANDRADE MIRAND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735.31" calcext:value-type="float">
            <text:p>R$3.735,3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735.31" calcext:value-type="float">
            <text:p>R$3.735,31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78.85" calcext:value-type="float">
            <text:p>(R$178,8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78.85" calcext:value-type="float">
            <text:p>(R$178,85)</text:p>
          </table:table-cell>
          <table:table-cell table:style-name="ce6" office:value-type="float" office:value="3556.46" calcext:value-type="float">
            <text:p>R$3.556,4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S</text:p>
          </table:table-cell>
          <table:table-cell table:style-name="ce4" office:value-type="float" office:value="90062802" calcext:value-type="float">
            <text:p>90062802</text:p>
          </table:table-cell>
          <table:table-cell table:style-name="ce3" office:value-type="string" calcext:value-type="string">
            <text:p>AGLAIR DOS ANJOS RODRIGU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1412.95" calcext:value-type="float">
            <text:p>R$41.412,9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1412.95" calcext:value-type="float">
            <text:p>R$41.412,95 </text:p>
          </table:table-cell>
          <table:table-cell table:style-name="ce6" office:value-type="float" office:value="-5806.15" calcext:value-type="float">
            <text:p>(R$5.806,1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5806.15" calcext:value-type="float">
            <text:p>(R$5.806,15)</text:p>
          </table:table-cell>
          <table:table-cell table:style-name="ce6" office:value-type="float" office:value="35606.8" calcext:value-type="float">
            <text:p>R$35.606,8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1A</text:p>
          </table:table-cell>
          <table:table-cell table:style-name="ce4" office:value-type="float" office:value="91981603" calcext:value-type="float">
            <text:p>91981603</text:p>
          </table:table-cell>
          <table:table-cell table:style-name="ce3" office:value-type="string" calcext:value-type="string">
            <text:p>AIRAN SANTOS BARBOSA DE SOU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120.44" calcext:value-type="float">
            <text:p>R$4.120,4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120.44" calcext:value-type="float">
            <text:p>R$4.120,44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4.32" calcext:value-type="float">
            <text:p>(R$264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4.32" calcext:value-type="float">
            <text:p>(R$264,32)</text:p>
          </table:table-cell>
          <table:table-cell table:style-name="ce6" office:value-type="float" office:value="3856.12" calcext:value-type="float">
            <text:p>R$3.856,1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N</text:p>
          </table:table-cell>
          <table:table-cell table:style-name="ce4" office:value-type="float" office:value="90215302" calcext:value-type="float">
            <text:p>90215302</text:p>
          </table:table-cell>
          <table:table-cell table:style-name="ce3" office:value-type="string" calcext:value-type="string">
            <text:p>ALBERTINA JUSTINO DIOG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5088.8" calcext:value-type="float">
            <text:p>R$5.088,80 </text:p>
          </table:table-cell>
          <table:table-cell table:style-name="ce6" office:value-type="float" office:value="1872.1" calcext:value-type="float">
            <text:p>R$1.872,1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6960.9" calcext:value-type="float">
            <text:p>R$6.960,90 </text:p>
          </table:table-cell>
          <table:table-cell table:style-name="ce6" office:value-type="float" office:value="-450.73" calcext:value-type="float">
            <text:p>(R$450,73)</text:p>
          </table:table-cell>
          <table:table-cell table:style-name="ce6" office:value-type="float" office:value="-373.62" calcext:value-type="float">
            <text:p>(R$373,6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24.35" calcext:value-type="float">
            <text:p>(R$824,35)</text:p>
          </table:table-cell>
          <table:table-cell table:style-name="ce6" office:value-type="float" office:value="6136.55" calcext:value-type="float">
            <text:p>R$6.136,5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3037001" calcext:value-type="float">
            <text:p>93037001</text:p>
          </table:table-cell>
          <table:table-cell table:style-name="ce3" office:value-type="string" calcext:value-type="string">
            <text:p>ALDA REJANE ANDRADE DA COS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9925.95" calcext:value-type="float">
            <text:p>R$9.925,9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925.95" calcext:value-type="float">
            <text:p>R$9.925,95 </text:p>
          </table:table-cell>
          <table:table-cell table:style-name="ce6" office:value-type="float" office:value="-310.29" calcext:value-type="float">
            <text:p>(R$310,29)</text:p>
          </table:table-cell>
          <table:table-cell table:style-name="ce6" office:value-type="float" office:value="-1748.3" calcext:value-type="float">
            <text:p>(R$1.748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058.59" calcext:value-type="float">
            <text:p>(R$2.058,59)</text:p>
          </table:table-cell>
          <table:table-cell table:style-name="ce6" office:value-type="float" office:value="7867.36" calcext:value-type="float">
            <text:p>R$7.867,3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RN</text:p>
          </table:table-cell>
          <table:table-cell table:style-name="ce4" office:value-type="float" office:value="90407504" calcext:value-type="float">
            <text:p>90407504</text:p>
          </table:table-cell>
          <table:table-cell table:style-name="ce3" office:value-type="string" calcext:value-type="string">
            <text:p>ALDO ALFIO PALMISAN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132.24" calcext:value-type="float">
            <text:p>R$15.132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132.24" calcext:value-type="float">
            <text:p>R$15.132,24 </text:p>
          </table:table-cell>
          <table:table-cell table:style-name="ce6" office:value-type="float" office:value="-1101.18" calcext:value-type="float">
            <text:p>(R$1.101,18)</text:p>
          </table:table-cell>
          <table:table-cell table:style-name="ce6" office:value-type="float" office:value="-2438.94" calcext:value-type="float">
            <text:p>(R$2.438,9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40.12" calcext:value-type="float">
            <text:p>(R$3.540,12)</text:p>
          </table:table-cell>
          <table:table-cell table:style-name="ce6" office:value-type="float" office:value="11592.12" calcext:value-type="float">
            <text:p>R$11.592,1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T</text:p>
          </table:table-cell>
          <table:table-cell table:style-name="ce4" office:value-type="float" office:value="90400601" calcext:value-type="float">
            <text:p>90400601</text:p>
          </table:table-cell>
          <table:table-cell table:style-name="ce3" office:value-type="string" calcext:value-type="string">
            <text:p>ALENIR BENEDITA SANTIAGO DE BARR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954.74" calcext:value-type="float">
            <text:p>R$13.954,7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954.74" calcext:value-type="float">
            <text:p>R$13.954,74 </text:p>
          </table:table-cell>
          <table:table-cell table:style-name="ce6" office:value-type="float" office:value="-906.89" calcext:value-type="float">
            <text:p>(R$906,89)</text:p>
          </table:table-cell>
          <table:table-cell table:style-name="ce6" office:value-type="float" office:value="-2168.56" calcext:value-type="float">
            <text:p>(R$2.168,5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75.45" calcext:value-type="float">
            <text:p>(R$3.075,45)</text:p>
          </table:table-cell>
          <table:table-cell table:style-name="ce6" office:value-type="float" office:value="10879.29" calcext:value-type="float">
            <text:p>R$10.879,2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48703" calcext:value-type="float">
            <text:p>90948703</text:p>
          </table:table-cell>
          <table:table-cell table:style-name="ce3" office:value-type="string" calcext:value-type="string">
            <text:p>ALESSANDRA ROCHA DE FREITA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5477.09" calcext:value-type="float">
            <text:p>R$5.477,09 </text:p>
          </table:table-cell>
          <table:table-cell table:style-name="ce6" office:value-type="float" office:value="1870.6" calcext:value-type="float">
            <text:p>R$1.870,6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7347.69" calcext:value-type="float">
            <text:p>R$7.347,69 </text:p>
          </table:table-cell>
          <table:table-cell table:style-name="ce6" office:value-type="float" office:value="-747.16" calcext:value-type="float">
            <text:p>(R$747,16)</text:p>
          </table:table-cell>
          <table:table-cell table:style-name="ce6" office:value-type="float" office:value="-919.14" calcext:value-type="float">
            <text:p>(R$919,1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66.3" calcext:value-type="float">
            <text:p>(R$1.666,30)</text:p>
          </table:table-cell>
          <table:table-cell table:style-name="ce6" office:value-type="float" office:value="5681.39" calcext:value-type="float">
            <text:p>R$5.681,3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926101" calcext:value-type="float">
            <text:p>90926101</text:p>
          </table:table-cell>
          <table:table-cell table:style-name="ce3" office:value-type="string" calcext:value-type="string">
            <text:p>ALEXANDRE BARAKAT GARCI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518.97" calcext:value-type="float">
            <text:p>R$12.518,9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518.97" calcext:value-type="float">
            <text:p>R$12.518,97 </text:p>
          </table:table-cell>
          <table:table-cell table:style-name="ce6" office:value-type="float" office:value="-686.28" calcext:value-type="float">
            <text:p>(R$686,2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686.28" calcext:value-type="float">
            <text:p>(R$686,28)</text:p>
          </table:table-cell>
          <table:table-cell table:style-name="ce6" office:value-type="float" office:value="11832.69" calcext:value-type="float">
            <text:p>R$11.832,6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27902" calcext:value-type="float">
            <text:p>90227902</text:p>
          </table:table-cell>
          <table:table-cell table:style-name="ce3" office:value-type="string" calcext:value-type="string">
            <text:p>ALEXANDRE XAVIER FARI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3489.02" calcext:value-type="float">
            <text:p>R$3.489,0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296.26" calcext:value-type="float">
            <text:p>R$16.296,26 </text:p>
          </table:table-cell>
          <table:table-cell table:style-name="ce6" office:value-type="float" office:value="-1293.24" calcext:value-type="float">
            <text:p>(R$1.293,2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93.24" calcext:value-type="float">
            <text:p>(R$1.293,24)</text:p>
          </table:table-cell>
          <table:table-cell table:style-name="ce6" office:value-type="float" office:value="15003.02" calcext:value-type="float">
            <text:p>R$15.003,0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DF</text:p>
          </table:table-cell>
          <table:table-cell table:style-name="ce4" office:value-type="float" office:value="90444801" calcext:value-type="float">
            <text:p>90444801</text:p>
          </table:table-cell>
          <table:table-cell table:style-name="ce3" office:value-type="string" calcext:value-type="string">
            <text:p>ALEXANDRE XAVIER FARI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952.38" calcext:value-type="float">
            <text:p>R$13.952,38 </text:p>
          </table:table-cell>
          <table:table-cell table:style-name="ce6" office:value-type="float" office:value="2475.11" calcext:value-type="float">
            <text:p>R$2.475,1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427.49" calcext:value-type="float">
            <text:p>R$16.427,49 </text:p>
          </table:table-cell>
          <table:table-cell table:style-name="ce6" office:value-type="float" office:value="-1314.9" calcext:value-type="float">
            <text:p>(R$1.314,9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14.9" calcext:value-type="float">
            <text:p>(R$1.314,90)</text:p>
          </table:table-cell>
          <table:table-cell table:style-name="ce6" office:value-type="float" office:value="15112.59" calcext:value-type="float">
            <text:p>R$15.112,5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1110107" calcext:value-type="float">
            <text:p>91110107</text:p>
          </table:table-cell>
          <table:table-cell table:style-name="ce3" office:value-type="string" calcext:value-type="string">
            <text:p>ALICE CUNHA CANTO GASPAR DE OLI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80.39" calcext:value-type="float">
            <text:p>R$1.480,3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80.39" calcext:value-type="float">
            <text:p>R$1.480,39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1480.39" calcext:value-type="float">
            <text:p>R$1.480,3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0217406" calcext:value-type="float">
            <text:p>90217406</text:p>
          </table:table-cell>
          <table:table-cell table:style-name="ce3" office:value-type="string" calcext:value-type="string">
            <text:p>ALINA AGUIAR PER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514.87" calcext:value-type="float">
            <text:p>R$14.514,8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514.87" calcext:value-type="float">
            <text:p>R$14.514,87 </text:p>
          </table:table-cell>
          <table:table-cell table:style-name="ce6" office:value-type="float" office:value="-999.31" calcext:value-type="float">
            <text:p>(R$999,31)</text:p>
          </table:table-cell>
          <table:table-cell table:style-name="ce6" office:value-type="float" office:value="-2820.77" calcext:value-type="float">
            <text:p>(R$2.820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20.08" calcext:value-type="float">
            <text:p>(R$3.820,08)</text:p>
          </table:table-cell>
          <table:table-cell table:style-name="ce6" office:value-type="float" office:value="10694.79" calcext:value-type="float">
            <text:p>R$10.694,7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T</text:p>
          </table:table-cell>
          <table:table-cell table:style-name="ce4" office:value-type="float" office:value="90798402" calcext:value-type="float">
            <text:p>90798402</text:p>
          </table:table-cell>
          <table:table-cell table:style-name="ce3" office:value-type="string" calcext:value-type="string">
            <text:p>ALMERI SOARES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110.33" calcext:value-type="float">
            <text:p>R$3.110,33 </text:p>
          </table:table-cell>
          <table:table-cell table:style-name="ce6" office:value-type="float" office:value="26.68" calcext:value-type="float">
            <text:p>R$26,6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137.01" calcext:value-type="float">
            <text:p>R$3.137,01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3137.01" calcext:value-type="float">
            <text:p>R$3.137,0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43901" calcext:value-type="float">
            <text:p>90943901</text:p>
          </table:table-cell>
          <table:table-cell table:style-name="ce3" office:value-type="string" calcext:value-type="string">
            <text:p>ALTINA RODRIGUES ANTUN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138.76" calcext:value-type="float">
            <text:p>R$14.138,76 </text:p>
          </table:table-cell>
          <table:table-cell table:style-name="ce6" office:value-type="float" office:value="3157.22" calcext:value-type="float">
            <text:p>R$3.157,2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295.98" calcext:value-type="float">
            <text:p>R$17.295,98 </text:p>
          </table:table-cell>
          <table:table-cell table:style-name="ce6" office:value-type="float" office:value="-1458.2" calcext:value-type="float">
            <text:p>(R$1.458,20)</text:p>
          </table:table-cell>
          <table:table-cell table:style-name="ce6" office:value-type="float" office:value="-2935.79" calcext:value-type="float">
            <text:p>(R$2.935,7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93.99" calcext:value-type="float">
            <text:p>(R$4.393,99)</text:p>
          </table:table-cell>
          <table:table-cell table:style-name="ce6" office:value-type="float" office:value="12901.99" calcext:value-type="float">
            <text:p>R$12.901,9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581903" calcext:value-type="float">
            <text:p>90581903</text:p>
          </table:table-cell>
          <table:table-cell table:style-name="ce3" office:value-type="string" calcext:value-type="string">
            <text:p>ALUIZIO LOPES DE OLIVEIRA FILH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537.53" calcext:value-type="float">
            <text:p>R$12.537,5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537.53" calcext:value-type="float">
            <text:p>R$12.537,53 </text:p>
          </table:table-cell>
          <table:table-cell table:style-name="ce6" office:value-type="float" office:value="-688.97" calcext:value-type="float">
            <text:p>(R$688,97)</text:p>
          </table:table-cell>
          <table:table-cell table:style-name="ce6" office:value-type="float" office:value="-1838.75" calcext:value-type="float">
            <text:p>(R$1.838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527.72" calcext:value-type="float">
            <text:p>(R$2.527,72)</text:p>
          </table:table-cell>
          <table:table-cell table:style-name="ce6" office:value-type="float" office:value="10009.81" calcext:value-type="float">
            <text:p>R$10.009,8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B</text:p>
          </table:table-cell>
          <table:table-cell table:style-name="ce4" office:value-type="float" office:value="90536106" calcext:value-type="float">
            <text:p>90536106</text:p>
          </table:table-cell>
          <table:table-cell table:style-name="ce3" office:value-type="string" calcext:value-type="string">
            <text:p>AMANDA YASMIN SIMOES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131.21" calcext:value-type="float">
            <text:p>R$3.131,2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131.21" calcext:value-type="float">
            <text:p>R$3.131,21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8.24" calcext:value-type="float">
            <text:p>(R$88,2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8.24" calcext:value-type="float">
            <text:p>(R$88,24)</text:p>
          </table:table-cell>
          <table:table-cell table:style-name="ce6" office:value-type="float" office:value="3042.97" calcext:value-type="float">
            <text:p>R$3.042,9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786604" calcext:value-type="float">
            <text:p>90786604</text:p>
          </table:table-cell>
          <table:table-cell table:style-name="ce3" office:value-type="string" calcext:value-type="string">
            <text:p>ANA CAROLINE DOS SANTOS BORG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932.22" calcext:value-type="float">
            <text:p>R$1.932,2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932.22" calcext:value-type="float">
            <text:p>R$1.932,22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1932.22" calcext:value-type="float">
            <text:p>R$1.932,2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790406" calcext:value-type="float">
            <text:p>90790406</text:p>
          </table:table-cell>
          <table:table-cell table:style-name="ce3" office:value-type="string" calcext:value-type="string">
            <text:p>ANA CLARA STORER DE ARAUJ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5192.85" calcext:value-type="float">
            <text:p>R$5.192,8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5192.85" calcext:value-type="float">
            <text:p>R$5.192,85 </text:p>
          </table:table-cell>
          <table:table-cell table:style-name="ce6" office:value-type="float" office:value="-188.48" calcext:value-type="float">
            <text:p>(R$188,48)</text:p>
          </table:table-cell>
          <table:table-cell table:style-name="ce6" office:value-type="float" office:value="-480.2" calcext:value-type="float">
            <text:p>(R$480,2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8.68" calcext:value-type="float">
            <text:p>(R$668,68)</text:p>
          </table:table-cell>
          <table:table-cell table:style-name="ce6" office:value-type="float" office:value="4524.17" calcext:value-type="float">
            <text:p>R$4.524,1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410311" calcext:value-type="float">
            <text:p>90410311</text:p>
          </table:table-cell>
          <table:table-cell table:style-name="ce3" office:value-type="string" calcext:value-type="string">
            <text:p>ANA CRISTINA DA SILVA NASCIMENTO PER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217.82" calcext:value-type="float">
            <text:p>R$8.217,8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217.82" calcext:value-type="float">
            <text:p>R$8.217,82 </text:p>
          </table:table-cell>
          <table:table-cell table:style-name="ce6" office:value-type="float" office:value="-62.61" calcext:value-type="float">
            <text:p>(R$62,61)</text:p>
          </table:table-cell>
          <table:table-cell table:style-name="ce6" office:value-type="float" office:value="-1346.68" calcext:value-type="float">
            <text:p>(R$1.346,6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409.29" calcext:value-type="float">
            <text:p>(R$1.409,29)</text:p>
          </table:table-cell>
          <table:table-cell table:style-name="ce6" office:value-type="float" office:value="6808.53" calcext:value-type="float">
            <text:p>R$6.808,5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DIMEC/SEA</text:p>
          </table:table-cell>
          <table:table-cell table:style-name="ce4" office:value-type="float" office:value="90520103" calcext:value-type="float">
            <text:p>90520103</text:p>
          </table:table-cell>
          <table:table-cell table:style-name="ce3" office:value-type="string" calcext:value-type="string">
            <text:p>ANA CRISTINA SOARES REIS PAULIN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994.55" calcext:value-type="float">
            <text:p>R$3.994,5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994.55" calcext:value-type="float">
            <text:p>R$3.994,55 </text:p>
          </table:table-cell>
          <table:table-cell table:style-name="ce6" office:value-type="float" office:value="-14.73" calcext:value-type="float">
            <text:p>(R$14,73)</text:p>
          </table:table-cell>
          <table:table-cell table:style-name="ce6" office:value-type="float" office:value="-232.68" calcext:value-type="float">
            <text:p>(R$232,6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47.41" calcext:value-type="float">
            <text:p>(R$247,41)</text:p>
          </table:table-cell>
          <table:table-cell table:style-name="ce6" office:value-type="float" office:value="3747.14" calcext:value-type="float">
            <text:p>R$3.747,1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E</text:p>
          </table:table-cell>
          <table:table-cell table:style-name="ce4" office:value-type="float" office:value="90951902" calcext:value-type="float">
            <text:p>90951902</text:p>
          </table:table-cell>
          <table:table-cell table:style-name="ce3" office:value-type="string" calcext:value-type="string">
            <text:p>ANA ELISABETH DE OLIVEIRA CAVALCANT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707.63" calcext:value-type="float">
            <text:p>R$1.707,6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514.87" calcext:value-type="float">
            <text:p>R$14.514,87 </text:p>
          </table:table-cell>
          <table:table-cell table:style-name="ce6" office:value-type="float" office:value="-999.31" calcext:value-type="float">
            <text:p>(R$999,31)</text:p>
          </table:table-cell>
          <table:table-cell table:style-name="ce6" office:value-type="float" office:value="-2820.77" calcext:value-type="float">
            <text:p>(R$2.820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20.08" calcext:value-type="float">
            <text:p>(R$3.820,08)</text:p>
          </table:table-cell>
          <table:table-cell table:style-name="ce6" office:value-type="float" office:value="10694.79" calcext:value-type="float">
            <text:p>R$10.694,7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CAMPOS</text:p>
          </table:table-cell>
          <table:table-cell table:style-name="ce4" office:value-type="float" office:value="90441308" calcext:value-type="float">
            <text:p>90441308</text:p>
          </table:table-cell>
          <table:table-cell table:style-name="ce3" office:value-type="string" calcext:value-type="string">
            <text:p>ANA LAURA DA SILVA ROSEMBACK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196.92" calcext:value-type="float">
            <text:p>R$3.196,9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196.92" calcext:value-type="float">
            <text:p>R$3.196,92 </text:p>
          </table:table-cell>
          <table:table-cell table:style-name="ce6" office:value-type="float" office:value="-87.23" calcext:value-type="float">
            <text:p>(R$87,23)</text:p>
          </table:table-cell>
          <table:table-cell table:style-name="ce6" office:value-type="float" office:value="-85.01" calcext:value-type="float">
            <text:p>(R$85,0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72.24" calcext:value-type="float">
            <text:p>(R$172,24)</text:p>
          </table:table-cell>
          <table:table-cell table:style-name="ce6" office:value-type="float" office:value="3024.68" calcext:value-type="float">
            <text:p>R$3.024,6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2A</text:p>
          </table:table-cell>
          <table:table-cell table:style-name="ce4" office:value-type="float" office:value="90517205" calcext:value-type="float">
            <text:p>90517205</text:p>
          </table:table-cell>
          <table:table-cell table:style-name="ce3" office:value-type="string" calcext:value-type="string">
            <text:p>ANA LAURA VALADAO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085.24" calcext:value-type="float">
            <text:p>R$3.085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085.24" calcext:value-type="float">
            <text:p>R$3.085,24 </text:p>
          </table:table-cell>
          <table:table-cell table:style-name="ce6" office:value-type="float" office:value="-165.12" calcext:value-type="float">
            <text:p>(R$165,12)</text:p>
          </table:table-cell>
          <table:table-cell table:style-name="ce6" office:value-type="float" office:value="-56.57" calcext:value-type="float">
            <text:p>(R$56,5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1.69" calcext:value-type="float">
            <text:p>(R$221,69)</text:p>
          </table:table-cell>
          <table:table-cell table:style-name="ce6" office:value-type="float" office:value="2863.55" calcext:value-type="float">
            <text:p>R$2.863,5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48702" calcext:value-type="float">
            <text:p>90948702</text:p>
          </table:table-cell>
          <table:table-cell table:style-name="ce3" office:value-type="string" calcext:value-type="string">
            <text:p>ANA LUCIA AZEVEDO DE FREITA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5477.09" calcext:value-type="float">
            <text:p>R$5.477,09 </text:p>
          </table:table-cell>
          <table:table-cell table:style-name="ce6" office:value-type="float" office:value="1870.6" calcext:value-type="float">
            <text:p>R$1.870,6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7347.69" calcext:value-type="float">
            <text:p>R$7.347,69 </text:p>
          </table:table-cell>
          <table:table-cell table:style-name="ce6" office:value-type="float" office:value="-747.16" calcext:value-type="float">
            <text:p>(R$747,16)</text:p>
          </table:table-cell>
          <table:table-cell table:style-name="ce6" office:value-type="float" office:value="-919.14" calcext:value-type="float">
            <text:p>(R$919,1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66.3" calcext:value-type="float">
            <text:p>(R$1.666,30)</text:p>
          </table:table-cell>
          <table:table-cell table:style-name="ce6" office:value-type="float" office:value="5681.39" calcext:value-type="float">
            <text:p>R$5.681,3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SEASBE/PRRJ</text:p>
          </table:table-cell>
          <table:table-cell table:style-name="ce4" office:value-type="float" office:value="90441403" calcext:value-type="float">
            <text:p>90441403</text:p>
          </table:table-cell>
          <table:table-cell table:style-name="ce3" office:value-type="string" calcext:value-type="string">
            <text:p>ANA MARIA DE JESUS COS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433.75" calcext:value-type="float">
            <text:p>R$10.433,75 </text:p>
          </table:table-cell>
          <table:table-cell table:style-name="ce6" office:value-type="float" office:value="2890.4" calcext:value-type="float">
            <text:p>R$2.890,4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324.15" calcext:value-type="float">
            <text:p>R$13.324,15 </text:p>
          </table:table-cell>
          <table:table-cell table:style-name="ce6" office:value-type="float" office:value="-803.03" calcext:value-type="float">
            <text:p>(R$803,03)</text:p>
          </table:table-cell>
          <table:table-cell table:style-name="ce6" office:value-type="float" office:value="-2547.3" calcext:value-type="float">
            <text:p>(R$2.547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50.33" calcext:value-type="float">
            <text:p>(R$3.350,33)</text:p>
          </table:table-cell>
          <table:table-cell table:style-name="ce6" office:value-type="float" office:value="9973.82" calcext:value-type="float">
            <text:p>R$9.973,8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R</text:p>
          </table:table-cell>
          <table:table-cell table:style-name="ce4" office:value-type="float" office:value="90291703" calcext:value-type="float">
            <text:p>90291703</text:p>
          </table:table-cell>
          <table:table-cell table:style-name="ce3" office:value-type="string" calcext:value-type="string">
            <text:p>ANA MARIA TELES DE SOUZ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416.64" calcext:value-type="float">
            <text:p>R$10.416,6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416.64" calcext:value-type="float">
            <text:p>R$10.416,64 </text:p>
          </table:table-cell>
          <table:table-cell table:style-name="ce6" office:value-type="float" office:value="-381.44" calcext:value-type="float">
            <text:p>(R$381,44)</text:p>
          </table:table-cell>
          <table:table-cell table:style-name="ce6" office:value-type="float" office:value="-1340.08" calcext:value-type="float">
            <text:p>(R$1.340,0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721.52" calcext:value-type="float">
            <text:p>(R$1.721,52)</text:p>
          </table:table-cell>
          <table:table-cell table:style-name="ce6" office:value-type="float" office:value="8695.12" calcext:value-type="float">
            <text:p>R$8.695,1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0933001" calcext:value-type="float">
            <text:p>90933001</text:p>
          </table:table-cell>
          <table:table-cell table:style-name="ce3" office:value-type="string" calcext:value-type="string">
            <text:p>ANA NAVARRO DE SOUZA BARBOZ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341.26" calcext:value-type="float">
            <text:p>R$10.341,2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341.26" calcext:value-type="float">
            <text:p>R$10.341,26 </text:p>
          </table:table-cell>
          <table:table-cell table:style-name="ce6" office:value-type="float" office:value="-370.51" calcext:value-type="float">
            <text:p>(R$370,51)</text:p>
          </table:table-cell>
          <table:table-cell table:style-name="ce6" office:value-type="float" office:value="-1322.36" calcext:value-type="float">
            <text:p>(R$1.322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92.87" calcext:value-type="float">
            <text:p>(R$1.692,87)</text:p>
          </table:table-cell>
          <table:table-cell table:style-name="ce6" office:value-type="float" office:value="8648.39" calcext:value-type="float">
            <text:p>R$8.648,3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1ª REGIÃO</text:p>
          </table:table-cell>
          <table:table-cell table:style-name="ce4" office:value-type="float" office:value="90474304" calcext:value-type="float">
            <text:p>90474304</text:p>
          </table:table-cell>
          <table:table-cell table:style-name="ce3" office:value-type="string" calcext:value-type="string">
            <text:p>ANA OLIVEIRA DA COS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347.42" calcext:value-type="float">
            <text:p>R$11.347,42 </text:p>
          </table:table-cell>
          <table:table-cell table:style-name="ce6" office:value-type="float" office:value="2516.85" calcext:value-type="float">
            <text:p>R$2.516,8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864.27" calcext:value-type="float">
            <text:p>R$13.864,27 </text:p>
          </table:table-cell>
          <table:table-cell table:style-name="ce6" office:value-type="float" office:value="-891.96" calcext:value-type="float">
            <text:p>(R$891,96)</text:p>
          </table:table-cell>
          <table:table-cell table:style-name="ce6" office:value-type="float" office:value="-2147.79" calcext:value-type="float">
            <text:p>(R$2.147,7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39.75" calcext:value-type="float">
            <text:p>(R$3.039,75)</text:p>
          </table:table-cell>
          <table:table-cell table:style-name="ce6" office:value-type="float" office:value="10824.52" calcext:value-type="float">
            <text:p>R$10.824,5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48704" calcext:value-type="float">
            <text:p>90948704</text:p>
          </table:table-cell>
          <table:table-cell table:style-name="ce3" office:value-type="string" calcext:value-type="string">
            <text:p>ANDREA ROCHA DE FREITA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5477.09" calcext:value-type="float">
            <text:p>R$5.477,09 </text:p>
          </table:table-cell>
          <table:table-cell table:style-name="ce6" office:value-type="float" office:value="1870.6" calcext:value-type="float">
            <text:p>R$1.870,6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7347.69" calcext:value-type="float">
            <text:p>R$7.347,69 </text:p>
          </table:table-cell>
          <table:table-cell table:style-name="ce6" office:value-type="float" office:value="-747.16" calcext:value-type="float">
            <text:p>(R$747,16)</text:p>
          </table:table-cell>
          <table:table-cell table:style-name="ce6" office:value-type="float" office:value="-919.14" calcext:value-type="float">
            <text:p>(R$919,1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66.3" calcext:value-type="float">
            <text:p>(R$1.666,30)</text:p>
          </table:table-cell>
          <table:table-cell table:style-name="ce6" office:value-type="float" office:value="5681.39" calcext:value-type="float">
            <text:p>R$5.681,3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1825805" calcext:value-type="float">
            <text:p>91825805</text:p>
          </table:table-cell>
          <table:table-cell table:style-name="ce3" office:value-type="string" calcext:value-type="string">
            <text:p>ANGELICA ALVES DO NASCIMENT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971.25" calcext:value-type="float">
            <text:p>R$4.971,2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971.25" calcext:value-type="float">
            <text:p>R$4.971,25 </text:p>
          </table:table-cell>
          <table:table-cell table:style-name="ce6" office:value-type="float" office:value="-156.35" calcext:value-type="float">
            <text:p>(R$156,35)</text:p>
          </table:table-cell>
          <table:table-cell table:style-name="ce6" office:value-type="float" office:value="-428.09" calcext:value-type="float">
            <text:p>(R$428,0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84.44" calcext:value-type="float">
            <text:p>(R$584,44)</text:p>
          </table:table-cell>
          <table:table-cell table:style-name="ce6" office:value-type="float" office:value="4386.81" calcext:value-type="float">
            <text:p>R$4.386,8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2A</text:p>
          </table:table-cell>
          <table:table-cell table:style-name="ce4" office:value-type="float" office:value="90517308" calcext:value-type="float">
            <text:p>90517308</text:p>
          </table:table-cell>
          <table:table-cell table:style-name="ce3" office:value-type="string" calcext:value-type="string">
            <text:p>ANGELLINE TERESA COTI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945.97" calcext:value-type="float">
            <text:p>R$1.945,9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945.97" calcext:value-type="float">
            <text:p>R$1.945,97 </text:p>
          </table:table-cell>
          <table:table-cell table:style-name="ce6" office:value-type="float" office:value="-94" calcext:value-type="float">
            <text:p>(R$94,0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4" calcext:value-type="float">
            <text:p>(R$94,00)</text:p>
          </table:table-cell>
          <table:table-cell table:style-name="ce6" office:value-type="float" office:value="1851.97" calcext:value-type="float">
            <text:p>R$1.851,9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03005" calcext:value-type="float">
            <text:p>90003005</text:p>
          </table:table-cell>
          <table:table-cell table:style-name="ce3" office:value-type="string" calcext:value-type="string">
            <text:p>ANNIE LAMONTAGNE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735.6" calcext:value-type="float">
            <text:p>R$11.735,6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735.6" calcext:value-type="float">
            <text:p>R$11.735,60 </text:p>
          </table:table-cell>
          <table:table-cell table:style-name="ce6" office:value-type="float" office:value="-1542.33" calcext:value-type="float">
            <text:p>(R$1.542,33)</text:p>
          </table:table-cell>
          <table:table-cell table:style-name="ce6" office:value-type="float" office:value="-2548.31" calcext:value-type="float">
            <text:p>(R$2.548,3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90.64" calcext:value-type="float">
            <text:p>(R$4.090,64)</text:p>
          </table:table-cell>
          <table:table-cell table:style-name="ce6" office:value-type="float" office:value="7644.96" calcext:value-type="float">
            <text:p>R$7.644,9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34301" calcext:value-type="float">
            <text:p>90234301</text:p>
          </table:table-cell>
          <table:table-cell table:style-name="ce3" office:value-type="string" calcext:value-type="string">
            <text:p>ANTONIA DE FARIAS PEREIRA GALI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833.27" calcext:value-type="float">
            <text:p>R$7.833,2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833.27" calcext:value-type="float">
            <text:p>R$7.833,27 </text:p>
          </table:table-cell>
          <table:table-cell table:style-name="ce6" office:value-type="float" office:value="-594.67" calcext:value-type="float">
            <text:p>(R$594,67)</text:p>
          </table:table-cell>
          <table:table-cell table:style-name="ce6" office:value-type="float" office:value="-571.02" calcext:value-type="float">
            <text:p>(R$571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165.69" calcext:value-type="float">
            <text:p>(R$1.165,69)</text:p>
          </table:table-cell>
          <table:table-cell table:style-name="ce6" office:value-type="float" office:value="6667.58" calcext:value-type="float">
            <text:p>R$6.667,5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21801" calcext:value-type="float">
            <text:p>90021801</text:p>
          </table:table-cell>
          <table:table-cell table:style-name="ce3" office:value-type="string" calcext:value-type="string">
            <text:p>ANTONIA IRENE MOURAO ARAUJ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6405.11" calcext:value-type="float">
            <text:p>R$26.405,1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6405.11" calcext:value-type="float">
            <text:p>R$26.405,11 </text:p>
          </table:table-cell>
          <table:table-cell table:style-name="ce6" office:value-type="float" office:value="-2961.2" calcext:value-type="float">
            <text:p>(R$2.961,20)</text:p>
          </table:table-cell>
          <table:table-cell table:style-name="ce6" office:value-type="float" office:value="-5027.48" calcext:value-type="float">
            <text:p>(R$5.027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988.68" calcext:value-type="float">
            <text:p>(R$7.988,68)</text:p>
          </table:table-cell>
          <table:table-cell table:style-name="ce6" office:value-type="float" office:value="18416.43" calcext:value-type="float">
            <text:p>R$18.416,4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SEP</text:p>
          </table:table-cell>
          <table:table-cell table:style-name="ce4" office:value-type="float" office:value="90035901" calcext:value-type="float">
            <text:p>90035901</text:p>
          </table:table-cell>
          <table:table-cell table:style-name="ce3" office:value-type="string" calcext:value-type="string">
            <text:p>ANTONIA MARIA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6405.11" calcext:value-type="float">
            <text:p>R$26.405,1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6405.11" calcext:value-type="float">
            <text:p>R$26.405,11 </text:p>
          </table:table-cell>
          <table:table-cell table:style-name="ce6" office:value-type="float" office:value="-2961.2" calcext:value-type="float">
            <text:p>(R$2.961,20)</text:p>
          </table:table-cell>
          <table:table-cell table:style-name="ce6" office:value-type="float" office:value="-5027.48" calcext:value-type="float">
            <text:p>(R$5.027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988.68" calcext:value-type="float">
            <text:p>(R$7.988,68)</text:p>
          </table:table-cell>
          <table:table-cell table:style-name="ce6" office:value-type="float" office:value="18416.43" calcext:value-type="float">
            <text:p>R$18.416,4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CE</text:p>
          </table:table-cell>
          <table:table-cell table:style-name="ce4" office:value-type="float" office:value="90945704" calcext:value-type="float">
            <text:p>90945704</text:p>
          </table:table-cell>
          <table:table-cell table:style-name="ce3" office:value-type="string" calcext:value-type="string">
            <text:p>ANTONIA SELMA COELHO PER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814.36" calcext:value-type="float">
            <text:p>R$1.814,3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621.6" calcext:value-type="float">
            <text:p>R$14.621,60 </text:p>
          </table:table-cell>
          <table:table-cell table:style-name="ce6" office:value-type="float" office:value="-1016.92" calcext:value-type="float">
            <text:p>(R$1.016,92)</text:p>
          </table:table-cell>
          <table:table-cell table:style-name="ce6" office:value-type="float" office:value="-2845.28" calcext:value-type="float">
            <text:p>(R$2.845,2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62.2" calcext:value-type="float">
            <text:p>(R$3.862,20)</text:p>
          </table:table-cell>
          <table:table-cell table:style-name="ce6" office:value-type="float" office:value="10759.4" calcext:value-type="float">
            <text:p>R$10.759,4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5ª</text:p>
          </table:table-cell>
          <table:table-cell table:style-name="ce4" office:value-type="float" office:value="92113004" calcext:value-type="float">
            <text:p>92113004</text:p>
          </table:table-cell>
          <table:table-cell table:style-name="ce3" office:value-type="string" calcext:value-type="string">
            <text:p>ANTONIO CARLOS DE ALBUQUERQUE CARNEIRO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044.05" calcext:value-type="float">
            <text:p>R$8.044,0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044.05" calcext:value-type="float">
            <text:p>R$8.044,05 </text:p>
          </table:table-cell>
          <table:table-cell table:style-name="ce6" office:value-type="float" office:value="-37.42" calcext:value-type="float">
            <text:p>(R$37,42)</text:p>
          </table:table-cell>
          <table:table-cell table:style-name="ce6" office:value-type="float" office:value="-782.22" calcext:value-type="float">
            <text:p>(R$782,2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19.64" calcext:value-type="float">
            <text:p>(R$819,64)</text:p>
          </table:table-cell>
          <table:table-cell table:style-name="ce6" office:value-type="float" office:value="7224.41" calcext:value-type="float">
            <text:p>R$7.224,4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03503" calcext:value-type="float">
            <text:p>90003503</text:p>
          </table:table-cell>
          <table:table-cell table:style-name="ce3" office:value-type="string" calcext:value-type="string">
            <text:p>APARECIDA AUGUSTA PIMENTEL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3514.81" calcext:value-type="float">
            <text:p>R$33.514,8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3514.81" calcext:value-type="float">
            <text:p>R$33.514,81 </text:p>
          </table:table-cell>
          <table:table-cell table:style-name="ce6" office:value-type="float" office:value="-2127.03" calcext:value-type="float">
            <text:p>(R$2.127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165.31" calcext:value-type="float">
            <text:p>(R$12.165,31)</text:p>
          </table:table-cell>
          <table:table-cell table:style-name="ce6" office:value-type="float" office:value="-14292.34" calcext:value-type="float">
            <text:p>(R$14.292,34)</text:p>
          </table:table-cell>
          <table:table-cell table:style-name="ce6" office:value-type="float" office:value="19222.47" calcext:value-type="float">
            <text:p>R$19.222,4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0219101" calcext:value-type="float">
            <text:p>90219101</text:p>
          </table:table-cell>
          <table:table-cell table:style-name="ce3" office:value-type="string" calcext:value-type="string">
            <text:p>APARECIDA EUNICE MONTEIRO RO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015.94" calcext:value-type="float">
            <text:p>R$7.015,9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015.94" calcext:value-type="float">
            <text:p>R$7.015,94 </text:p>
          </table:table-cell>
          <table:table-cell table:style-name="ce6" office:value-type="float" office:value="-459.81" calcext:value-type="float">
            <text:p>(R$459,81)</text:p>
          </table:table-cell>
          <table:table-cell table:style-name="ce6" office:value-type="float" office:value="-383.96" calcext:value-type="float">
            <text:p>(R$383,9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43.77" calcext:value-type="float">
            <text:p>(R$843,77)</text:p>
          </table:table-cell>
          <table:table-cell table:style-name="ce6" office:value-type="float" office:value="6172.17" calcext:value-type="float">
            <text:p>R$6.172,1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0031801" calcext:value-type="float">
            <text:p>90031801</text:p>
          </table:table-cell>
          <table:table-cell table:style-name="ce3" office:value-type="string" calcext:value-type="string">
            <text:p>ARCENIA TEIXEIRA CORRÊA FERNAND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9858.84" calcext:value-type="float">
            <text:p>R$19.858,84 </text:p>
          </table:table-cell>
          <table:table-cell table:style-name="ce6" office:value-type="float" office:value="2729.28" calcext:value-type="float">
            <text:p>R$2.729,2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588.12" calcext:value-type="float">
            <text:p>R$22.588,12 </text:p>
          </table:table-cell>
          <table:table-cell table:style-name="ce6" office:value-type="float" office:value="-3149.66" calcext:value-type="float">
            <text:p>(R$3.149,6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83.87" calcext:value-type="float">
            <text:p>(R$583,87)</text:p>
          </table:table-cell>
          <table:table-cell table:style-name="ce6" office:value-type="float" office:value="-3733.53" calcext:value-type="float">
            <text:p>(R$3.733,53)</text:p>
          </table:table-cell>
          <table:table-cell table:style-name="ce6" office:value-type="float" office:value="18854.59" calcext:value-type="float">
            <text:p>R$18.854,5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949901" calcext:value-type="float">
            <text:p>90949901</text:p>
          </table:table-cell>
          <table:table-cell table:style-name="ce3" office:value-type="string" calcext:value-type="string">
            <text:p>ARETHUSA FERREIRA MEDEIR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9717.69" calcext:value-type="float">
            <text:p>R$39.717,69 </text:p>
          </table:table-cell>
          <table:table-cell table:style-name="ce6" office:value-type="float" office:value="4271.92" calcext:value-type="float">
            <text:p>R$4.271,9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43989.61" calcext:value-type="float">
            <text:p>R$43.989,61 </text:p>
          </table:table-cell>
          <table:table-cell table:style-name="ce6" office:value-type="float" office:value="-6295.72" calcext:value-type="float">
            <text:p>(R$6.295,72)</text:p>
          </table:table-cell>
          <table:table-cell table:style-name="ce6" office:value-type="float" office:value="-8946.22" calcext:value-type="float">
            <text:p>(R$8.946,2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5241.94" calcext:value-type="float">
            <text:p>(R$15.241,94)</text:p>
          </table:table-cell>
          <table:table-cell table:style-name="ce6" office:value-type="float" office:value="28747.67" calcext:value-type="float">
            <text:p>R$28.747,6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23901" calcext:value-type="float">
            <text:p>90023901</text:p>
          </table:table-cell>
          <table:table-cell table:style-name="ce3" office:value-type="string" calcext:value-type="string">
            <text:p>ARIONICE MATIAS DE HOLAND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0941.34" calcext:value-type="float">
            <text:p>R$30.941,34 </text:p>
          </table:table-cell>
          <table:table-cell table:style-name="ce6" office:value-type="float" office:value="10492.43" calcext:value-type="float">
            <text:p>R$10.492,4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41433.77" calcext:value-type="float">
            <text:p>R$41.433,77 </text:p>
          </table:table-cell>
          <table:table-cell table:style-name="ce6" office:value-type="float" office:value="-4234.63" calcext:value-type="float">
            <text:p>(R$4.234,63)</text:p>
          </table:table-cell>
          <table:table-cell table:style-name="ce6" office:value-type="float" office:value="-6529.86" calcext:value-type="float">
            <text:p>(R$6.529,86)</text:p>
          </table:table-cell>
          <table:table-cell table:style-name="ce6" office:value-type="float" office:value="-8292" calcext:value-type="float">
            <text:p>(R$8.292,00)</text:p>
          </table:table-cell>
          <table:table-cell table:style-name="ce6" office:value-type="float" office:value="-19056.49" calcext:value-type="float">
            <text:p>(R$19.056,49)</text:p>
          </table:table-cell>
          <table:table-cell table:style-name="ce6" office:value-type="float" office:value="22377.28" calcext:value-type="float">
            <text:p>R$22.377,2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1566504" calcext:value-type="float">
            <text:p>91566504</text:p>
          </table:table-cell>
          <table:table-cell table:style-name="ce3" office:value-type="string" calcext:value-type="string">
            <text:p>ARTHUR NASCIMENTO LEAL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796.05" calcext:value-type="float">
            <text:p>R$4.796,0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796.05" calcext:value-type="float">
            <text:p>R$4.796,05 </text:p>
          </table:table-cell>
          <table:table-cell table:style-name="ce6" office:value-type="float" office:value="-326.14" calcext:value-type="float">
            <text:p>(R$326,14)</text:p>
          </table:table-cell>
          <table:table-cell table:style-name="ce6" office:value-type="float" office:value="-342.95" calcext:value-type="float">
            <text:p>(R$342,9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9.09" calcext:value-type="float">
            <text:p>(R$669,09)</text:p>
          </table:table-cell>
          <table:table-cell table:style-name="ce6" office:value-type="float" office:value="4126.96" calcext:value-type="float">
            <text:p>R$4.126,9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03201" calcext:value-type="float">
            <text:p>90003201</text:p>
          </table:table-cell>
          <table:table-cell table:style-name="ce3" office:value-type="string" calcext:value-type="string">
            <text:p>ARY LOPES RODRIGU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6020.01" calcext:value-type="float">
            <text:p>R$36.020,0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6020.01" calcext:value-type="float">
            <text:p>R$36.020,01 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number-columns-repeated="2" table:style-name="ce6" office:value-type="float" office:value="-31583.41" calcext:value-type="float">
            <text:p>(R$31.583,41)</text:p>
          </table:table-cell>
          <table:table-cell table:style-name="ce6" office:value-type="float" office:value="4436.6" calcext:value-type="float">
            <text:p>R$4.436,6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N</text:p>
          </table:table-cell>
          <table:table-cell table:style-name="ce4" office:value-type="float" office:value="90909702" calcext:value-type="float">
            <text:p>90909702</text:p>
          </table:table-cell>
          <table:table-cell table:style-name="ce3" office:value-type="string" calcext:value-type="string">
            <text:p>AUGEDIVIA SOUSA E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761" calcext:value-type="float">
            <text:p>R$1.761,0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568.24" calcext:value-type="float">
            <text:p>R$14.568,24 </text:p>
          </table:table-cell>
          <table:table-cell table:style-name="ce6" office:value-type="float" office:value="-1008.12" calcext:value-type="float">
            <text:p>(R$1.008,12)</text:p>
          </table:table-cell>
          <table:table-cell table:style-name="ce6" office:value-type="float" office:value="-2309.43" calcext:value-type="float">
            <text:p>(R$2.309,4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17.55" calcext:value-type="float">
            <text:p>(R$3.317,55)</text:p>
          </table:table-cell>
          <table:table-cell table:style-name="ce6" office:value-type="float" office:value="11250.69" calcext:value-type="float">
            <text:p>R$11.250,6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0219102" calcext:value-type="float">
            <text:p>90219102</text:p>
          </table:table-cell>
          <table:table-cell table:style-name="ce3" office:value-type="string" calcext:value-type="string">
            <text:p>AUGUSTA DAMAS DA SILVA SANTAN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015.94" calcext:value-type="float">
            <text:p>R$7.015,9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015.94" calcext:value-type="float">
            <text:p>R$7.015,94 </text:p>
          </table:table-cell>
          <table:table-cell table:style-name="ce6" office:value-type="float" office:value="-459.81" calcext:value-type="float">
            <text:p>(R$459,81)</text:p>
          </table:table-cell>
          <table:table-cell table:style-name="ce6" office:value-type="float" office:value="-906.93" calcext:value-type="float">
            <text:p>(R$906,9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66.74" calcext:value-type="float">
            <text:p>(R$1.366,74)</text:p>
          </table:table-cell>
          <table:table-cell table:style-name="ce6" office:value-type="float" office:value="5649.2" calcext:value-type="float">
            <text:p>R$5.649,2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S.TALHADA</text:p>
          </table:table-cell>
          <table:table-cell table:style-name="ce4" office:value-type="float" office:value="92350205" calcext:value-type="float">
            <text:p>92350205</text:p>
          </table:table-cell>
          <table:table-cell table:style-name="ce3" office:value-type="string" calcext:value-type="string">
            <text:p>BÁRBARA VANCAM VIEIRA HOLAND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169.77" calcext:value-type="float">
            <text:p>R$2.169,7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69.77" calcext:value-type="float">
            <text:p>R$2.169,77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2169.77" calcext:value-type="float">
            <text:p>R$2.169,7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S</text:p>
          </table:table-cell>
          <table:table-cell table:style-name="ce4" office:value-type="float" office:value="90946402" calcext:value-type="float">
            <text:p>90946402</text:p>
          </table:table-cell>
          <table:table-cell table:style-name="ce3" office:value-type="string" calcext:value-type="string">
            <text:p>BEATRIZ LEMOS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03.61" calcext:value-type="float">
            <text:p>R$6.403,61 </text:p>
          </table:table-cell>
          <table:table-cell table:style-name="ce6" office:value-type="float" office:value="853.81" calcext:value-type="float">
            <text:p>R$853,8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7257.42" calcext:value-type="float">
            <text:p>R$7.257,42 </text:p>
          </table:table-cell>
          <table:table-cell table:style-name="ce6" office:value-type="float" office:value="-499.66" calcext:value-type="float">
            <text:p>(R$499,66)</text:p>
          </table:table-cell>
          <table:table-cell table:style-name="ce6" office:value-type="float" office:value="-962.38" calcext:value-type="float">
            <text:p>(R$962,3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462.04" calcext:value-type="float">
            <text:p>(R$1.462,04)</text:p>
          </table:table-cell>
          <table:table-cell table:style-name="ce6" office:value-type="float" office:value="5795.38" calcext:value-type="float">
            <text:p>R$5.795,3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444701" calcext:value-type="float">
            <text:p>90444701</text:p>
          </table:table-cell>
          <table:table-cell table:style-name="ce3" office:value-type="string" calcext:value-type="string">
            <text:p>BELARMINA DA CONCEICA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557.97" calcext:value-type="float">
            <text:p>R$6.557,9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557.97" calcext:value-type="float">
            <text:p>R$6.557,97 </text:p>
          </table:table-cell>
          <table:table-cell table:style-name="ce6" office:value-type="float" office:value="-616.86" calcext:value-type="float">
            <text:p>(R$616,86)</text:p>
          </table:table-cell>
          <table:table-cell table:style-name="ce6" office:value-type="float" office:value="-245.58" calcext:value-type="float">
            <text:p>(R$245,5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62.44" calcext:value-type="float">
            <text:p>(R$862,44)</text:p>
          </table:table-cell>
          <table:table-cell table:style-name="ce6" office:value-type="float" office:value="5695.53" calcext:value-type="float">
            <text:p>R$5.695,5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200605" calcext:value-type="float">
            <text:p>90200605</text:p>
          </table:table-cell>
          <table:table-cell table:style-name="ce3" office:value-type="string" calcext:value-type="string">
            <text:p>BELLAVI UBYRAJARA DOS SANTOS BAHI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3350.8" calcext:value-type="float">
            <text:p>R$23.350,8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3350.8" calcext:value-type="float">
            <text:p>R$23.350,80 </text:p>
          </table:table-cell>
          <table:table-cell table:style-name="ce6" office:value-type="float" office:value="-2457.24" calcext:value-type="float">
            <text:p>(R$2.457,2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457.24" calcext:value-type="float">
            <text:p>(R$2.457,24)</text:p>
          </table:table-cell>
          <table:table-cell table:style-name="ce6" office:value-type="float" office:value="20893.56" calcext:value-type="float">
            <text:p>R$20.893,5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29301" calcext:value-type="float">
            <text:p>90929301</text:p>
          </table:table-cell>
          <table:table-cell table:style-name="ce3" office:value-type="string" calcext:value-type="string">
            <text:p>BENEDICTA LOPES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4162.36" calcext:value-type="float">
            <text:p>R$4.162,3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969.6" calcext:value-type="float">
            <text:p>R$16.969,60 </text:p>
          </table:table-cell>
          <table:table-cell table:style-name="ce6" office:value-type="float" office:value="-1404.34" calcext:value-type="float">
            <text:p>(R$1.404,34)</text:p>
          </table:table-cell>
          <table:table-cell table:style-name="ce6" office:value-type="float" office:value="-2860.85" calcext:value-type="float">
            <text:p>(R$2.860,8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65.19" calcext:value-type="float">
            <text:p>(R$4.265,19)</text:p>
          </table:table-cell>
          <table:table-cell table:style-name="ce6" office:value-type="float" office:value="12704.41" calcext:value-type="float">
            <text:p>R$12.704,4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T</text:p>
          </table:table-cell>
          <table:table-cell table:style-name="ce4" office:value-type="float" office:value="90383701" calcext:value-type="float">
            <text:p>90383701</text:p>
          </table:table-cell>
          <table:table-cell table:style-name="ce3" office:value-type="string" calcext:value-type="string">
            <text:p>BENEDITA VALDIRENE DA SILVA PORT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95.13" calcext:value-type="float">
            <text:p>R$12.895,1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95.13" calcext:value-type="float">
            <text:p>R$12.895,13 </text:p>
          </table:table-cell>
          <table:table-cell table:style-name="ce6" office:value-type="float" office:value="-740.82" calcext:value-type="float">
            <text:p>(R$740,82)</text:p>
          </table:table-cell>
          <table:table-cell table:style-name="ce6" office:value-type="float" office:value="-1922.84" calcext:value-type="float">
            <text:p>(R$1.922,8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63.66" calcext:value-type="float">
            <text:p>(R$2.663,66)</text:p>
          </table:table-cell>
          <table:table-cell table:style-name="ce6" office:value-type="float" office:value="10231.47" calcext:value-type="float">
            <text:p>R$10.231,4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E</text:p>
          </table:table-cell>
          <table:table-cell table:style-name="ce4" office:value-type="float" office:value="91360105" calcext:value-type="float">
            <text:p>91360105</text:p>
          </table:table-cell>
          <table:table-cell table:style-name="ce3" office:value-type="string" calcext:value-type="string">
            <text:p>BETANIA SANTOS RAM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935.66" calcext:value-type="float">
            <text:p>R$4.935,6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935.66" calcext:value-type="float">
            <text:p>R$4.935,66 </text:p>
          </table:table-cell>
          <table:table-cell table:style-name="ce6" office:value-type="float" office:value="-151.19" calcext:value-type="float">
            <text:p>(R$151,19)</text:p>
          </table:table-cell>
          <table:table-cell table:style-name="ce6" office:value-type="float" office:value="-419.72" calcext:value-type="float">
            <text:p>(R$419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70.91" calcext:value-type="float">
            <text:p>(R$570,91)</text:p>
          </table:table-cell>
          <table:table-cell table:style-name="ce6" office:value-type="float" office:value="4364.75" calcext:value-type="float">
            <text:p>R$4.364,7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N</text:p>
          </table:table-cell>
          <table:table-cell table:style-name="ce4" office:value-type="float" office:value="90215303" calcext:value-type="float">
            <text:p>90215303</text:p>
          </table:table-cell>
          <table:table-cell table:style-name="ce3" office:value-type="string" calcext:value-type="string">
            <text:p>BRUNO JUSTINO DIOG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5088.8" calcext:value-type="float">
            <text:p>R$5.088,80 </text:p>
          </table:table-cell>
          <table:table-cell table:style-name="ce6" office:value-type="float" office:value="1872.1" calcext:value-type="float">
            <text:p>R$1.872,1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6960.9" calcext:value-type="float">
            <text:p>R$6.960,90 </text:p>
          </table:table-cell>
          <table:table-cell table:style-name="ce6" office:value-type="float" office:value="-450.73" calcext:value-type="float">
            <text:p>(R$450,73)</text:p>
          </table:table-cell>
          <table:table-cell table:style-name="ce6" office:value-type="float" office:value="-894.29" calcext:value-type="float">
            <text:p>(R$894,2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45.02" calcext:value-type="float">
            <text:p>(R$1.345,02)</text:p>
          </table:table-cell>
          <table:table-cell table:style-name="ce6" office:value-type="float" office:value="5615.88" calcext:value-type="float">
            <text:p>R$5.615,8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E</text:p>
          </table:table-cell>
          <table:table-cell table:style-name="ce4" office:value-type="float" office:value="91360104" calcext:value-type="float">
            <text:p>91360104</text:p>
          </table:table-cell>
          <table:table-cell table:style-name="ce3" office:value-type="string" calcext:value-type="string">
            <text:p>BRUNO LEONARDO DE MEDEIROS SPENCER LEA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935.66" calcext:value-type="float">
            <text:p>R$4.935,6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935.66" calcext:value-type="float">
            <text:p>R$4.935,66 </text:p>
          </table:table-cell>
          <table:table-cell table:style-name="ce6" office:value-type="float" office:value="-151.19" calcext:value-type="float">
            <text:p>(R$151,1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51.19" calcext:value-type="float">
            <text:p>(R$151,19)</text:p>
          </table:table-cell>
          <table:table-cell table:style-name="ce6" office:value-type="float" office:value="4784.47" calcext:value-type="float">
            <text:p>R$4.784,4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COOR/PRM-CE</text:p>
          </table:table-cell>
          <table:table-cell table:style-name="ce4" office:value-type="float" office:value="92454105" calcext:value-type="float">
            <text:p>92454105</text:p>
          </table:table-cell>
          <table:table-cell table:style-name="ce3" office:value-type="string" calcext:value-type="string">
            <text:p>CAIO BARROS DE FIGUEIREDO COS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827.11" calcext:value-type="float">
            <text:p>R$2.827,1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827.11" calcext:value-type="float">
            <text:p>R$2.827,11 </text:p>
          </table:table-cell>
          <table:table-cell table:style-name="ce6" office:value-type="float" office:value="-33.61" calcext:value-type="float">
            <text:p>(R$33,61)</text:p>
          </table:table-cell>
          <table:table-cell table:style-name="ce6" office:value-type="float" office:value="-40.07" calcext:value-type="float">
            <text:p>(R$40,0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3.68" calcext:value-type="float">
            <text:p>(R$73,68)</text:p>
          </table:table-cell>
          <table:table-cell table:style-name="ce6" office:value-type="float" office:value="2753.43" calcext:value-type="float">
            <text:p>R$2.753,4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2A</text:p>
          </table:table-cell>
          <table:table-cell table:style-name="ce4" office:value-type="float" office:value="90517204" calcext:value-type="float">
            <text:p>90517204</text:p>
          </table:table-cell>
          <table:table-cell table:style-name="ce3" office:value-type="string" calcext:value-type="string">
            <text:p>CAIO RICARDO VALADAO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085.24" calcext:value-type="float">
            <text:p>R$3.085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085.24" calcext:value-type="float">
            <text:p>R$3.085,24 </text:p>
          </table:table-cell>
          <table:table-cell table:style-name="ce6" office:value-type="float" office:value="-165.12" calcext:value-type="float">
            <text:p>(R$165,12)</text:p>
          </table:table-cell>
          <table:table-cell table:style-name="ce6" office:value-type="float" office:value="-56.57" calcext:value-type="float">
            <text:p>(R$56,5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1.69" calcext:value-type="float">
            <text:p>(R$221,69)</text:p>
          </table:table-cell>
          <table:table-cell table:style-name="ce6" office:value-type="float" office:value="2863.55" calcext:value-type="float">
            <text:p>R$2.863,5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TRF 1RG</text:p>
          </table:table-cell>
          <table:table-cell table:style-name="ce4" office:value-type="float" office:value="91700504" calcext:value-type="float">
            <text:p>91700504</text:p>
          </table:table-cell>
          <table:table-cell table:style-name="ce3" office:value-type="string" calcext:value-type="string">
            <text:p>CAMILA DE ALENCAR LUZ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315.89" calcext:value-type="float">
            <text:p>R$10.315,8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315.89" calcext:value-type="float">
            <text:p>R$10.315,89 </text:p>
          </table:table-cell>
          <table:table-cell table:style-name="ce6" office:value-type="float" office:value="-366.84" calcext:value-type="float">
            <text:p>(R$366,84)</text:p>
          </table:table-cell>
          <table:table-cell table:style-name="ce6" office:value-type="float" office:value="-1839.98" calcext:value-type="float">
            <text:p>(R$1.839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06.82" calcext:value-type="float">
            <text:p>(R$2.206,82)</text:p>
          </table:table-cell>
          <table:table-cell table:style-name="ce6" office:value-type="float" office:value="8109.07" calcext:value-type="float">
            <text:p>R$8.109,0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CE</text:p>
          </table:table-cell>
          <table:table-cell table:style-name="ce4" office:value-type="float" office:value="90662604" calcext:value-type="float">
            <text:p>90662604</text:p>
          </table:table-cell>
          <table:table-cell table:style-name="ce3" office:value-type="string" calcext:value-type="string">
            <text:p>CARLA CRISTINA DE ALMEIDA GOM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649.79" calcext:value-type="float">
            <text:p>R$12.649,7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649.79" calcext:value-type="float">
            <text:p>R$12.649,79 </text:p>
          </table:table-cell>
          <table:table-cell table:style-name="ce6" office:value-type="float" office:value="-705.25" calcext:value-type="float">
            <text:p>(R$705,25)</text:p>
          </table:table-cell>
          <table:table-cell table:style-name="ce6" office:value-type="float" office:value="-2388.74" calcext:value-type="float">
            <text:p>(R$2.388,7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93.99" calcext:value-type="float">
            <text:p>(R$3.093,99)</text:p>
          </table:table-cell>
          <table:table-cell table:style-name="ce6" office:value-type="float" office:value="9555.8" calcext:value-type="float">
            <text:p>R$9.555,8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654301" calcext:value-type="float">
            <text:p>90654301</text:p>
          </table:table-cell>
          <table:table-cell table:style-name="ce3" office:value-type="string" calcext:value-type="string">
            <text:p>CARLA RODRIGU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403.57" calcext:value-type="float">
            <text:p>R$13.403,5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403.57" calcext:value-type="float">
            <text:p>R$13.403,57 </text:p>
          </table:table-cell>
          <table:table-cell table:style-name="ce6" office:value-type="float" office:value="-815.95" calcext:value-type="float">
            <text:p>(R$815,95)</text:p>
          </table:table-cell>
          <table:table-cell table:style-name="ce6" office:value-type="float" office:value="-2565.59" calcext:value-type="float">
            <text:p>(R$2.565,5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81.54" calcext:value-type="float">
            <text:p>(R$3.381,54)</text:p>
          </table:table-cell>
          <table:table-cell table:style-name="ce6" office:value-type="float" office:value="10022.03" calcext:value-type="float">
            <text:p>R$10.022,0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I</text:p>
          </table:table-cell>
          <table:table-cell table:style-name="ce4" office:value-type="float" office:value="90201601" calcext:value-type="float">
            <text:p>90201601</text:p>
          </table:table-cell>
          <table:table-cell table:style-name="ce3" office:value-type="string" calcext:value-type="string">
            <text:p>CARMECITA MARIA ALVARENGA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4142.94" calcext:value-type="float">
            <text:p>R$24.142,9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4142.94" calcext:value-type="float">
            <text:p>R$24.142,94 </text:p>
          </table:table-cell>
          <table:table-cell table:style-name="ce6" office:value-type="float" office:value="-2587.95" calcext:value-type="float">
            <text:p>(R$2.587,95)</text:p>
          </table:table-cell>
          <table:table-cell table:style-name="ce6" office:value-type="float" office:value="-4508.02" calcext:value-type="float">
            <text:p>(R$4.508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095.97" calcext:value-type="float">
            <text:p>(R$7.095,97)</text:p>
          </table:table-cell>
          <table:table-cell table:style-name="ce6" office:value-type="float" office:value="17046.97" calcext:value-type="float">
            <text:p>R$17.046,9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1110106" calcext:value-type="float">
            <text:p>91110106</text:p>
          </table:table-cell>
          <table:table-cell table:style-name="ce3" office:value-type="string" calcext:value-type="string">
            <text:p>CAROLINA CUNHA CANTO DE MIRAND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80.39" calcext:value-type="float">
            <text:p>R$1.480,3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80.39" calcext:value-type="float">
            <text:p>R$1.480,39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1480.39" calcext:value-type="float">
            <text:p>R$1.480,3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2A</text:p>
          </table:table-cell>
          <table:table-cell table:style-name="ce4" office:value-type="float" office:value="90517206" calcext:value-type="float">
            <text:p>90517206</text:p>
          </table:table-cell>
          <table:table-cell table:style-name="ce3" office:value-type="string" calcext:value-type="string">
            <text:p>CASSIO RICARDO VALADÃO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085.24" calcext:value-type="float">
            <text:p>R$3.085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085.24" calcext:value-type="float">
            <text:p>R$3.085,24 </text:p>
          </table:table-cell>
          <table:table-cell table:style-name="ce6" office:value-type="float" office:value="-165.12" calcext:value-type="float">
            <text:p>(R$165,12)</text:p>
          </table:table-cell>
          <table:table-cell table:style-name="ce6" office:value-type="float" office:value="-56.57" calcext:value-type="float">
            <text:p>(R$56,5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1.69" calcext:value-type="float">
            <text:p>(R$221,69)</text:p>
          </table:table-cell>
          <table:table-cell table:style-name="ce6" office:value-type="float" office:value="2863.55" calcext:value-type="float">
            <text:p>R$2.863,5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COOR/PRM-CE</text:p>
          </table:table-cell>
          <table:table-cell table:style-name="ce4" office:value-type="float" office:value="92454106" calcext:value-type="float">
            <text:p>92454106</text:p>
          </table:table-cell>
          <table:table-cell table:style-name="ce3" office:value-type="string" calcext:value-type="string">
            <text:p>CAUANA BARROS DE FIGUEIREDO COS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827.11" calcext:value-type="float">
            <text:p>R$2.827,1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827.11" calcext:value-type="float">
            <text:p>R$2.827,11 </text:p>
          </table:table-cell>
          <table:table-cell table:style-name="ce6" office:value-type="float" office:value="-33.61" calcext:value-type="float">
            <text:p>(R$33,61)</text:p>
          </table:table-cell>
          <table:table-cell table:style-name="ce6" office:value-type="float" office:value="-40.07" calcext:value-type="float">
            <text:p>(R$40,0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3.68" calcext:value-type="float">
            <text:p>(R$73,68)</text:p>
          </table:table-cell>
          <table:table-cell table:style-name="ce6" office:value-type="float" office:value="2753.43" calcext:value-type="float">
            <text:p>R$2.753,4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0948603" calcext:value-type="float">
            <text:p>90948603</text:p>
          </table:table-cell>
          <table:table-cell table:style-name="ce3" office:value-type="string" calcext:value-type="string">
            <text:p>CELIA REGINA DOS SANTOS BARBO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201.8" calcext:value-type="float">
            <text:p>R$3.201,80 </text:p>
          </table:table-cell>
          <table:table-cell table:style-name="ce6" office:value-type="float" office:value="373.54" calcext:value-type="float">
            <text:p>R$373,5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575.34" calcext:value-type="float">
            <text:p>R$3.575,34 </text:p>
          </table:table-cell>
          <table:table-cell table:style-name="ce6" office:value-type="float" office:value="-241.02" calcext:value-type="float">
            <text:p>(R$241,02)</text:p>
          </table:table-cell>
          <table:table-cell table:style-name="ce6" office:value-type="float" office:value="-118.7" calcext:value-type="float">
            <text:p>(R$118,7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9.72" calcext:value-type="float">
            <text:p>(R$359,72)</text:p>
          </table:table-cell>
          <table:table-cell table:style-name="ce6" office:value-type="float" office:value="3215.62" calcext:value-type="float">
            <text:p>R$3.215,6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O</text:p>
          </table:table-cell>
          <table:table-cell table:style-name="ce4" office:value-type="float" office:value="90886409" calcext:value-type="float">
            <text:p>90886409</text:p>
          </table:table-cell>
          <table:table-cell table:style-name="ce3" office:value-type="string" calcext:value-type="string">
            <text:p>CHIARA VITORIA SILVA DE MELO MACHAD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293.33" calcext:value-type="float">
            <text:p>R$6.293,3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293.33" calcext:value-type="float">
            <text:p>R$6.293,33 </text:p>
          </table:table-cell>
          <table:table-cell table:style-name="ce6" office:value-type="float" office:value="-573.19" calcext:value-type="float">
            <text:p>(R$573,19)</text:p>
          </table:table-cell>
          <table:table-cell table:style-name="ce6" office:value-type="float" office:value="-677.03" calcext:value-type="float">
            <text:p>(R$677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50.22" calcext:value-type="float">
            <text:p>(R$1.250,22)</text:p>
          </table:table-cell>
          <table:table-cell table:style-name="ce6" office:value-type="float" office:value="5043.11" calcext:value-type="float">
            <text:p>R$5.043,1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946002" calcext:value-type="float">
            <text:p>90946002</text:p>
          </table:table-cell>
          <table:table-cell table:style-name="ce3" office:value-type="string" calcext:value-type="string">
            <text:p>CIBELE REGINA DE SOUZ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547.54" calcext:value-type="float">
            <text:p>R$1.547,5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354.78" calcext:value-type="float">
            <text:p>R$14.354,78 </text:p>
          </table:table-cell>
          <table:table-cell table:style-name="ce6" office:value-type="float" office:value="-972.9" calcext:value-type="float">
            <text:p>(R$972,90)</text:p>
          </table:table-cell>
          <table:table-cell table:style-name="ce6" office:value-type="float" office:value="-2784.01" calcext:value-type="float">
            <text:p>(R$2.784,0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56.91" calcext:value-type="float">
            <text:p>(R$3.756,91)</text:p>
          </table:table-cell>
          <table:table-cell table:style-name="ce6" office:value-type="float" office:value="10597.87" calcext:value-type="float">
            <text:p>R$10.597,8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30705" calcext:value-type="float">
            <text:p>90030705</text:p>
          </table:table-cell>
          <table:table-cell table:style-name="ce3" office:value-type="string" calcext:value-type="string">
            <text:p>CIBELE ROCHA GIRON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483.62" calcext:value-type="float">
            <text:p>R$10.483,6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483.62" calcext:value-type="float">
            <text:p>R$10.483,62 </text:p>
          </table:table-cell>
          <table:table-cell table:style-name="ce6" office:value-type="float" office:value="-1304.46" calcext:value-type="float">
            <text:p>(R$1.304,46)</text:p>
          </table:table-cell>
          <table:table-cell table:style-name="ce6" office:value-type="float" office:value="-1628.26" calcext:value-type="float">
            <text:p>(R$1.628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32.72" calcext:value-type="float">
            <text:p>(R$2.932,72)</text:p>
          </table:table-cell>
          <table:table-cell table:style-name="ce6" office:value-type="float" office:value="7550.9" calcext:value-type="float">
            <text:p>R$7.550,9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N</text:p>
          </table:table-cell>
          <table:table-cell table:style-name="ce4" office:value-type="float" office:value="90933303" calcext:value-type="float">
            <text:p>90933303</text:p>
          </table:table-cell>
          <table:table-cell table:style-name="ce3" office:value-type="string" calcext:value-type="string">
            <text:p>CICERA FONSECA VI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7286.43" calcext:value-type="float">
            <text:p>R$17.286,4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286.43" calcext:value-type="float">
            <text:p>R$17.286,43 </text:p>
          </table:table-cell>
          <table:table-cell table:style-name="ce6" office:value-type="float" office:value="-1456.62" calcext:value-type="float">
            <text:p>(R$1.456,62)</text:p>
          </table:table-cell>
          <table:table-cell table:style-name="ce6" office:value-type="float" office:value="-2933.6" calcext:value-type="float">
            <text:p>(R$2.933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90.22" calcext:value-type="float">
            <text:p>(R$4.390,22)</text:p>
          </table:table-cell>
          <table:table-cell table:style-name="ce6" office:value-type="float" office:value="12896.21" calcext:value-type="float">
            <text:p>R$12.896,2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RONDONOPOLI</text:p>
          </table:table-cell>
          <table:table-cell table:style-name="ce4" office:value-type="float" office:value="91770503" calcext:value-type="float">
            <text:p>91770503</text:p>
          </table:table-cell>
          <table:table-cell table:style-name="ce3" office:value-type="string" calcext:value-type="string">
            <text:p>CILENE DE AQUINO BEZ BATT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888.92" calcext:value-type="float">
            <text:p>R$8.888,9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888.92" calcext:value-type="float">
            <text:p>R$8.888,92 </text:p>
          </table:table-cell>
          <table:table-cell table:style-name="ce6" office:value-type="float" office:value="-159.92" calcext:value-type="float">
            <text:p>(R$159,92)</text:p>
          </table:table-cell>
          <table:table-cell table:style-name="ce6" office:value-type="float" office:value="-1504.47" calcext:value-type="float">
            <text:p>(R$1.504,4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64.39" calcext:value-type="float">
            <text:p>(R$1.664,39)</text:p>
          </table:table-cell>
          <table:table-cell table:style-name="ce6" office:value-type="float" office:value="7224.53" calcext:value-type="float">
            <text:p>R$7.224,5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4A</text:p>
          </table:table-cell>
          <table:table-cell table:style-name="ce4" office:value-type="float" office:value="91649103" calcext:value-type="float">
            <text:p>91649103</text:p>
          </table:table-cell>
          <table:table-cell table:style-name="ce3" office:value-type="string" calcext:value-type="string">
            <text:p>CLARA KRONBAUER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528.53" calcext:value-type="float">
            <text:p>R$10.528,5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528.53" calcext:value-type="float">
            <text:p>R$10.528,53 </text:p>
          </table:table-cell>
          <table:table-cell table:style-name="ce6" office:value-type="float" office:value="-397.67" calcext:value-type="float">
            <text:p>(R$397,67)</text:p>
          </table:table-cell>
          <table:table-cell table:style-name="ce6" office:value-type="float" office:value="-1889.98" calcext:value-type="float">
            <text:p>(R$1.889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87.65" calcext:value-type="float">
            <text:p>(R$2.287,65)</text:p>
          </table:table-cell>
          <table:table-cell table:style-name="ce6" office:value-type="float" office:value="8240.88" calcext:value-type="float">
            <text:p>R$8.240,8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481606" calcext:value-type="float">
            <text:p>90481606</text:p>
          </table:table-cell>
          <table:table-cell table:style-name="ce3" office:value-type="string" calcext:value-type="string">
            <text:p>CLAUDETE ARAUJO DA COSTA MAI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694.11" calcext:value-type="float">
            <text:p>R$7.694,1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694.11" calcext:value-type="float">
            <text:p>R$7.694,11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19.88" calcext:value-type="float">
            <text:p>(R$1.219,8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19.88" calcext:value-type="float">
            <text:p>(R$1.219,88)</text:p>
          </table:table-cell>
          <table:table-cell table:style-name="ce6" office:value-type="float" office:value="6474.23" calcext:value-type="float">
            <text:p>R$6.474,2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CAXIAS SUL</text:p>
          </table:table-cell>
          <table:table-cell table:style-name="ce4" office:value-type="float" office:value="90074107" calcext:value-type="float">
            <text:p>90074107</text:p>
          </table:table-cell>
          <table:table-cell table:style-name="ce3" office:value-type="string" calcext:value-type="string">
            <text:p>CLAUDIA COSTA DE SOUZ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389.63" calcext:value-type="float">
            <text:p>R$15.389,6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389.63" calcext:value-type="float">
            <text:p>R$15.389,63 </text:p>
          </table:table-cell>
          <table:table-cell table:style-name="ce6" office:value-type="float" office:value="-1892.88" calcext:value-type="float">
            <text:p>(R$1.892,88)</text:p>
          </table:table-cell>
          <table:table-cell table:style-name="ce6" office:value-type="float" office:value="-2815.6" calcext:value-type="float">
            <text:p>(R$2.815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08.48" calcext:value-type="float">
            <text:p>(R$4.708,48)</text:p>
          </table:table-cell>
          <table:table-cell table:style-name="ce6" office:value-type="float" office:value="10681.15" calcext:value-type="float">
            <text:p>R$10.681,1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095504" calcext:value-type="float">
            <text:p>90095504</text:p>
          </table:table-cell>
          <table:table-cell table:style-name="ce3" office:value-type="string" calcext:value-type="string">
            <text:p>CLAUDIA MARIA CUNHA DE MACEDO DE OLI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073.17" calcext:value-type="float">
            <text:p>R$8.073,1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073.17" calcext:value-type="float">
            <text:p>R$8.073,17 </text:p>
          </table:table-cell>
          <table:table-cell table:style-name="ce6" office:value-type="float" office:value="-866.86" calcext:value-type="float">
            <text:p>(R$866,86)</text:p>
          </table:table-cell>
          <table:table-cell table:style-name="ce6" office:value-type="float" office:value="-1085.73" calcext:value-type="float">
            <text:p>(R$1.085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952.59" calcext:value-type="float">
            <text:p>(R$1.952,59)</text:p>
          </table:table-cell>
          <table:table-cell table:style-name="ce6" office:value-type="float" office:value="6120.58" calcext:value-type="float">
            <text:p>R$6.120,5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641303" calcext:value-type="float">
            <text:p>90641303</text:p>
          </table:table-cell>
          <table:table-cell table:style-name="ce3" office:value-type="string" calcext:value-type="string">
            <text:p>CLAUDIA TIMOTE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251.04" calcext:value-type="float">
            <text:p>R$4.251,0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251.04" calcext:value-type="float">
            <text:p>R$4.251,04 </text:p>
          </table:table-cell>
          <table:table-cell table:style-name="ce6" office:value-type="float" office:value="-51.92" calcext:value-type="float">
            <text:p>(R$51,92)</text:p>
          </table:table-cell>
          <table:table-cell table:style-name="ce6" office:value-type="float" office:value="-282.03" calcext:value-type="float">
            <text:p>(R$282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3.95" calcext:value-type="float">
            <text:p>(R$333,95)</text:p>
          </table:table-cell>
          <table:table-cell table:style-name="ce6" office:value-type="float" office:value="3917.09" calcext:value-type="float">
            <text:p>R$3.917,0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454303" calcext:value-type="float">
            <text:p>90454303</text:p>
          </table:table-cell>
          <table:table-cell table:style-name="ce3" office:value-type="string" calcext:value-type="string">
            <text:p>CLAUDIONOR LOURENCO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03.61" calcext:value-type="float">
            <text:p>R$6.403,61 </text:p>
          </table:table-cell>
          <table:table-cell table:style-name="ce6" office:value-type="float" office:value="3394.52" calcext:value-type="float">
            <text:p>R$3.394,5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9798.13" calcext:value-type="float">
            <text:p>R$9.798,13 </text:p>
          </table:table-cell>
          <table:table-cell table:style-name="ce6" office:value-type="float" office:value="-918.87" calcext:value-type="float">
            <text:p>(R$918,87)</text:p>
          </table:table-cell>
          <table:table-cell table:style-name="ce6" office:value-type="float" office:value="-1545.79" calcext:value-type="float">
            <text:p>(R$1.545,7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464.66" calcext:value-type="float">
            <text:p>(R$2.464,66)</text:p>
          </table:table-cell>
          <table:table-cell table:style-name="ce6" office:value-type="float" office:value="7333.47" calcext:value-type="float">
            <text:p>R$7.333,4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S</text:p>
          </table:table-cell>
          <table:table-cell table:style-name="ce4" office:value-type="float" office:value="90951001" calcext:value-type="float">
            <text:p>90951001</text:p>
          </table:table-cell>
          <table:table-cell table:style-name="ce3" office:value-type="string" calcext:value-type="string">
            <text:p>CLEDY SILVA NUN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334.09" calcext:value-type="float">
            <text:p>R$1.334,0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141.33" calcext:value-type="float">
            <text:p>R$14.141,33 </text:p>
          </table:table-cell>
          <table:table-cell table:style-name="ce6" office:value-type="float" office:value="-937.68" calcext:value-type="float">
            <text:p>(R$937,68)</text:p>
          </table:table-cell>
          <table:table-cell table:style-name="ce6" office:value-type="float" office:value="-2735" calcext:value-type="float">
            <text:p>(R$2.735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72.68" calcext:value-type="float">
            <text:p>(R$3.672,68)</text:p>
          </table:table-cell>
          <table:table-cell table:style-name="ce6" office:value-type="float" office:value="10468.65" calcext:value-type="float">
            <text:p>R$10.468,6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CE</text:p>
          </table:table-cell>
          <table:table-cell table:style-name="ce4" office:value-type="float" office:value="90217602" calcext:value-type="float">
            <text:p>90217602</text:p>
          </table:table-cell>
          <table:table-cell table:style-name="ce3" office:value-type="string" calcext:value-type="string">
            <text:p>CLEIDE DE CARVALHO COELH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069.37" calcext:value-type="float">
            <text:p>R$7.069,37 </text:p>
          </table:table-cell>
          <table:table-cell table:style-name="ce6" office:value-type="float" office:value="1845.42" calcext:value-type="float">
            <text:p>R$1.845,4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8914.79" calcext:value-type="float">
            <text:p>R$8.914,79 </text:p>
          </table:table-cell>
          <table:table-cell table:style-name="ce6" office:value-type="float" office:value="-773.12" calcext:value-type="float">
            <text:p>(R$773,12)</text:p>
          </table:table-cell>
          <table:table-cell table:style-name="ce6" office:value-type="float" office:value="-1342.95" calcext:value-type="float">
            <text:p>(R$1.342,9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116.07" calcext:value-type="float">
            <text:p>(R$2.116,07)</text:p>
          </table:table-cell>
          <table:table-cell table:style-name="ce6" office:value-type="float" office:value="6798.72" calcext:value-type="float">
            <text:p>R$6.798,7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C</text:p>
          </table:table-cell>
          <table:table-cell table:style-name="ce4" office:value-type="float" office:value="90934701" calcext:value-type="float">
            <text:p>90934701</text:p>
          </table:table-cell>
          <table:table-cell table:style-name="ce3" office:value-type="string" calcext:value-type="string">
            <text:p>CLEUDE DA VITORIA SOAR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234.38" calcext:value-type="float">
            <text:p>R$11.234,3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234.38" calcext:value-type="float">
            <text:p>R$11.234,38 </text:p>
          </table:table-cell>
          <table:table-cell table:style-name="ce6" office:value-type="float" office:value="-500.02" calcext:value-type="float">
            <text:p>(R$500,02)</text:p>
          </table:table-cell>
          <table:table-cell table:style-name="ce6" office:value-type="float" office:value="-1532.35" calcext:value-type="float">
            <text:p>(R$1.532,3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032.37" calcext:value-type="float">
            <text:p>(R$2.032,37)</text:p>
          </table:table-cell>
          <table:table-cell table:style-name="ce6" office:value-type="float" office:value="9202.01" calcext:value-type="float">
            <text:p>R$9.202,0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40603" calcext:value-type="float">
            <text:p>90940603</text:p>
          </table:table-cell>
          <table:table-cell table:style-name="ce3" office:value-type="string" calcext:value-type="string">
            <text:p>CORACY LUIZA DE JESU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7775.11" calcext:value-type="float">
            <text:p>R$17.775,1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775.11" calcext:value-type="float">
            <text:p>R$17.775,11 </text:p>
          </table:table-cell>
          <table:table-cell table:style-name="ce6" office:value-type="float" office:value="-1537.25" calcext:value-type="float">
            <text:p>(R$1.537,25)</text:p>
          </table:table-cell>
          <table:table-cell table:style-name="ce6" office:value-type="float" office:value="-3045.81" calcext:value-type="float">
            <text:p>(R$3.045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83.06" calcext:value-type="float">
            <text:p>(R$4.583,06)</text:p>
          </table:table-cell>
          <table:table-cell table:style-name="ce6" office:value-type="float" office:value="13192.05" calcext:value-type="float">
            <text:p>R$13.192,0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27803" calcext:value-type="float">
            <text:p>90927803</text:p>
          </table:table-cell>
          <table:table-cell table:style-name="ce3" office:value-type="string" calcext:value-type="string">
            <text:p>CREUSA DANTAS FORTUNAT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8817.13" calcext:value-type="float">
            <text:p>R$18.817,1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8817.13" calcext:value-type="float">
            <text:p>R$18.817,13 </text:p>
          </table:table-cell>
          <table:table-cell table:style-name="ce6" office:value-type="float" office:value="-1709.19" calcext:value-type="float">
            <text:p>(R$1.709,19)</text:p>
          </table:table-cell>
          <table:table-cell table:style-name="ce6" office:value-type="float" office:value="-3285.08" calcext:value-type="float">
            <text:p>(R$3.285,0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994.27" calcext:value-type="float">
            <text:p>(R$4.994,27)</text:p>
          </table:table-cell>
          <table:table-cell table:style-name="ce6" office:value-type="float" office:value="13822.86" calcext:value-type="float">
            <text:p>R$13.822,8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T</text:p>
          </table:table-cell>
          <table:table-cell table:style-name="ce4" office:value-type="float" office:value="90902501" calcext:value-type="float">
            <text:p>90902501</text:p>
          </table:table-cell>
          <table:table-cell table:style-name="ce3" office:value-type="string" calcext:value-type="string">
            <text:p>CREUZA LAILCE ARRUDA CORREA DIA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6144.72" calcext:value-type="float">
            <text:p>R$26.144,7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6144.72" calcext:value-type="float">
            <text:p>R$26.144,72 </text:p>
          </table:table-cell>
          <table:table-cell table:style-name="ce6" office:value-type="float" office:value="-2918.24" calcext:value-type="float">
            <text:p>(R$2.918,24)</text:p>
          </table:table-cell>
          <table:table-cell table:style-name="ce6" office:value-type="float" office:value="-4967.68" calcext:value-type="float">
            <text:p>(R$4.967,6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885.92" calcext:value-type="float">
            <text:p>(R$7.885,92)</text:p>
          </table:table-cell>
          <table:table-cell table:style-name="ce6" office:value-type="float" office:value="18258.8" calcext:value-type="float">
            <text:p>R$18.258,8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M/SERRA TALHAD</text:p>
          </table:table-cell>
          <table:table-cell table:style-name="ce4" office:value-type="float" office:value="92350204" calcext:value-type="float">
            <text:p>92350204</text:p>
          </table:table-cell>
          <table:table-cell table:style-name="ce3" office:value-type="string" calcext:value-type="string">
            <text:p>DAÍLA NUNES VI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169.77" calcext:value-type="float">
            <text:p>R$2.169,7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69.77" calcext:value-type="float">
            <text:p>R$2.169,77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2169.77" calcext:value-type="float">
            <text:p>R$2.169,7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COOR/PRM-CE</text:p>
          </table:table-cell>
          <table:table-cell table:style-name="ce4" office:value-type="float" office:value="92454103" calcext:value-type="float">
            <text:p>92454103</text:p>
          </table:table-cell>
          <table:table-cell table:style-name="ce3" office:value-type="string" calcext:value-type="string">
            <text:p>DAIRISNALHA BARROS MARTINS DE FIGUEIRED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827.11" calcext:value-type="float">
            <text:p>R$2.827,1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827.11" calcext:value-type="float">
            <text:p>R$2.827,11 </text:p>
          </table:table-cell>
          <table:table-cell table:style-name="ce6" office:value-type="float" office:value="-33.61" calcext:value-type="float">
            <text:p>(R$33,61)</text:p>
          </table:table-cell>
          <table:table-cell table:style-name="ce6" office:value-type="float" office:value="-40.07" calcext:value-type="float">
            <text:p>(R$40,0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3.68" calcext:value-type="float">
            <text:p>(R$73,68)</text:p>
          </table:table-cell>
          <table:table-cell table:style-name="ce6" office:value-type="float" office:value="2753.43" calcext:value-type="float">
            <text:p>R$2.753,4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SERAF/PRRJ</text:p>
          </table:table-cell>
          <table:table-cell table:style-name="ce4" office:value-type="float" office:value="90219604" calcext:value-type="float">
            <text:p>90219604</text:p>
          </table:table-cell>
          <table:table-cell table:style-name="ce3" office:value-type="string" calcext:value-type="string">
            <text:p>DALVA DA FONSECA SODRE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984.38" calcext:value-type="float">
            <text:p>R$14.984,3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984.38" calcext:value-type="float">
            <text:p>R$14.984,38 </text:p>
          </table:table-cell>
          <table:table-cell table:style-name="ce6" office:value-type="float" office:value="-1076.78" calcext:value-type="float">
            <text:p>(R$1.076,78)</text:p>
          </table:table-cell>
          <table:table-cell table:style-name="ce6" office:value-type="float" office:value="-2404.99" calcext:value-type="float">
            <text:p>(R$2.404,9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81.77" calcext:value-type="float">
            <text:p>(R$3.481,77)</text:p>
          </table:table-cell>
          <table:table-cell table:style-name="ce6" office:value-type="float" office:value="11502.61" calcext:value-type="float">
            <text:p>R$11.502,6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E</text:p>
          </table:table-cell>
          <table:table-cell table:style-name="ce4" office:value-type="float" office:value="90222403" calcext:value-type="float">
            <text:p>90222403</text:p>
          </table:table-cell>
          <table:table-cell table:style-name="ce3" office:value-type="string" calcext:value-type="string">
            <text:p>DAMARIS FERREIRA DE SOUZ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434.52" calcext:value-type="float">
            <text:p>R$7.434,5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434.52" calcext:value-type="float">
            <text:p>R$7.434,52 </text:p>
          </table:table-cell>
          <table:table-cell table:style-name="ce6" office:value-type="float" office:value="-528.88" calcext:value-type="float">
            <text:p>(R$528,88)</text:p>
          </table:table-cell>
          <table:table-cell table:style-name="ce6" office:value-type="float" office:value="-479.45" calcext:value-type="float">
            <text:p>(R$479,4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08.33" calcext:value-type="float">
            <text:p>(R$1.008,33)</text:p>
          </table:table-cell>
          <table:table-cell table:style-name="ce6" office:value-type="float" office:value="6426.19" calcext:value-type="float">
            <text:p>R$6.426,1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DF</text:p>
          </table:table-cell>
          <table:table-cell table:style-name="ce4" office:value-type="float" office:value="90238803" calcext:value-type="float">
            <text:p>90238803</text:p>
          </table:table-cell>
          <table:table-cell table:style-name="ce3" office:value-type="string" calcext:value-type="string">
            <text:p>DANIEL DE QUEIROZ ARAUJO BATIS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9734.01" calcext:value-type="float">
            <text:p>R$9.734,0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734.01" calcext:value-type="float">
            <text:p>R$9.734,01 </text:p>
          </table:table-cell>
          <table:table-cell table:style-name="ce6" office:value-type="float" office:value="-908.29" calcext:value-type="float">
            <text:p>(R$908,2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08.29" calcext:value-type="float">
            <text:p>(R$908,29)</text:p>
          </table:table-cell>
          <table:table-cell table:style-name="ce6" office:value-type="float" office:value="8825.72" calcext:value-type="float">
            <text:p>R$8.825,7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A</text:p>
          </table:table-cell>
          <table:table-cell table:style-name="ce4" office:value-type="float" office:value="90425201" calcext:value-type="float">
            <text:p>90425201</text:p>
          </table:table-cell>
          <table:table-cell table:style-name="ce3" office:value-type="string" calcext:value-type="string">
            <text:p>DANIEL LUIZ GOM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698.15" calcext:value-type="float">
            <text:p>R$16.698,15 </text:p>
          </table:table-cell>
          <table:table-cell table:style-name="ce6" office:value-type="float" office:value="4747.36" calcext:value-type="float">
            <text:p>R$4.747,3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445.51" calcext:value-type="float">
            <text:p>R$21.445,51 </text:p>
          </table:table-cell>
          <table:table-cell table:style-name="ce6" office:value-type="float" office:value="-2142.87" calcext:value-type="float">
            <text:p>(R$2.142,87)</text:p>
          </table:table-cell>
          <table:table-cell table:style-name="ce6" office:value-type="float" office:value="-3888.63" calcext:value-type="float">
            <text:p>(R$3.888,6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031.5" calcext:value-type="float">
            <text:p>(R$6.031,50)</text:p>
          </table:table-cell>
          <table:table-cell table:style-name="ce6" office:value-type="float" office:value="15414.01" calcext:value-type="float">
            <text:p>R$15.414,0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FRANCA</text:p>
          </table:table-cell>
          <table:table-cell table:style-name="ce4" office:value-type="float" office:value="90095403" calcext:value-type="float">
            <text:p>90095403</text:p>
          </table:table-cell>
          <table:table-cell table:style-name="ce3" office:value-type="string" calcext:value-type="string">
            <text:p>DANIEL POPP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638.17" calcext:value-type="float">
            <text:p>R$14.638,1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638.17" calcext:value-type="float">
            <text:p>R$14.638,17 </text:p>
          </table:table-cell>
          <table:table-cell table:style-name="ce6" office:value-type="float" office:value="-1750.1" calcext:value-type="float">
            <text:p>(R$1.750,10)</text:p>
          </table:table-cell>
          <table:table-cell table:style-name="ce6" office:value-type="float" office:value="-2648.21" calcext:value-type="float">
            <text:p>(R$2.648,2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98.31" calcext:value-type="float">
            <text:p>(R$4.398,31)</text:p>
          </table:table-cell>
          <table:table-cell table:style-name="ce6" office:value-type="float" office:value="10239.86" calcext:value-type="float">
            <text:p>R$10.239,8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30707" calcext:value-type="float">
            <text:p>90030707</text:p>
          </table:table-cell>
          <table:table-cell table:style-name="ce3" office:value-type="string" calcext:value-type="string">
            <text:p>DANILO ROCHA GIRON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483.62" calcext:value-type="float">
            <text:p>R$10.483,6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483.62" calcext:value-type="float">
            <text:p>R$10.483,62 </text:p>
          </table:table-cell>
          <table:table-cell table:style-name="ce6" office:value-type="float" office:value="-1304.46" calcext:value-type="float">
            <text:p>(R$1.304,46)</text:p>
          </table:table-cell>
          <table:table-cell table:style-name="ce6" office:value-type="float" office:value="-1628.26" calcext:value-type="float">
            <text:p>(R$1.628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32.72" calcext:value-type="float">
            <text:p>(R$2.932,72)</text:p>
          </table:table-cell>
          <table:table-cell table:style-name="ce6" office:value-type="float" office:value="7550.9" calcext:value-type="float">
            <text:p>R$7.550,9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641304" calcext:value-type="float">
            <text:p>90641304</text:p>
          </table:table-cell>
          <table:table-cell table:style-name="ce3" office:value-type="string" calcext:value-type="string">
            <text:p>DAVI TIMOTEO D'ANGEL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251.04" calcext:value-type="float">
            <text:p>R$4.251,0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251.04" calcext:value-type="float">
            <text:p>R$4.251,04 </text:p>
          </table:table-cell>
          <table:table-cell table:style-name="ce6" office:value-type="float" office:value="-51.92" calcext:value-type="float">
            <text:p>(R$51,92)</text:p>
          </table:table-cell>
          <table:table-cell table:style-name="ce6" office:value-type="float" office:value="-282.03" calcext:value-type="float">
            <text:p>(R$282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3.95" calcext:value-type="float">
            <text:p>(R$333,95)</text:p>
          </table:table-cell>
          <table:table-cell table:style-name="ce6" office:value-type="float" office:value="3917.09" calcext:value-type="float">
            <text:p>R$3.917,0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E</text:p>
          </table:table-cell>
          <table:table-cell table:style-name="ce4" office:value-type="float" office:value="90361505" calcext:value-type="float">
            <text:p>90361505</text:p>
          </table:table-cell>
          <table:table-cell table:style-name="ce3" office:value-type="string" calcext:value-type="string">
            <text:p>DAYANNE ALVES LEITE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5491.04" calcext:value-type="float">
            <text:p>R$5.491,0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5491.04" calcext:value-type="float">
            <text:p>R$5.491,04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4.03" calcext:value-type="float">
            <text:p>(R$614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4.03" calcext:value-type="float">
            <text:p>(R$614,03)</text:p>
          </table:table-cell>
          <table:table-cell table:style-name="ce6" office:value-type="float" office:value="4877.01" calcext:value-type="float">
            <text:p>R$4.877,0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786603" calcext:value-type="float">
            <text:p>90786603</text:p>
          </table:table-cell>
          <table:table-cell table:style-name="ce3" office:value-type="string" calcext:value-type="string">
            <text:p>DEBORA MARES DOS SANTOS BORG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932.22" calcext:value-type="float">
            <text:p>R$1.932,2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932.22" calcext:value-type="float">
            <text:p>R$1.932,22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1932.22" calcext:value-type="float">
            <text:p>R$1.932,2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949201" calcext:value-type="float">
            <text:p>90949201</text:p>
          </table:table-cell>
          <table:table-cell table:style-name="ce3" office:value-type="string" calcext:value-type="string">
            <text:p>DEBORAH FONSECA RIBE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712.9" calcext:value-type="float">
            <text:p>R$4.712,90 </text:p>
          </table:table-cell>
          <table:table-cell table:style-name="ce6" office:value-type="float" office:value="355.75" calcext:value-type="float">
            <text:p>R$355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5068.65" calcext:value-type="float">
            <text:p>R$5.068,65 </text:p>
          </table:table-cell>
          <table:table-cell table:style-name="ce6" office:value-type="float" office:value="-371.12" calcext:value-type="float">
            <text:p>(R$371,12)</text:p>
          </table:table-cell>
          <table:table-cell table:style-name="ce6" office:value-type="float" office:value="-395.82" calcext:value-type="float">
            <text:p>(R$395,8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66.94" calcext:value-type="float">
            <text:p>(R$766,94)</text:p>
          </table:table-cell>
          <table:table-cell table:style-name="ce6" office:value-type="float" office:value="4301.71" calcext:value-type="float">
            <text:p>R$4.301,7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39201" calcext:value-type="float">
            <text:p>90039201</text:p>
          </table:table-cell>
          <table:table-cell table:style-name="ce3" office:value-type="string" calcext:value-type="string">
            <text:p>DEIZE TEREZINHA MACIEL MONTEIRO SOLLBERGER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1808.09" calcext:value-type="float">
            <text:p>R$41.808,09 </text:p>
          </table:table-cell>
          <table:table-cell table:style-name="ce6" office:value-type="float" office:value="10242.61" calcext:value-type="float">
            <text:p>R$10.242,6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52050.7" calcext:value-type="float">
            <text:p>R$52.050,70 </text:p>
          </table:table-cell>
          <table:table-cell table:style-name="ce6" office:value-type="float" office:value="-6299.31" calcext:value-type="float">
            <text:p>(R$6.299,31)</text:p>
          </table:table-cell>
          <table:table-cell table:style-name="ce6" office:value-type="float" office:value="-8950.43" calcext:value-type="float">
            <text:p>(R$8.950,43)</text:p>
          </table:table-cell>
          <table:table-cell table:style-name="ce6" office:value-type="float" office:value="-8042.18" calcext:value-type="float">
            <text:p>(R$8.042,18)</text:p>
          </table:table-cell>
          <table:table-cell table:style-name="ce6" office:value-type="float" office:value="-23291.92" calcext:value-type="float">
            <text:p>(R$23.291,92)</text:p>
          </table:table-cell>
          <table:table-cell table:style-name="ce6" office:value-type="float" office:value="28758.78" calcext:value-type="float">
            <text:p>R$28.758,7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03701" calcext:value-type="float">
            <text:p>90003701</text:p>
          </table:table-cell>
          <table:table-cell table:style-name="ce3" office:value-type="string" calcext:value-type="string">
            <text:p>DEJANIRA MENDES ROSS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1808.09" calcext:value-type="float">
            <text:p>R$41.808,09 </text:p>
          </table:table-cell>
          <table:table-cell table:style-name="ce6" office:value-type="float" office:value="8493.88" calcext:value-type="float">
            <text:p>R$8.493,8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50301.97" calcext:value-type="float">
            <text:p>R$50.301,97 </text:p>
          </table:table-cell>
          <table:table-cell table:style-name="ce6" office:value-type="float" office:value="-6299.31" calcext:value-type="float">
            <text:p>(R$6.299,3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293.45" calcext:value-type="float">
            <text:p>(R$6.293,45)</text:p>
          </table:table-cell>
          <table:table-cell table:style-name="ce6" office:value-type="float" office:value="-12592.76" calcext:value-type="float">
            <text:p>(R$12.592,76)</text:p>
          </table:table-cell>
          <table:table-cell table:style-name="ce6" office:value-type="float" office:value="37709.21" calcext:value-type="float">
            <text:p>R$37.709,2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0264803" calcext:value-type="float">
            <text:p>90264803</text:p>
          </table:table-cell>
          <table:table-cell table:style-name="ce3" office:value-type="string" calcext:value-type="string">
            <text:p>DELZA DE BASTOS D EÇ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1245.32" calcext:value-type="float">
            <text:p>R$21.245,3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245.32" calcext:value-type="float">
            <text:p>R$21.245,32 </text:p>
          </table:table-cell>
          <table:table-cell table:style-name="ce6" office:value-type="float" office:value="-2109.84" calcext:value-type="float">
            <text:p>(R$2.109,84)</text:p>
          </table:table-cell>
          <table:table-cell table:style-name="ce6" office:value-type="float" office:value="-3842.66" calcext:value-type="float">
            <text:p>(R$3.842,6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952.5" calcext:value-type="float">
            <text:p>(R$5.952,50)</text:p>
          </table:table-cell>
          <table:table-cell table:style-name="ce6" office:value-type="float" office:value="15292.82" calcext:value-type="float">
            <text:p>R$15.292,8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18403" calcext:value-type="float">
            <text:p>90918403</text:p>
          </table:table-cell>
          <table:table-cell table:style-name="ce3" office:value-type="string" calcext:value-type="string">
            <text:p>DENY CASSIM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556.62" calcext:value-type="float">
            <text:p>R$3.556,6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556.62" calcext:value-type="float">
            <text:p>R$3.556,62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3556.62" calcext:value-type="float">
            <text:p>R$3.556,6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05701" calcext:value-type="float">
            <text:p>90005701</text:p>
          </table:table-cell>
          <table:table-cell table:style-name="ce3" office:value-type="string" calcext:value-type="string">
            <text:p>DEUSIMAR DE SOUZA ALEXANDRE DE BARR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1808.09" calcext:value-type="float">
            <text:p>R$41.808,09 </text:p>
          </table:table-cell>
          <table:table-cell table:style-name="ce6" office:value-type="float" office:value="9742.98" calcext:value-type="float">
            <text:p>R$9.742,9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51551.07" calcext:value-type="float">
            <text:p>R$51.551,07 </text:p>
          </table:table-cell>
          <table:table-cell table:style-name="ce6" office:value-type="float" office:value="-6299.31" calcext:value-type="float">
            <text:p>(R$6.299,31)</text:p>
          </table:table-cell>
          <table:table-cell table:style-name="ce6" office:value-type="float" office:value="-9474.03" calcext:value-type="float">
            <text:p>(R$9.474,03)</text:p>
          </table:table-cell>
          <table:table-cell table:style-name="ce6" office:value-type="float" office:value="-7542.55" calcext:value-type="float">
            <text:p>(R$7.542,55)</text:p>
          </table:table-cell>
          <table:table-cell table:style-name="ce6" office:value-type="float" office:value="-23315.89" calcext:value-type="float">
            <text:p>(R$23.315,89)</text:p>
          </table:table-cell>
          <table:table-cell table:style-name="ce6" office:value-type="float" office:value="28235.18" calcext:value-type="float">
            <text:p>R$28.235,1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452901" calcext:value-type="float">
            <text:p>90452901</text:p>
          </table:table-cell>
          <table:table-cell table:style-name="ce3" office:value-type="string" calcext:value-type="string">
            <text:p>DEUSINA PEREIRA MENDES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775.4" calcext:value-type="float">
            <text:p>R$13.775,4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775.4" calcext:value-type="float">
            <text:p>R$13.775,40 </text:p>
          </table:table-cell>
          <table:table-cell table:style-name="ce6" office:value-type="float" office:value="-877.3" calcext:value-type="float">
            <text:p>(R$877,30)</text:p>
          </table:table-cell>
          <table:table-cell table:style-name="ce6" office:value-type="float" office:value="-2127.38" calcext:value-type="float">
            <text:p>(R$2.127,3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04.68" calcext:value-type="float">
            <text:p>(R$3.004,68)</text:p>
          </table:table-cell>
          <table:table-cell table:style-name="ce6" office:value-type="float" office:value="10770.72" calcext:value-type="float">
            <text:p>R$10.770,7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17604" calcext:value-type="float">
            <text:p>90917604</text:p>
          </table:table-cell>
          <table:table-cell table:style-name="ce3" office:value-type="string" calcext:value-type="string">
            <text:p>DINA GONCALVES BARBO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58.71" calcext:value-type="float">
            <text:p>R$12.858,7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58.71" calcext:value-type="float">
            <text:p>R$12.858,71 </text:p>
          </table:table-cell>
          <table:table-cell table:style-name="ce6" office:value-type="float" office:value="-735.54" calcext:value-type="float">
            <text:p>(R$735,54)</text:p>
          </table:table-cell>
          <table:table-cell table:style-name="ce6" office:value-type="float" office:value="-1914.27" calcext:value-type="float">
            <text:p>(R$1.914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49.81" calcext:value-type="float">
            <text:p>(R$2.649,81)</text:p>
          </table:table-cell>
          <table:table-cell table:style-name="ce6" office:value-type="float" office:value="10208.9" calcext:value-type="float">
            <text:p>R$10.208,9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0900203" calcext:value-type="float">
            <text:p>90900203</text:p>
          </table:table-cell>
          <table:table-cell table:style-name="ce3" office:value-type="string" calcext:value-type="string">
            <text:p>DINAIR DE SOUZA NEV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5811.79" calcext:value-type="float">
            <text:p>R$25.811,7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5811.79" calcext:value-type="float">
            <text:p>R$25.811,79 </text:p>
          </table:table-cell>
          <table:table-cell table:style-name="ce6" office:value-type="float" office:value="-2863.31" calcext:value-type="float">
            <text:p>(R$2.863,31)</text:p>
          </table:table-cell>
          <table:table-cell table:style-name="ce6" office:value-type="float" office:value="-4891.23" calcext:value-type="float">
            <text:p>(R$4.891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754.54" calcext:value-type="float">
            <text:p>(R$7.754,54)</text:p>
          </table:table-cell>
          <table:table-cell table:style-name="ce6" office:value-type="float" office:value="18057.25" calcext:value-type="float">
            <text:p>R$18.057,2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S</text:p>
          </table:table-cell>
          <table:table-cell table:style-name="ce4" office:value-type="float" office:value="90385802" calcext:value-type="float">
            <text:p>90385802</text:p>
          </table:table-cell>
          <table:table-cell table:style-name="ce3" office:value-type="string" calcext:value-type="string">
            <text:p>DIOGO RICCI BIANCH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069.37" calcext:value-type="float">
            <text:p>R$7.069,37 </text:p>
          </table:table-cell>
          <table:table-cell table:style-name="ce6" office:value-type="float" office:value="80.04" calcext:value-type="float">
            <text:p>R$80,0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7149.41" calcext:value-type="float">
            <text:p>R$7.149,41 </text:p>
          </table:table-cell>
          <table:table-cell table:style-name="ce6" office:value-type="float" office:value="-481.84" calcext:value-type="float">
            <text:p>(R$481,8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481.84" calcext:value-type="float">
            <text:p>(R$481,84)</text:p>
          </table:table-cell>
          <table:table-cell table:style-name="ce6" office:value-type="float" office:value="6667.57" calcext:value-type="float">
            <text:p>R$6.667,5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S</text:p>
          </table:table-cell>
          <table:table-cell table:style-name="ce4" office:value-type="float" office:value="90488704" calcext:value-type="float">
            <text:p>90488704</text:p>
          </table:table-cell>
          <table:table-cell table:style-name="ce3" office:value-type="string" calcext:value-type="string">
            <text:p>DIRCE BEATRIZ KIRST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465.77" calcext:value-type="float">
            <text:p>R$10.465,77 </text:p>
          </table:table-cell>
          <table:table-cell table:style-name="ce6" office:value-type="float" office:value="2783.67" calcext:value-type="float">
            <text:p>R$2.783,6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249.44" calcext:value-type="float">
            <text:p>R$13.249,44 </text:p>
          </table:table-cell>
          <table:table-cell table:style-name="ce6" office:value-type="float" office:value="-792.2" calcext:value-type="float">
            <text:p>(R$792,20)</text:p>
          </table:table-cell>
          <table:table-cell table:style-name="ce6" office:value-type="float" office:value="-2006.14" calcext:value-type="float">
            <text:p>(R$2.006,1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98.34" calcext:value-type="float">
            <text:p>(R$2.798,34)</text:p>
          </table:table-cell>
          <table:table-cell table:style-name="ce6" office:value-type="float" office:value="10451.1" calcext:value-type="float">
            <text:p>R$10.451,1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0215703" calcext:value-type="float">
            <text:p>90215703</text:p>
          </table:table-cell>
          <table:table-cell table:style-name="ce3" office:value-type="string" calcext:value-type="string">
            <text:p>DIRCE LAGO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559.76" calcext:value-type="float">
            <text:p>R$15.559,7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559.76" calcext:value-type="float">
            <text:p>R$15.559,76 </text:p>
          </table:table-cell>
          <table:table-cell table:style-name="ce6" office:value-type="float" office:value="-1171.72" calcext:value-type="float">
            <text:p>(R$1.171,72)</text:p>
          </table:table-cell>
          <table:table-cell table:style-name="ce6" office:value-type="float" office:value="-2537.11" calcext:value-type="float">
            <text:p>(R$2.537,1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08.83" calcext:value-type="float">
            <text:p>(R$3.708,83)</text:p>
          </table:table-cell>
          <table:table-cell table:style-name="ce6" office:value-type="float" office:value="11850.93" calcext:value-type="float">
            <text:p>R$11.850,9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223803" calcext:value-type="float">
            <text:p>90223803</text:p>
          </table:table-cell>
          <table:table-cell table:style-name="ce3" office:value-type="string" calcext:value-type="string">
            <text:p>DIRCEU STEIN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891.24" calcext:value-type="float">
            <text:p>R$3.891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891.24" calcext:value-type="float">
            <text:p>R$3.891,24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3891.24" calcext:value-type="float">
            <text:p>R$3.891,2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07104" calcext:value-type="float">
            <text:p>90007104</text:p>
          </table:table-cell>
          <table:table-cell table:style-name="ce3" office:value-type="string" calcext:value-type="string">
            <text:p>DIVA SOUZA OLI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6405.11" calcext:value-type="float">
            <text:p>R$26.405,1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6405.11" calcext:value-type="float">
            <text:p>R$26.405,11 </text:p>
          </table:table-cell>
          <table:table-cell table:style-name="ce6" office:value-type="float" office:value="-2961.2" calcext:value-type="float">
            <text:p>(R$2.961,20)</text:p>
          </table:table-cell>
          <table:table-cell table:style-name="ce6" office:value-type="float" office:value="-5027.48" calcext:value-type="float">
            <text:p>(R$5.027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988.68" calcext:value-type="float">
            <text:p>(R$7.988,68)</text:p>
          </table:table-cell>
          <table:table-cell table:style-name="ce6" office:value-type="float" office:value="18416.43" calcext:value-type="float">
            <text:p>R$18.416,4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369407" calcext:value-type="float">
            <text:p>90369407</text:p>
          </table:table-cell>
          <table:table-cell table:style-name="ce3" office:value-type="string" calcext:value-type="string">
            <text:p>DIVINA ALVES ROCHA MACIEL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460.35" calcext:value-type="float">
            <text:p>R$12.460,3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460.35" calcext:value-type="float">
            <text:p>R$12.460,35 </text:p>
          </table:table-cell>
          <table:table-cell table:style-name="ce6" office:value-type="float" office:value="-677.78" calcext:value-type="float">
            <text:p>(R$677,78)</text:p>
          </table:table-cell>
          <table:table-cell table:style-name="ce6" office:value-type="float" office:value="-1820.61" calcext:value-type="float">
            <text:p>(R$1.820,6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498.39" calcext:value-type="float">
            <text:p>(R$2.498,39)</text:p>
          </table:table-cell>
          <table:table-cell table:style-name="ce6" office:value-type="float" office:value="9961.96" calcext:value-type="float">
            <text:p>R$9.961,9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ES</text:p>
          </table:table-cell>
          <table:table-cell table:style-name="ce4" office:value-type="float" office:value="90201203" calcext:value-type="float">
            <text:p>90201203</text:p>
          </table:table-cell>
          <table:table-cell table:style-name="ce3" office:value-type="string" calcext:value-type="string">
            <text:p>DOCARLINA PEREIRA FRAG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678.2" calcext:value-type="float">
            <text:p>R$15.678,2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678.2" calcext:value-type="float">
            <text:p>R$15.678,20 </text:p>
          </table:table-cell>
          <table:table-cell table:style-name="ce6" office:value-type="float" office:value="-1191.26" calcext:value-type="float">
            <text:p>(R$1.191,26)</text:p>
          </table:table-cell>
          <table:table-cell table:style-name="ce6" office:value-type="float" office:value="-2564.31" calcext:value-type="float">
            <text:p>(R$2.564,3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55.57" calcext:value-type="float">
            <text:p>(R$3.755,57)</text:p>
          </table:table-cell>
          <table:table-cell table:style-name="ce6" office:value-type="float" office:value="11922.63" calcext:value-type="float">
            <text:p>R$11.922,6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37503" calcext:value-type="float">
            <text:p>90937503</text:p>
          </table:table-cell>
          <table:table-cell table:style-name="ce3" office:value-type="string" calcext:value-type="string">
            <text:p>DOMINGOS BENITO VASCONCELOS SEVERIN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028.72" calcext:value-type="float">
            <text:p>R$11.028,72 </text:p>
          </table:table-cell>
          <table:table-cell table:style-name="ce6" office:value-type="float" office:value="907.18" calcext:value-type="float">
            <text:p>R$907,1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1935.9" calcext:value-type="float">
            <text:p>R$11.935,90 </text:p>
          </table:table-cell>
          <table:table-cell table:style-name="ce6" office:value-type="float" office:value="-601.74" calcext:value-type="float">
            <text:p>(R$601,74)</text:p>
          </table:table-cell>
          <table:table-cell table:style-name="ce6" office:value-type="float" office:value="-1697.29" calcext:value-type="float">
            <text:p>(R$1.697,2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99.03" calcext:value-type="float">
            <text:p>(R$2.299,03)</text:p>
          </table:table-cell>
          <table:table-cell table:style-name="ce6" office:value-type="float" office:value="9636.87" calcext:value-type="float">
            <text:p>R$9.636,8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912604" calcext:value-type="float">
            <text:p>90912604</text:p>
          </table:table-cell>
          <table:table-cell table:style-name="ce3" office:value-type="string" calcext:value-type="string">
            <text:p>DORALICE MARIA RODRIGU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621.09" calcext:value-type="float">
            <text:p>R$12.621,0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621.09" calcext:value-type="float">
            <text:p>R$12.621,09 </text:p>
          </table:table-cell>
          <table:table-cell table:style-name="ce6" office:value-type="float" office:value="-701.09" calcext:value-type="float">
            <text:p>(R$701,09)</text:p>
          </table:table-cell>
          <table:table-cell table:style-name="ce6" office:value-type="float" office:value="-1858.4" calcext:value-type="float">
            <text:p>(R$1.858,4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559.49" calcext:value-type="float">
            <text:p>(R$2.559,49)</text:p>
          </table:table-cell>
          <table:table-cell table:style-name="ce6" office:value-type="float" office:value="10061.6" calcext:value-type="float">
            <text:p>R$10.061,6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597401" calcext:value-type="float">
            <text:p>90597401</text:p>
          </table:table-cell>
          <table:table-cell table:style-name="ce3" office:value-type="string" calcext:value-type="string">
            <text:p>DULCE ROSILENE MAGAGNIN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1013.03" calcext:value-type="float">
            <text:p>R$21.013,03 </text:p>
          </table:table-cell>
          <table:table-cell table:style-name="ce6" office:value-type="float" office:value="87.55" calcext:value-type="float">
            <text:p>R$87,5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100.58" calcext:value-type="float">
            <text:p>R$21.100,58 </text:p>
          </table:table-cell>
          <table:table-cell table:style-name="ce6" office:value-type="float" office:value="-2085.96" calcext:value-type="float">
            <text:p>(R$2.085,96)</text:p>
          </table:table-cell>
          <table:table-cell table:style-name="ce6" office:value-type="float" office:value="-4333.02" calcext:value-type="float">
            <text:p>(R$4.333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418.98" calcext:value-type="float">
            <text:p>(R$6.418,98)</text:p>
          </table:table-cell>
          <table:table-cell table:style-name="ce6" office:value-type="float" office:value="14681.6" calcext:value-type="float">
            <text:p>R$14.681,6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DRH/PRSP</text:p>
          </table:table-cell>
          <table:table-cell table:style-name="ce4" office:value-type="float" office:value="90465903" calcext:value-type="float">
            <text:p>90465903</text:p>
          </table:table-cell>
          <table:table-cell table:style-name="ce3" office:value-type="string" calcext:value-type="string">
            <text:p>EDILEUSA ALVES BALBIN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623.19" calcext:value-type="float">
            <text:p>R$10.623,19 </text:p>
          </table:table-cell>
          <table:table-cell table:style-name="ce6" office:value-type="float" office:value="2258.95" calcext:value-type="float">
            <text:p>R$2.258,9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2882.14" calcext:value-type="float">
            <text:p>R$12.882,14 </text:p>
          </table:table-cell>
          <table:table-cell table:style-name="ce6" office:value-type="float" office:value="-738.94" calcext:value-type="float">
            <text:p>(R$738,94)</text:p>
          </table:table-cell>
          <table:table-cell table:style-name="ce6" office:value-type="float" office:value="-1919.78" calcext:value-type="float">
            <text:p>(R$1.919,7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58.72" calcext:value-type="float">
            <text:p>(R$2.658,72)</text:p>
          </table:table-cell>
          <table:table-cell table:style-name="ce6" office:value-type="float" office:value="10223.42" calcext:value-type="float">
            <text:p>R$10.223,4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E</text:p>
          </table:table-cell>
          <table:table-cell table:style-name="ce4" office:value-type="float" office:value="90438103" calcext:value-type="float">
            <text:p>90438103</text:p>
          </table:table-cell>
          <table:table-cell table:style-name="ce3" office:value-type="string" calcext:value-type="string">
            <text:p>EDILEUZA BATISTA DE LIM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934.03" calcext:value-type="float">
            <text:p>R$12.934,0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934.03" calcext:value-type="float">
            <text:p>R$12.934,03 </text:p>
          </table:table-cell>
          <table:table-cell table:style-name="ce6" office:value-type="float" office:value="-746.46" calcext:value-type="float">
            <text:p>(R$746,46)</text:p>
          </table:table-cell>
          <table:table-cell table:style-name="ce6" office:value-type="float" office:value="-1931.98" calcext:value-type="float">
            <text:p>(R$1.931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78.44" calcext:value-type="float">
            <text:p>(R$2.678,44)</text:p>
          </table:table-cell>
          <table:table-cell table:style-name="ce6" office:value-type="float" office:value="10255.59" calcext:value-type="float">
            <text:p>R$10.255,5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I</text:p>
          </table:table-cell>
          <table:table-cell table:style-name="ce4" office:value-type="float" office:value="90200801" calcext:value-type="float">
            <text:p>90200801</text:p>
          </table:table-cell>
          <table:table-cell table:style-name="ce3" office:value-type="string" calcext:value-type="string">
            <text:p>EDIONE RODRIGUES COS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4339.34" calcext:value-type="float">
            <text:p>R$24.339,3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4339.34" calcext:value-type="float">
            <text:p>R$24.339,34 </text:p>
          </table:table-cell>
          <table:table-cell table:style-name="ce6" office:value-type="float" office:value="-2620.35" calcext:value-type="float">
            <text:p>(R$2.620,35)</text:p>
          </table:table-cell>
          <table:table-cell table:style-name="ce6" office:value-type="float" office:value="-4553.12" calcext:value-type="float">
            <text:p>(R$4.553,1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173.47" calcext:value-type="float">
            <text:p>(R$7.173,47)</text:p>
          </table:table-cell>
          <table:table-cell table:style-name="ce6" office:value-type="float" office:value="17165.87" calcext:value-type="float">
            <text:p>R$17.165,8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28205" calcext:value-type="float">
            <text:p>90228205</text:p>
          </table:table-cell>
          <table:table-cell table:style-name="ce3" office:value-type="string" calcext:value-type="string">
            <text:p>EDITH SOM PEIXOTO TRAVASS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857.07" calcext:value-type="float">
            <text:p>R$16.857,0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857.07" calcext:value-type="float">
            <text:p>R$16.857,07 </text:p>
          </table:table-cell>
          <table:table-cell table:style-name="ce6" office:value-type="float" office:value="-1385.78" calcext:value-type="float">
            <text:p>(R$1.385,78)</text:p>
          </table:table-cell>
          <table:table-cell table:style-name="ce6" office:value-type="float" office:value="-2835.01" calcext:value-type="float">
            <text:p>(R$2.835,0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20.79" calcext:value-type="float">
            <text:p>(R$4.220,79)</text:p>
          </table:table-cell>
          <table:table-cell table:style-name="ce6" office:value-type="float" office:value="12636.28" calcext:value-type="float">
            <text:p>R$12.636,2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0017301" calcext:value-type="float">
            <text:p>90017301</text:p>
          </table:table-cell>
          <table:table-cell table:style-name="ce3" office:value-type="string" calcext:value-type="string">
            <text:p>EDNA MARIA AIRES MOR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9717.69" calcext:value-type="float">
            <text:p>R$39.717,69 </text:p>
          </table:table-cell>
          <table:table-cell table:style-name="ce6" office:value-type="float" office:value="8069.18" calcext:value-type="float">
            <text:p>R$8.069,1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47786.87" calcext:value-type="float">
            <text:p>R$47.786,87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1.12" calcext:value-type="float">
            <text:p>(R$321,12)</text:p>
          </table:table-cell>
          <table:table-cell table:style-name="ce6" office:value-type="float" office:value="-41510.01" calcext:value-type="float">
            <text:p>(R$41.510,01)</text:p>
          </table:table-cell>
          <table:table-cell table:style-name="ce6" office:value-type="float" office:value="-41831.13" calcext:value-type="float">
            <text:p>(R$41.831,13)</text:p>
          </table:table-cell>
          <table:table-cell table:style-name="ce6" office:value-type="float" office:value="5955.74" calcext:value-type="float">
            <text:p>R$5.955,7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DIDINF</text:p>
          </table:table-cell>
          <table:table-cell table:style-name="ce4" office:value-type="float" office:value="90207705" calcext:value-type="float">
            <text:p>90207705</text:p>
          </table:table-cell>
          <table:table-cell table:style-name="ce3" office:value-type="string" calcext:value-type="string">
            <text:p>EDNA MARIA SANTOS DE MORAI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-2514.22" calcext:value-type="float">
            <text:p>(R$2.514,2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095.17" calcext:value-type="float">
            <text:p>(R$2.095,17)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-4609.39" calcext:value-type="float">
            <text:p>(R$4.609,39)</text:p>
          </table:table-cell>
          <table:table-cell table:style-name="ce6" office:value-type="float" office:value="-199.13" calcext:value-type="float">
            <text:p>(R$199,13)</text:p>
          </table:table-cell>
          <table:table-cell table:style-name="ce6" office:value-type="float" office:value="-638.58" calcext:value-type="float">
            <text:p>(R$638,5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37.71" calcext:value-type="float">
            <text:p>(R$837,71)</text:p>
          </table:table-cell>
          <table:table-cell table:style-name="ce6" office:value-type="float" office:value="-5447.1" calcext:value-type="float">
            <text:p>(R$5.447,10)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2ª REGIÃO</text:p>
          </table:table-cell>
          <table:table-cell table:style-name="ce4" office:value-type="float" office:value="90441901" calcext:value-type="float">
            <text:p>90441901</text:p>
          </table:table-cell>
          <table:table-cell table:style-name="ce3" office:value-type="string" calcext:value-type="string">
            <text:p>EDSON JORGE DA COSTA BRAG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285.77" calcext:value-type="float">
            <text:p>R$11.285,77 </text:p>
          </table:table-cell>
          <table:table-cell table:style-name="ce6" office:value-type="float" office:value="3157.22" calcext:value-type="float">
            <text:p>R$3.157,2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442.99" calcext:value-type="float">
            <text:p>R$14.442,99 </text:p>
          </table:table-cell>
          <table:table-cell table:style-name="ce6" office:value-type="float" office:value="-987.45" calcext:value-type="float">
            <text:p>(R$987,4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87.45" calcext:value-type="float">
            <text:p>(R$987,45)</text:p>
          </table:table-cell>
          <table:table-cell table:style-name="ce6" office:value-type="float" office:value="13455.54" calcext:value-type="float">
            <text:p>R$13.455,5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1655603" calcext:value-type="float">
            <text:p>91655603</text:p>
          </table:table-cell>
          <table:table-cell table:style-name="ce3" office:value-type="string" calcext:value-type="string">
            <text:p>EDSONIA DE JESUS PAUL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253.8" calcext:value-type="float">
            <text:p>R$2.253,8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53.8" calcext:value-type="float">
            <text:p>R$2.253,80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2253.8" calcext:value-type="float">
            <text:p>R$2.253,8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095506" calcext:value-type="float">
            <text:p>90095506</text:p>
          </table:table-cell>
          <table:table-cell table:style-name="ce3" office:value-type="string" calcext:value-type="string">
            <text:p>EDUARDO DE MACEDO DE OLI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073.17" calcext:value-type="float">
            <text:p>R$8.073,1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073.17" calcext:value-type="float">
            <text:p>R$8.073,17 </text:p>
          </table:table-cell>
          <table:table-cell table:style-name="ce6" office:value-type="float" office:value="-866.86" calcext:value-type="float">
            <text:p>(R$866,86)</text:p>
          </table:table-cell>
          <table:table-cell table:style-name="ce6" office:value-type="float" office:value="-1085.73" calcext:value-type="float">
            <text:p>(R$1.085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952.59" calcext:value-type="float">
            <text:p>(R$1.952,59)</text:p>
          </table:table-cell>
          <table:table-cell table:style-name="ce6" office:value-type="float" office:value="6120.58" calcext:value-type="float">
            <text:p>R$6.120,5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DIMEC/SEA</text:p>
          </table:table-cell>
          <table:table-cell table:style-name="ce4" office:value-type="float" office:value="90520106" calcext:value-type="float">
            <text:p>90520106</text:p>
          </table:table-cell>
          <table:table-cell table:style-name="ce3" office:value-type="string" calcext:value-type="string">
            <text:p>EDUARDO REIS SCHEIDT PAULIN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994.55" calcext:value-type="float">
            <text:p>R$3.994,5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994.55" calcext:value-type="float">
            <text:p>R$3.994,55 </text:p>
          </table:table-cell>
          <table:table-cell table:style-name="ce6" office:value-type="float" office:value="-14.73" calcext:value-type="float">
            <text:p>(R$14,73)</text:p>
          </table:table-cell>
          <table:table-cell table:style-name="ce6" office:value-type="float" office:value="-232.68" calcext:value-type="float">
            <text:p>(R$232,6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47.41" calcext:value-type="float">
            <text:p>(R$247,41)</text:p>
          </table:table-cell>
          <table:table-cell table:style-name="ce6" office:value-type="float" office:value="3747.14" calcext:value-type="float">
            <text:p>R$3.747,1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356203" calcext:value-type="float">
            <text:p>90356203</text:p>
          </table:table-cell>
          <table:table-cell table:style-name="ce3" office:value-type="string" calcext:value-type="string">
            <text:p>ELAINE DA SILVA ALENCAR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704.07" calcext:value-type="float">
            <text:p>R$7.704,0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704.07" calcext:value-type="float">
            <text:p>R$7.704,07 </text:p>
          </table:table-cell>
          <table:table-cell table:style-name="ce6" office:value-type="float" office:value="-573.35" calcext:value-type="float">
            <text:p>(R$573,35)</text:p>
          </table:table-cell>
          <table:table-cell table:style-name="ce6" office:value-type="float" office:value="-1064.94" calcext:value-type="float">
            <text:p>(R$1.064,9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38.29" calcext:value-type="float">
            <text:p>(R$1.638,29)</text:p>
          </table:table-cell>
          <table:table-cell table:style-name="ce6" office:value-type="float" office:value="6065.78" calcext:value-type="float">
            <text:p>R$6.065,7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19206" calcext:value-type="float">
            <text:p>90919206</text:p>
          </table:table-cell>
          <table:table-cell table:style-name="ce3" office:value-type="string" calcext:value-type="string">
            <text:p>ELAINE OLIVEIRA PEN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879" calcext:value-type="float">
            <text:p>R$13.879,0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879" calcext:value-type="float">
            <text:p>R$13.879,00 </text:p>
          </table:table-cell>
          <table:table-cell table:style-name="ce6" office:value-type="float" office:value="-1605.86" calcext:value-type="float">
            <text:p>(R$1.605,86)</text:p>
          </table:table-cell>
          <table:table-cell table:style-name="ce6" office:value-type="float" office:value="-2479.11" calcext:value-type="float">
            <text:p>(R$2.479,1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84.97" calcext:value-type="float">
            <text:p>(R$4.084,97)</text:p>
          </table:table-cell>
          <table:table-cell table:style-name="ce6" office:value-type="float" office:value="9794.03" calcext:value-type="float">
            <text:p>R$9.794,0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AP</text:p>
          </table:table-cell>
          <table:table-cell table:style-name="ce4" office:value-type="float" office:value="91081403" calcext:value-type="float">
            <text:p>91081403</text:p>
          </table:table-cell>
          <table:table-cell table:style-name="ce3" office:value-type="string" calcext:value-type="string">
            <text:p>ELCILENE ALMEIDA DE OLI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080.29" calcext:value-type="float">
            <text:p>R$2.080,2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080.29" calcext:value-type="float">
            <text:p>R$2.080,29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2080.29" calcext:value-type="float">
            <text:p>R$2.080,2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2313404" calcext:value-type="float">
            <text:p>92313404</text:p>
          </table:table-cell>
          <table:table-cell table:style-name="ce3" office:value-type="string" calcext:value-type="string">
            <text:p>ELIANA MONTEIRO RODRIGU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290.37" calcext:value-type="float">
            <text:p>R$10.290,3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290.37" calcext:value-type="float">
            <text:p>R$10.290,37 </text:p>
          </table:table-cell>
          <table:table-cell table:style-name="ce6" office:value-type="float" office:value="-363.13" calcext:value-type="float">
            <text:p>(R$363,13)</text:p>
          </table:table-cell>
          <table:table-cell table:style-name="ce6" office:value-type="float" office:value="-1310.39" calcext:value-type="float">
            <text:p>(R$1.310,3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73.52" calcext:value-type="float">
            <text:p>(R$1.673,52)</text:p>
          </table:table-cell>
          <table:table-cell table:style-name="ce6" office:value-type="float" office:value="8616.85" calcext:value-type="float">
            <text:p>R$8.616,8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49505" calcext:value-type="float">
            <text:p>90949505</text:p>
          </table:table-cell>
          <table:table-cell table:style-name="ce3" office:value-type="string" calcext:value-type="string">
            <text:p>ELIANE MARIA SANTOS BAS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801.93" calcext:value-type="float">
            <text:p>R$2.801,93 </text:p>
          </table:table-cell>
          <table:table-cell table:style-name="ce6" office:value-type="float" office:value="1099.06" calcext:value-type="float">
            <text:p>R$1.099,0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900.99" calcext:value-type="float">
            <text:p>R$3.900,99 </text:p>
          </table:table-cell>
          <table:table-cell table:style-name="ce6" office:value-type="float" office:value="-411.05" calcext:value-type="float">
            <text:p>(R$411,05)</text:p>
          </table:table-cell>
          <table:table-cell table:style-name="ce6" office:value-type="float" office:value="-142.05" calcext:value-type="float">
            <text:p>(R$142,0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53.1" calcext:value-type="float">
            <text:p>(R$553,10)</text:p>
          </table:table-cell>
          <table:table-cell table:style-name="ce6" office:value-type="float" office:value="3347.89" calcext:value-type="float">
            <text:p>R$3.347,8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B</text:p>
          </table:table-cell>
          <table:table-cell table:style-name="ce4" office:value-type="float" office:value="90425301" calcext:value-type="float">
            <text:p>90425301</text:p>
          </table:table-cell>
          <table:table-cell table:style-name="ce3" office:value-type="string" calcext:value-type="string">
            <text:p>ELIAS ALVES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2943.76" calcext:value-type="float">
            <text:p>R$2.943,7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51" calcext:value-type="float">
            <text:p>R$15.751,00 </text:p>
          </table:table-cell>
          <table:table-cell table:style-name="ce6" office:value-type="float" office:value="-1203.28" calcext:value-type="float">
            <text:p>(R$1.203,28)</text:p>
          </table:table-cell>
          <table:table-cell table:style-name="ce6" office:value-type="float" office:value="-2581.02" calcext:value-type="float">
            <text:p>(R$2.581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84.3" calcext:value-type="float">
            <text:p>(R$3.784,30)</text:p>
          </table:table-cell>
          <table:table-cell table:style-name="ce6" office:value-type="float" office:value="11966.7" calcext:value-type="float">
            <text:p>R$11.966,7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AL</text:p>
          </table:table-cell>
          <table:table-cell table:style-name="ce4" office:value-type="float" office:value="90434001" calcext:value-type="float">
            <text:p>90434001</text:p>
          </table:table-cell>
          <table:table-cell table:style-name="ce3" office:value-type="string" calcext:value-type="string">
            <text:p>ELIAS PEREIRA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2997.13" calcext:value-type="float">
            <text:p>R$2.997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071.19" calcext:value-type="float">
            <text:p>R$16.071,19 </text:p>
          </table:table-cell>
          <table:table-cell table:style-name="ce6" office:value-type="float" office:value="-1256.11" calcext:value-type="float">
            <text:p>(R$1.256,11)</text:p>
          </table:table-cell>
          <table:table-cell table:style-name="ce6" office:value-type="float" office:value="-2654.55" calcext:value-type="float">
            <text:p>(R$2.654,5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10.66" calcext:value-type="float">
            <text:p>(R$3.910,66)</text:p>
          </table:table-cell>
          <table:table-cell table:style-name="ce6" office:value-type="float" office:value="12160.53" calcext:value-type="float">
            <text:p>R$12.160,5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534003" calcext:value-type="float">
            <text:p>90534003</text:p>
          </table:table-cell>
          <table:table-cell table:style-name="ce3" office:value-type="string" calcext:value-type="string">
            <text:p>ELIENE BONFIM DA SILVA CARVALH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019.7" calcext:value-type="float">
            <text:p>R$13.019,7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19.7" calcext:value-type="float">
            <text:p>R$13.019,70 </text:p>
          </table:table-cell>
          <table:table-cell table:style-name="ce6" office:value-type="float" office:value="-758.89" calcext:value-type="float">
            <text:p>(R$758,89)</text:p>
          </table:table-cell>
          <table:table-cell table:style-name="ce6" office:value-type="float" office:value="-2475.72" calcext:value-type="float">
            <text:p>(R$2.475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34.61" calcext:value-type="float">
            <text:p>(R$3.234,61)</text:p>
          </table:table-cell>
          <table:table-cell table:style-name="ce6" office:value-type="float" office:value="9785.09" calcext:value-type="float">
            <text:p>R$9.785,0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375504" calcext:value-type="float">
            <text:p>90375504</text:p>
          </table:table-cell>
          <table:table-cell table:style-name="ce3" office:value-type="string" calcext:value-type="string">
            <text:p>ELIENE DIVINA BRANDA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843.46" calcext:value-type="float">
            <text:p>R$3.843,4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843.46" calcext:value-type="float">
            <text:p>R$3.843,46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02" calcext:value-type="float">
            <text:p>(R$202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02" calcext:value-type="float">
            <text:p>(R$202,00)</text:p>
          </table:table-cell>
          <table:table-cell table:style-name="ce6" office:value-type="float" office:value="3641.46" calcext:value-type="float">
            <text:p>R$3.641,4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DF</text:p>
          </table:table-cell>
          <table:table-cell table:style-name="ce4" office:value-type="float" office:value="92394203" calcext:value-type="float">
            <text:p>92394203</text:p>
          </table:table-cell>
          <table:table-cell table:style-name="ce3" office:value-type="string" calcext:value-type="string">
            <text:p>ELISA SOUSA FERREIRA DE CAMARG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086.54" calcext:value-type="float">
            <text:p>R$8.086,5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086.54" calcext:value-type="float">
            <text:p>R$8.086,54 </text:p>
          </table:table-cell>
          <table:table-cell table:style-name="ce6" office:value-type="float" office:value="-43.58" calcext:value-type="float">
            <text:p>(R$43,58)</text:p>
          </table:table-cell>
          <table:table-cell table:style-name="ce6" office:value-type="float" office:value="-760.82" calcext:value-type="float">
            <text:p>(R$760,8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04.4" calcext:value-type="float">
            <text:p>(R$804,40)</text:p>
          </table:table-cell>
          <table:table-cell table:style-name="ce6" office:value-type="float" office:value="7282.14" calcext:value-type="float">
            <text:p>R$7.282,1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927501" calcext:value-type="float">
            <text:p>90927501</text:p>
          </table:table-cell>
          <table:table-cell table:style-name="ce3" office:value-type="string" calcext:value-type="string">
            <text:p>ELISABETE LUERSEN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8806.99" calcext:value-type="float">
            <text:p>R$18.806,9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8806.99" calcext:value-type="float">
            <text:p>R$18.806,99 </text:p>
          </table:table-cell>
          <table:table-cell table:style-name="ce6" office:value-type="float" office:value="-1707.51" calcext:value-type="float">
            <text:p>(R$1.707,51)</text:p>
          </table:table-cell>
          <table:table-cell table:style-name="ce6" office:value-type="float" office:value="-3806.35" calcext:value-type="float">
            <text:p>(R$3.806,3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513.86" calcext:value-type="float">
            <text:p>(R$5.513,86)</text:p>
          </table:table-cell>
          <table:table-cell table:style-name="ce6" office:value-type="float" office:value="13293.13" calcext:value-type="float">
            <text:p>R$13.293,1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215602" calcext:value-type="float">
            <text:p>90215602</text:p>
          </table:table-cell>
          <table:table-cell table:style-name="ce3" office:value-type="string" calcext:value-type="string">
            <text:p>ELISABETE PASS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03.61" calcext:value-type="float">
            <text:p>R$6.403,61 </text:p>
          </table:table-cell>
          <table:table-cell table:style-name="ce6" office:value-type="float" office:value="667.04" calcext:value-type="float">
            <text:p>R$667,0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7070.65" calcext:value-type="float">
            <text:p>R$7.070,65 </text:p>
          </table:table-cell>
          <table:table-cell table:style-name="ce6" office:value-type="float" office:value="-468.84" calcext:value-type="float">
            <text:p>(R$468,84)</text:p>
          </table:table-cell>
          <table:table-cell table:style-name="ce6" office:value-type="float" office:value="-919.49" calcext:value-type="float">
            <text:p>(R$919,4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88.33" calcext:value-type="float">
            <text:p>(R$1.388,33)</text:p>
          </table:table-cell>
          <table:table-cell table:style-name="ce6" office:value-type="float" office:value="5682.32" calcext:value-type="float">
            <text:p>R$5.682,3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S</text:p>
          </table:table-cell>
          <table:table-cell table:style-name="ce4" office:value-type="float" office:value="90428003" calcext:value-type="float">
            <text:p>90428003</text:p>
          </table:table-cell>
          <table:table-cell table:style-name="ce3" office:value-type="string" calcext:value-type="string">
            <text:p>ELISABETE PEREIRA ARCANJ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510.01" calcext:value-type="float">
            <text:p>R$8.510,01 </text:p>
          </table:table-cell>
          <table:table-cell table:style-name="ce6" office:value-type="float" office:value="2472.41" calcext:value-type="float">
            <text:p>R$2.472,4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0982.42" calcext:value-type="float">
            <text:p>R$10.982,42 </text:p>
          </table:table-cell>
          <table:table-cell table:style-name="ce6" office:value-type="float" office:value="-463.48" calcext:value-type="float">
            <text:p>(R$463,48)</text:p>
          </table:table-cell>
          <table:table-cell table:style-name="ce6" office:value-type="float" office:value="-1473.11" calcext:value-type="float">
            <text:p>(R$1.473,1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936.59" calcext:value-type="float">
            <text:p>(R$1.936,59)</text:p>
          </table:table-cell>
          <table:table-cell table:style-name="ce6" office:value-type="float" office:value="9045.83" calcext:value-type="float">
            <text:p>R$9.045,8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DF</text:p>
          </table:table-cell>
          <table:table-cell table:style-name="ce4" office:value-type="float" office:value="90006403" calcext:value-type="float">
            <text:p>90006403</text:p>
          </table:table-cell>
          <table:table-cell table:style-name="ce3" office:value-type="string" calcext:value-type="string">
            <text:p>ELISIO DA SILVEIRA MARTIN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5084.85" calcext:value-type="float">
            <text:p>R$25.084,8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5084.85" calcext:value-type="float">
            <text:p>R$25.084,85 </text:p>
          </table:table-cell>
          <table:table-cell table:style-name="ce6" office:value-type="float" office:value="-2743.36" calcext:value-type="float">
            <text:p>(R$2.743,36)</text:p>
          </table:table-cell>
          <table:table-cell table:style-name="ce6" office:value-type="float" office:value="-4724.31" calcext:value-type="float">
            <text:p>(R$4.724,3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467.67" calcext:value-type="float">
            <text:p>(R$7.467,67)</text:p>
          </table:table-cell>
          <table:table-cell table:style-name="ce6" office:value-type="float" office:value="17617.18" calcext:value-type="float">
            <text:p>R$17.617,1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2A</text:p>
          </table:table-cell>
          <table:table-cell table:style-name="ce4" office:value-type="float" office:value="91849203" calcext:value-type="float">
            <text:p>91849203</text:p>
          </table:table-cell>
          <table:table-cell table:style-name="ce3" office:value-type="string" calcext:value-type="string">
            <text:p>ELIZABETH BOM SENHOR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108.09" calcext:value-type="float">
            <text:p>R$3.108,0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108.09" calcext:value-type="float">
            <text:p>R$3.108,09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3108.09" calcext:value-type="float">
            <text:p>R$3.108,0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ES</text:p>
          </table:table-cell>
          <table:table-cell table:style-name="ce4" office:value-type="float" office:value="90939001" calcext:value-type="float">
            <text:p>90939001</text:p>
          </table:table-cell>
          <table:table-cell table:style-name="ce3" office:value-type="string" calcext:value-type="string">
            <text:p>ELIZABETH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9717.69" calcext:value-type="float">
            <text:p>R$39.717,69 </text:p>
          </table:table-cell>
          <table:table-cell table:style-name="ce6" office:value-type="float" office:value="6170.56" calcext:value-type="float">
            <text:p>R$6.170,5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45888.25" calcext:value-type="float">
            <text:p>R$45.888,25 </text:p>
          </table:table-cell>
          <table:table-cell table:style-name="ce6" office:value-type="float" office:value="-6299.31" calcext:value-type="float">
            <text:p>(R$6.299,31)</text:p>
          </table:table-cell>
          <table:table-cell table:style-name="ce6" office:value-type="float" office:value="-8950.43" calcext:value-type="float">
            <text:p>(R$8.950,43)</text:p>
          </table:table-cell>
          <table:table-cell table:style-name="ce6" office:value-type="float" office:value="-1879.73" calcext:value-type="float">
            <text:p>(R$1.879,73)</text:p>
          </table:table-cell>
          <table:table-cell table:style-name="ce6" office:value-type="float" office:value="-17129.47" calcext:value-type="float">
            <text:p>(R$17.129,47)</text:p>
          </table:table-cell>
          <table:table-cell table:style-name="ce6" office:value-type="float" office:value="28758.78" calcext:value-type="float">
            <text:p>R$28.758,7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22704" calcext:value-type="float">
            <text:p>90022704</text:p>
          </table:table-cell>
          <table:table-cell table:style-name="ce3" office:value-type="string" calcext:value-type="string">
            <text:p>ELIZETA MARIA DE PAIVA RAM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699.23" calcext:value-type="float">
            <text:p>R$16.699,2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699.23" calcext:value-type="float">
            <text:p>R$16.699,23 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number-columns-repeated="2" table:style-name="ce6" office:value-type="float" office:value="-16699.23" calcext:value-type="float">
            <text:p>(R$16.699,23)</text:p>
          </table:table-cell>
          <table:table-cell table:style-name="ce6" office:value-type="float" office:value="0" calcext:value-type="float">
            <text:p>R$0,0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02201" calcext:value-type="float">
            <text:p>90002201</text:p>
          </table:table-cell>
          <table:table-cell table:style-name="ce3" office:value-type="string" calcext:value-type="string">
            <text:p>ELIZETE PINHEIRO DA COS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9275.22" calcext:value-type="float">
            <text:p>R$39.275,2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9275.22" calcext:value-type="float">
            <text:p>R$39.275,22 </text:p>
          </table:table-cell>
          <table:table-cell table:style-name="ce6" office:value-type="float" office:value="-5399.98" calcext:value-type="float">
            <text:p>(R$5.399,98)</text:p>
          </table:table-cell>
          <table:table-cell table:style-name="ce6" office:value-type="float" office:value="-8419.69" calcext:value-type="float">
            <text:p>(R$8.419,6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819.67" calcext:value-type="float">
            <text:p>(R$13.819,67)</text:p>
          </table:table-cell>
          <table:table-cell table:style-name="ce6" office:value-type="float" office:value="25455.55" calcext:value-type="float">
            <text:p>R$25.455,5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S</text:p>
          </table:table-cell>
          <table:table-cell table:style-name="ce4" office:value-type="float" office:value="90928402" calcext:value-type="float">
            <text:p>90928402</text:p>
          </table:table-cell>
          <table:table-cell table:style-name="ce3" office:value-type="string" calcext:value-type="string">
            <text:p>ELMA MARIA BRAZ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4674.65" calcext:value-type="float">
            <text:p>R$4.674,6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481.89" calcext:value-type="float">
            <text:p>R$17.481,89 </text:p>
          </table:table-cell>
          <table:table-cell table:style-name="ce6" office:value-type="float" office:value="-1488.87" calcext:value-type="float">
            <text:p>(R$1.488,87)</text:p>
          </table:table-cell>
          <table:table-cell table:style-name="ce6" office:value-type="float" office:value="-2978.48" calcext:value-type="float">
            <text:p>(R$2.978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67.35" calcext:value-type="float">
            <text:p>(R$4.467,35)</text:p>
          </table:table-cell>
          <table:table-cell table:style-name="ce6" office:value-type="float" office:value="13014.54" calcext:value-type="float">
            <text:p>R$13.014,5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039703" calcext:value-type="float">
            <text:p>90039703</text:p>
          </table:table-cell>
          <table:table-cell table:style-name="ce3" office:value-type="string" calcext:value-type="string">
            <text:p>ELVIRA PIMENTA RIBEIRO FRANC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2385.14" calcext:value-type="float">
            <text:p>R$32.385,1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2385.14" calcext:value-type="float">
            <text:p>R$32.385,14 </text:p>
          </table:table-cell>
          <table:table-cell table:style-name="ce6" office:value-type="float" office:value="-4090.87" calcext:value-type="float">
            <text:p>(R$4.090,87)</text:p>
          </table:table-cell>
          <table:table-cell table:style-name="ce6" office:value-type="float" office:value="-6361.32" calcext:value-type="float">
            <text:p>(R$6.361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452.19" calcext:value-type="float">
            <text:p>(R$10.452,19)</text:p>
          </table:table-cell>
          <table:table-cell table:style-name="ce6" office:value-type="float" office:value="21932.95" calcext:value-type="float">
            <text:p>R$21.932,9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790405" calcext:value-type="float">
            <text:p>90790405</text:p>
          </table:table-cell>
          <table:table-cell table:style-name="ce3" office:value-type="string" calcext:value-type="string">
            <text:p>ELZA CLEIDE STORER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5192.85" calcext:value-type="float">
            <text:p>R$5.192,8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5192.85" calcext:value-type="float">
            <text:p>R$5.192,85 </text:p>
          </table:table-cell>
          <table:table-cell table:style-name="ce6" office:value-type="float" office:value="-188.48" calcext:value-type="float">
            <text:p>(R$188,4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88.48" calcext:value-type="float">
            <text:p>(R$188,48)</text:p>
          </table:table-cell>
          <table:table-cell table:style-name="ce6" office:value-type="float" office:value="5004.37" calcext:value-type="float">
            <text:p>R$5.004,3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0215901" calcext:value-type="float">
            <text:p>90215901</text:p>
          </table:table-cell>
          <table:table-cell table:style-name="ce3" office:value-type="string" calcext:value-type="string">
            <text:p>ELZITES DE SOUZA DO CARM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138.76" calcext:value-type="float">
            <text:p>R$14.138,76 </text:p>
          </table:table-cell>
          <table:table-cell table:style-name="ce6" office:value-type="float" office:value="1761" calcext:value-type="float">
            <text:p>R$1.761,0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899.76" calcext:value-type="float">
            <text:p>R$15.899,76 </text:p>
          </table:table-cell>
          <table:table-cell table:style-name="ce6" office:value-type="float" office:value="-1227.82" calcext:value-type="float">
            <text:p>(R$1.227,82)</text:p>
          </table:table-cell>
          <table:table-cell table:style-name="ce6" office:value-type="float" office:value="-2615.18" calcext:value-type="float">
            <text:p>(R$2.615,1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43" calcext:value-type="float">
            <text:p>(R$3.843,00)</text:p>
          </table:table-cell>
          <table:table-cell table:style-name="ce6" office:value-type="float" office:value="12056.76" calcext:value-type="float">
            <text:p>R$12.056,7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0928902" calcext:value-type="float">
            <text:p>90928902</text:p>
          </table:table-cell>
          <table:table-cell table:style-name="ce3" office:value-type="string" calcext:value-type="string">
            <text:p>ERALDINA SANTOS DE OLI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384.28" calcext:value-type="float">
            <text:p>R$15.384,2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384.28" calcext:value-type="float">
            <text:p>R$15.384,28 </text:p>
          </table:table-cell>
          <table:table-cell table:style-name="ce6" office:value-type="float" office:value="-1142.77" calcext:value-type="float">
            <text:p>(R$1.142,77)</text:p>
          </table:table-cell>
          <table:table-cell table:style-name="ce6" office:value-type="float" office:value="-2496.82" calcext:value-type="float">
            <text:p>(R$2.496,8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39.59" calcext:value-type="float">
            <text:p>(R$3.639,59)</text:p>
          </table:table-cell>
          <table:table-cell table:style-name="ce6" office:value-type="float" office:value="11744.69" calcext:value-type="float">
            <text:p>R$11.744,6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DIVISAO/PRR5ª</text:p>
          </table:table-cell>
          <table:table-cell table:style-name="ce4" office:value-type="float" office:value="90263303" calcext:value-type="float">
            <text:p>90263303</text:p>
          </table:table-cell>
          <table:table-cell table:style-name="ce3" office:value-type="string" calcext:value-type="string">
            <text:p>ERICA JOSELENE SOUSA NASCIMENTO FERR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5937" calcext:value-type="float">
            <text:p>R$5.937,0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5937" calcext:value-type="float">
            <text:p>R$5.937,00 </text:p>
          </table:table-cell>
          <table:table-cell table:style-name="ce6" office:value-type="float" office:value="-296.38" calcext:value-type="float">
            <text:p>(R$296,38)</text:p>
          </table:table-cell>
          <table:table-cell table:style-name="ce6" office:value-type="float" office:value="-655.17" calcext:value-type="float">
            <text:p>(R$655,1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51.55" calcext:value-type="float">
            <text:p>(R$951,55)</text:p>
          </table:table-cell>
          <table:table-cell table:style-name="ce6" office:value-type="float" office:value="4985.45" calcext:value-type="float">
            <text:p>R$4.985,4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0289006" calcext:value-type="float">
            <text:p>90289006</text:p>
          </table:table-cell>
          <table:table-cell table:style-name="ce3" office:value-type="string" calcext:value-type="string">
            <text:p>ERICA VANESSA DE GOUVEI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583.02" calcext:value-type="float">
            <text:p>R$7.583,0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583.02" calcext:value-type="float">
            <text:p>R$7.583,02 </text:p>
          </table:table-cell>
          <table:table-cell table:style-name="ce6" office:value-type="float" office:value="-553.38" calcext:value-type="float">
            <text:p>(R$553,38)</text:p>
          </table:table-cell>
          <table:table-cell table:style-name="ce6" office:value-type="float" office:value="-1037.15" calcext:value-type="float">
            <text:p>(R$1.037,1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590.53" calcext:value-type="float">
            <text:p>(R$1.590,53)</text:p>
          </table:table-cell>
          <table:table-cell table:style-name="ce6" office:value-type="float" office:value="5992.49" calcext:value-type="float">
            <text:p>R$5.992,4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CAXIAS SUL</text:p>
          </table:table-cell>
          <table:table-cell table:style-name="ce4" office:value-type="float" office:value="90074106" calcext:value-type="float">
            <text:p>90074106</text:p>
          </table:table-cell>
          <table:table-cell table:style-name="ce3" office:value-type="string" calcext:value-type="string">
            <text:p>ERIKA MARONEZI ROS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389.63" calcext:value-type="float">
            <text:p>R$15.389,6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389.63" calcext:value-type="float">
            <text:p>R$15.389,63 </text:p>
          </table:table-cell>
          <table:table-cell table:style-name="ce6" office:value-type="float" office:value="-1892.88" calcext:value-type="float">
            <text:p>(R$1.892,88)</text:p>
          </table:table-cell>
          <table:table-cell table:style-name="ce6" office:value-type="float" office:value="-2815.6" calcext:value-type="float">
            <text:p>(R$2.815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08.48" calcext:value-type="float">
            <text:p>(R$4.708,48)</text:p>
          </table:table-cell>
          <table:table-cell table:style-name="ce6" office:value-type="float" office:value="10681.15" calcext:value-type="float">
            <text:p>R$10.681,1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DRH/PRSP</text:p>
          </table:table-cell>
          <table:table-cell table:style-name="ce4" office:value-type="float" office:value="90470901" calcext:value-type="float">
            <text:p>90470901</text:p>
          </table:table-cell>
          <table:table-cell table:style-name="ce3" office:value-type="string" calcext:value-type="string">
            <text:p>ERNESTO DE FRANC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382.06" calcext:value-type="float">
            <text:p>R$13.382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382.06" calcext:value-type="float">
            <text:p>R$13.382,06 </text:p>
          </table:table-cell>
          <table:table-cell table:style-name="ce6" office:value-type="float" office:value="-812.4" calcext:value-type="float">
            <text:p>(R$812,40)</text:p>
          </table:table-cell>
          <table:table-cell table:style-name="ce6" office:value-type="float" office:value="-2560.65" calcext:value-type="float">
            <text:p>(R$2.560,6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73.05" calcext:value-type="float">
            <text:p>(R$3.373,05)</text:p>
          </table:table-cell>
          <table:table-cell table:style-name="ce6" office:value-type="float" office:value="10009.01" calcext:value-type="float">
            <text:p>R$10.009,0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O</text:p>
          </table:table-cell>
          <table:table-cell table:style-name="ce4" office:value-type="float" office:value="90464107" calcext:value-type="float">
            <text:p>90464107</text:p>
          </table:table-cell>
          <table:table-cell table:style-name="ce3" office:value-type="string" calcext:value-type="string">
            <text:p>ERNESTO OLIVEIRA BENTO DE MEL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025.47" calcext:value-type="float">
            <text:p>R$10.025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025.47" calcext:value-type="float">
            <text:p>R$10.025,47 </text:p>
          </table:table-cell>
          <table:table-cell table:style-name="ce6" office:value-type="float" office:value="-324.72" calcext:value-type="float">
            <text:p>(R$324,72)</text:p>
          </table:table-cell>
          <table:table-cell table:style-name="ce6" office:value-type="float" office:value="-1248.11" calcext:value-type="float">
            <text:p>(R$1.248,1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572.83" calcext:value-type="float">
            <text:p>(R$1.572,83)</text:p>
          </table:table-cell>
          <table:table-cell table:style-name="ce6" office:value-type="float" office:value="8452.64" calcext:value-type="float">
            <text:p>R$8.452,6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CE</text:p>
          </table:table-cell>
          <table:table-cell table:style-name="ce4" office:value-type="float" office:value="90264601" calcext:value-type="float">
            <text:p>90264601</text:p>
          </table:table-cell>
          <table:table-cell table:style-name="ce3" office:value-type="string" calcext:value-type="string">
            <text:p>ERNILDA MAGALHAES SOUSA DA COS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765.73" calcext:value-type="float">
            <text:p>R$13.765,73 </text:p>
          </table:table-cell>
          <table:table-cell table:style-name="ce6" office:value-type="float" office:value="884.68" calcext:value-type="float">
            <text:p>R$884,6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650.41" calcext:value-type="float">
            <text:p>R$14.650,41 </text:p>
          </table:table-cell>
          <table:table-cell table:style-name="ce6" office:value-type="float" office:value="-1021.68" calcext:value-type="float">
            <text:p>(R$1.021,68)</text:p>
          </table:table-cell>
          <table:table-cell table:style-name="ce6" office:value-type="float" office:value="-2851.9" calcext:value-type="float">
            <text:p>(R$2.851,9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73.58" calcext:value-type="float">
            <text:p>(R$3.873,58)</text:p>
          </table:table-cell>
          <table:table-cell table:style-name="ce6" office:value-type="float" office:value="10776.83" calcext:value-type="float">
            <text:p>R$10.776,8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4A</text:p>
          </table:table-cell>
          <table:table-cell table:style-name="ce4" office:value-type="float" office:value="90020403" calcext:value-type="float">
            <text:p>90020403</text:p>
          </table:table-cell>
          <table:table-cell table:style-name="ce3" office:value-type="string" calcext:value-type="string">
            <text:p>ESTELA SEIFERT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1761.05" calcext:value-type="float">
            <text:p>R$41.761,0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1761.05" calcext:value-type="float">
            <text:p>R$41.761,05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588.28" calcext:value-type="float">
            <text:p>(R$10.588,2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588.28" calcext:value-type="float">
            <text:p>(R$10.588,28)</text:p>
          </table:table-cell>
          <table:table-cell table:style-name="ce6" office:value-type="float" office:value="31172.77" calcext:value-type="float">
            <text:p>R$31.172,7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1750106" calcext:value-type="float">
            <text:p>91750106</text:p>
          </table:table-cell>
          <table:table-cell table:style-name="ce3" office:value-type="string" calcext:value-type="string">
            <text:p>ESTEVAO FERNANDES PEDERSOL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252.92" calcext:value-type="float">
            <text:p>R$2.252,9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52.92" calcext:value-type="float">
            <text:p>R$2.252,92 </text:p>
          </table:table-cell>
          <table:table-cell table:style-name="ce6" office:value-type="float" office:value="-44.43" calcext:value-type="float">
            <text:p>(R$44,4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44.43" calcext:value-type="float">
            <text:p>(R$44,43)</text:p>
          </table:table-cell>
          <table:table-cell table:style-name="ce6" office:value-type="float" office:value="2208.49" calcext:value-type="float">
            <text:p>R$2.208,4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FRANCA</text:p>
          </table:table-cell>
          <table:table-cell table:style-name="ce4" office:value-type="float" office:value="90095404" calcext:value-type="float">
            <text:p>90095404</text:p>
          </table:table-cell>
          <table:table-cell table:style-name="ce3" office:value-type="string" calcext:value-type="string">
            <text:p>ETTORE POPP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638.17" calcext:value-type="float">
            <text:p>R$14.638,1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638.17" calcext:value-type="float">
            <text:p>R$14.638,17 </text:p>
          </table:table-cell>
          <table:table-cell table:style-name="ce6" office:value-type="float" office:value="-1750.1" calcext:value-type="float">
            <text:p>(R$1.750,10)</text:p>
          </table:table-cell>
          <table:table-cell table:style-name="ce6" office:value-type="float" office:value="-2648.21" calcext:value-type="float">
            <text:p>(R$2.648,2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98.31" calcext:value-type="float">
            <text:p>(R$4.398,31)</text:p>
          </table:table-cell>
          <table:table-cell table:style-name="ce6" office:value-type="float" office:value="10239.86" calcext:value-type="float">
            <text:p>R$10.239,8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38606" calcext:value-type="float">
            <text:p>90038606</text:p>
          </table:table-cell>
          <table:table-cell table:style-name="ce3" office:value-type="string" calcext:value-type="string">
            <text:p>EUGENIA BITTI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8522.29" calcext:value-type="float">
            <text:p>R$18.522,2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8522.29" calcext:value-type="float">
            <text:p>R$18.522,29 </text:p>
          </table:table-cell>
          <table:table-cell table:style-name="ce6" office:value-type="float" office:value="-2488.08" calcext:value-type="float">
            <text:p>(R$2.488,08)</text:p>
          </table:table-cell>
          <table:table-cell table:style-name="ce6" office:value-type="float" office:value="-2989.81" calcext:value-type="float">
            <text:p>(R$2.989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477.89" calcext:value-type="float">
            <text:p>(R$5.477,89)</text:p>
          </table:table-cell>
          <table:table-cell table:style-name="ce6" office:value-type="float" office:value="13044.4" calcext:value-type="float">
            <text:p>R$13.044,4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48602" calcext:value-type="float">
            <text:p>90948602</text:p>
          </table:table-cell>
          <table:table-cell table:style-name="ce3" office:value-type="string" calcext:value-type="string">
            <text:p>EUGENIA MARIA DOS SANTOS BARBO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201.8" calcext:value-type="float">
            <text:p>R$3.201,80 </text:p>
          </table:table-cell>
          <table:table-cell table:style-name="ce6" office:value-type="float" office:value="373.54" calcext:value-type="float">
            <text:p>R$373,5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575.34" calcext:value-type="float">
            <text:p>R$3.575,34 </text:p>
          </table:table-cell>
          <table:table-cell table:style-name="ce6" office:value-type="float" office:value="-241.02" calcext:value-type="float">
            <text:p>(R$241,02)</text:p>
          </table:table-cell>
          <table:table-cell table:style-name="ce6" office:value-type="float" office:value="-118.7" calcext:value-type="float">
            <text:p>(R$118,7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9.72" calcext:value-type="float">
            <text:p>(R$359,72)</text:p>
          </table:table-cell>
          <table:table-cell table:style-name="ce6" office:value-type="float" office:value="3215.62" calcext:value-type="float">
            <text:p>R$3.215,6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S</text:p>
          </table:table-cell>
          <table:table-cell table:style-name="ce4" office:value-type="float" office:value="90938101" calcext:value-type="float">
            <text:p>90938101</text:p>
          </table:table-cell>
          <table:table-cell table:style-name="ce3" office:value-type="string" calcext:value-type="string">
            <text:p>EUNICE ANGELA MORSOLIN ROCH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2163.67" calcext:value-type="float">
            <text:p>R$42.163,6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2163.67" calcext:value-type="float">
            <text:p>R$42.163,67 </text:p>
          </table:table-cell>
          <table:table-cell table:style-name="ce6" office:value-type="float" office:value="-3755.38" calcext:value-type="float">
            <text:p>(R$3.755,38)</text:p>
          </table:table-cell>
          <table:table-cell table:style-name="ce6" office:value-type="float" office:value="-5968.01" calcext:value-type="float">
            <text:p>(R$5.968,01)</text:p>
          </table:table-cell>
          <table:table-cell table:style-name="ce6" office:value-type="float" office:value="-11544.24" calcext:value-type="float">
            <text:p>(R$11.544,24)</text:p>
          </table:table-cell>
          <table:table-cell table:style-name="ce6" office:value-type="float" office:value="-21267.63" calcext:value-type="float">
            <text:p>(R$21.267,63)</text:p>
          </table:table-cell>
          <table:table-cell table:style-name="ce6" office:value-type="float" office:value="20896.04" calcext:value-type="float">
            <text:p>R$20.896,0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929003" calcext:value-type="float">
            <text:p>90929003</text:p>
          </table:table-cell>
          <table:table-cell table:style-name="ce3" office:value-type="string" calcext:value-type="string">
            <text:p>EUNICE PIRES LIM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486.64" calcext:value-type="float">
            <text:p>R$15.486,6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486.64" calcext:value-type="float">
            <text:p>R$15.486,64 </text:p>
          </table:table-cell>
          <table:table-cell table:style-name="ce6" office:value-type="float" office:value="-1159.66" calcext:value-type="float">
            <text:p>(R$1.159,66)</text:p>
          </table:table-cell>
          <table:table-cell table:style-name="ce6" office:value-type="float" office:value="-2520.32" calcext:value-type="float">
            <text:p>(R$2.520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79.98" calcext:value-type="float">
            <text:p>(R$3.679,98)</text:p>
          </table:table-cell>
          <table:table-cell table:style-name="ce6" office:value-type="float" office:value="11806.66" calcext:value-type="float">
            <text:p>R$11.806,6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ES</text:p>
          </table:table-cell>
          <table:table-cell table:style-name="ce4" office:value-type="float" office:value="90066403" calcext:value-type="float">
            <text:p>90066403</text:p>
          </table:table-cell>
          <table:table-cell table:style-name="ce3" office:value-type="string" calcext:value-type="string">
            <text:p>EUNICE RAPOSO LIRI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7462.93" calcext:value-type="float">
            <text:p>R$27.462,93 </text:p>
          </table:table-cell>
          <table:table-cell table:style-name="ce6" office:value-type="float" office:value="4283.8" calcext:value-type="float">
            <text:p>R$4.283,8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1746.73" calcext:value-type="float">
            <text:p>R$31.746,73 </text:p>
          </table:table-cell>
          <table:table-cell table:style-name="ce6" office:value-type="float" office:value="-3969.57" calcext:value-type="float">
            <text:p>(R$3.969,57)</text:p>
          </table:table-cell>
          <table:table-cell table:style-name="ce6" office:value-type="float" office:value="-6219.12" calcext:value-type="float">
            <text:p>(R$6.219,1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188.69" calcext:value-type="float">
            <text:p>(R$10.188,69)</text:p>
          </table:table-cell>
          <table:table-cell table:style-name="ce6" office:value-type="float" office:value="21558.04" calcext:value-type="float">
            <text:p>R$21.558,0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31401" calcext:value-type="float">
            <text:p>90031401</text:p>
          </table:table-cell>
          <table:table-cell table:style-name="ce3" office:value-type="string" calcext:value-type="string">
            <text:p>EUNICE RODRIGUES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4008.52" calcext:value-type="float">
            <text:p>R$44.008,5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4008.52" calcext:value-type="float">
            <text:p>R$44.008,52 </text:p>
          </table:table-cell>
          <table:table-cell table:style-name="ce6" office:value-type="float" office:value="-6299.31" calcext:value-type="float">
            <text:p>(R$6.299,3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6299.31" calcext:value-type="float">
            <text:p>(R$6.299,31)</text:p>
          </table:table-cell>
          <table:table-cell table:style-name="ce6" office:value-type="float" office:value="37709.21" calcext:value-type="float">
            <text:p>R$37.709,2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522003" calcext:value-type="float">
            <text:p>90522003</text:p>
          </table:table-cell>
          <table:table-cell table:style-name="ce3" office:value-type="string" calcext:value-type="string">
            <text:p>EUNICE SANTANA PEREIRA LIM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552.13" calcext:value-type="float">
            <text:p>R$7.552,13 </text:p>
          </table:table-cell>
          <table:table-cell table:style-name="ce6" office:value-type="float" office:value="3234.42" calcext:value-type="float">
            <text:p>R$3.234,4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0786.55" calcext:value-type="float">
            <text:p>R$10.786,55 </text:p>
          </table:table-cell>
          <table:table-cell table:style-name="ce6" office:value-type="float" office:value="-1081.96" calcext:value-type="float">
            <text:p>(R$1.081,96)</text:p>
          </table:table-cell>
          <table:table-cell table:style-name="ce6" office:value-type="float" office:value="-1249.16" calcext:value-type="float">
            <text:p>(R$1.249,1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331.12" calcext:value-type="float">
            <text:p>(R$2.331,12)</text:p>
          </table:table-cell>
          <table:table-cell table:style-name="ce6" office:value-type="float" office:value="8455.43" calcext:value-type="float">
            <text:p>R$8.455,4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N</text:p>
          </table:table-cell>
          <table:table-cell table:style-name="ce4" office:value-type="float" office:value="90940801" calcext:value-type="float">
            <text:p>90940801</text:p>
          </table:table-cell>
          <table:table-cell table:style-name="ce3" office:value-type="string" calcext:value-type="string">
            <text:p>EURIDICE ALMEIDA FERNANDES DE OLI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571.47" calcext:value-type="float">
            <text:p>R$15.571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571.47" calcext:value-type="float">
            <text:p>R$15.571,47 </text:p>
          </table:table-cell>
          <table:table-cell table:style-name="ce6" office:value-type="float" office:value="-1173.65" calcext:value-type="float">
            <text:p>(R$1.173,65)</text:p>
          </table:table-cell>
          <table:table-cell table:style-name="ce6" office:value-type="float" office:value="-2539.8" calcext:value-type="float">
            <text:p>(R$2.539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13.45" calcext:value-type="float">
            <text:p>(R$3.713,45)</text:p>
          </table:table-cell>
          <table:table-cell table:style-name="ce6" office:value-type="float" office:value="11858.02" calcext:value-type="float">
            <text:p>R$11.858,0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230801" calcext:value-type="float">
            <text:p>90230801</text:p>
          </table:table-cell>
          <table:table-cell table:style-name="ce3" office:value-type="string" calcext:value-type="string">
            <text:p>EUZI MOREIRA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088.55" calcext:value-type="float">
            <text:p>R$15.088,5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088.55" calcext:value-type="float">
            <text:p>R$15.088,55 </text:p>
          </table:table-cell>
          <table:table-cell table:style-name="ce6" office:value-type="float" office:value="-1093.97" calcext:value-type="float">
            <text:p>(R$1.093,97)</text:p>
          </table:table-cell>
          <table:table-cell table:style-name="ce6" office:value-type="float" office:value="-2428.91" calcext:value-type="float">
            <text:p>(R$2.428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22.88" calcext:value-type="float">
            <text:p>(R$3.522,88)</text:p>
          </table:table-cell>
          <table:table-cell table:style-name="ce6" office:value-type="float" office:value="11565.67" calcext:value-type="float">
            <text:p>R$11.565,6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219305" calcext:value-type="float">
            <text:p>90219305</text:p>
          </table:table-cell>
          <table:table-cell table:style-name="ce3" office:value-type="string" calcext:value-type="string">
            <text:p>EVA BICALH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957.48" calcext:value-type="float">
            <text:p>R$11.957,4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957.48" calcext:value-type="float">
            <text:p>R$11.957,48 </text:p>
          </table:table-cell>
          <table:table-cell table:style-name="ce6" office:value-type="float" office:value="-604.86" calcext:value-type="float">
            <text:p>(R$604,86)</text:p>
          </table:table-cell>
          <table:table-cell table:style-name="ce6" office:value-type="float" office:value="-1702.37" calcext:value-type="float">
            <text:p>(R$1.702,3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307.23" calcext:value-type="float">
            <text:p>(R$2.307,23)</text:p>
          </table:table-cell>
          <table:table-cell table:style-name="ce6" office:value-type="float" office:value="9650.25" calcext:value-type="float">
            <text:p>R$9.650,2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0948101" calcext:value-type="float">
            <text:p>90948101</text:p>
          </table:table-cell>
          <table:table-cell table:style-name="ce3" office:value-type="string" calcext:value-type="string">
            <text:p>EWERTON D AVILA CUNH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800.45" calcext:value-type="float">
            <text:p>R$800,4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-849.63" calcext:value-type="float">
            <text:p>(R$849,6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849.63" calcext:value-type="float">
            <text:p>(R$849,63)</text:p>
          </table:table-cell>
          <table:table-cell table:style-name="ce6" office:value-type="float" office:value="12758.06" calcext:value-type="float">
            <text:p>R$12.758,0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17502" calcext:value-type="float">
            <text:p>90917502</text:p>
          </table:table-cell>
          <table:table-cell table:style-name="ce3" office:value-type="string" calcext:value-type="string">
            <text:p>EXPEDITA PEREIRA DE OLI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03.61" calcext:value-type="float">
            <text:p>R$6.403,61 </text:p>
          </table:table-cell>
          <table:table-cell table:style-name="ce6" office:value-type="float" office:value="1738.69" calcext:value-type="float">
            <text:p>R$1.738,6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8142.3" calcext:value-type="float">
            <text:p>R$8.142,30 </text:p>
          </table:table-cell>
          <table:table-cell table:style-name="ce6" office:value-type="float" office:value="-645.66" calcext:value-type="float">
            <text:p>(R$645,66)</text:p>
          </table:table-cell>
          <table:table-cell table:style-name="ce6" office:value-type="float" office:value="-641.98" calcext:value-type="float">
            <text:p>(R$641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87.64" calcext:value-type="float">
            <text:p>(R$1.287,64)</text:p>
          </table:table-cell>
          <table:table-cell table:style-name="ce6" office:value-type="float" office:value="6854.66" calcext:value-type="float">
            <text:p>R$6.854,6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PARAGOMINAS</text:p>
          </table:table-cell>
          <table:table-cell table:style-name="ce4" office:value-type="float" office:value="92525903" calcext:value-type="float">
            <text:p>92525903</text:p>
          </table:table-cell>
          <table:table-cell table:style-name="ce3" office:value-type="string" calcext:value-type="string">
            <text:p>FABIANA FERNANDES DE ALMEIDA VANET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517.65" calcext:value-type="float">
            <text:p>R$13.517,6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517.65" calcext:value-type="float">
            <text:p>R$13.517,65 </text:p>
          </table:table-cell>
          <table:table-cell table:style-name="ce6" office:value-type="float" office:value="-834.77" calcext:value-type="float">
            <text:p>(R$834,77)</text:p>
          </table:table-cell>
          <table:table-cell table:style-name="ce6" office:value-type="float" office:value="-2591.79" calcext:value-type="float">
            <text:p>(R$2.591,7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26.56" calcext:value-type="float">
            <text:p>(R$3.426,56)</text:p>
          </table:table-cell>
          <table:table-cell table:style-name="ce6" office:value-type="float" office:value="10091.09" calcext:value-type="float">
            <text:p>R$10.091,0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927705" calcext:value-type="float">
            <text:p>90927705</text:p>
          </table:table-cell>
          <table:table-cell table:style-name="ce3" office:value-type="string" calcext:value-type="string">
            <text:p>FABIANA PORCINA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303.49" calcext:value-type="float">
            <text:p>R$16.303,4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303.49" calcext:value-type="float">
            <text:p>R$16.303,49 </text:p>
          </table:table-cell>
          <table:table-cell table:style-name="ce6" office:value-type="float" office:value="-1294.44" calcext:value-type="float">
            <text:p>(R$1.294,44)</text:p>
          </table:table-cell>
          <table:table-cell table:style-name="ce6" office:value-type="float" office:value="-3231.48" calcext:value-type="float">
            <text:p>(R$3.231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25.92" calcext:value-type="float">
            <text:p>(R$4.525,92)</text:p>
          </table:table-cell>
          <table:table-cell table:style-name="ce6" office:value-type="float" office:value="11777.57" calcext:value-type="float">
            <text:p>R$11.777,5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444709" calcext:value-type="float">
            <text:p>90444709</text:p>
          </table:table-cell>
          <table:table-cell table:style-name="ce3" office:value-type="string" calcext:value-type="string">
            <text:p>FABRICIO PRATES RIBE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557.97" calcext:value-type="float">
            <text:p>R$6.557,9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557.97" calcext:value-type="float">
            <text:p>R$6.557,97 </text:p>
          </table:table-cell>
          <table:table-cell table:style-name="ce6" office:value-type="float" office:value="-616.86" calcext:value-type="float">
            <text:p>(R$616,86)</text:p>
          </table:table-cell>
          <table:table-cell table:style-name="ce6" office:value-type="float" office:value="-737.8" calcext:value-type="float">
            <text:p>(R$737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54.66" calcext:value-type="float">
            <text:p>(R$1.354,66)</text:p>
          </table:table-cell>
          <table:table-cell table:style-name="ce6" office:value-type="float" office:value="5203.31" calcext:value-type="float">
            <text:p>R$5.203,3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06201" calcext:value-type="float">
            <text:p>90206201</text:p>
          </table:table-cell>
          <table:table-cell table:style-name="ce3" office:value-type="string" calcext:value-type="string">
            <text:p>FATIMA BRILHANTE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5058.86" calcext:value-type="float">
            <text:p>R$5.058,8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866.1" calcext:value-type="float">
            <text:p>R$17.866,10 </text:p>
          </table:table-cell>
          <table:table-cell table:style-name="ce6" office:value-type="float" office:value="-1552.27" calcext:value-type="float">
            <text:p>(R$1.552,27)</text:p>
          </table:table-cell>
          <table:table-cell table:style-name="ce6" office:value-type="float" office:value="-3066.7" calcext:value-type="float">
            <text:p>(R$3.066,7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618.97" calcext:value-type="float">
            <text:p>(R$4.618,97)</text:p>
          </table:table-cell>
          <table:table-cell table:style-name="ce6" office:value-type="float" office:value="13247.13" calcext:value-type="float">
            <text:p>R$13.247,1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O</text:p>
          </table:table-cell>
          <table:table-cell table:style-name="ce4" office:value-type="float" office:value="90886406" calcext:value-type="float">
            <text:p>90886406</text:p>
          </table:table-cell>
          <table:table-cell table:style-name="ce3" office:value-type="string" calcext:value-type="string">
            <text:p>FELIPE GABRIEL DOMINGUES MACHAD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293.33" calcext:value-type="float">
            <text:p>R$6.293,3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293.33" calcext:value-type="float">
            <text:p>R$6.293,33 </text:p>
          </table:table-cell>
          <table:table-cell table:style-name="ce6" office:value-type="float" office:value="-573.19" calcext:value-type="float">
            <text:p>(R$573,19)</text:p>
          </table:table-cell>
          <table:table-cell table:style-name="ce6" office:value-type="float" office:value="-677.03" calcext:value-type="float">
            <text:p>(R$677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50.22" calcext:value-type="float">
            <text:p>(R$1.250,22)</text:p>
          </table:table-cell>
          <table:table-cell table:style-name="ce6" office:value-type="float" office:value="5043.11" calcext:value-type="float">
            <text:p>R$5.043,1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918101" calcext:value-type="float">
            <text:p>90918101</text:p>
          </table:table-cell>
          <table:table-cell table:style-name="ce3" office:value-type="string" calcext:value-type="string">
            <text:p>FELISBELLO FERNANDES FRIAC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138.76" calcext:value-type="float">
            <text:p>R$14.138,76 </text:p>
          </table:table-cell>
          <table:table-cell table:style-name="ce6" office:value-type="float" office:value="1600.91" calcext:value-type="float">
            <text:p>R$1.600,9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39.67" calcext:value-type="float">
            <text:p>R$15.739,67 </text:p>
          </table:table-cell>
          <table:table-cell table:style-name="ce6" office:value-type="float" office:value="-1201.41" calcext:value-type="float">
            <text:p>(R$1.201,41)</text:p>
          </table:table-cell>
          <table:table-cell table:style-name="ce6" office:value-type="float" office:value="-2578.42" calcext:value-type="float">
            <text:p>(R$2.578,4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79.83" calcext:value-type="float">
            <text:p>(R$3.779,83)</text:p>
          </table:table-cell>
          <table:table-cell table:style-name="ce6" office:value-type="float" office:value="11959.84" calcext:value-type="float">
            <text:p>R$11.959,8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B</text:p>
          </table:table-cell>
          <table:table-cell table:style-name="ce4" office:value-type="float" office:value="90536107" calcext:value-type="float">
            <text:p>90536107</text:p>
          </table:table-cell>
          <table:table-cell table:style-name="ce3" office:value-type="string" calcext:value-type="string">
            <text:p>FILIPE SOARES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131.21" calcext:value-type="float">
            <text:p>R$3.131,2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131.21" calcext:value-type="float">
            <text:p>R$3.131,21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8.24" calcext:value-type="float">
            <text:p>(R$88,2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8.24" calcext:value-type="float">
            <text:p>(R$88,24)</text:p>
          </table:table-cell>
          <table:table-cell table:style-name="ce6" office:value-type="float" office:value="3042.97" calcext:value-type="float">
            <text:p>R$3.042,9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03007" calcext:value-type="float">
            <text:p>90003007</text:p>
          </table:table-cell>
          <table:table-cell table:style-name="ce3" office:value-type="string" calcext:value-type="string">
            <text:p>FLAVIO MATIAS LAMONTAGNE VASCONCEL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735.6" calcext:value-type="float">
            <text:p>R$11.735,6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735.6" calcext:value-type="float">
            <text:p>R$11.735,60 </text:p>
          </table:table-cell>
          <table:table-cell table:style-name="ce6" office:value-type="float" office:value="-1542.33" calcext:value-type="float">
            <text:p>(R$1.542,33)</text:p>
          </table:table-cell>
          <table:table-cell table:style-name="ce6" office:value-type="float" office:value="-2548.31" calcext:value-type="float">
            <text:p>(R$2.548,3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90.64" calcext:value-type="float">
            <text:p>(R$4.090,64)</text:p>
          </table:table-cell>
          <table:table-cell table:style-name="ce6" office:value-type="float" office:value="7644.96" calcext:value-type="float">
            <text:p>R$7.644,9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24204" calcext:value-type="float">
            <text:p>90024204</text:p>
          </table:table-cell>
          <table:table-cell table:style-name="ce3" office:value-type="string" calcext:value-type="string">
            <text:p>FRANCINIRA MACEDO DE MOU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7025.23" calcext:value-type="float">
            <text:p>R$37.025,2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7025.23" calcext:value-type="float">
            <text:p>R$37.025,23 </text:p>
          </table:table-cell>
          <table:table-cell table:style-name="ce6" office:value-type="float" office:value="-4189.24" calcext:value-type="float">
            <text:p>(R$4.189,24)</text:p>
          </table:table-cell>
          <table:table-cell table:style-name="ce6" office:value-type="float" office:value="-7000.26" calcext:value-type="float">
            <text:p>(R$7.000,26)</text:p>
          </table:table-cell>
          <table:table-cell table:style-name="ce6" office:value-type="float" office:value="-4122.31" calcext:value-type="float">
            <text:p>(R$4.122,31)</text:p>
          </table:table-cell>
          <table:table-cell table:style-name="ce6" office:value-type="float" office:value="-15311.81" calcext:value-type="float">
            <text:p>(R$15.311,81)</text:p>
          </table:table-cell>
          <table:table-cell table:style-name="ce6" office:value-type="float" office:value="21713.42" calcext:value-type="float">
            <text:p>R$21.713,4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I</text:p>
          </table:table-cell>
          <table:table-cell table:style-name="ce4" office:value-type="float" office:value="90204802" calcext:value-type="float">
            <text:p>90204802</text:p>
          </table:table-cell>
          <table:table-cell table:style-name="ce3" office:value-type="string" calcext:value-type="string">
            <text:p>FRANCISCA BARBOSA LOURE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811.68" calcext:value-type="float">
            <text:p>R$16.811,68 </text:p>
          </table:table-cell>
          <table:table-cell table:style-name="ce6" office:value-type="float" office:value="6468.21" calcext:value-type="float">
            <text:p>R$6.468,2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279.89" calcext:value-type="float">
            <text:p>R$23.279,89 </text:p>
          </table:table-cell>
          <table:table-cell table:style-name="ce6" office:value-type="float" office:value="-2445.54" calcext:value-type="float">
            <text:p>(R$2.445,54)</text:p>
          </table:table-cell>
          <table:table-cell table:style-name="ce6" office:value-type="float" office:value="-4309.85" calcext:value-type="float">
            <text:p>(R$4.309,8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755.39" calcext:value-type="float">
            <text:p>(R$6.755,39)</text:p>
          </table:table-cell>
          <table:table-cell table:style-name="ce6" office:value-type="float" office:value="16524.5" calcext:value-type="float">
            <text:p>R$16.524,5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48401" calcext:value-type="float">
            <text:p>90948401</text:p>
          </table:table-cell>
          <table:table-cell table:style-name="ce3" office:value-type="string" calcext:value-type="string">
            <text:p>FRANCISCA BARBOSA QUINTO ABREU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03.61" calcext:value-type="float">
            <text:p>R$6.403,61 </text:p>
          </table:table-cell>
          <table:table-cell table:style-name="ce6" office:value-type="float" office:value="667.04" calcext:value-type="float">
            <text:p>R$667,0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7070.65" calcext:value-type="float">
            <text:p>R$7.070,65 </text:p>
          </table:table-cell>
          <table:table-cell table:style-name="ce6" office:value-type="float" office:value="-468.84" calcext:value-type="float">
            <text:p>(R$468,84)</text:p>
          </table:table-cell>
          <table:table-cell table:style-name="ce6" office:value-type="float" office:value="-395.9" calcext:value-type="float">
            <text:p>(R$395,9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64.74" calcext:value-type="float">
            <text:p>(R$864,74)</text:p>
          </table:table-cell>
          <table:table-cell table:style-name="ce6" office:value-type="float" office:value="6205.91" calcext:value-type="float">
            <text:p>R$6.205,9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I</text:p>
          </table:table-cell>
          <table:table-cell table:style-name="ce4" office:value-type="float" office:value="90207201" calcext:value-type="float">
            <text:p>90207201</text:p>
          </table:table-cell>
          <table:table-cell table:style-name="ce3" office:value-type="string" calcext:value-type="string">
            <text:p>FRANCISCA DA ASSUNCAO SILVA ARIL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005.7" calcext:value-type="float">
            <text:p>R$15.005,7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005.7" calcext:value-type="float">
            <text:p>R$15.005,70 </text:p>
          </table:table-cell>
          <table:table-cell table:style-name="ce6" office:value-type="float" office:value="-1080.3" calcext:value-type="float">
            <text:p>(R$1.080,30)</text:p>
          </table:table-cell>
          <table:table-cell table:style-name="ce6" office:value-type="float" office:value="-2409.89" calcext:value-type="float">
            <text:p>(R$2.409,8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90.19" calcext:value-type="float">
            <text:p>(R$3.490,19)</text:p>
          </table:table-cell>
          <table:table-cell table:style-name="ce6" office:value-type="float" office:value="11515.51" calcext:value-type="float">
            <text:p>R$11.515,5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902901" calcext:value-type="float">
            <text:p>90902901</text:p>
          </table:table-cell>
          <table:table-cell table:style-name="ce3" office:value-type="string" calcext:value-type="string">
            <text:p>FRANCISCA LINS DE RESENDE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746.65" calcext:value-type="float">
            <text:p>R$14.746,6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746.65" calcext:value-type="float">
            <text:p>R$14.746,65 </text:p>
          </table:table-cell>
          <table:table-cell table:style-name="ce6" office:value-type="float" office:value="-1037.56" calcext:value-type="float">
            <text:p>(R$1.037,56)</text:p>
          </table:table-cell>
          <table:table-cell table:style-name="ce6" office:value-type="float" office:value="-2350.4" calcext:value-type="float">
            <text:p>(R$2.350,4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87.96" calcext:value-type="float">
            <text:p>(R$3.387,96)</text:p>
          </table:table-cell>
          <table:table-cell table:style-name="ce6" office:value-type="float" office:value="11358.69" calcext:value-type="float">
            <text:p>R$11.358,6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224104" calcext:value-type="float">
            <text:p>90224104</text:p>
          </table:table-cell>
          <table:table-cell table:style-name="ce3" office:value-type="string" calcext:value-type="string">
            <text:p>FRANCISCA VIEIRA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994.98" calcext:value-type="float">
            <text:p>R$8.994,9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994.98" calcext:value-type="float">
            <text:p>R$8.994,98 </text:p>
          </table:table-cell>
          <table:table-cell table:style-name="ce6" office:value-type="float" office:value="-786.35" calcext:value-type="float">
            <text:p>(R$786,35)</text:p>
          </table:table-cell>
          <table:table-cell table:style-name="ce6" office:value-type="float" office:value="-837.77" calcext:value-type="float">
            <text:p>(R$837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24.12" calcext:value-type="float">
            <text:p>(R$1.624,12)</text:p>
          </table:table-cell>
          <table:table-cell table:style-name="ce6" office:value-type="float" office:value="7370.86" calcext:value-type="float">
            <text:p>R$7.370,8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1A</text:p>
          </table:table-cell>
          <table:table-cell table:style-name="ce4" office:value-type="float" office:value="90355103" calcext:value-type="float">
            <text:p>90355103</text:p>
          </table:table-cell>
          <table:table-cell table:style-name="ce3" office:value-type="string" calcext:value-type="string">
            <text:p>FRANCISCO JOSE LUNA LINS DE OLI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876.68" calcext:value-type="float">
            <text:p>R$10.876,68 </text:p>
          </table:table-cell>
          <table:table-cell table:style-name="ce6" office:value-type="float" office:value="2036.57" calcext:value-type="float">
            <text:p>R$2.036,5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2913.25" calcext:value-type="float">
            <text:p>R$12.913,25 </text:p>
          </table:table-cell>
          <table:table-cell table:style-name="ce6" office:value-type="float" office:value="-743.45" calcext:value-type="float">
            <text:p>(R$743,45)</text:p>
          </table:table-cell>
          <table:table-cell table:style-name="ce6" office:value-type="float" office:value="-2450.69" calcext:value-type="float">
            <text:p>(R$2.450,6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94.14" calcext:value-type="float">
            <text:p>(R$3.194,14)</text:p>
          </table:table-cell>
          <table:table-cell table:style-name="ce6" office:value-type="float" office:value="9719.11" calcext:value-type="float">
            <text:p>R$9.719,1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356204" calcext:value-type="float">
            <text:p>90356204</text:p>
          </table:table-cell>
          <table:table-cell table:style-name="ce3" office:value-type="string" calcext:value-type="string">
            <text:p>GABRIEL DA SILVA <text:s/>ALENCAR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704.07" calcext:value-type="float">
            <text:p>R$7.704,0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704.07" calcext:value-type="float">
            <text:p>R$7.704,07 </text:p>
          </table:table-cell>
          <table:table-cell table:style-name="ce6" office:value-type="float" office:value="-573.35" calcext:value-type="float">
            <text:p>(R$573,35)</text:p>
          </table:table-cell>
          <table:table-cell table:style-name="ce6" office:value-type="float" office:value="-1064.94" calcext:value-type="float">
            <text:p>(R$1.064,9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38.29" calcext:value-type="float">
            <text:p>(R$1.638,29)</text:p>
          </table:table-cell>
          <table:table-cell table:style-name="ce6" office:value-type="float" office:value="6065.78" calcext:value-type="float">
            <text:p>R$6.065,7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0289008" calcext:value-type="float">
            <text:p>90289008</text:p>
          </table:table-cell>
          <table:table-cell table:style-name="ce3" office:value-type="string" calcext:value-type="string">
            <text:p>GABRIEL GOUVEI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583.02" calcext:value-type="float">
            <text:p>R$7.583,0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583.02" calcext:value-type="float">
            <text:p>R$7.583,02 </text:p>
          </table:table-cell>
          <table:table-cell table:style-name="ce6" office:value-type="float" office:value="-553.38" calcext:value-type="float">
            <text:p>(R$553,38)</text:p>
          </table:table-cell>
          <table:table-cell table:style-name="ce6" office:value-type="float" office:value="-1037.15" calcext:value-type="float">
            <text:p>(R$1.037,1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590.53" calcext:value-type="float">
            <text:p>(R$1.590,53)</text:p>
          </table:table-cell>
          <table:table-cell table:style-name="ce6" office:value-type="float" office:value="5992.49" calcext:value-type="float">
            <text:p>R$5.992,4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460801" calcext:value-type="float">
            <text:p>90460801</text:p>
          </table:table-cell>
          <table:table-cell table:style-name="ce3" office:value-type="string" calcext:value-type="string">
            <text:p>GARLENE DE MORAES SOU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004.98" calcext:value-type="float">
            <text:p>R$1.004,9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812.22" calcext:value-type="float">
            <text:p>R$13.812,22 </text:p>
          </table:table-cell>
          <table:table-cell table:style-name="ce6" office:value-type="float" office:value="-883.38" calcext:value-type="float">
            <text:p>(R$883,38)</text:p>
          </table:table-cell>
          <table:table-cell table:style-name="ce6" office:value-type="float" office:value="-2659.43" calcext:value-type="float">
            <text:p>(R$2.659,4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42.81" calcext:value-type="float">
            <text:p>(R$3.542,81)</text:p>
          </table:table-cell>
          <table:table-cell table:style-name="ce6" office:value-type="float" office:value="10269.41" calcext:value-type="float">
            <text:p>R$10.269,4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1A</text:p>
          </table:table-cell>
          <table:table-cell table:style-name="ce4" office:value-type="float" office:value="90002601" calcext:value-type="float">
            <text:p>90002601</text:p>
          </table:table-cell>
          <table:table-cell table:style-name="ce3" office:value-type="string" calcext:value-type="string">
            <text:p>GENITA EDNA DOMENIC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353.24" calcext:value-type="float">
            <text:p>R$14.353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353.24" calcext:value-type="float">
            <text:p>R$14.353,24 </text:p>
          </table:table-cell>
          <table:table-cell table:style-name="ce6" office:value-type="float" office:value="-1695.96" calcext:value-type="float">
            <text:p>(R$1.695,96)</text:p>
          </table:table-cell>
          <table:table-cell table:style-name="ce6" office:value-type="float" office:value="-2061.15" calcext:value-type="float">
            <text:p>(R$2.061,1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57.11" calcext:value-type="float">
            <text:p>(R$3.757,11)</text:p>
          </table:table-cell>
          <table:table-cell table:style-name="ce6" office:value-type="float" office:value="10596.13" calcext:value-type="float">
            <text:p>R$10.596,1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31801" calcext:value-type="float">
            <text:p>90231801</text:p>
          </table:table-cell>
          <table:table-cell table:style-name="ce3" office:value-type="string" calcext:value-type="string">
            <text:p>GENY MONTEIRO TORR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9344.19" calcext:value-type="float">
            <text:p>R$29.344,1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9344.19" calcext:value-type="float">
            <text:p>R$29.344,19 </text:p>
          </table:table-cell>
          <table:table-cell table:style-name="ce6" office:value-type="float" office:value="-3513.09" calcext:value-type="float">
            <text:p>(R$3.513,09)</text:p>
          </table:table-cell>
          <table:table-cell table:style-name="ce6" office:value-type="float" office:value="-5683.95" calcext:value-type="float">
            <text:p>(R$5.683,9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197.04" calcext:value-type="float">
            <text:p>(R$9.197,04)</text:p>
          </table:table-cell>
          <table:table-cell table:style-name="ce6" office:value-type="float" office:value="20147.15" calcext:value-type="float">
            <text:p>R$20.147,1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943501" calcext:value-type="float">
            <text:p>90943501</text:p>
          </table:table-cell>
          <table:table-cell table:style-name="ce3" office:value-type="string" calcext:value-type="string">
            <text:p>GEORGIA REGINA BRAGANC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334.09" calcext:value-type="float">
            <text:p>R$1.334,0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141.33" calcext:value-type="float">
            <text:p>R$14.141,33 </text:p>
          </table:table-cell>
          <table:table-cell table:style-name="ce6" office:value-type="float" office:value="-937.68" calcext:value-type="float">
            <text:p>(R$937,68)</text:p>
          </table:table-cell>
          <table:table-cell table:style-name="ce6" office:value-type="float" office:value="-2735" calcext:value-type="float">
            <text:p>(R$2.735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72.68" calcext:value-type="float">
            <text:p>(R$3.672,68)</text:p>
          </table:table-cell>
          <table:table-cell table:style-name="ce6" office:value-type="float" office:value="10468.65" calcext:value-type="float">
            <text:p>R$10.468,6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12906" calcext:value-type="float">
            <text:p>90212906</text:p>
          </table:table-cell>
          <table:table-cell table:style-name="ce3" office:value-type="string" calcext:value-type="string">
            <text:p>GEROZINA DOS SANTOS SANTAN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7630.65" calcext:value-type="float">
            <text:p>R$17.630,6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630.65" calcext:value-type="float">
            <text:p>R$17.630,65 </text:p>
          </table:table-cell>
          <table:table-cell table:style-name="ce6" office:value-type="float" office:value="-1513.42" calcext:value-type="float">
            <text:p>(R$1.513,42)</text:p>
          </table:table-cell>
          <table:table-cell table:style-name="ce6" office:value-type="float" office:value="-3012.64" calcext:value-type="float">
            <text:p>(R$3.012,6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26.06" calcext:value-type="float">
            <text:p>(R$4.526,06)</text:p>
          </table:table-cell>
          <table:table-cell table:style-name="ce6" office:value-type="float" office:value="13104.59" calcext:value-type="float">
            <text:p>R$13.104,5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465804" calcext:value-type="float">
            <text:p>90465804</text:p>
          </table:table-cell>
          <table:table-cell table:style-name="ce3" office:value-type="string" calcext:value-type="string">
            <text:p>GILDA MARIA DE LUCAS CASTRO E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584.61" calcext:value-type="float">
            <text:p>R$11.584,61 </text:p>
          </table:table-cell>
          <table:table-cell table:style-name="ce6" office:value-type="float" office:value="2783.67" calcext:value-type="float">
            <text:p>R$2.783,6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368.28" calcext:value-type="float">
            <text:p>R$14.368,28 </text:p>
          </table:table-cell>
          <table:table-cell table:style-name="ce6" office:value-type="float" office:value="-975.13" calcext:value-type="float">
            <text:p>(R$975,13)</text:p>
          </table:table-cell>
          <table:table-cell table:style-name="ce6" office:value-type="float" office:value="-2263.52" calcext:value-type="float">
            <text:p>(R$2.263,5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38.65" calcext:value-type="float">
            <text:p>(R$3.238,65)</text:p>
          </table:table-cell>
          <table:table-cell table:style-name="ce6" office:value-type="float" office:value="11129.63" calcext:value-type="float">
            <text:p>R$11.129,6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3A</text:p>
          </table:table-cell>
          <table:table-cell table:style-name="ce4" office:value-type="float" office:value="90786703" calcext:value-type="float">
            <text:p>90786703</text:p>
          </table:table-cell>
          <table:table-cell table:style-name="ce3" office:value-type="string" calcext:value-type="string">
            <text:p>GISELA MARIA RODRIGUES DE OLI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731.45" calcext:value-type="float">
            <text:p>R$4.731,4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731.45" calcext:value-type="float">
            <text:p>R$4.731,45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5.14" calcext:value-type="float">
            <text:p>(R$405,1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5.14" calcext:value-type="float">
            <text:p>(R$405,14)</text:p>
          </table:table-cell>
          <table:table-cell table:style-name="ce6" office:value-type="float" office:value="4326.31" calcext:value-type="float">
            <text:p>R$4.326,3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037805" calcext:value-type="float">
            <text:p>90037805</text:p>
          </table:table-cell>
          <table:table-cell table:style-name="ce3" office:value-type="string" calcext:value-type="string">
            <text:p>GISLENE MARIA CAMELO MOT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8850.94" calcext:value-type="float">
            <text:p>R$28.850,94 </text:p>
          </table:table-cell>
          <table:table-cell table:style-name="ce6" office:value-type="float" office:value="7119.87" calcext:value-type="float">
            <text:p>R$7.119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5970.81" calcext:value-type="float">
            <text:p>R$35.970,81 </text:p>
          </table:table-cell>
          <table:table-cell table:style-name="ce6" office:value-type="float" office:value="-4234.63" calcext:value-type="float">
            <text:p>(R$4.234,63)</text:p>
          </table:table-cell>
          <table:table-cell table:style-name="ce6" office:value-type="float" office:value="-6529.86" calcext:value-type="float">
            <text:p>(R$6.529,86)</text:p>
          </table:table-cell>
          <table:table-cell table:style-name="ce6" office:value-type="float" office:value="-2829.04" calcext:value-type="float">
            <text:p>(R$2.829,04)</text:p>
          </table:table-cell>
          <table:table-cell table:style-name="ce6" office:value-type="float" office:value="-13593.53" calcext:value-type="float">
            <text:p>(R$13.593,53)</text:p>
          </table:table-cell>
          <table:table-cell table:style-name="ce6" office:value-type="float" office:value="22377.28" calcext:value-type="float">
            <text:p>R$22.377,2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T</text:p>
          </table:table-cell>
          <table:table-cell table:style-name="ce4" office:value-type="float" office:value="90951701" calcext:value-type="float">
            <text:p>90951701</text:p>
          </table:table-cell>
          <table:table-cell table:style-name="ce3" office:value-type="string" calcext:value-type="string">
            <text:p>GISSELMA BENEDITA BRITO UEMU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907.18" calcext:value-type="float">
            <text:p>R$907,1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-867.24" calcext:value-type="float">
            <text:p>(R$867,24)</text:p>
          </table:table-cell>
          <table:table-cell table:style-name="ce6" office:value-type="float" office:value="-2636.97" calcext:value-type="float">
            <text:p>(R$2.636,9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04.21" calcext:value-type="float">
            <text:p>(R$3.504,21)</text:p>
          </table:table-cell>
          <table:table-cell table:style-name="ce6" office:value-type="float" office:value="10210.21" calcext:value-type="float">
            <text:p>R$10.210,2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MP/PE</text:p>
          </table:table-cell>
          <table:table-cell table:style-name="ce4" office:value-type="float" office:value="91368503" calcext:value-type="float">
            <text:p>91368503</text:p>
          </table:table-cell>
          <table:table-cell table:style-name="ce3" office:value-type="string" calcext:value-type="string">
            <text:p>GLAUCIARA TEIXEIRA SOBRINH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051.16" calcext:value-type="float">
            <text:p>R$13.051,1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51.16" calcext:value-type="float">
            <text:p>R$13.051,16 </text:p>
          </table:table-cell>
          <table:table-cell table:style-name="ce6" office:value-type="float" office:value="-763.45" calcext:value-type="float">
            <text:p>(R$763,45)</text:p>
          </table:table-cell>
          <table:table-cell table:style-name="ce6" office:value-type="float" office:value="-2483.12" calcext:value-type="float">
            <text:p>(R$2.483,1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46.57" calcext:value-type="float">
            <text:p>(R$3.246,57)</text:p>
          </table:table-cell>
          <table:table-cell table:style-name="ce6" office:value-type="float" office:value="9804.59" calcext:value-type="float">
            <text:p>R$9.804,5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207707" calcext:value-type="float">
            <text:p>90207707</text:p>
          </table:table-cell>
          <table:table-cell table:style-name="ce3" office:value-type="string" calcext:value-type="string">
            <text:p>GUILHERME LIMA DE MORAI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7599.38" calcext:value-type="float">
            <text:p>R$17.599,3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599.38" calcext:value-type="float">
            <text:p>R$17.599,38 </text:p>
          </table:table-cell>
          <table:table-cell table:style-name="ce6" office:value-type="float" office:value="-858.45" calcext:value-type="float">
            <text:p>(R$858,45)</text:p>
          </table:table-cell>
          <table:table-cell table:style-name="ce6" office:value-type="float" office:value="-3707.75" calcext:value-type="float">
            <text:p>(R$3.707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66.2" calcext:value-type="float">
            <text:p>(R$4.566,20)</text:p>
          </table:table-cell>
          <table:table-cell table:style-name="ce6" office:value-type="float" office:value="13033.18" calcext:value-type="float">
            <text:p>R$13.033,1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04901" calcext:value-type="float">
            <text:p>90204901</text:p>
          </table:table-cell>
          <table:table-cell table:style-name="ce3" office:value-type="string" calcext:value-type="string">
            <text:p>GUIOMAR SOUZA DE ANDRADE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9917.69" calcext:value-type="float">
            <text:p>R$9.917,69 </text:p>
          </table:table-cell>
          <table:table-cell table:style-name="ce6" office:value-type="float" office:value="4610.6" calcext:value-type="float">
            <text:p>R$4.610,6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528.29" calcext:value-type="float">
            <text:p>R$14.528,29 </text:p>
          </table:table-cell>
          <table:table-cell table:style-name="ce6" office:value-type="float" office:value="-1001.53" calcext:value-type="float">
            <text:p>(R$1.001,53)</text:p>
          </table:table-cell>
          <table:table-cell table:style-name="ce6" office:value-type="float" office:value="-2300.26" calcext:value-type="float">
            <text:p>(R$2.300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01.79" calcext:value-type="float">
            <text:p>(R$3.301,79)</text:p>
          </table:table-cell>
          <table:table-cell table:style-name="ce6" office:value-type="float" office:value="11226.5" calcext:value-type="float">
            <text:p>R$11.226,5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0045406" calcext:value-type="float">
            <text:p>90045406</text:p>
          </table:table-cell>
          <table:table-cell table:style-name="ce3" office:value-type="string" calcext:value-type="string">
            <text:p>GUSTAVO DE ALMEIDA CARNEIRO VAZ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8123.27" calcext:value-type="float">
            <text:p>R$38.123,2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8123.27" calcext:value-type="float">
            <text:p>R$38.123,27 </text:p>
          </table:table-cell>
          <table:table-cell table:style-name="ce6" office:value-type="float" office:value="-5181.11" calcext:value-type="float">
            <text:p>(R$5.181,11)</text:p>
          </table:table-cell>
          <table:table-cell table:style-name="ce6" office:value-type="float" office:value="-8163.09" calcext:value-type="float">
            <text:p>(R$8.163,0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344.2" calcext:value-type="float">
            <text:p>(R$13.344,20)</text:p>
          </table:table-cell>
          <table:table-cell table:style-name="ce6" office:value-type="float" office:value="24779.07" calcext:value-type="float">
            <text:p>R$24.779,0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E</text:p>
          </table:table-cell>
          <table:table-cell table:style-name="ce4" office:value-type="float" office:value="90277605" calcext:value-type="float">
            <text:p>90277605</text:p>
          </table:table-cell>
          <table:table-cell table:style-name="ce3" office:value-type="string" calcext:value-type="string">
            <text:p>HAVANA TELES DE OLIVEIRA D EC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9383.44" calcext:value-type="float">
            <text:p>R$9.383,4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383.44" calcext:value-type="float">
            <text:p>R$9.383,44 </text:p>
          </table:table-cell>
          <table:table-cell table:style-name="ce6" office:value-type="float" office:value="-850.45" calcext:value-type="float">
            <text:p>(R$850,45)</text:p>
          </table:table-cell>
          <table:table-cell table:style-name="ce6" office:value-type="float" office:value="-1450.57" calcext:value-type="float">
            <text:p>(R$1.450,5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301.02" calcext:value-type="float">
            <text:p>(R$2.301,02)</text:p>
          </table:table-cell>
          <table:table-cell table:style-name="ce6" office:value-type="float" office:value="7082.42" calcext:value-type="float">
            <text:p>R$7.082,4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1566505" calcext:value-type="float">
            <text:p>91566505</text:p>
          </table:table-cell>
          <table:table-cell table:style-name="ce3" office:value-type="string" calcext:value-type="string">
            <text:p>HEITOR NASCIMENTO LEAL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796.05" calcext:value-type="float">
            <text:p>R$4.796,0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796.05" calcext:value-type="float">
            <text:p>R$4.796,05 </text:p>
          </table:table-cell>
          <table:table-cell table:style-name="ce6" office:value-type="float" office:value="-326.14" calcext:value-type="float">
            <text:p>(R$326,14)</text:p>
          </table:table-cell>
          <table:table-cell table:style-name="ce6" office:value-type="float" office:value="-342.95" calcext:value-type="float">
            <text:p>(R$342,9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9.09" calcext:value-type="float">
            <text:p>(R$669,09)</text:p>
          </table:table-cell>
          <table:table-cell table:style-name="ce6" office:value-type="float" office:value="4126.96" calcext:value-type="float">
            <text:p>R$4.126,9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531503" calcext:value-type="float">
            <text:p>90531503</text:p>
          </table:table-cell>
          <table:table-cell table:style-name="ce3" office:value-type="string" calcext:value-type="string">
            <text:p>HELBA JACINTO TRINDADE SOAR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276.06" calcext:value-type="float">
            <text:p>R$8.276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276.06" calcext:value-type="float">
            <text:p>R$8.276,06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79.91" calcext:value-type="float">
            <text:p>(R$1.379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79.91" calcext:value-type="float">
            <text:p>(R$1.379,91)</text:p>
          </table:table-cell>
          <table:table-cell table:style-name="ce6" office:value-type="float" office:value="6896.15" calcext:value-type="float">
            <text:p>R$6.896,1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0947702" calcext:value-type="float">
            <text:p>90947702</text:p>
          </table:table-cell>
          <table:table-cell table:style-name="ce3" office:value-type="string" calcext:value-type="string">
            <text:p>HELEN D AVILA MESQUI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3714.1" calcext:value-type="float">
            <text:p>R$3.714,1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521.34" calcext:value-type="float">
            <text:p>R$16.521,34 </text:p>
          </table:table-cell>
          <table:table-cell table:style-name="ce6" office:value-type="float" office:value="-1330.38" calcext:value-type="float">
            <text:p>(R$1.330,38)</text:p>
          </table:table-cell>
          <table:table-cell table:style-name="ce6" office:value-type="float" office:value="-3281.51" calcext:value-type="float">
            <text:p>(R$3.281,5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611.89" calcext:value-type="float">
            <text:p>(R$4.611,89)</text:p>
          </table:table-cell>
          <table:table-cell table:style-name="ce6" office:value-type="float" office:value="11909.45" calcext:value-type="float">
            <text:p>R$11.909,4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S</text:p>
          </table:table-cell>
          <table:table-cell table:style-name="ce4" office:value-type="float" office:value="90918301" calcext:value-type="float">
            <text:p>90918301</text:p>
          </table:table-cell>
          <table:table-cell table:style-name="ce3" office:value-type="string" calcext:value-type="string">
            <text:p>HELENA GOULART CENTEN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437.91" calcext:value-type="float">
            <text:p>R$14.437,9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437.91" calcext:value-type="float">
            <text:p>R$14.437,91 </text:p>
          </table:table-cell>
          <table:table-cell table:style-name="ce6" office:value-type="float" office:value="-986.62" calcext:value-type="float">
            <text:p>(R$986,62)</text:p>
          </table:table-cell>
          <table:table-cell table:style-name="ce6" office:value-type="float" office:value="-2279.51" calcext:value-type="float">
            <text:p>(R$2.279,5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66.13" calcext:value-type="float">
            <text:p>(R$3.266,13)</text:p>
          </table:table-cell>
          <table:table-cell table:style-name="ce6" office:value-type="float" office:value="11171.78" calcext:value-type="float">
            <text:p>R$11.171,7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648806" calcext:value-type="float">
            <text:p>90648806</text:p>
          </table:table-cell>
          <table:table-cell table:style-name="ce3" office:value-type="string" calcext:value-type="string">
            <text:p>HELENA HENZEL MOCH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073.75" calcext:value-type="float">
            <text:p>R$2.073,7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073.75" calcext:value-type="float">
            <text:p>R$2.073,75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2073.75" calcext:value-type="float">
            <text:p>R$2.073,7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1542105" calcext:value-type="float">
            <text:p>91542105</text:p>
          </table:table-cell>
          <table:table-cell table:style-name="ce3" office:value-type="string" calcext:value-type="string">
            <text:p>HELENA PILLAR MATEUS GONCALV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440.94" calcext:value-type="float">
            <text:p>R$3.440,9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440.94" calcext:value-type="float">
            <text:p>R$3.440,94 </text:p>
          </table:table-cell>
          <table:table-cell table:style-name="ce6" office:value-type="float" office:value="-218.85" calcext:value-type="float">
            <text:p>(R$218,85)</text:p>
          </table:table-cell>
          <table:table-cell table:style-name="ce6" office:value-type="float" office:value="-101.87" calcext:value-type="float">
            <text:p>(R$101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0.72" calcext:value-type="float">
            <text:p>(R$320,72)</text:p>
          </table:table-cell>
          <table:table-cell table:style-name="ce6" office:value-type="float" office:value="3120.22" calcext:value-type="float">
            <text:p>R$3.120,2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2ª REGIÃO</text:p>
          </table:table-cell>
          <table:table-cell table:style-name="ce4" office:value-type="float" office:value="90437603" calcext:value-type="float">
            <text:p>90437603</text:p>
          </table:table-cell>
          <table:table-cell table:style-name="ce3" office:value-type="string" calcext:value-type="string">
            <text:p>HENRIQUE ANTONIO PESSANHA DA PAZ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405.41" calcext:value-type="float">
            <text:p>R$15.405,4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405.41" calcext:value-type="float">
            <text:p>R$15.405,41 </text:p>
          </table:table-cell>
          <table:table-cell table:style-name="ce6" office:value-type="float" office:value="-1146.25" calcext:value-type="float">
            <text:p>(R$1.146,2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46.25" calcext:value-type="float">
            <text:p>(R$1.146,25)</text:p>
          </table:table-cell>
          <table:table-cell table:style-name="ce6" office:value-type="float" office:value="14259.16" calcext:value-type="float">
            <text:p>R$14.259,1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SERAF/PRMG</text:p>
          </table:table-cell>
          <table:table-cell table:style-name="ce4" office:value-type="float" office:value="92049603" calcext:value-type="float">
            <text:p>92049603</text:p>
          </table:table-cell>
          <table:table-cell table:style-name="ce3" office:value-type="string" calcext:value-type="string">
            <text:p>HENRIQUE EDUARDO FREITAS DE BES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326.58" calcext:value-type="float">
            <text:p>R$7.326,5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326.58" calcext:value-type="float">
            <text:p>R$7.326,58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118.8" calcext:value-type="float">
            <text:p>(R$1.118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118.8" calcext:value-type="float">
            <text:p>(R$1.118,80)</text:p>
          </table:table-cell>
          <table:table-cell table:style-name="ce6" office:value-type="float" office:value="6207.78" calcext:value-type="float">
            <text:p>R$6.207,7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005002" calcext:value-type="float">
            <text:p>90005002</text:p>
          </table:table-cell>
          <table:table-cell table:style-name="ce3" office:value-type="string" calcext:value-type="string">
            <text:p>HERMISIA DE OLIVEIRA MO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9858.84" calcext:value-type="float">
            <text:p>R$19.858,84 </text:p>
          </table:table-cell>
          <table:table-cell table:style-name="ce6" office:value-type="float" office:value="2373.29" calcext:value-type="float">
            <text:p>R$2.373,2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232.13" calcext:value-type="float">
            <text:p>R$22.232,13 </text:p>
          </table:table-cell>
          <table:table-cell table:style-name="ce6" office:value-type="float" office:value="-3149.66" calcext:value-type="float">
            <text:p>(R$3.149,66)</text:p>
          </table:table-cell>
          <table:table-cell table:style-name="ce6" office:value-type="float" office:value="-4289.01" calcext:value-type="float">
            <text:p>(R$4.289,01)</text:p>
          </table:table-cell>
          <table:table-cell table:style-name="ce6" office:value-type="float" office:value="-227.87" calcext:value-type="float">
            <text:p>(R$227,87)</text:p>
          </table:table-cell>
          <table:table-cell table:style-name="ce6" office:value-type="float" office:value="-7666.54" calcext:value-type="float">
            <text:p>(R$7.666,54)</text:p>
          </table:table-cell>
          <table:table-cell table:style-name="ce6" office:value-type="float" office:value="14565.59" calcext:value-type="float">
            <text:p>R$14.565,5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0027903" calcext:value-type="float">
            <text:p>90027903</text:p>
          </table:table-cell>
          <table:table-cell table:style-name="ce3" office:value-type="string" calcext:value-type="string">
            <text:p>HILDA MAIA DE OLI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6405.11" calcext:value-type="float">
            <text:p>R$26.405,1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6405.11" calcext:value-type="float">
            <text:p>R$26.405,11 </text:p>
          </table:table-cell>
          <table:table-cell table:style-name="ce6" office:value-type="float" office:value="-2961.2" calcext:value-type="float">
            <text:p>(R$2.961,20)</text:p>
          </table:table-cell>
          <table:table-cell table:style-name="ce6" office:value-type="float" office:value="-5027.48" calcext:value-type="float">
            <text:p>(R$5.027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988.68" calcext:value-type="float">
            <text:p>(R$7.988,68)</text:p>
          </table:table-cell>
          <table:table-cell table:style-name="ce6" office:value-type="float" office:value="18416.43" calcext:value-type="float">
            <text:p>R$18.416,4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942401" calcext:value-type="float">
            <text:p>90942401</text:p>
          </table:table-cell>
          <table:table-cell table:style-name="ce3" office:value-type="string" calcext:value-type="string">
            <text:p>HILDA TROMBINE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654.27" calcext:value-type="float">
            <text:p>R$1.654,2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461.51" calcext:value-type="float">
            <text:p>R$14.461,51 </text:p>
          </table:table-cell>
          <table:table-cell table:style-name="ce6" office:value-type="float" office:value="-990.51" calcext:value-type="float">
            <text:p>(R$990,51)</text:p>
          </table:table-cell>
          <table:table-cell table:style-name="ce6" office:value-type="float" office:value="-2284.93" calcext:value-type="float">
            <text:p>(R$2.284,9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75.44" calcext:value-type="float">
            <text:p>(R$3.275,44)</text:p>
          </table:table-cell>
          <table:table-cell table:style-name="ce6" office:value-type="float" office:value="11186.07" calcext:value-type="float">
            <text:p>R$11.186,0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0218903" calcext:value-type="float">
            <text:p>90218903</text:p>
          </table:table-cell>
          <table:table-cell table:style-name="ce3" office:value-type="string" calcext:value-type="string">
            <text:p>HIPOLITA LINO DE PAI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8040.94" calcext:value-type="float">
            <text:p>R$28.040,9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8040.94" calcext:value-type="float">
            <text:p>R$28.040,94 </text:p>
          </table:table-cell>
          <table:table-cell table:style-name="ce6" office:value-type="float" office:value="-3265.47" calcext:value-type="float">
            <text:p>(R$3.265,47)</text:p>
          </table:table-cell>
          <table:table-cell table:style-name="ce6" office:value-type="float" office:value="-5393.65" calcext:value-type="float">
            <text:p>(R$5.393,6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659.12" calcext:value-type="float">
            <text:p>(R$8.659,12)</text:p>
          </table:table-cell>
          <table:table-cell table:style-name="ce6" office:value-type="float" office:value="19381.82" calcext:value-type="float">
            <text:p>R$19.381,8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E</text:p>
          </table:table-cell>
          <table:table-cell table:style-name="ce4" office:value-type="float" office:value="90439803" calcext:value-type="float">
            <text:p>90439803</text:p>
          </table:table-cell>
          <table:table-cell table:style-name="ce3" office:value-type="string" calcext:value-type="string">
            <text:p>HOZANA DA CONCEICAO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529.81" calcext:value-type="float">
            <text:p>R$10.529,81 </text:p>
          </table:table-cell>
          <table:table-cell table:style-name="ce6" office:value-type="float" office:value="2570.22" calcext:value-type="float">
            <text:p>R$2.570,2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100.03" calcext:value-type="float">
            <text:p>R$13.100,03 </text:p>
          </table:table-cell>
          <table:table-cell table:style-name="ce6" office:value-type="float" office:value="-770.53" calcext:value-type="float">
            <text:p>(R$770,53)</text:p>
          </table:table-cell>
          <table:table-cell table:style-name="ce6" office:value-type="float" office:value="-1971.01" calcext:value-type="float">
            <text:p>(R$1.971,0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41.54" calcext:value-type="float">
            <text:p>(R$2.741,54)</text:p>
          </table:table-cell>
          <table:table-cell table:style-name="ce6" office:value-type="float" office:value="10358.49" calcext:value-type="float">
            <text:p>R$10.358,4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483703" calcext:value-type="float">
            <text:p>90483703</text:p>
          </table:table-cell>
          <table:table-cell table:style-name="ce3" office:value-type="string" calcext:value-type="string">
            <text:p>IDALIA JOSEFINA RODRIGUES COSTA OLI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4607.99" calcext:value-type="float">
            <text:p>R$24.607,9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4607.99" calcext:value-type="float">
            <text:p>R$24.607,99 </text:p>
          </table:table-cell>
          <table:table-cell table:style-name="ce6" office:value-type="float" office:value="-2664.68" calcext:value-type="float">
            <text:p>(R$2.664,68)</text:p>
          </table:table-cell>
          <table:table-cell table:style-name="ce6" office:value-type="float" office:value="-4138.27" calcext:value-type="float">
            <text:p>(R$4.138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802.95" calcext:value-type="float">
            <text:p>(R$6.802,95)</text:p>
          </table:table-cell>
          <table:table-cell table:style-name="ce6" office:value-type="float" office:value="17805.04" calcext:value-type="float">
            <text:p>R$17.805,0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288202" calcext:value-type="float">
            <text:p>90288202</text:p>
          </table:table-cell>
          <table:table-cell table:style-name="ce3" office:value-type="string" calcext:value-type="string">
            <text:p>IDE COUTO CORDE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698.12" calcext:value-type="float">
            <text:p>R$14.698,1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698.12" calcext:value-type="float">
            <text:p>R$14.698,12 </text:p>
          </table:table-cell>
          <table:table-cell table:style-name="ce6" office:value-type="float" office:value="-1029.55" calcext:value-type="float">
            <text:p>(R$1.029,55)</text:p>
          </table:table-cell>
          <table:table-cell table:style-name="ce6" office:value-type="float" office:value="-2339.26" calcext:value-type="float">
            <text:p>(R$2.339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68.81" calcext:value-type="float">
            <text:p>(R$3.368,81)</text:p>
          </table:table-cell>
          <table:table-cell table:style-name="ce6" office:value-type="float" office:value="11329.31" calcext:value-type="float">
            <text:p>R$11.329,3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CE</text:p>
          </table:table-cell>
          <table:table-cell table:style-name="ce4" office:value-type="float" office:value="90949601" calcext:value-type="float">
            <text:p>90949601</text:p>
          </table:table-cell>
          <table:table-cell table:style-name="ce3" office:value-type="string" calcext:value-type="string">
            <text:p>ILCA HOLANDA PINHE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-4024.01" calcext:value-type="float">
            <text:p>(R$4.024,01)</text:p>
          </table:table-cell>
          <table:table-cell table:style-name="ce6" office:value-type="float" office:value="-335.33" calcext:value-type="float">
            <text:p>(R$335,3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89.21" calcext:value-type="float">
            <text:p>(R$3.989,21)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-8348.55" calcext:value-type="float">
            <text:p>(R$8.348,55)</text:p>
          </table:table-cell>
          <table:table-cell table:style-name="ce6" office:value-type="float" office:value="632.11" calcext:value-type="float">
            <text:p>R$632,11 </text:p>
          </table:table-cell>
          <table:table-cell table:style-name="ce6" office:value-type="float" office:value="1024.98" calcext:value-type="float">
            <text:p>R$1.024,98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1657.09" calcext:value-type="float">
            <text:p>R$1.657,09 </text:p>
          </table:table-cell>
          <table:table-cell table:style-name="ce6" office:value-type="float" office:value="-6691.46" calcext:value-type="float">
            <text:p>(R$6.691,46)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028801" calcext:value-type="float">
            <text:p>90028801</text:p>
          </table:table-cell>
          <table:table-cell table:style-name="ce3" office:value-type="string" calcext:value-type="string">
            <text:p>ILKA MARIA PINTO LAUDANN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0855.68" calcext:value-type="float">
            <text:p>R$40.855,6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0855.68" calcext:value-type="float">
            <text:p>R$40.855,68 </text:p>
          </table:table-cell>
          <table:table-cell table:style-name="ce6" office:value-type="float" office:value="-5700.27" calcext:value-type="float">
            <text:p>(R$5.700,27)</text:p>
          </table:table-cell>
          <table:table-cell table:style-name="ce6" office:value-type="float" office:value="-8248.14" calcext:value-type="float">
            <text:p>(R$8.248,1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948.41" calcext:value-type="float">
            <text:p>(R$13.948,41)</text:p>
          </table:table-cell>
          <table:table-cell table:style-name="ce6" office:value-type="float" office:value="26907.27" calcext:value-type="float">
            <text:p>R$26.907,2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658703" calcext:value-type="float">
            <text:p>90658703</text:p>
          </table:table-cell>
          <table:table-cell table:style-name="ce3" office:value-type="string" calcext:value-type="string">
            <text:p>ILMA CAROLINA DE JESUS PONTES PINT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5509.51" calcext:value-type="float">
            <text:p>R$5.509,5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5509.51" calcext:value-type="float">
            <text:p>R$5.509,51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9.11" calcext:value-type="float">
            <text:p>(R$619,1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9.11" calcext:value-type="float">
            <text:p>(R$619,11)</text:p>
          </table:table-cell>
          <table:table-cell table:style-name="ce6" office:value-type="float" office:value="4890.4" calcext:value-type="float">
            <text:p>R$4.890,4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0022403" calcext:value-type="float">
            <text:p>90022403</text:p>
          </table:table-cell>
          <table:table-cell table:style-name="ce3" office:value-type="string" calcext:value-type="string">
            <text:p>ILONA MARCIA REI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6035.41" calcext:value-type="float">
            <text:p>R$36.035,4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6035.41" calcext:value-type="float">
            <text:p>R$36.035,41 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number-columns-repeated="2" table:style-name="ce6" office:value-type="float" office:value="-36035.41" calcext:value-type="float">
            <text:p>(R$36.035,41)</text:p>
          </table:table-cell>
          <table:table-cell table:style-name="ce6" office:value-type="float" office:value="0" calcext:value-type="float">
            <text:p>R$0,0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S</text:p>
          </table:table-cell>
          <table:table-cell table:style-name="ce4" office:value-type="float" office:value="90231403" calcext:value-type="float">
            <text:p>90231403</text:p>
          </table:table-cell>
          <table:table-cell table:style-name="ce3" office:value-type="string" calcext:value-type="string">
            <text:p>INES BEM DE CAST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493.94" calcext:value-type="float">
            <text:p>R$11.493,94 </text:p>
          </table:table-cell>
          <table:table-cell table:style-name="ce6" office:value-type="float" office:value="5256.06" calcext:value-type="float">
            <text:p>R$5.256,0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750" calcext:value-type="float">
            <text:p>R$16.750,00 </text:p>
          </table:table-cell>
          <table:table-cell table:style-name="ce6" office:value-type="float" office:value="-1368.11" calcext:value-type="float">
            <text:p>(R$1.368,11)</text:p>
          </table:table-cell>
          <table:table-cell table:style-name="ce6" office:value-type="float" office:value="-2810.42" calcext:value-type="float">
            <text:p>(R$2.810,4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78.53" calcext:value-type="float">
            <text:p>(R$4.178,53)</text:p>
          </table:table-cell>
          <table:table-cell table:style-name="ce6" office:value-type="float" office:value="12571.47" calcext:value-type="float">
            <text:p>R$12.571,4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49503" calcext:value-type="float">
            <text:p>90949503</text:p>
          </table:table-cell>
          <table:table-cell table:style-name="ce3" office:value-type="string" calcext:value-type="string">
            <text:p>INES DE MARIA SANTOS BAS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801.93" calcext:value-type="float">
            <text:p>R$2.801,93 </text:p>
          </table:table-cell>
          <table:table-cell table:style-name="ce6" office:value-type="float" office:value="1099.06" calcext:value-type="float">
            <text:p>R$1.099,0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900.99" calcext:value-type="float">
            <text:p>R$3.900,99 </text:p>
          </table:table-cell>
          <table:table-cell table:style-name="ce6" office:value-type="float" office:value="-411.05" calcext:value-type="float">
            <text:p>(R$411,05)</text:p>
          </table:table-cell>
          <table:table-cell table:style-name="ce6" office:value-type="float" office:value="-142.05" calcext:value-type="float">
            <text:p>(R$142,0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53.1" calcext:value-type="float">
            <text:p>(R$553,10)</text:p>
          </table:table-cell>
          <table:table-cell table:style-name="ce6" office:value-type="float" office:value="3347.89" calcext:value-type="float">
            <text:p>R$3.347,8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N</text:p>
          </table:table-cell>
          <table:table-cell table:style-name="ce4" office:value-type="float" office:value="90026604" calcext:value-type="float">
            <text:p>90026604</text:p>
          </table:table-cell>
          <table:table-cell table:style-name="ce3" office:value-type="string" calcext:value-type="string">
            <text:p>INES MARIA NASCIMENTO DE MEL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5559.23" calcext:value-type="float">
            <text:p>R$35.559,2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5559.23" calcext:value-type="float">
            <text:p>R$35.559,23 </text:p>
          </table:table-cell>
          <table:table-cell table:style-name="ce6" office:value-type="float" office:value="-4693.94" calcext:value-type="float">
            <text:p>(R$4.693,94)</text:p>
          </table:table-cell>
          <table:table-cell table:style-name="ce6" office:value-type="float" office:value="-7068.36" calcext:value-type="float">
            <text:p>(R$7.068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1762.3" calcext:value-type="float">
            <text:p>(R$11.762,30)</text:p>
          </table:table-cell>
          <table:table-cell table:style-name="ce6" office:value-type="float" office:value="23796.93" calcext:value-type="float">
            <text:p>R$23.796,9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DF</text:p>
          </table:table-cell>
          <table:table-cell table:style-name="ce4" office:value-type="float" office:value="90206504" calcext:value-type="float">
            <text:p>90206504</text:p>
          </table:table-cell>
          <table:table-cell table:style-name="ce3" office:value-type="string" calcext:value-type="string">
            <text:p>INGRIA LETICIA BATISTA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267.18" calcext:value-type="float">
            <text:p>R$6.267,1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267.18" calcext:value-type="float">
            <text:p>R$6.267,18 </text:p>
          </table:table-cell>
          <table:table-cell table:style-name="ce6" office:value-type="float" office:value="-344.26" calcext:value-type="float">
            <text:p>(R$344,26)</text:p>
          </table:table-cell>
          <table:table-cell table:style-name="ce6" office:value-type="float" office:value="-732.8" calcext:value-type="float">
            <text:p>(R$732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77.06" calcext:value-type="float">
            <text:p>(R$1.077,06)</text:p>
          </table:table-cell>
          <table:table-cell table:style-name="ce6" office:value-type="float" office:value="5190.12" calcext:value-type="float">
            <text:p>R$5.190,1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05701" calcext:value-type="float">
            <text:p>90205701</text:p>
          </table:table-cell>
          <table:table-cell table:style-name="ce3" office:value-type="string" calcext:value-type="string">
            <text:p>IOLANDA BATISTA SOAR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156.63" calcext:value-type="float">
            <text:p>R$8.156,6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156.63" calcext:value-type="float">
            <text:p>R$8.156,63 </text:p>
          </table:table-cell>
          <table:table-cell table:style-name="ce6" office:value-type="float" office:value="-648.03" calcext:value-type="float">
            <text:p>(R$648,03)</text:p>
          </table:table-cell>
          <table:table-cell table:style-name="ce6" office:value-type="float" office:value="-645.27" calcext:value-type="float">
            <text:p>(R$645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93.3" calcext:value-type="float">
            <text:p>(R$1.293,30)</text:p>
          </table:table-cell>
          <table:table-cell table:style-name="ce6" office:value-type="float" office:value="6863.33" calcext:value-type="float">
            <text:p>R$6.863,3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A</text:p>
          </table:table-cell>
          <table:table-cell table:style-name="ce4" office:value-type="float" office:value="90944802" calcext:value-type="float">
            <text:p>90944802</text:p>
          </table:table-cell>
          <table:table-cell table:style-name="ce3" office:value-type="string" calcext:value-type="string">
            <text:p>IRACEMA DA SILVA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800.45" calcext:value-type="float">
            <text:p>R$800,4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-893.65" calcext:value-type="float">
            <text:p>(R$893,65)</text:p>
          </table:table-cell>
          <table:table-cell table:style-name="ce6" office:value-type="float" office:value="-2673.73" calcext:value-type="float">
            <text:p>(R$2.673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67.38" calcext:value-type="float">
            <text:p>(R$3.567,38)</text:p>
          </table:table-cell>
          <table:table-cell table:style-name="ce6" office:value-type="float" office:value="10307.13" calcext:value-type="float">
            <text:p>R$10.307,1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929601" calcext:value-type="float">
            <text:p>90929601</text:p>
          </table:table-cell>
          <table:table-cell table:style-name="ce3" office:value-type="string" calcext:value-type="string">
            <text:p>IRACEMA LUIZA TEODORO HOOGEVOONINK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160.67" calcext:value-type="float">
            <text:p>R$6.160,67 </text:p>
          </table:table-cell>
          <table:table-cell table:style-name="ce6" office:value-type="float" office:value="1867.72" calcext:value-type="float">
            <text:p>R$1.867,7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8028.39" calcext:value-type="float">
            <text:p>R$8.028,39 </text:p>
          </table:table-cell>
          <table:table-cell table:style-name="ce6" office:value-type="float" office:value="-35.15" calcext:value-type="float">
            <text:p>(R$35,15)</text:p>
          </table:table-cell>
          <table:table-cell table:style-name="ce6" office:value-type="float" office:value="-778.54" calcext:value-type="float">
            <text:p>(R$778,5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13.69" calcext:value-type="float">
            <text:p>(R$813,69)</text:p>
          </table:table-cell>
          <table:table-cell table:style-name="ce6" office:value-type="float" office:value="7214.7" calcext:value-type="float">
            <text:p>R$7.214,7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15402" calcext:value-type="float">
            <text:p>90215402</text:p>
          </table:table-cell>
          <table:table-cell table:style-name="ce3" office:value-type="string" calcext:value-type="string">
            <text:p>IRACI RODRIGUES BENEDIT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893.32" calcext:value-type="float">
            <text:p>R$14.893,3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893.32" calcext:value-type="float">
            <text:p>R$14.893,32 </text:p>
          </table:table-cell>
          <table:table-cell table:style-name="ce6" office:value-type="float" office:value="-1061.76" calcext:value-type="float">
            <text:p>(R$1.061,76)</text:p>
          </table:table-cell>
          <table:table-cell table:style-name="ce6" office:value-type="float" office:value="-2384.08" calcext:value-type="float">
            <text:p>(R$2.384,0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45.84" calcext:value-type="float">
            <text:p>(R$3.445,84)</text:p>
          </table:table-cell>
          <table:table-cell table:style-name="ce6" office:value-type="float" office:value="11447.48" calcext:value-type="float">
            <text:p>R$11.447,4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5ª REGIÃO</text:p>
          </table:table-cell>
          <table:table-cell table:style-name="ce4" office:value-type="float" office:value="90030305" calcext:value-type="float">
            <text:p>90030305</text:p>
          </table:table-cell>
          <table:table-cell table:style-name="ce3" office:value-type="string" calcext:value-type="string">
            <text:p>IRENE ADELINO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2754.7" calcext:value-type="float">
            <text:p>R$22.754,7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754.7" calcext:value-type="float">
            <text:p>R$22.754,70 </text:p>
          </table:table-cell>
          <table:table-cell table:style-name="ce6" office:value-type="float" office:value="-2358.89" calcext:value-type="float">
            <text:p>(R$2.358,89)</text:p>
          </table:table-cell>
          <table:table-cell table:style-name="ce6" office:value-type="float" office:value="-4189.25" calcext:value-type="float">
            <text:p>(R$4.189,2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548.14" calcext:value-type="float">
            <text:p>(R$6.548,14)</text:p>
          </table:table-cell>
          <table:table-cell table:style-name="ce6" office:value-type="float" office:value="16206.56" calcext:value-type="float">
            <text:p>R$16.206,5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4ª REGIÃO</text:p>
          </table:table-cell>
          <table:table-cell table:style-name="ce4" office:value-type="float" office:value="90342903" calcext:value-type="float">
            <text:p>90342903</text:p>
          </table:table-cell>
          <table:table-cell table:style-name="ce3" office:value-type="string" calcext:value-type="string">
            <text:p>IRES PISONI DAL PIZOL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655.58" calcext:value-type="float">
            <text:p>R$12.655,5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655.58" calcext:value-type="float">
            <text:p>R$12.655,58 </text:p>
          </table:table-cell>
          <table:table-cell table:style-name="ce6" office:value-type="float" office:value="-706.09" calcext:value-type="float">
            <text:p>(R$706,09)</text:p>
          </table:table-cell>
          <table:table-cell table:style-name="ce6" office:value-type="float" office:value="-1866.51" calcext:value-type="float">
            <text:p>(R$1.866,5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572.6" calcext:value-type="float">
            <text:p>(R$2.572,60)</text:p>
          </table:table-cell>
          <table:table-cell table:style-name="ce6" office:value-type="float" office:value="10082.98" calcext:value-type="float">
            <text:p>R$10.082,9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436901" calcext:value-type="float">
            <text:p>90436901</text:p>
          </table:table-cell>
          <table:table-cell table:style-name="ce3" office:value-type="string" calcext:value-type="string">
            <text:p>IRMA GAY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039.44" calcext:value-type="float">
            <text:p>R$11.039,4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039.44" calcext:value-type="float">
            <text:p>R$11.039,44 </text:p>
          </table:table-cell>
          <table:table-cell table:style-name="ce6" office:value-type="float" office:value="-471.75" calcext:value-type="float">
            <text:p>(R$471,75)</text:p>
          </table:table-cell>
          <table:table-cell table:style-name="ce6" office:value-type="float" office:value="-1486.52" calcext:value-type="float">
            <text:p>(R$1.486,5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958.27" calcext:value-type="float">
            <text:p>(R$1.958,27)</text:p>
          </table:table-cell>
          <table:table-cell table:style-name="ce6" office:value-type="float" office:value="9081.17" calcext:value-type="float">
            <text:p>R$9.081,1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CE</text:p>
          </table:table-cell>
          <table:table-cell table:style-name="ce4" office:value-type="float" office:value="90217601" calcext:value-type="float">
            <text:p>90217601</text:p>
          </table:table-cell>
          <table:table-cell table:style-name="ce3" office:value-type="string" calcext:value-type="string">
            <text:p>ISA BARBOSA MARTIN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069.37" calcext:value-type="float">
            <text:p>R$7.069,37 </text:p>
          </table:table-cell>
          <table:table-cell table:style-name="ce6" office:value-type="float" office:value="1845.42" calcext:value-type="float">
            <text:p>R$1.845,4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8914.79" calcext:value-type="float">
            <text:p>R$8.914,79 </text:p>
          </table:table-cell>
          <table:table-cell table:style-name="ce6" office:value-type="float" office:value="-773.12" calcext:value-type="float">
            <text:p>(R$773,12)</text:p>
          </table:table-cell>
          <table:table-cell table:style-name="ce6" office:value-type="float" office:value="-819.36" calcext:value-type="float">
            <text:p>(R$819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592.48" calcext:value-type="float">
            <text:p>(R$1.592,48)</text:p>
          </table:table-cell>
          <table:table-cell table:style-name="ce6" office:value-type="float" office:value="7322.31" calcext:value-type="float">
            <text:p>R$7.322,3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523503" calcext:value-type="float">
            <text:p>90523503</text:p>
          </table:table-cell>
          <table:table-cell table:style-name="ce3" office:value-type="string" calcext:value-type="string">
            <text:p>ISABEL FELIPPI DE LIM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615.33" calcext:value-type="float">
            <text:p>R$14.615,3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615.33" calcext:value-type="float">
            <text:p>R$14.615,33 </text:p>
          </table:table-cell>
          <table:table-cell table:style-name="ce6" office:value-type="float" office:value="-1015.89" calcext:value-type="float">
            <text:p>(R$1.015,89)</text:p>
          </table:table-cell>
          <table:table-cell table:style-name="ce6" office:value-type="float" office:value="-2320.25" calcext:value-type="float">
            <text:p>(R$2.320,2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36.14" calcext:value-type="float">
            <text:p>(R$3.336,14)</text:p>
          </table:table-cell>
          <table:table-cell table:style-name="ce6" office:value-type="float" office:value="11279.19" calcext:value-type="float">
            <text:p>R$11.279,1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CAMPOS</text:p>
          </table:table-cell>
          <table:table-cell table:style-name="ce4" office:value-type="float" office:value="90441309" calcext:value-type="float">
            <text:p>90441309</text:p>
          </table:table-cell>
          <table:table-cell table:style-name="ce3" office:value-type="string" calcext:value-type="string">
            <text:p>IVAN CHAN NET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196.92" calcext:value-type="float">
            <text:p>R$3.196,9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196.92" calcext:value-type="float">
            <text:p>R$3.196,92 </text:p>
          </table:table-cell>
          <table:table-cell table:style-name="ce6" office:value-type="float" office:value="-87.23" calcext:value-type="float">
            <text:p>(R$87,23)</text:p>
          </table:table-cell>
          <table:table-cell table:style-name="ce6" office:value-type="float" office:value="-85.01" calcext:value-type="float">
            <text:p>(R$85,0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72.24" calcext:value-type="float">
            <text:p>(R$172,24)</text:p>
          </table:table-cell>
          <table:table-cell table:style-name="ce6" office:value-type="float" office:value="3024.68" calcext:value-type="float">
            <text:p>R$3.024,6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484503" calcext:value-type="float">
            <text:p>90484503</text:p>
          </table:table-cell>
          <table:table-cell table:style-name="ce3" office:value-type="string" calcext:value-type="string">
            <text:p>IVONE CONCEICAO CAMARG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171.82" calcext:value-type="float">
            <text:p>R$14.171,8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171.82" calcext:value-type="float">
            <text:p>R$14.171,82 </text:p>
          </table:table-cell>
          <table:table-cell table:style-name="ce6" office:value-type="float" office:value="-942.71" calcext:value-type="float">
            <text:p>(R$942,71)</text:p>
          </table:table-cell>
          <table:table-cell table:style-name="ce6" office:value-type="float" office:value="-2218.41" calcext:value-type="float">
            <text:p>(R$2.218,4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61.12" calcext:value-type="float">
            <text:p>(R$3.161,12)</text:p>
          </table:table-cell>
          <table:table-cell table:style-name="ce6" office:value-type="float" office:value="11010.7" calcext:value-type="float">
            <text:p>R$11.010,7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11201" calcext:value-type="float">
            <text:p>90911201</text:p>
          </table:table-cell>
          <table:table-cell table:style-name="ce3" office:value-type="string" calcext:value-type="string">
            <text:p>IVONE MARIA SILVA CARVALH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3749.38" calcext:value-type="float">
            <text:p>R$23.749,3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3749.38" calcext:value-type="float">
            <text:p>R$23.749,38 </text:p>
          </table:table-cell>
          <table:table-cell table:style-name="ce6" office:value-type="float" office:value="-2523.01" calcext:value-type="float">
            <text:p>(R$2.523,01)</text:p>
          </table:table-cell>
          <table:table-cell table:style-name="ce6" office:value-type="float" office:value="-4417.65" calcext:value-type="float">
            <text:p>(R$4.417,6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940.66" calcext:value-type="float">
            <text:p>(R$6.940,66)</text:p>
          </table:table-cell>
          <table:table-cell table:style-name="ce6" office:value-type="float" office:value="16808.72" calcext:value-type="float">
            <text:p>R$16.808,7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A</text:p>
          </table:table-cell>
          <table:table-cell table:style-name="ce4" office:value-type="float" office:value="90204401" calcext:value-type="float">
            <text:p>90204401</text:p>
          </table:table-cell>
          <table:table-cell table:style-name="ce3" office:value-type="string" calcext:value-type="string">
            <text:p>JACI DE NAZARE MOURA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955.03" calcext:value-type="float">
            <text:p>R$8.955,0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955.03" calcext:value-type="float">
            <text:p>R$8.955,03 </text:p>
          </table:table-cell>
          <table:table-cell table:style-name="ce6" office:value-type="float" office:value="-779.76" calcext:value-type="float">
            <text:p>(R$779,7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79.76" calcext:value-type="float">
            <text:p>(R$779,76)</text:p>
          </table:table-cell>
          <table:table-cell table:style-name="ce6" office:value-type="float" office:value="8175.27" calcext:value-type="float">
            <text:p>R$8.175,2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949203" calcext:value-type="float">
            <text:p>90949203</text:p>
          </table:table-cell>
          <table:table-cell table:style-name="ce3" office:value-type="string" calcext:value-type="string">
            <text:p>JACQUELINE FONSECA RIBE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712.9" calcext:value-type="float">
            <text:p>R$4.712,90 </text:p>
          </table:table-cell>
          <table:table-cell table:style-name="ce6" office:value-type="float" office:value="355.75" calcext:value-type="float">
            <text:p>R$355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5068.65" calcext:value-type="float">
            <text:p>R$5.068,65 </text:p>
          </table:table-cell>
          <table:table-cell table:style-name="ce6" office:value-type="float" office:value="-371.12" calcext:value-type="float">
            <text:p>(R$371,12)</text:p>
          </table:table-cell>
          <table:table-cell table:style-name="ce6" office:value-type="float" office:value="-395.82" calcext:value-type="float">
            <text:p>(R$395,8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66.94" calcext:value-type="float">
            <text:p>(R$766,94)</text:p>
          </table:table-cell>
          <table:table-cell table:style-name="ce6" office:value-type="float" office:value="4301.71" calcext:value-type="float">
            <text:p>R$4.301,7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S</text:p>
          </table:table-cell>
          <table:table-cell table:style-name="ce4" office:value-type="float" office:value="90462601" calcext:value-type="float">
            <text:p>90462601</text:p>
          </table:table-cell>
          <table:table-cell table:style-name="ce3" office:value-type="string" calcext:value-type="string">
            <text:p>JAIRO JURANDIR SILVA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138.76" calcext:value-type="float">
            <text:p>R$14.138,76 </text:p>
          </table:table-cell>
          <table:table-cell table:style-name="ce6" office:value-type="float" office:value="2196.67" calcext:value-type="float">
            <text:p>R$2.196,6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335.43" calcext:value-type="float">
            <text:p>R$16.335,43 </text:p>
          </table:table-cell>
          <table:table-cell table:style-name="ce6" office:value-type="float" office:value="-1299.71" calcext:value-type="float">
            <text:p>(R$1.299,71)</text:p>
          </table:table-cell>
          <table:table-cell table:style-name="ce6" office:value-type="float" office:value="-2715.22" calcext:value-type="float">
            <text:p>(R$2.715,2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14.93" calcext:value-type="float">
            <text:p>(R$4.014,93)</text:p>
          </table:table-cell>
          <table:table-cell table:style-name="ce6" office:value-type="float" office:value="12320.5" calcext:value-type="float">
            <text:p>R$12.320,5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34302" calcext:value-type="float">
            <text:p>90234302</text:p>
          </table:table-cell>
          <table:table-cell table:style-name="ce3" office:value-type="string" calcext:value-type="string">
            <text:p>JANAINA PEREIRA GALI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833.27" calcext:value-type="float">
            <text:p>R$7.833,2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833.27" calcext:value-type="float">
            <text:p>R$7.833,27 </text:p>
          </table:table-cell>
          <table:table-cell table:style-name="ce6" office:value-type="float" office:value="-594.67" calcext:value-type="float">
            <text:p>(R$594,67)</text:p>
          </table:table-cell>
          <table:table-cell table:style-name="ce6" office:value-type="float" office:value="-1094.61" calcext:value-type="float">
            <text:p>(R$1.094,6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89.28" calcext:value-type="float">
            <text:p>(R$1.689,28)</text:p>
          </table:table-cell>
          <table:table-cell table:style-name="ce6" office:value-type="float" office:value="6143.99" calcext:value-type="float">
            <text:p>R$6.143,9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22703" calcext:value-type="float">
            <text:p>90022703</text:p>
          </table:table-cell>
          <table:table-cell table:style-name="ce3" office:value-type="string" calcext:value-type="string">
            <text:p>JANETTE MIRANDA DE FARI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699.23" calcext:value-type="float">
            <text:p>R$16.699,2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699.23" calcext:value-type="float">
            <text:p>R$16.699,23 </text:p>
          </table:table-cell>
          <table:table-cell table:style-name="ce6" office:value-type="float" office:value="-2141.7" calcext:value-type="float">
            <text:p>(R$2.141,70)</text:p>
          </table:table-cell>
          <table:table-cell table:style-name="ce6" office:value-type="float" office:value="-2583.72" calcext:value-type="float">
            <text:p>(R$2.583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25.42" calcext:value-type="float">
            <text:p>(R$4.725,42)</text:p>
          </table:table-cell>
          <table:table-cell table:style-name="ce6" office:value-type="float" office:value="11973.81" calcext:value-type="float">
            <text:p>R$11.973,8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30704" calcext:value-type="float">
            <text:p>90030704</text:p>
          </table:table-cell>
          <table:table-cell table:style-name="ce3" office:value-type="string" calcext:value-type="string">
            <text:p>JAQUELINE FERREIRA ROCH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483.62" calcext:value-type="float">
            <text:p>R$10.483,6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483.62" calcext:value-type="float">
            <text:p>R$10.483,62 </text:p>
          </table:table-cell>
          <table:table-cell table:style-name="ce6" office:value-type="float" office:value="-1304.46" calcext:value-type="float">
            <text:p>(R$1.304,46)</text:p>
          </table:table-cell>
          <table:table-cell table:style-name="ce6" office:value-type="float" office:value="-1628.26" calcext:value-type="float">
            <text:p>(R$1.628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32.72" calcext:value-type="float">
            <text:p>(R$2.932,72)</text:p>
          </table:table-cell>
          <table:table-cell table:style-name="ce6" office:value-type="float" office:value="7550.9" calcext:value-type="float">
            <text:p>R$7.550,9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COORADM/PRRJ</text:p>
          </table:table-cell>
          <table:table-cell table:style-name="ce4" office:value-type="float" office:value="90485703" calcext:value-type="float">
            <text:p>90485703</text:p>
          </table:table-cell>
          <table:table-cell table:style-name="ce3" office:value-type="string" calcext:value-type="string">
            <text:p>JIMENA BEATRIZ GONZALEZ GUTIERREZ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9824.66" calcext:value-type="float">
            <text:p>R$19.824,6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9824.66" calcext:value-type="float">
            <text:p>R$19.824,66 </text:p>
          </table:table-cell>
          <table:table-cell table:style-name="ce6" office:value-type="float" office:value="-1875.43" calcext:value-type="float">
            <text:p>(R$1.875,43)</text:p>
          </table:table-cell>
          <table:table-cell table:style-name="ce6" office:value-type="float" office:value="-3516.44" calcext:value-type="float">
            <text:p>(R$3.516,4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391.87" calcext:value-type="float">
            <text:p>(R$5.391,87)</text:p>
          </table:table-cell>
          <table:table-cell table:style-name="ce6" office:value-type="float" office:value="14432.79" calcext:value-type="float">
            <text:p>R$14.432,7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A</text:p>
          </table:table-cell>
          <table:table-cell table:style-name="ce4" office:value-type="float" office:value="90008603" calcext:value-type="float">
            <text:p>90008603</text:p>
          </table:table-cell>
          <table:table-cell table:style-name="ce3" office:value-type="string" calcext:value-type="string">
            <text:p>JOANA ARAUJO FARIA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2771.01" calcext:value-type="float">
            <text:p>R$42.771,0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2771.01" calcext:value-type="float">
            <text:p>R$42.771,01 </text:p>
          </table:table-cell>
          <table:table-cell table:style-name="ce6" office:value-type="float" office:value="-6064.18" calcext:value-type="float">
            <text:p>(R$6.064,18)</text:p>
          </table:table-cell>
          <table:table-cell table:style-name="ce6" office:value-type="float" office:value="-8674.78" calcext:value-type="float">
            <text:p>(R$8.674,7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4738.96" calcext:value-type="float">
            <text:p>(R$14.738,96)</text:p>
          </table:table-cell>
          <table:table-cell table:style-name="ce6" office:value-type="float" office:value="28032.05" calcext:value-type="float">
            <text:p>R$28.032,0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A</text:p>
          </table:table-cell>
          <table:table-cell table:style-name="ce4" office:value-type="float" office:value="90916702" calcext:value-type="float">
            <text:p>90916702</text:p>
          </table:table-cell>
          <table:table-cell table:style-name="ce3" office:value-type="string" calcext:value-type="string">
            <text:p>JOANA DINIZ DA COS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058.34" calcext:value-type="float">
            <text:p>R$14.058,3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058.34" calcext:value-type="float">
            <text:p>R$14.058,34 </text:p>
          </table:table-cell>
          <table:table-cell table:style-name="ce6" office:value-type="float" office:value="-923.99" calcext:value-type="float">
            <text:p>(R$923,99)</text:p>
          </table:table-cell>
          <table:table-cell table:style-name="ce6" office:value-type="float" office:value="-2192.35" calcext:value-type="float">
            <text:p>(R$2.192,3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16.34" calcext:value-type="float">
            <text:p>(R$3.116,34)</text:p>
          </table:table-cell>
          <table:table-cell table:style-name="ce6" office:value-type="float" office:value="10942" calcext:value-type="float">
            <text:p>R$10.942,0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O</text:p>
          </table:table-cell>
          <table:table-cell table:style-name="ce4" office:value-type="float" office:value="90705406" calcext:value-type="float">
            <text:p>90705406</text:p>
          </table:table-cell>
          <table:table-cell table:style-name="ce3" office:value-type="string" calcext:value-type="string">
            <text:p>JOAO BOSCO RODRIGUES BOAVENTU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333.77" calcext:value-type="float">
            <text:p>R$12.333,77 </text:p>
          </table:table-cell>
          <table:table-cell table:style-name="ce6" office:value-type="float" office:value="5900.7" calcext:value-type="float">
            <text:p>R$5.900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234.47" calcext:value-type="float">
            <text:p>R$18.234,47 </text:p>
          </table:table-cell>
          <table:table-cell table:style-name="ce6" office:value-type="float" office:value="-1613.05" calcext:value-type="float">
            <text:p>(R$1.613,05)</text:p>
          </table:table-cell>
          <table:table-cell table:style-name="ce6" office:value-type="float" office:value="-3151.29" calcext:value-type="float">
            <text:p>(R$3.151,2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64.34" calcext:value-type="float">
            <text:p>(R$4.764,34)</text:p>
          </table:table-cell>
          <table:table-cell table:style-name="ce6" office:value-type="float" office:value="13470.13" calcext:value-type="float">
            <text:p>R$13.470,1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474603" calcext:value-type="float">
            <text:p>90474603</text:p>
          </table:table-cell>
          <table:table-cell table:style-name="ce3" office:value-type="string" calcext:value-type="string">
            <text:p>JOAO BOSCO RO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928.58" calcext:value-type="float">
            <text:p>R$3.928,5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928.58" calcext:value-type="float">
            <text:p>R$3.928,58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3928.58" calcext:value-type="float">
            <text:p>R$3.928,5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S</text:p>
          </table:table-cell>
          <table:table-cell table:style-name="ce4" office:value-type="float" office:value="90937001" calcext:value-type="float">
            <text:p>90937001</text:p>
          </table:table-cell>
          <table:table-cell table:style-name="ce3" office:value-type="string" calcext:value-type="string">
            <text:p>JOAO LUIZ VILLAGRAN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5122.9" calcext:value-type="float">
            <text:p>R$5.122,90 </text:p>
          </table:table-cell>
          <table:table-cell table:style-name="ce6" office:value-type="float" office:value="373.54" calcext:value-type="float">
            <text:p>R$373,5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5496.44" calcext:value-type="float">
            <text:p>R$5.496,44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57.42" calcext:value-type="float">
            <text:p>(R$157,4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57.42" calcext:value-type="float">
            <text:p>(R$157,42)</text:p>
          </table:table-cell>
          <table:table-cell table:style-name="ce6" office:value-type="float" office:value="5339.02" calcext:value-type="float">
            <text:p>R$5.339,0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3A</text:p>
          </table:table-cell>
          <table:table-cell table:style-name="ce4" office:value-type="float" office:value="90357103" calcext:value-type="float">
            <text:p>90357103</text:p>
          </table:table-cell>
          <table:table-cell table:style-name="ce3" office:value-type="string" calcext:value-type="string">
            <text:p>JOAO SERGIO CARDOSO DE 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229.43" calcext:value-type="float">
            <text:p>R$14.229,4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229.43" calcext:value-type="float">
            <text:p>R$14.229,43 </text:p>
          </table:table-cell>
          <table:table-cell table:style-name="ce6" office:value-type="float" office:value="-952.22" calcext:value-type="float">
            <text:p>(R$952,22)</text:p>
          </table:table-cell>
          <table:table-cell table:style-name="ce6" office:value-type="float" office:value="-2231.63" calcext:value-type="float">
            <text:p>(R$2.231,6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83.85" calcext:value-type="float">
            <text:p>(R$3.183,85)</text:p>
          </table:table-cell>
          <table:table-cell table:style-name="ce6" office:value-type="float" office:value="11045.58" calcext:value-type="float">
            <text:p>R$11.045,5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12101" calcext:value-type="float">
            <text:p>90212101</text:p>
          </table:table-cell>
          <table:table-cell table:style-name="ce3" office:value-type="string" calcext:value-type="string">
            <text:p>JOCELINA GONCALVES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3530.76" calcext:value-type="float">
            <text:p>R$3.530,7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338" calcext:value-type="float">
            <text:p>R$16.338,00 </text:p>
          </table:table-cell>
          <table:table-cell table:style-name="ce6" office:value-type="float" office:value="-1300.13" calcext:value-type="float">
            <text:p>(R$1.300,1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00.13" calcext:value-type="float">
            <text:p>(R$1.300,13)</text:p>
          </table:table-cell>
          <table:table-cell table:style-name="ce6" office:value-type="float" office:value="15037.87" calcext:value-type="float">
            <text:p>R$15.037,8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2258605" calcext:value-type="float">
            <text:p>92258605</text:p>
          </table:table-cell>
          <table:table-cell table:style-name="ce3" office:value-type="string" calcext:value-type="string">
            <text:p>JONAS COSTA BARRETO DO ROSÁRI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372.84" calcext:value-type="float">
            <text:p>R$12.372,8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372.84" calcext:value-type="float">
            <text:p>R$12.372,84 </text:p>
          </table:table-cell>
          <table:table-cell table:style-name="ce6" office:value-type="float" office:value="-665.09" calcext:value-type="float">
            <text:p>(R$665,09)</text:p>
          </table:table-cell>
          <table:table-cell table:style-name="ce6" office:value-type="float" office:value="-1800.03" calcext:value-type="float">
            <text:p>(R$1.800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465.12" calcext:value-type="float">
            <text:p>(R$2.465,12)</text:p>
          </table:table-cell>
          <table:table-cell table:style-name="ce6" office:value-type="float" office:value="9907.72" calcext:value-type="float">
            <text:p>R$9.907,7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B</text:p>
          </table:table-cell>
          <table:table-cell table:style-name="ce4" office:value-type="float" office:value="93023703" calcext:value-type="float">
            <text:p>93023703</text:p>
          </table:table-cell>
          <table:table-cell table:style-name="ce3" office:value-type="string" calcext:value-type="string">
            <text:p>JONAS DE LIMA DANTA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304.59" calcext:value-type="float">
            <text:p>R$6.304,5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304.59" calcext:value-type="float">
            <text:p>R$6.304,59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37.76" calcext:value-type="float">
            <text:p>(R$837,7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37.76" calcext:value-type="float">
            <text:p>(R$837,76)</text:p>
          </table:table-cell>
          <table:table-cell table:style-name="ce6" office:value-type="float" office:value="5466.83" calcext:value-type="float">
            <text:p>R$5.466,8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E</text:p>
          </table:table-cell>
          <table:table-cell table:style-name="ce4" office:value-type="float" office:value="90222404" calcext:value-type="float">
            <text:p>90222404</text:p>
          </table:table-cell>
          <table:table-cell table:style-name="ce3" office:value-type="string" calcext:value-type="string">
            <text:p>JONAS FERREIRA DE SOUZ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434.52" calcext:value-type="float">
            <text:p>R$7.434,5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434.52" calcext:value-type="float">
            <text:p>R$7.434,52 </text:p>
          </table:table-cell>
          <table:table-cell table:style-name="ce6" office:value-type="float" office:value="-528.88" calcext:value-type="float">
            <text:p>(R$528,88)</text:p>
          </table:table-cell>
          <table:table-cell table:style-name="ce6" office:value-type="float" office:value="-1003.05" calcext:value-type="float">
            <text:p>(R$1.003,0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531.93" calcext:value-type="float">
            <text:p>(R$1.531,93)</text:p>
          </table:table-cell>
          <table:table-cell table:style-name="ce6" office:value-type="float" office:value="5902.59" calcext:value-type="float">
            <text:p>R$5.902,5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2A</text:p>
          </table:table-cell>
          <table:table-cell table:style-name="ce4" office:value-type="float" office:value="90302204" calcext:value-type="float">
            <text:p>90302204</text:p>
          </table:table-cell>
          <table:table-cell table:style-name="ce3" office:value-type="string" calcext:value-type="string">
            <text:p>JORGE ANDRADE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80.41" calcext:value-type="float">
            <text:p>R$6.480,4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480.41" calcext:value-type="float">
            <text:p>R$6.480,41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6.92" calcext:value-type="float">
            <text:p>(R$366,9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6.92" calcext:value-type="float">
            <text:p>(R$366,92)</text:p>
          </table:table-cell>
          <table:table-cell table:style-name="ce6" office:value-type="float" office:value="6113.49" calcext:value-type="float">
            <text:p>R$6.113,4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O</text:p>
          </table:table-cell>
          <table:table-cell table:style-name="ce4" office:value-type="float" office:value="90886408" calcext:value-type="float">
            <text:p>90886408</text:p>
          </table:table-cell>
          <table:table-cell table:style-name="ce3" office:value-type="string" calcext:value-type="string">
            <text:p>JORGE FERNANDDO CORRÊ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293.33" calcext:value-type="float">
            <text:p>R$6.293,3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293.33" calcext:value-type="float">
            <text:p>R$6.293,33 </text:p>
          </table:table-cell>
          <table:table-cell table:style-name="ce6" office:value-type="float" office:value="-573.19" calcext:value-type="float">
            <text:p>(R$573,19)</text:p>
          </table:table-cell>
          <table:table-cell table:style-name="ce6" office:value-type="float" office:value="-677.03" calcext:value-type="float">
            <text:p>(R$677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50.22" calcext:value-type="float">
            <text:p>(R$1.250,22)</text:p>
          </table:table-cell>
          <table:table-cell table:style-name="ce6" office:value-type="float" office:value="5043.11" calcext:value-type="float">
            <text:p>R$5.043,1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2A</text:p>
          </table:table-cell>
          <table:table-cell table:style-name="ce4" office:value-type="float" office:value="90517306" calcext:value-type="float">
            <text:p>90517306</text:p>
          </table:table-cell>
          <table:table-cell table:style-name="ce3" office:value-type="string" calcext:value-type="string">
            <text:p>JOSE ANGELO RANGEL DOS SANTOS JUNIOR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945.97" calcext:value-type="float">
            <text:p>R$1.945,9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945.97" calcext:value-type="float">
            <text:p>R$1.945,97 </text:p>
          </table:table-cell>
          <table:table-cell table:style-name="ce6" office:value-type="float" office:value="-94" calcext:value-type="float">
            <text:p>(R$94,0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4" calcext:value-type="float">
            <text:p>(R$94,00)</text:p>
          </table:table-cell>
          <table:table-cell table:style-name="ce6" office:value-type="float" office:value="1851.97" calcext:value-type="float">
            <text:p>R$1.851,9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490304" calcext:value-type="float">
            <text:p>90490304</text:p>
          </table:table-cell>
          <table:table-cell table:style-name="ce3" office:value-type="string" calcext:value-type="string">
            <text:p>JOSE CARLOS CREPALD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0931.19" calcext:value-type="float">
            <text:p>R$30.931,1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0931.19" calcext:value-type="float">
            <text:p>R$30.931,19 </text:p>
          </table:table-cell>
          <table:table-cell table:style-name="ce6" office:value-type="float" office:value="-3814.62" calcext:value-type="float">
            <text:p>(R$3.814,6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3814.62" calcext:value-type="float">
            <text:p>(R$3.814,62)</text:p>
          </table:table-cell>
          <table:table-cell table:style-name="ce6" office:value-type="float" office:value="27116.57" calcext:value-type="float">
            <text:p>R$27.116,5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E</text:p>
          </table:table-cell>
          <table:table-cell table:style-name="ce4" office:value-type="float" office:value="90277603" calcext:value-type="float">
            <text:p>90277603</text:p>
          </table:table-cell>
          <table:table-cell table:style-name="ce3" office:value-type="string" calcext:value-type="string">
            <text:p>JOSE CLAUDIO D EC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9383.44" calcext:value-type="float">
            <text:p>R$9.383,4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383.44" calcext:value-type="float">
            <text:p>R$9.383,44 </text:p>
          </table:table-cell>
          <table:table-cell table:style-name="ce6" office:value-type="float" office:value="-850.45" calcext:value-type="float">
            <text:p>(R$850,45)</text:p>
          </table:table-cell>
          <table:table-cell table:style-name="ce6" office:value-type="float" office:value="-1450.57" calcext:value-type="float">
            <text:p>(R$1.450,5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301.02" calcext:value-type="float">
            <text:p>(R$2.301,02)</text:p>
          </table:table-cell>
          <table:table-cell table:style-name="ce6" office:value-type="float" office:value="7082.42" calcext:value-type="float">
            <text:p>R$7.082,4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2A</text:p>
          </table:table-cell>
          <table:table-cell table:style-name="ce4" office:value-type="float" office:value="90240603" calcext:value-type="float">
            <text:p>90240603</text:p>
          </table:table-cell>
          <table:table-cell table:style-name="ce3" office:value-type="string" calcext:value-type="string">
            <text:p>JOSE EDESIO DE MEDEIR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168.75" calcext:value-type="float">
            <text:p>R$11.168,7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168.75" calcext:value-type="float">
            <text:p>R$11.168,75 </text:p>
          </table:table-cell>
          <table:table-cell table:style-name="ce6" office:value-type="float" office:value="-490.5" calcext:value-type="float">
            <text:p>(R$490,50)</text:p>
          </table:table-cell>
          <table:table-cell table:style-name="ce6" office:value-type="float" office:value="-1516.92" calcext:value-type="float">
            <text:p>(R$1.516,9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007.42" calcext:value-type="float">
            <text:p>(R$2.007,42)</text:p>
          </table:table-cell>
          <table:table-cell table:style-name="ce6" office:value-type="float" office:value="9161.33" calcext:value-type="float">
            <text:p>R$9.161,3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I</text:p>
          </table:table-cell>
          <table:table-cell table:style-name="ce4" office:value-type="float" office:value="90931602" calcext:value-type="float">
            <text:p>90931602</text:p>
          </table:table-cell>
          <table:table-cell table:style-name="ce3" office:value-type="string" calcext:value-type="string">
            <text:p>JOSE HENRIQUE ARAUJ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178.65" calcext:value-type="float">
            <text:p>R$16.178,6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178.65" calcext:value-type="float">
            <text:p>R$16.178,65 </text:p>
          </table:table-cell>
          <table:table-cell table:style-name="ce6" office:value-type="float" office:value="-1273.84" calcext:value-type="float">
            <text:p>(R$1.273,84)</text:p>
          </table:table-cell>
          <table:table-cell table:style-name="ce6" office:value-type="float" office:value="-2679.22" calcext:value-type="float">
            <text:p>(R$2.679,2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53.06" calcext:value-type="float">
            <text:p>(R$3.953,06)</text:p>
          </table:table-cell>
          <table:table-cell table:style-name="ce6" office:value-type="float" office:value="12225.59" calcext:value-type="float">
            <text:p>R$12.225,5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ARARAQUARA</text:p>
          </table:table-cell>
          <table:table-cell table:style-name="ce4" office:value-type="float" office:value="90535103" calcext:value-type="float">
            <text:p>90535103</text:p>
          </table:table-cell>
          <table:table-cell table:style-name="ce3" office:value-type="string" calcext:value-type="string">
            <text:p>JOSE JAIR BARBO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306.64" calcext:value-type="float">
            <text:p>R$15.306,6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306.64" calcext:value-type="float">
            <text:p>R$15.306,64 </text:p>
          </table:table-cell>
          <table:table-cell table:style-name="ce6" office:value-type="float" office:value="-1129.96" calcext:value-type="float">
            <text:p>(R$1.129,96)</text:p>
          </table:table-cell>
          <table:table-cell table:style-name="ce6" office:value-type="float" office:value="-2478.99" calcext:value-type="float">
            <text:p>(R$2.478,9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08.95" calcext:value-type="float">
            <text:p>(R$3.608,95)</text:p>
          </table:table-cell>
          <table:table-cell table:style-name="ce6" office:value-type="float" office:value="11697.69" calcext:value-type="float">
            <text:p>R$11.697,6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AM</text:p>
          </table:table-cell>
          <table:table-cell table:style-name="ce4" office:value-type="float" office:value="90467801" calcext:value-type="float">
            <text:p>90467801</text:p>
          </table:table-cell>
          <table:table-cell table:style-name="ce3" office:value-type="string" calcext:value-type="string">
            <text:p>JOSE RUBENS OLART ESTIVALET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2250.04" calcext:value-type="float">
            <text:p>R$2.250,0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057.28" calcext:value-type="float">
            <text:p>R$15.057,28 </text:p>
          </table:table-cell>
          <table:table-cell table:style-name="ce6" office:value-type="float" office:value="-1088.81" calcext:value-type="float">
            <text:p>(R$1.088,81)</text:p>
          </table:table-cell>
          <table:table-cell table:style-name="ce6" office:value-type="float" office:value="-2421.73" calcext:value-type="float">
            <text:p>(R$2.421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10.54" calcext:value-type="float">
            <text:p>(R$3.510,54)</text:p>
          </table:table-cell>
          <table:table-cell table:style-name="ce6" office:value-type="float" office:value="11546.74" calcext:value-type="float">
            <text:p>R$11.546,7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O</text:p>
          </table:table-cell>
          <table:table-cell table:style-name="ce4" office:value-type="float" office:value="91626603" calcext:value-type="float">
            <text:p>91626603</text:p>
          </table:table-cell>
          <table:table-cell table:style-name="ce3" office:value-type="string" calcext:value-type="string">
            <text:p>JOSE VINICIUS DINON FILH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210.73" calcext:value-type="float">
            <text:p>R$2.210,7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10.73" calcext:value-type="float">
            <text:p>R$2.210,73 </text:p>
          </table:table-cell>
          <table:table-cell table:style-name="ce6" office:value-type="float" office:value="-38.31" calcext:value-type="float">
            <text:p>(R$38,3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38.31" calcext:value-type="float">
            <text:p>(R$38,31)</text:p>
          </table:table-cell>
          <table:table-cell table:style-name="ce6" office:value-type="float" office:value="2172.42" calcext:value-type="float">
            <text:p>R$2.172,4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E</text:p>
          </table:table-cell>
          <table:table-cell table:style-name="ce4" office:value-type="float" office:value="90214603" calcext:value-type="float">
            <text:p>90214603</text:p>
          </table:table-cell>
          <table:table-cell table:style-name="ce3" office:value-type="string" calcext:value-type="string">
            <text:p>JOSEFA FLORICEIA VASCONCELOS LEM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30.91" calcext:value-type="float">
            <text:p>R$12.830,9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30.91" calcext:value-type="float">
            <text:p>R$12.830,91 </text:p>
          </table:table-cell>
          <table:table-cell table:style-name="ce6" office:value-type="float" office:value="-1419.28" calcext:value-type="float">
            <text:p>(R$1.419,28)</text:p>
          </table:table-cell>
          <table:table-cell table:style-name="ce6" office:value-type="float" office:value="-1718.6" calcext:value-type="float">
            <text:p>(R$1.718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37.88" calcext:value-type="float">
            <text:p>(R$3.137,88)</text:p>
          </table:table-cell>
          <table:table-cell table:style-name="ce6" office:value-type="float" office:value="9693.03" calcext:value-type="float">
            <text:p>R$9.693,0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936303" calcext:value-type="float">
            <text:p>90936303</text:p>
          </table:table-cell>
          <table:table-cell table:style-name="ce3" office:value-type="string" calcext:value-type="string">
            <text:p>JOSEFA ROSA REI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032.58" calcext:value-type="float">
            <text:p>R$14.032,5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032.58" calcext:value-type="float">
            <text:p>R$14.032,58 </text:p>
          </table:table-cell>
          <table:table-cell table:style-name="ce6" office:value-type="float" office:value="-919.74" calcext:value-type="float">
            <text:p>(R$919,7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19.74" calcext:value-type="float">
            <text:p>(R$919,74)</text:p>
          </table:table-cell>
          <table:table-cell table:style-name="ce6" office:value-type="float" office:value="13112.84" calcext:value-type="float">
            <text:p>R$13.112,8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05707" calcext:value-type="float">
            <text:p>90205707</text:p>
          </table:table-cell>
          <table:table-cell table:style-name="ce3" office:value-type="string" calcext:value-type="string">
            <text:p>JOSELITA NERI DE OLIVEIRA SOAR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156.63" calcext:value-type="float">
            <text:p>R$8.156,6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156.63" calcext:value-type="float">
            <text:p>R$8.156,63 </text:p>
          </table:table-cell>
          <table:table-cell table:style-name="ce6" office:value-type="float" office:value="-648.03" calcext:value-type="float">
            <text:p>(R$648,03)</text:p>
          </table:table-cell>
          <table:table-cell table:style-name="ce6" office:value-type="float" office:value="-1168.86" calcext:value-type="float">
            <text:p>(R$1.168,8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816.89" calcext:value-type="float">
            <text:p>(R$1.816,89)</text:p>
          </table:table-cell>
          <table:table-cell table:style-name="ce6" office:value-type="float" office:value="6339.74" calcext:value-type="float">
            <text:p>R$6.339,7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SE/PRSP</text:p>
          </table:table-cell>
          <table:table-cell table:style-name="ce4" office:value-type="float" office:value="90626303" calcext:value-type="float">
            <text:p>90626303</text:p>
          </table:table-cell>
          <table:table-cell table:style-name="ce3" office:value-type="string" calcext:value-type="string">
            <text:p>JOSENILDE BANDEIRA MELO DE AMORIM CARVALH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979.32" calcext:value-type="float">
            <text:p>R$3.979,3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979.32" calcext:value-type="float">
            <text:p>R$3.979,32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32.57" calcext:value-type="float">
            <text:p>(R$232,5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32.57" calcext:value-type="float">
            <text:p>(R$232,57)</text:p>
          </table:table-cell>
          <table:table-cell table:style-name="ce6" office:value-type="float" office:value="3746.75" calcext:value-type="float">
            <text:p>R$3.746,7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N</text:p>
          </table:table-cell>
          <table:table-cell table:style-name="ce4" office:value-type="float" office:value="90931201" calcext:value-type="float">
            <text:p>90931201</text:p>
          </table:table-cell>
          <table:table-cell table:style-name="ce3" office:value-type="string" calcext:value-type="string">
            <text:p>JULIA PEDROSO DE PAUL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969.01" calcext:value-type="float">
            <text:p>R$13.969,0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969.01" calcext:value-type="float">
            <text:p>R$13.969,01 </text:p>
          </table:table-cell>
          <table:table-cell table:style-name="ce6" office:value-type="float" office:value="-909.25" calcext:value-type="float">
            <text:p>(R$909,25)</text:p>
          </table:table-cell>
          <table:table-cell table:style-name="ce6" office:value-type="float" office:value="-2171.83" calcext:value-type="float">
            <text:p>(R$2.171,8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81.08" calcext:value-type="float">
            <text:p>(R$3.081,08)</text:p>
          </table:table-cell>
          <table:table-cell table:style-name="ce6" office:value-type="float" office:value="10887.93" calcext:value-type="float">
            <text:p>R$10.887,9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2A</text:p>
          </table:table-cell>
          <table:table-cell table:style-name="ce4" office:value-type="float" office:value="90517309" calcext:value-type="float">
            <text:p>90517309</text:p>
          </table:table-cell>
          <table:table-cell table:style-name="ce3" office:value-type="string" calcext:value-type="string">
            <text:p>JULIA ROSA RANGEL COTI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945.97" calcext:value-type="float">
            <text:p>R$1.945,9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945.97" calcext:value-type="float">
            <text:p>R$1.945,97 </text:p>
          </table:table-cell>
          <table:table-cell table:style-name="ce6" office:value-type="float" office:value="-94" calcext:value-type="float">
            <text:p>(R$94,0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4" calcext:value-type="float">
            <text:p>(R$94,00)</text:p>
          </table:table-cell>
          <table:table-cell table:style-name="ce6" office:value-type="float" office:value="1851.97" calcext:value-type="float">
            <text:p>R$1.851,9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DIAP/SGP</text:p>
          </table:table-cell>
          <table:table-cell table:style-name="ce4" office:value-type="float" office:value="92897104" calcext:value-type="float">
            <text:p>92897104</text:p>
          </table:table-cell>
          <table:table-cell table:style-name="ce3" office:value-type="string" calcext:value-type="string">
            <text:p>JULIANA AMORIM MARCIAN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170.43" calcext:value-type="float">
            <text:p>R$2.170,4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70.43" calcext:value-type="float">
            <text:p>R$2.170,43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2170.43" calcext:value-type="float">
            <text:p>R$2.170,4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943003" calcext:value-type="float">
            <text:p>90943003</text:p>
          </table:table-cell>
          <table:table-cell table:style-name="ce3" office:value-type="string" calcext:value-type="string">
            <text:p>JULIANA LEITE SIMO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9858.84" calcext:value-type="float">
            <text:p>R$19.858,84 </text:p>
          </table:table-cell>
          <table:table-cell table:style-name="ce6" office:value-type="float" office:value="2373.29" calcext:value-type="float">
            <text:p>R$2.373,2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232.13" calcext:value-type="float">
            <text:p>R$22.232,13 </text:p>
          </table:table-cell>
          <table:table-cell table:style-name="ce6" office:value-type="float" office:value="-3149.66" calcext:value-type="float">
            <text:p>(R$3.149,66)</text:p>
          </table:table-cell>
          <table:table-cell table:style-name="ce6" office:value-type="float" office:value="-4289.01" calcext:value-type="float">
            <text:p>(R$4.289,01)</text:p>
          </table:table-cell>
          <table:table-cell table:style-name="ce6" office:value-type="float" office:value="-227.87" calcext:value-type="float">
            <text:p>(R$227,87)</text:p>
          </table:table-cell>
          <table:table-cell table:style-name="ce6" office:value-type="float" office:value="-7666.54" calcext:value-type="float">
            <text:p>(R$7.666,54)</text:p>
          </table:table-cell>
          <table:table-cell table:style-name="ce6" office:value-type="float" office:value="14565.59" calcext:value-type="float">
            <text:p>R$14.565,5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NITEROI</text:p>
          </table:table-cell>
          <table:table-cell table:style-name="ce4" office:value-type="float" office:value="90208503" calcext:value-type="float">
            <text:p>90208503</text:p>
          </table:table-cell>
          <table:table-cell table:style-name="ce3" office:value-type="string" calcext:value-type="string">
            <text:p>JULINEA SOUZA DA FONSEC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9423.1" calcext:value-type="float">
            <text:p>R$9.423,1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423.1" calcext:value-type="float">
            <text:p>R$9.423,10 </text:p>
          </table:table-cell>
          <table:table-cell table:style-name="ce6" office:value-type="float" office:value="-237.38" calcext:value-type="float">
            <text:p>(R$237,38)</text:p>
          </table:table-cell>
          <table:table-cell table:style-name="ce6" office:value-type="float" office:value="-1106.47" calcext:value-type="float">
            <text:p>(R$1.106,4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43.85" calcext:value-type="float">
            <text:p>(R$1.343,85)</text:p>
          </table:table-cell>
          <table:table-cell table:style-name="ce6" office:value-type="float" office:value="8079.25" calcext:value-type="float">
            <text:p>R$8.079,2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DF</text:p>
          </table:table-cell>
          <table:table-cell table:style-name="ce4" office:value-type="float" office:value="90230606" calcext:value-type="float">
            <text:p>90230606</text:p>
          </table:table-cell>
          <table:table-cell table:style-name="ce3" office:value-type="string" calcext:value-type="string">
            <text:p>JURACI MENDES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9277.88" calcext:value-type="float">
            <text:p>R$9.277,8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277.88" calcext:value-type="float">
            <text:p>R$9.277,88 </text:p>
          </table:table-cell>
          <table:table-cell table:style-name="ce6" office:value-type="float" office:value="-216.32" calcext:value-type="float">
            <text:p>(R$216,32)</text:p>
          </table:table-cell>
          <table:table-cell table:style-name="ce6" office:value-type="float" office:value="-1072.33" calcext:value-type="float">
            <text:p>(R$1.072,3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88.65" calcext:value-type="float">
            <text:p>(R$1.288,65)</text:p>
          </table:table-cell>
          <table:table-cell table:style-name="ce6" office:value-type="float" office:value="7989.23" calcext:value-type="float">
            <text:p>R$7.989,2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950102" calcext:value-type="float">
            <text:p>90950102</text:p>
          </table:table-cell>
          <table:table-cell table:style-name="ce3" office:value-type="string" calcext:value-type="string">
            <text:p>KALINA XAVIER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494.18" calcext:value-type="float">
            <text:p>R$1.494,1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301.42" calcext:value-type="float">
            <text:p>R$14.301,42 </text:p>
          </table:table-cell>
          <table:table-cell table:style-name="ce6" office:value-type="float" office:value="-964.09" calcext:value-type="float">
            <text:p>(R$964,09)</text:p>
          </table:table-cell>
          <table:table-cell table:style-name="ce6" office:value-type="float" office:value="-2248.17" calcext:value-type="float">
            <text:p>(R$2.248,1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12.26" calcext:value-type="float">
            <text:p>(R$3.212,26)</text:p>
          </table:table-cell>
          <table:table-cell table:style-name="ce6" office:value-type="float" office:value="11089.16" calcext:value-type="float">
            <text:p>R$11.089,1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000501" calcext:value-type="float">
            <text:p>90000501</text:p>
          </table:table-cell>
          <table:table-cell table:style-name="ce3" office:value-type="string" calcext:value-type="string">
            <text:p>KAROL CRISTINA ALVES GUENES DOMINGUES CAVALCANT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9717.69" calcext:value-type="float">
            <text:p>R$39.717,69 </text:p>
          </table:table-cell>
          <table:table-cell table:style-name="ce6" office:value-type="float" office:value="5695.89" calcext:value-type="float">
            <text:p>R$5.695,8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45413.58" calcext:value-type="float">
            <text:p>R$45.413,58 </text:p>
          </table:table-cell>
          <table:table-cell table:style-name="ce6" office:value-type="float" office:value="-6299.31" calcext:value-type="float">
            <text:p>(R$6.299,31)</text:p>
          </table:table-cell>
          <table:table-cell table:style-name="ce6" office:value-type="float" office:value="-9474.03" calcext:value-type="float">
            <text:p>(R$9.474,03)</text:p>
          </table:table-cell>
          <table:table-cell table:style-name="ce6" office:value-type="float" office:value="-1405.06" calcext:value-type="float">
            <text:p>(R$1.405,06)</text:p>
          </table:table-cell>
          <table:table-cell table:style-name="ce6" office:value-type="float" office:value="-17178.4" calcext:value-type="float">
            <text:p>(R$17.178,40)</text:p>
          </table:table-cell>
          <table:table-cell table:style-name="ce6" office:value-type="float" office:value="28235.18" calcext:value-type="float">
            <text:p>R$28.235,1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287207" calcext:value-type="float">
            <text:p>90287207</text:p>
          </table:table-cell>
          <table:table-cell table:style-name="ce3" office:value-type="string" calcext:value-type="string">
            <text:p>KASSIA FERREIRA MADEIRA DE PAIVA MELL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5866.28" calcext:value-type="float">
            <text:p>R$5.866,2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5866.28" calcext:value-type="float">
            <text:p>R$5.866,28 </text:p>
          </table:table-cell>
          <table:table-cell table:style-name="ce6" office:value-type="float" office:value="-286.13" calcext:value-type="float">
            <text:p>(R$286,13)</text:p>
          </table:table-cell>
          <table:table-cell table:style-name="ce6" office:value-type="float" office:value="-638.54" calcext:value-type="float">
            <text:p>(R$638,5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24.67" calcext:value-type="float">
            <text:p>(R$924,67)</text:p>
          </table:table-cell>
          <table:table-cell table:style-name="ce6" office:value-type="float" office:value="4941.61" calcext:value-type="float">
            <text:p>R$4.941,6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TO</text:p>
          </table:table-cell>
          <table:table-cell table:style-name="ce4" office:value-type="float" office:value="90607204" calcext:value-type="float">
            <text:p>90607204</text:p>
          </table:table-cell>
          <table:table-cell table:style-name="ce3" office:value-type="string" calcext:value-type="string">
            <text:p>LARISSA BASTOS LUSTOSA MAYALL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694.54" calcext:value-type="float">
            <text:p>R$12.694,5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694.54" calcext:value-type="float">
            <text:p>R$12.694,54 </text:p>
          </table:table-cell>
          <table:table-cell table:style-name="ce6" office:value-type="float" office:value="-711.74" calcext:value-type="float">
            <text:p>(R$711,74)</text:p>
          </table:table-cell>
          <table:table-cell table:style-name="ce6" office:value-type="float" office:value="-2399.27" calcext:value-type="float">
            <text:p>(R$2.399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11.01" calcext:value-type="float">
            <text:p>(R$3.111,01)</text:p>
          </table:table-cell>
          <table:table-cell table:style-name="ce6" office:value-type="float" office:value="9583.53" calcext:value-type="float">
            <text:p>R$9.583,5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225101" calcext:value-type="float">
            <text:p>90225101</text:p>
          </table:table-cell>
          <table:table-cell table:style-name="ce3" office:value-type="string" calcext:value-type="string">
            <text:p>LAUDICEA DUARTE CORREA DOMICIAN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4802.71" calcext:value-type="float">
            <text:p>R$4.802,7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609.95" calcext:value-type="float">
            <text:p>R$17.609,95 </text:p>
          </table:table-cell>
          <table:table-cell table:style-name="ce6" office:value-type="float" office:value="-1510" calcext:value-type="float">
            <text:p>(R$1.510,00)</text:p>
          </table:table-cell>
          <table:table-cell table:style-name="ce6" office:value-type="float" office:value="-3007.89" calcext:value-type="float">
            <text:p>(R$3.007,8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17.89" calcext:value-type="float">
            <text:p>(R$4.517,89)</text:p>
          </table:table-cell>
          <table:table-cell table:style-name="ce6" office:value-type="float" office:value="13092.06" calcext:value-type="float">
            <text:p>R$13.092,0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1110104" calcext:value-type="float">
            <text:p>91110104</text:p>
          </table:table-cell>
          <table:table-cell table:style-name="ce3" office:value-type="string" calcext:value-type="string">
            <text:p>LAURA OTONI GASPAR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80.39" calcext:value-type="float">
            <text:p>R$1.480,3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80.39" calcext:value-type="float">
            <text:p>R$1.480,39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1480.39" calcext:value-type="float">
            <text:p>R$1.480,3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R</text:p>
          </table:table-cell>
          <table:table-cell table:style-name="ce4" office:value-type="float" office:value="90293706" calcext:value-type="float">
            <text:p>90293706</text:p>
          </table:table-cell>
          <table:table-cell table:style-name="ce3" office:value-type="string" calcext:value-type="string">
            <text:p>LAURENIR PALHARE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588.11" calcext:value-type="float">
            <text:p>R$6.588,1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588.11" calcext:value-type="float">
            <text:p>R$6.588,11 </text:p>
          </table:table-cell>
          <table:table-cell table:style-name="ce6" office:value-type="float" office:value="-738.13" calcext:value-type="float">
            <text:p>(R$738,13)</text:p>
          </table:table-cell>
          <table:table-cell table:style-name="ce6" office:value-type="float" office:value="-712.74" calcext:value-type="float">
            <text:p>(R$712,7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450.87" calcext:value-type="float">
            <text:p>(R$1.450,87)</text:p>
          </table:table-cell>
          <table:table-cell table:style-name="ce6" office:value-type="float" office:value="5137.24" calcext:value-type="float">
            <text:p>R$5.137,2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29105" calcext:value-type="float">
            <text:p>90229105</text:p>
          </table:table-cell>
          <table:table-cell table:style-name="ce3" office:value-type="string" calcext:value-type="string">
            <text:p>LEA LOPES LEITAO MARINHO ARAUJ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273.66" calcext:value-type="float">
            <text:p>R$10.273,66 </text:p>
          </table:table-cell>
          <table:table-cell table:style-name="ce6" office:value-type="float" office:value="3424.04" calcext:value-type="float">
            <text:p>R$3.424,0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697.7" calcext:value-type="float">
            <text:p>R$13.697,70 </text:p>
          </table:table-cell>
          <table:table-cell table:style-name="ce6" office:value-type="float" office:value="-864.48" calcext:value-type="float">
            <text:p>(R$864,48)</text:p>
          </table:table-cell>
          <table:table-cell table:style-name="ce6" office:value-type="float" office:value="-2109.54" calcext:value-type="float">
            <text:p>(R$2.109,5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74.02" calcext:value-type="float">
            <text:p>(R$2.974,02)</text:p>
          </table:table-cell>
          <table:table-cell table:style-name="ce6" office:value-type="float" office:value="10723.68" calcext:value-type="float">
            <text:p>R$10.723,6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941002" calcext:value-type="float">
            <text:p>90941002</text:p>
          </table:table-cell>
          <table:table-cell table:style-name="ce3" office:value-type="string" calcext:value-type="string">
            <text:p>LEDA ANDRADE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712.6" calcext:value-type="float">
            <text:p>R$10.712,6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712.6" calcext:value-type="float">
            <text:p>R$10.712,60 </text:p>
          </table:table-cell>
          <table:table-cell table:style-name="ce6" office:value-type="float" office:value="-1069.76" calcext:value-type="float">
            <text:p>(R$1.069,76)</text:p>
          </table:table-cell>
          <table:table-cell table:style-name="ce6" office:value-type="float" office:value="-1755.78" calcext:value-type="float">
            <text:p>(R$1.755,7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25.54" calcext:value-type="float">
            <text:p>(R$2.825,54)</text:p>
          </table:table-cell>
          <table:table-cell table:style-name="ce6" office:value-type="float" office:value="7887.06" calcext:value-type="float">
            <text:p>R$7.887,0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939103" calcext:value-type="float">
            <text:p>90939103</text:p>
          </table:table-cell>
          <table:table-cell table:style-name="ce3" office:value-type="string" calcext:value-type="string">
            <text:p>LEDA LUDOLF MADER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8850.94" calcext:value-type="float">
            <text:p>R$28.850,94 </text:p>
          </table:table-cell>
          <table:table-cell table:style-name="ce6" office:value-type="float" office:value="7119.87" calcext:value-type="float">
            <text:p>R$7.119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5970.81" calcext:value-type="float">
            <text:p>R$35.970,81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3.01" calcext:value-type="float">
            <text:p>(R$353,01)</text:p>
          </table:table-cell>
          <table:table-cell table:style-name="ce6" office:value-type="float" office:value="-29552.24" calcext:value-type="float">
            <text:p>(R$29.552,24)</text:p>
          </table:table-cell>
          <table:table-cell table:style-name="ce6" office:value-type="float" office:value="-29905.25" calcext:value-type="float">
            <text:p>(R$29.905,25)</text:p>
          </table:table-cell>
          <table:table-cell table:style-name="ce6" office:value-type="float" office:value="6065.56" calcext:value-type="float">
            <text:p>R$6.065,5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I</text:p>
          </table:table-cell>
          <table:table-cell table:style-name="ce4" office:value-type="float" office:value="90949302" calcext:value-type="float">
            <text:p>90949302</text:p>
          </table:table-cell>
          <table:table-cell table:style-name="ce3" office:value-type="string" calcext:value-type="string">
            <text:p>LEDA SILVA RIBE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4802.71" calcext:value-type="float">
            <text:p>R$4.802,7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609.95" calcext:value-type="float">
            <text:p>R$17.609,95 </text:p>
          </table:table-cell>
          <table:table-cell table:style-name="ce6" office:value-type="float" office:value="-1510" calcext:value-type="float">
            <text:p>(R$1.510,00)</text:p>
          </table:table-cell>
          <table:table-cell table:style-name="ce6" office:value-type="float" office:value="-3531.48" calcext:value-type="float">
            <text:p>(R$3.531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041.48" calcext:value-type="float">
            <text:p>(R$5.041,48)</text:p>
          </table:table-cell>
          <table:table-cell table:style-name="ce6" office:value-type="float" office:value="12568.47" calcext:value-type="float">
            <text:p>R$12.568,4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472804" calcext:value-type="float">
            <text:p>90472804</text:p>
          </table:table-cell>
          <table:table-cell table:style-name="ce3" office:value-type="string" calcext:value-type="string">
            <text:p>LEONARDO FERREIRA SAUD LIM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7878.43" calcext:value-type="float">
            <text:p>R$17.878,43 </text:p>
          </table:table-cell>
          <table:table-cell table:style-name="ce6" office:value-type="float" office:value="6565.34" calcext:value-type="float">
            <text:p>R$6.565,3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443.77" calcext:value-type="float">
            <text:p>R$24.443,77 </text:p>
          </table:table-cell>
          <table:table-cell table:style-name="ce6" office:value-type="float" office:value="-2637.58" calcext:value-type="float">
            <text:p>(R$2.637,58)</text:p>
          </table:table-cell>
          <table:table-cell table:style-name="ce6" office:value-type="float" office:value="-5100.7" calcext:value-type="float">
            <text:p>(R$5.100,7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738.28" calcext:value-type="float">
            <text:p>(R$7.738,28)</text:p>
          </table:table-cell>
          <table:table-cell table:style-name="ce6" office:value-type="float" office:value="16705.49" calcext:value-type="float">
            <text:p>R$16.705,4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947501" calcext:value-type="float">
            <text:p>90947501</text:p>
          </table:table-cell>
          <table:table-cell table:style-name="ce3" office:value-type="string" calcext:value-type="string">
            <text:p>LIEGE MARIA PASSOS DE SOUSA LAG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9717.69" calcext:value-type="float">
            <text:p>R$39.717,69 </text:p>
          </table:table-cell>
          <table:table-cell table:style-name="ce6" office:value-type="float" office:value="9730.49" calcext:value-type="float">
            <text:p>R$9.730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49448.18" calcext:value-type="float">
            <text:p>R$49.448,18 </text:p>
          </table:table-cell>
          <table:table-cell table:style-name="ce6" office:value-type="float" office:value="-6299.31" calcext:value-type="float">
            <text:p>(R$6.299,31)</text:p>
          </table:table-cell>
          <table:table-cell table:style-name="ce6" office:value-type="float" office:value="-9474.03" calcext:value-type="float">
            <text:p>(R$9.474,03)</text:p>
          </table:table-cell>
          <table:table-cell table:style-name="ce6" office:value-type="float" office:value="-5439.66" calcext:value-type="float">
            <text:p>(R$5.439,66)</text:p>
          </table:table-cell>
          <table:table-cell table:style-name="ce6" office:value-type="float" office:value="-21213" calcext:value-type="float">
            <text:p>(R$21.213,00)</text:p>
          </table:table-cell>
          <table:table-cell table:style-name="ce6" office:value-type="float" office:value="28235.18" calcext:value-type="float">
            <text:p>R$28.235,1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I</text:p>
          </table:table-cell>
          <table:table-cell table:style-name="ce4" office:value-type="float" office:value="90932401" calcext:value-type="float">
            <text:p>90932401</text:p>
          </table:table-cell>
          <table:table-cell table:style-name="ce3" office:value-type="string" calcext:value-type="string">
            <text:p>LIGIA MARIA DE ALMEID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751.89" calcext:value-type="float">
            <text:p>R$13.751,8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751.89" calcext:value-type="float">
            <text:p>R$13.751,89 </text:p>
          </table:table-cell>
          <table:table-cell table:style-name="ce6" office:value-type="float" office:value="-873.42" calcext:value-type="float">
            <text:p>(R$873,42)</text:p>
          </table:table-cell>
          <table:table-cell table:style-name="ce6" office:value-type="float" office:value="-2121.98" calcext:value-type="float">
            <text:p>(R$2.121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95.4" calcext:value-type="float">
            <text:p>(R$2.995,40)</text:p>
          </table:table-cell>
          <table:table-cell table:style-name="ce6" office:value-type="float" office:value="10756.49" calcext:value-type="float">
            <text:p>R$10.756,4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DF</text:p>
          </table:table-cell>
          <table:table-cell table:style-name="ce4" office:value-type="float" office:value="90932801" calcext:value-type="float">
            <text:p>90932801</text:p>
          </table:table-cell>
          <table:table-cell table:style-name="ce3" office:value-type="string" calcext:value-type="string">
            <text:p>LILA CURADO DE CARVALHO TA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9955.88" calcext:value-type="float">
            <text:p>R$19.955,8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9955.88" calcext:value-type="float">
            <text:p>R$19.955,88 </text:p>
          </table:table-cell>
          <table:table-cell table:style-name="ce6" office:value-type="float" office:value="-1897.08" calcext:value-type="float">
            <text:p>(R$1.897,08)</text:p>
          </table:table-cell>
          <table:table-cell table:style-name="ce6" office:value-type="float" office:value="-3546.57" calcext:value-type="float">
            <text:p>(R$3.546,5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443.65" calcext:value-type="float">
            <text:p>(R$5.443,65)</text:p>
          </table:table-cell>
          <table:table-cell table:style-name="ce6" office:value-type="float" office:value="14512.23" calcext:value-type="float">
            <text:p>R$14.512,2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SANTOS</text:p>
          </table:table-cell>
          <table:table-cell table:style-name="ce4" office:value-type="float" office:value="90927101" calcext:value-type="float">
            <text:p>90927101</text:p>
          </table:table-cell>
          <table:table-cell table:style-name="ce3" office:value-type="string" calcext:value-type="string">
            <text:p>LILIAN MENESCALCO FLORES GUIMARA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548.97" calcext:value-type="float">
            <text:p>R$13.548,9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548.97" calcext:value-type="float">
            <text:p>R$13.548,97 </text:p>
          </table:table-cell>
          <table:table-cell table:style-name="ce6" office:value-type="float" office:value="-839.94" calcext:value-type="float">
            <text:p>(R$839,9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839.94" calcext:value-type="float">
            <text:p>(R$839,94)</text:p>
          </table:table-cell>
          <table:table-cell table:style-name="ce6" office:value-type="float" office:value="12709.03" calcext:value-type="float">
            <text:p>R$12.709,0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N</text:p>
          </table:table-cell>
          <table:table-cell table:style-name="ce4" office:value-type="float" office:value="90409903" calcext:value-type="float">
            <text:p>90409903</text:p>
          </table:table-cell>
          <table:table-cell table:style-name="ce3" office:value-type="string" calcext:value-type="string">
            <text:p>LINDALVA FERREIRA PENHA BARBALH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497.79" calcext:value-type="float">
            <text:p>R$10.497,79 </text:p>
          </table:table-cell>
          <table:table-cell table:style-name="ce6" office:value-type="float" office:value="2676.95" calcext:value-type="float">
            <text:p>R$2.676,9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174.74" calcext:value-type="float">
            <text:p>R$13.174,74 </text:p>
          </table:table-cell>
          <table:table-cell table:style-name="ce6" office:value-type="float" office:value="-781.37" calcext:value-type="float">
            <text:p>(R$781,37)</text:p>
          </table:table-cell>
          <table:table-cell table:style-name="ce6" office:value-type="float" office:value="-1988.58" calcext:value-type="float">
            <text:p>(R$1.988,5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69.95" calcext:value-type="float">
            <text:p>(R$2.769,95)</text:p>
          </table:table-cell>
          <table:table-cell table:style-name="ce6" office:value-type="float" office:value="10404.79" calcext:value-type="float">
            <text:p>R$10.404,7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0440801" calcext:value-type="float">
            <text:p>90440801</text:p>
          </table:table-cell>
          <table:table-cell table:style-name="ce3" office:value-type="string" calcext:value-type="string">
            <text:p>LINDINALVA DOS SANTOS SOUZ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069.37" calcext:value-type="float">
            <text:p>R$7.069,37 </text:p>
          </table:table-cell>
          <table:table-cell table:style-name="ce6" office:value-type="float" office:value="578.07" calcext:value-type="float">
            <text:p>R$578,0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7647.44" calcext:value-type="float">
            <text:p>R$7.647,44 </text:p>
          </table:table-cell>
          <table:table-cell table:style-name="ce6" office:value-type="float" office:value="-564.01" calcext:value-type="float">
            <text:p>(R$564,01)</text:p>
          </table:table-cell>
          <table:table-cell table:style-name="ce6" office:value-type="float" office:value="-528.34" calcext:value-type="float">
            <text:p>(R$528,3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92.35" calcext:value-type="float">
            <text:p>(R$1.092,35)</text:p>
          </table:table-cell>
          <table:table-cell table:style-name="ce6" office:value-type="float" office:value="6555.09" calcext:value-type="float">
            <text:p>R$6.555,0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E</text:p>
          </table:table-cell>
          <table:table-cell table:style-name="ce4" office:value-type="float" office:value="90941602" calcext:value-type="float">
            <text:p>90941602</text:p>
          </table:table-cell>
          <table:table-cell table:style-name="ce3" office:value-type="string" calcext:value-type="string">
            <text:p>LISCINI DE ARANHA ARANT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03.61" calcext:value-type="float">
            <text:p>R$6.403,61 </text:p>
          </table:table-cell>
          <table:table-cell table:style-name="ce6" office:value-type="float" office:value="560.31" calcext:value-type="float">
            <text:p>R$560,3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6963.92" calcext:value-type="float">
            <text:p>R$6.963,92 </text:p>
          </table:table-cell>
          <table:table-cell table:style-name="ce6" office:value-type="float" office:value="-451.23" calcext:value-type="float">
            <text:p>(R$451,23)</text:p>
          </table:table-cell>
          <table:table-cell table:style-name="ce6" office:value-type="float" office:value="-374.18" calcext:value-type="float">
            <text:p>(R$374,1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25.41" calcext:value-type="float">
            <text:p>(R$825,41)</text:p>
          </table:table-cell>
          <table:table-cell table:style-name="ce6" office:value-type="float" office:value="6138.51" calcext:value-type="float">
            <text:p>R$6.138,5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2A</text:p>
          </table:table-cell>
          <table:table-cell table:style-name="ce4" office:value-type="float" office:value="90303203" calcext:value-type="float">
            <text:p>90303203</text:p>
          </table:table-cell>
          <table:table-cell table:style-name="ce3" office:value-type="string" calcext:value-type="string">
            <text:p>LISIA DA SILVA LEITE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029.43" calcext:value-type="float">
            <text:p>R$15.029,4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029.43" calcext:value-type="float">
            <text:p>R$15.029,43 </text:p>
          </table:table-cell>
          <table:table-cell table:style-name="ce6" office:value-type="float" office:value="-1084.22" calcext:value-type="float">
            <text:p>(R$1.084,22)</text:p>
          </table:table-cell>
          <table:table-cell table:style-name="ce6" office:value-type="float" office:value="-2938.93" calcext:value-type="float">
            <text:p>(R$2.938,9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23.15" calcext:value-type="float">
            <text:p>(R$4.023,15)</text:p>
          </table:table-cell>
          <table:table-cell table:style-name="ce6" office:value-type="float" office:value="11006.28" calcext:value-type="float">
            <text:p>R$11.006,2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COOR/PRM-PR</text:p>
          </table:table-cell>
          <table:table-cell table:style-name="ce4" office:value-type="float" office:value="92061104" calcext:value-type="float">
            <text:p>92061104</text:p>
          </table:table-cell>
          <table:table-cell table:style-name="ce3" office:value-type="string" calcext:value-type="string">
            <text:p>LIVIA SALDANHA KUT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118.79" calcext:value-type="float">
            <text:p>R$6.118,7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118.79" calcext:value-type="float">
            <text:p>R$6.118,79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86.66" calcext:value-type="float">
            <text:p>(R$786,6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86.66" calcext:value-type="float">
            <text:p>(R$786,66)</text:p>
          </table:table-cell>
          <table:table-cell table:style-name="ce6" office:value-type="float" office:value="5332.13" calcext:value-type="float">
            <text:p>R$5.332,1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951602" calcext:value-type="float">
            <text:p>90951602</text:p>
          </table:table-cell>
          <table:table-cell table:style-name="ce3" office:value-type="string" calcext:value-type="string">
            <text:p>LIZETE REIS DA SILVA PAI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7731.81" calcext:value-type="float">
            <text:p>R$37.731,81 </text:p>
          </table:table-cell>
          <table:table-cell table:style-name="ce6" office:value-type="float" office:value="1127.31" calcext:value-type="float">
            <text:p>R$1.127,3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8859.12" calcext:value-type="float">
            <text:p>R$38.859,12 </text:p>
          </table:table-cell>
          <table:table-cell table:style-name="ce6" office:value-type="float" office:value="-5320.92" calcext:value-type="float">
            <text:p>(R$5.320,92)</text:p>
          </table:table-cell>
          <table:table-cell table:style-name="ce6" office:value-type="float" office:value="-8327" calcext:value-type="float">
            <text:p>(R$8.327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647.92" calcext:value-type="float">
            <text:p>(R$13.647,92)</text:p>
          </table:table-cell>
          <table:table-cell table:style-name="ce6" office:value-type="float" office:value="25211.2" calcext:value-type="float">
            <text:p>R$25.211,2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E</text:p>
          </table:table-cell>
          <table:table-cell table:style-name="ce4" office:value-type="float" office:value="90941603" calcext:value-type="float">
            <text:p>90941603</text:p>
          </table:table-cell>
          <table:table-cell table:style-name="ce3" office:value-type="string" calcext:value-type="string">
            <text:p>LOIZE ARANHA ARANT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03.61" calcext:value-type="float">
            <text:p>R$6.403,61 </text:p>
          </table:table-cell>
          <table:table-cell table:style-name="ce6" office:value-type="float" office:value="560.31" calcext:value-type="float">
            <text:p>R$560,3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6963.92" calcext:value-type="float">
            <text:p>R$6.963,92 </text:p>
          </table:table-cell>
          <table:table-cell table:style-name="ce6" office:value-type="float" office:value="-451.23" calcext:value-type="float">
            <text:p>(R$451,23)</text:p>
          </table:table-cell>
          <table:table-cell table:style-name="ce6" office:value-type="float" office:value="-894.98" calcext:value-type="float">
            <text:p>(R$894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46.21" calcext:value-type="float">
            <text:p>(R$1.346,21)</text:p>
          </table:table-cell>
          <table:table-cell table:style-name="ce6" office:value-type="float" office:value="5617.71" calcext:value-type="float">
            <text:p>R$5.617,7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SEP</text:p>
          </table:table-cell>
          <table:table-cell table:style-name="ce4" office:value-type="float" office:value="90206503" calcext:value-type="float">
            <text:p>90206503</text:p>
          </table:table-cell>
          <table:table-cell table:style-name="ce3" office:value-type="string" calcext:value-type="string">
            <text:p>LORENA INGRID BATISTA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267.18" calcext:value-type="float">
            <text:p>R$6.267,1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267.18" calcext:value-type="float">
            <text:p>R$6.267,18 </text:p>
          </table:table-cell>
          <table:table-cell table:style-name="ce6" office:value-type="float" office:value="-344.26" calcext:value-type="float">
            <text:p>(R$344,26)</text:p>
          </table:table-cell>
          <table:table-cell table:style-name="ce6" office:value-type="float" office:value="-732.8" calcext:value-type="float">
            <text:p>(R$732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77.06" calcext:value-type="float">
            <text:p>(R$1.077,06)</text:p>
          </table:table-cell>
          <table:table-cell table:style-name="ce6" office:value-type="float" office:value="5190.12" calcext:value-type="float">
            <text:p>R$5.190,1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ES</text:p>
          </table:table-cell>
          <table:table-cell table:style-name="ce4" office:value-type="float" office:value="90200303" calcext:value-type="float">
            <text:p>90200303</text:p>
          </table:table-cell>
          <table:table-cell table:style-name="ce3" office:value-type="string" calcext:value-type="string">
            <text:p>LOURDES RODRIGUES LUCEN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9314.75" calcext:value-type="float">
            <text:p>R$9.314,7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314.75" calcext:value-type="float">
            <text:p>R$9.314,75 </text:p>
          </table:table-cell>
          <table:table-cell table:style-name="ce6" office:value-type="float" office:value="-221.67" calcext:value-type="float">
            <text:p>(R$221,67)</text:p>
          </table:table-cell>
          <table:table-cell table:style-name="ce6" office:value-type="float" office:value="-1081" calcext:value-type="float">
            <text:p>(R$1.081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02.67" calcext:value-type="float">
            <text:p>(R$1.302,67)</text:p>
          </table:table-cell>
          <table:table-cell table:style-name="ce6" office:value-type="float" office:value="8012.08" calcext:value-type="float">
            <text:p>R$8.012,0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R</text:p>
          </table:table-cell>
          <table:table-cell table:style-name="ce4" office:value-type="float" office:value="90293707" calcext:value-type="float">
            <text:p>90293707</text:p>
          </table:table-cell>
          <table:table-cell table:style-name="ce3" office:value-type="string" calcext:value-type="string">
            <text:p>LUANA PALHARES DE BARR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176.23" calcext:value-type="float">
            <text:p>R$13.176,2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176.23" calcext:value-type="float">
            <text:p>R$13.176,23 </text:p>
          </table:table-cell>
          <table:table-cell table:style-name="ce6" office:value-type="float" office:value="-1476.26" calcext:value-type="float">
            <text:p>(R$1.476,26)</text:p>
          </table:table-cell>
          <table:table-cell table:style-name="ce6" office:value-type="float" office:value="-2321.49" calcext:value-type="float">
            <text:p>(R$2.321,4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97.75" calcext:value-type="float">
            <text:p>(R$3.797,75)</text:p>
          </table:table-cell>
          <table:table-cell table:style-name="ce6" office:value-type="float" office:value="9378.48" calcext:value-type="float">
            <text:p>R$9.378,4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03403" calcext:value-type="float">
            <text:p>90003403</text:p>
          </table:table-cell>
          <table:table-cell table:style-name="ce3" office:value-type="string" calcext:value-type="string">
            <text:p>LUBELIA MARTA DE OLI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6405.11" calcext:value-type="float">
            <text:p>R$26.405,1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6405.11" calcext:value-type="float">
            <text:p>R$26.405,11 </text:p>
          </table:table-cell>
          <table:table-cell table:style-name="ce6" office:value-type="float" office:value="-2827.81" calcext:value-type="float">
            <text:p>(R$2.827,81)</text:p>
          </table:table-cell>
          <table:table-cell table:style-name="ce6" office:value-type="float" office:value="-4841.83" calcext:value-type="float">
            <text:p>(R$4.841,83)</text:p>
          </table:table-cell>
          <table:table-cell table:style-name="ce6" office:value-type="float" office:value="-808.46" calcext:value-type="float">
            <text:p>(R$808,46)</text:p>
          </table:table-cell>
          <table:table-cell table:style-name="ce6" office:value-type="float" office:value="-8478.1" calcext:value-type="float">
            <text:p>(R$8.478,10)</text:p>
          </table:table-cell>
          <table:table-cell table:style-name="ce6" office:value-type="float" office:value="17927.01" calcext:value-type="float">
            <text:p>R$17.927,0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375505" calcext:value-type="float">
            <text:p>90375505</text:p>
          </table:table-cell>
          <table:table-cell table:style-name="ce3" office:value-type="string" calcext:value-type="string">
            <text:p>LUCAS BRANDAO ARANT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843.46" calcext:value-type="float">
            <text:p>R$3.843,4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843.46" calcext:value-type="float">
            <text:p>R$3.843,46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02" calcext:value-type="float">
            <text:p>(R$202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02" calcext:value-type="float">
            <text:p>(R$202,00)</text:p>
          </table:table-cell>
          <table:table-cell table:style-name="ce6" office:value-type="float" office:value="3641.46" calcext:value-type="float">
            <text:p>R$3.641,4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141605" calcext:value-type="float">
            <text:p>90141605</text:p>
          </table:table-cell>
          <table:table-cell table:style-name="ce3" office:value-type="string" calcext:value-type="string">
            <text:p>LUCAS MIRANDA DE MEDEIR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735.31" calcext:value-type="float">
            <text:p>R$3.735,3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735.31" calcext:value-type="float">
            <text:p>R$3.735,31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78.85" calcext:value-type="float">
            <text:p>(R$178,8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78.85" calcext:value-type="float">
            <text:p>(R$178,85)</text:p>
          </table:table-cell>
          <table:table-cell table:style-name="ce6" office:value-type="float" office:value="3556.46" calcext:value-type="float">
            <text:p>R$3.556,4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214105" calcext:value-type="float">
            <text:p>90214105</text:p>
          </table:table-cell>
          <table:table-cell table:style-name="ce3" office:value-type="string" calcext:value-type="string">
            <text:p>LUCENI VIANNA DE SOUZA BARR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243.34" calcext:value-type="float">
            <text:p>R$15.243,3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243.34" calcext:value-type="float">
            <text:p>R$15.243,34 </text:p>
          </table:table-cell>
          <table:table-cell table:style-name="ce6" office:value-type="float" office:value="-1119.51" calcext:value-type="float">
            <text:p>(R$1.119,5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19.51" calcext:value-type="float">
            <text:p>(R$1.119,51)</text:p>
          </table:table-cell>
          <table:table-cell table:style-name="ce6" office:value-type="float" office:value="14123.83" calcext:value-type="float">
            <text:p>R$14.123,8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950902" calcext:value-type="float">
            <text:p>90950902</text:p>
          </table:table-cell>
          <table:table-cell table:style-name="ce3" office:value-type="string" calcext:value-type="string">
            <text:p>LUCIA HELENA MAGALHA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03.61" calcext:value-type="float">
            <text:p>R$6.403,61 </text:p>
          </table:table-cell>
          <table:table-cell table:style-name="ce6" office:value-type="float" office:value="426.91" calcext:value-type="float">
            <text:p>R$426,9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6830.52" calcext:value-type="float">
            <text:p>R$6.830,52 </text:p>
          </table:table-cell>
          <table:table-cell table:style-name="ce6" office:value-type="float" office:value="-429.22" calcext:value-type="float">
            <text:p>(R$429,2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429.22" calcext:value-type="float">
            <text:p>(R$429,22)</text:p>
          </table:table-cell>
          <table:table-cell table:style-name="ce6" office:value-type="float" office:value="6401.3" calcext:value-type="float">
            <text:p>R$6.401,3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284306" calcext:value-type="float">
            <text:p>90284306</text:p>
          </table:table-cell>
          <table:table-cell table:style-name="ce3" office:value-type="string" calcext:value-type="string">
            <text:p>LUCIA MARIA DE ASSI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028.25" calcext:value-type="float">
            <text:p>R$13.028,2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28.25" calcext:value-type="float">
            <text:p>R$13.028,25 </text:p>
          </table:table-cell>
          <table:table-cell table:style-name="ce6" office:value-type="float" office:value="-760.13" calcext:value-type="float">
            <text:p>(R$760,13)</text:p>
          </table:table-cell>
          <table:table-cell table:style-name="ce6" office:value-type="float" office:value="-1954.13" calcext:value-type="float">
            <text:p>(R$1.954,1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14.26" calcext:value-type="float">
            <text:p>(R$2.714,26)</text:p>
          </table:table-cell>
          <table:table-cell table:style-name="ce6" office:value-type="float" office:value="10313.99" calcext:value-type="float">
            <text:p>R$10.313,9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46302" calcext:value-type="float">
            <text:p>90946302</text:p>
          </table:table-cell>
          <table:table-cell table:style-name="ce3" office:value-type="string" calcext:value-type="string">
            <text:p>LUCIANA BESSA E SOUZ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147.46" calcext:value-type="float">
            <text:p>R$10.147,46 </text:p>
          </table:table-cell>
          <table:table-cell table:style-name="ce6" office:value-type="float" office:value="1014.75" calcext:value-type="float">
            <text:p>R$1.014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1162.21" calcext:value-type="float">
            <text:p>R$11.162,21 </text:p>
          </table:table-cell>
          <table:table-cell table:style-name="ce6" office:value-type="float" office:value="-489.55" calcext:value-type="float">
            <text:p>(R$489,55)</text:p>
          </table:table-cell>
          <table:table-cell table:style-name="ce6" office:value-type="float" office:value="-2038.98" calcext:value-type="float">
            <text:p>(R$2.038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528.53" calcext:value-type="float">
            <text:p>(R$2.528,53)</text:p>
          </table:table-cell>
          <table:table-cell table:style-name="ce6" office:value-type="float" office:value="8633.68" calcext:value-type="float">
            <text:p>R$8.633,6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BAURU</text:p>
          </table:table-cell>
          <table:table-cell table:style-name="ce4" office:value-type="float" office:value="90678706" calcext:value-type="float">
            <text:p>90678706</text:p>
          </table:table-cell>
          <table:table-cell table:style-name="ce3" office:value-type="string" calcext:value-type="string">
            <text:p>LUCIANE CAMARGO BORG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496.1" calcext:value-type="float">
            <text:p>R$2.496,1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496.1" calcext:value-type="float">
            <text:p>R$2.496,10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7.76" calcext:value-type="float">
            <text:p>(R$17,7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7.76" calcext:value-type="float">
            <text:p>(R$17,76)</text:p>
          </table:table-cell>
          <table:table-cell table:style-name="ce6" office:value-type="float" office:value="2478.34" calcext:value-type="float">
            <text:p>R$2.478,3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268406" calcext:value-type="float">
            <text:p>90268406</text:p>
          </table:table-cell>
          <table:table-cell table:style-name="ce3" office:value-type="string" calcext:value-type="string">
            <text:p>LUCIANO GERSON MADEIRA SOAR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030.34" calcext:value-type="float">
            <text:p>R$15.030,3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030.34" calcext:value-type="float">
            <text:p>R$15.030,34 </text:p>
          </table:table-cell>
          <table:table-cell table:style-name="ce6" office:value-type="float" office:value="-1084.37" calcext:value-type="float">
            <text:p>(R$1.084,37)</text:p>
          </table:table-cell>
          <table:table-cell table:style-name="ce6" office:value-type="float" office:value="-2415.54" calcext:value-type="float">
            <text:p>(R$2.415,5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99.91" calcext:value-type="float">
            <text:p>(R$3.499,91)</text:p>
          </table:table-cell>
          <table:table-cell table:style-name="ce6" office:value-type="float" office:value="11530.43" calcext:value-type="float">
            <text:p>R$11.530,4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A</text:p>
          </table:table-cell>
          <table:table-cell table:style-name="ce4" office:value-type="float" office:value="90551401" calcext:value-type="float">
            <text:p>90551401</text:p>
          </table:table-cell>
          <table:table-cell table:style-name="ce3" office:value-type="string" calcext:value-type="string">
            <text:p>LUCIANY REGINA GALVÃO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706.48" calcext:value-type="float">
            <text:p>R$14.706,48 </text:p>
          </table:table-cell>
          <table:table-cell table:style-name="ce6" office:value-type="float" office:value="2187.11" calcext:value-type="float">
            <text:p>R$2.187,1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93.59" calcext:value-type="float">
            <text:p>R$16.893,59 </text:p>
          </table:table-cell>
          <table:table-cell table:style-name="ce6" office:value-type="float" office:value="-1391.8" calcext:value-type="float">
            <text:p>(R$1.391,80)</text:p>
          </table:table-cell>
          <table:table-cell table:style-name="ce6" office:value-type="float" office:value="-3366.99" calcext:value-type="float">
            <text:p>(R$3.366,9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58.79" calcext:value-type="float">
            <text:p>(R$4.758,79)</text:p>
          </table:table-cell>
          <table:table-cell table:style-name="ce6" office:value-type="float" office:value="12134.8" calcext:value-type="float">
            <text:p>R$12.134,8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S</text:p>
          </table:table-cell>
          <table:table-cell table:style-name="ce4" office:value-type="float" office:value="90385801" calcext:value-type="float">
            <text:p>90385801</text:p>
          </table:table-cell>
          <table:table-cell table:style-name="ce3" office:value-type="string" calcext:value-type="string">
            <text:p>LUCIMAR RAMOS RICC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069.37" calcext:value-type="float">
            <text:p>R$7.069,37 </text:p>
          </table:table-cell>
          <table:table-cell table:style-name="ce6" office:value-type="float" office:value="80.04" calcext:value-type="float">
            <text:p>R$80,0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7149.41" calcext:value-type="float">
            <text:p>R$7.149,41 </text:p>
          </table:table-cell>
          <table:table-cell table:style-name="ce6" office:value-type="float" office:value="-481.84" calcext:value-type="float">
            <text:p>(R$481,84)</text:p>
          </table:table-cell>
          <table:table-cell table:style-name="ce6" office:value-type="float" office:value="-937.58" calcext:value-type="float">
            <text:p>(R$937,5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419.42" calcext:value-type="float">
            <text:p>(R$1.419,42)</text:p>
          </table:table-cell>
          <table:table-cell table:style-name="ce6" office:value-type="float" office:value="5729.99" calcext:value-type="float">
            <text:p>R$5.729,9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03006" calcext:value-type="float">
            <text:p>90003006</text:p>
          </table:table-cell>
          <table:table-cell table:style-name="ce3" office:value-type="string" calcext:value-type="string">
            <text:p>LUIS EMANUEL LAMONTAGNE VASCONCEL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735.6" calcext:value-type="float">
            <text:p>R$11.735,6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735.6" calcext:value-type="float">
            <text:p>R$11.735,60 </text:p>
          </table:table-cell>
          <table:table-cell table:style-name="ce6" office:value-type="float" office:value="-1542.33" calcext:value-type="float">
            <text:p>(R$1.542,33)</text:p>
          </table:table-cell>
          <table:table-cell table:style-name="ce6" office:value-type="float" office:value="-2548.31" calcext:value-type="float">
            <text:p>(R$2.548,3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90.64" calcext:value-type="float">
            <text:p>(R$4.090,64)</text:p>
          </table:table-cell>
          <table:table-cell table:style-name="ce6" office:value-type="float" office:value="7644.96" calcext:value-type="float">
            <text:p>R$7.644,9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221301" calcext:value-type="float">
            <text:p>90221301</text:p>
          </table:table-cell>
          <table:table-cell table:style-name="ce3" office:value-type="string" calcext:value-type="string">
            <text:p>LUIZA <text:s/>RODRIGUES DE FRANCA BARBO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848.19" calcext:value-type="float">
            <text:p>R$10.848,1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848.19" calcext:value-type="float">
            <text:p>R$10.848,19 </text:p>
          </table:table-cell>
          <table:table-cell table:style-name="ce6" office:value-type="float" office:value="-444.02" calcext:value-type="float">
            <text:p>(R$444,02)</text:p>
          </table:table-cell>
          <table:table-cell table:style-name="ce6" office:value-type="float" office:value="-1441.55" calcext:value-type="float">
            <text:p>(R$1.441,5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885.57" calcext:value-type="float">
            <text:p>(R$1.885,57)</text:p>
          </table:table-cell>
          <table:table-cell table:style-name="ce6" office:value-type="float" office:value="8962.62" calcext:value-type="float">
            <text:p>R$8.962,6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141604" calcext:value-type="float">
            <text:p>90141604</text:p>
          </table:table-cell>
          <table:table-cell table:style-name="ce3" office:value-type="string" calcext:value-type="string">
            <text:p>LUIZA MIRANDA DE MEDEIR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735.31" calcext:value-type="float">
            <text:p>R$3.735,3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735.31" calcext:value-type="float">
            <text:p>R$3.735,31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78.85" calcext:value-type="float">
            <text:p>(R$178,8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78.85" calcext:value-type="float">
            <text:p>(R$178,85)</text:p>
          </table:table-cell>
          <table:table-cell table:style-name="ce6" office:value-type="float" office:value="3556.46" calcext:value-type="float">
            <text:p>R$3.556,4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37401" calcext:value-type="float">
            <text:p>90237401</text:p>
          </table:table-cell>
          <table:table-cell table:style-name="ce3" office:value-type="string" calcext:value-type="string">
            <text:p>LUIZIA FRANCISCA DE OLI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844.34" calcext:value-type="float">
            <text:p>R$15.844,3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844.34" calcext:value-type="float">
            <text:p>R$15.844,34 </text:p>
          </table:table-cell>
          <table:table-cell table:style-name="ce6" office:value-type="float" office:value="-1218.68" calcext:value-type="float">
            <text:p>(R$1.218,6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18.68" calcext:value-type="float">
            <text:p>(R$1.218,68)</text:p>
          </table:table-cell>
          <table:table-cell table:style-name="ce6" office:value-type="float" office:value="14625.66" calcext:value-type="float">
            <text:p>R$14.625,6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SET/PRSP</text:p>
          </table:table-cell>
          <table:table-cell table:style-name="ce4" office:value-type="float" office:value="92351003" calcext:value-type="float">
            <text:p>92351003</text:p>
          </table:table-cell>
          <table:table-cell table:style-name="ce3" office:value-type="string" calcext:value-type="string">
            <text:p>LUZIA LAURINDO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5988.85" calcext:value-type="float">
            <text:p>R$5.988,8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5988.85" calcext:value-type="float">
            <text:p>R$5.988,85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56.32" calcext:value-type="float">
            <text:p>(R$256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56.32" calcext:value-type="float">
            <text:p>(R$256,32)</text:p>
          </table:table-cell>
          <table:table-cell table:style-name="ce6" office:value-type="float" office:value="5732.53" calcext:value-type="float">
            <text:p>R$5.732,5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E</text:p>
          </table:table-cell>
          <table:table-cell table:style-name="ce4" office:value-type="float" office:value="90949703" calcext:value-type="float">
            <text:p>90949703</text:p>
          </table:table-cell>
          <table:table-cell table:style-name="ce3" office:value-type="string" calcext:value-type="string">
            <text:p>LUZIARA MARIA PER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036.02" calcext:value-type="float">
            <text:p>R$6.036,02 </text:p>
          </table:table-cell>
          <table:table-cell table:style-name="ce6" office:value-type="float" office:value="855.1" calcext:value-type="float">
            <text:p>R$855,1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6891.12" calcext:value-type="float">
            <text:p>R$6.891,12 </text:p>
          </table:table-cell>
          <table:table-cell table:style-name="ce6" office:value-type="float" office:value="-439.22" calcext:value-type="float">
            <text:p>(R$439,22)</text:p>
          </table:table-cell>
          <table:table-cell table:style-name="ce6" office:value-type="float" office:value="-878.27" calcext:value-type="float">
            <text:p>(R$878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17.49" calcext:value-type="float">
            <text:p>(R$1.317,49)</text:p>
          </table:table-cell>
          <table:table-cell table:style-name="ce6" office:value-type="float" office:value="5573.63" calcext:value-type="float">
            <text:p>R$5.573,6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N</text:p>
          </table:table-cell>
          <table:table-cell table:style-name="ce4" office:value-type="float" office:value="90938904" calcext:value-type="float">
            <text:p>90938904</text:p>
          </table:table-cell>
          <table:table-cell table:style-name="ce3" office:value-type="string" calcext:value-type="string">
            <text:p>MAIZA DE ALBUQUERQUE TRIG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1808.09" calcext:value-type="float">
            <text:p>R$41.808,09 </text:p>
          </table:table-cell>
          <table:table-cell table:style-name="ce6" office:value-type="float" office:value="12490.99" calcext:value-type="float">
            <text:p>R$12.490,9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54299.08" calcext:value-type="float">
            <text:p>R$54.299,08 </text:p>
          </table:table-cell>
          <table:table-cell table:style-name="ce6" office:value-type="float" office:value="-6299.31" calcext:value-type="float">
            <text:p>(R$6.299,31)</text:p>
          </table:table-cell>
          <table:table-cell table:style-name="ce6" office:value-type="float" office:value="-9474.03" calcext:value-type="float">
            <text:p>(R$9.474,03)</text:p>
          </table:table-cell>
          <table:table-cell table:style-name="ce6" office:value-type="float" office:value="-10290.56" calcext:value-type="float">
            <text:p>(R$10.290,56)</text:p>
          </table:table-cell>
          <table:table-cell table:style-name="ce6" office:value-type="float" office:value="-26063.9" calcext:value-type="float">
            <text:p>(R$26.063,90)</text:p>
          </table:table-cell>
          <table:table-cell table:style-name="ce6" office:value-type="float" office:value="28235.18" calcext:value-type="float">
            <text:p>R$28.235,1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1655604" calcext:value-type="float">
            <text:p>91655604</text:p>
          </table:table-cell>
          <table:table-cell table:style-name="ce3" office:value-type="string" calcext:value-type="string">
            <text:p>MANUELA DE PAULA DUARTE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253.8" calcext:value-type="float">
            <text:p>R$2.253,8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53.8" calcext:value-type="float">
            <text:p>R$2.253,80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2253.8" calcext:value-type="float">
            <text:p>R$2.253,8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0948604" calcext:value-type="float">
            <text:p>90948604</text:p>
          </table:table-cell>
          <table:table-cell table:style-name="ce3" office:value-type="string" calcext:value-type="string">
            <text:p>MARCIA SANTOS BARBO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201.8" calcext:value-type="float">
            <text:p>R$3.201,80 </text:p>
          </table:table-cell>
          <table:table-cell table:style-name="ce6" office:value-type="float" office:value="373.54" calcext:value-type="float">
            <text:p>R$373,5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575.34" calcext:value-type="float">
            <text:p>R$3.575,34 </text:p>
          </table:table-cell>
          <table:table-cell table:style-name="ce6" office:value-type="float" office:value="-241.02" calcext:value-type="float">
            <text:p>(R$241,02)</text:p>
          </table:table-cell>
          <table:table-cell table:style-name="ce6" office:value-type="float" office:value="-118.7" calcext:value-type="float">
            <text:p>(R$118,7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9.72" calcext:value-type="float">
            <text:p>(R$359,72)</text:p>
          </table:table-cell>
          <table:table-cell table:style-name="ce6" office:value-type="float" office:value="3215.62" calcext:value-type="float">
            <text:p>R$3.215,6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B</text:p>
          </table:table-cell>
          <table:table-cell table:style-name="ce4" office:value-type="float" office:value="90941902" calcext:value-type="float">
            <text:p>90941902</text:p>
          </table:table-cell>
          <table:table-cell table:style-name="ce3" office:value-type="string" calcext:value-type="string">
            <text:p>MARCLEIDE DO NASCIMENTO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701.78" calcext:value-type="float">
            <text:p>R$6.701,78 </text:p>
          </table:table-cell>
          <table:table-cell table:style-name="ce6" office:value-type="float" office:value="754.5" calcext:value-type="float">
            <text:p>R$754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7456.28" calcext:value-type="float">
            <text:p>R$7.456,28 </text:p>
          </table:table-cell>
          <table:table-cell table:style-name="ce6" office:value-type="float" office:value="-532.47" calcext:value-type="float">
            <text:p>(R$532,47)</text:p>
          </table:table-cell>
          <table:table-cell table:style-name="ce6" office:value-type="float" office:value="-1008.04" calcext:value-type="float">
            <text:p>(R$1.008,0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540.51" calcext:value-type="float">
            <text:p>(R$1.540,51)</text:p>
          </table:table-cell>
          <table:table-cell table:style-name="ce6" office:value-type="float" office:value="5915.77" calcext:value-type="float">
            <text:p>R$5.915,7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532406" calcext:value-type="float">
            <text:p>90532406</text:p>
          </table:table-cell>
          <table:table-cell table:style-name="ce3" office:value-type="string" calcext:value-type="string">
            <text:p>MARCOS DANIEL MONTEIRO NASCIMENT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5525.03" calcext:value-type="float">
            <text:p>R$5.525,03 </text:p>
          </table:table-cell>
          <table:table-cell table:style-name="ce6" office:value-type="float" office:value="417.98" calcext:value-type="float">
            <text:p>R$417,9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5943.01" calcext:value-type="float">
            <text:p>R$5.943,01 </text:p>
          </table:table-cell>
          <table:table-cell table:style-name="ce6" office:value-type="float" office:value="-297.25" calcext:value-type="float">
            <text:p>(R$297,25)</text:p>
          </table:table-cell>
          <table:table-cell table:style-name="ce6" office:value-type="float" office:value="-656.58" calcext:value-type="float">
            <text:p>(R$656,5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53.83" calcext:value-type="float">
            <text:p>(R$953,83)</text:p>
          </table:table-cell>
          <table:table-cell table:style-name="ce6" office:value-type="float" office:value="4989.18" calcext:value-type="float">
            <text:p>R$4.989,1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GABPRM1-JS</text:p>
          </table:table-cell>
          <table:table-cell table:style-name="ce4" office:value-type="float" office:value="90599503" calcext:value-type="float">
            <text:p>90599503</text:p>
          </table:table-cell>
          <table:table-cell table:style-name="ce3" office:value-type="string" calcext:value-type="string">
            <text:p>MARCOS DE CASTRO PEN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861.51" calcext:value-type="float">
            <text:p>R$10.861,51 </text:p>
          </table:table-cell>
          <table:table-cell table:style-name="ce6" office:value-type="float" office:value="53.36" calcext:value-type="float">
            <text:p>R$53,3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0914.87" calcext:value-type="float">
            <text:p>R$10.914,87 </text:p>
          </table:table-cell>
          <table:table-cell table:style-name="ce6" office:value-type="float" office:value="-453.69" calcext:value-type="float">
            <text:p>(R$453,69)</text:p>
          </table:table-cell>
          <table:table-cell table:style-name="ce6" office:value-type="float" office:value="-1980.82" calcext:value-type="float">
            <text:p>(R$1.980,8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434.51" calcext:value-type="float">
            <text:p>(R$2.434,51)</text:p>
          </table:table-cell>
          <table:table-cell table:style-name="ce6" office:value-type="float" office:value="8480.36" calcext:value-type="float">
            <text:p>R$8.480,3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AC</text:p>
          </table:table-cell>
          <table:table-cell table:style-name="ce4" office:value-type="float" office:value="90903105" calcext:value-type="float">
            <text:p>90903105</text:p>
          </table:table-cell>
          <table:table-cell table:style-name="ce3" office:value-type="string" calcext:value-type="string">
            <text:p>MARCUS VINNICIUS DE ARAUJO CAMP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388.04" calcext:value-type="float">
            <text:p>R$12.388,0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388.04" calcext:value-type="float">
            <text:p>R$12.388,04 </text:p>
          </table:table-cell>
          <table:table-cell table:style-name="ce6" office:value-type="float" office:value="-1346.21" calcext:value-type="float">
            <text:p>(R$1.346,21)</text:p>
          </table:table-cell>
          <table:table-cell table:style-name="ce6" office:value-type="float" office:value="-2140.5" calcext:value-type="float">
            <text:p>(R$2.140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86.71" calcext:value-type="float">
            <text:p>(R$3.486,71)</text:p>
          </table:table-cell>
          <table:table-cell table:style-name="ce6" office:value-type="float" office:value="8901.33" calcext:value-type="float">
            <text:p>R$8.901,3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2A</text:p>
          </table:table-cell>
          <table:table-cell table:style-name="ce4" office:value-type="float" office:value="92265704" calcext:value-type="float">
            <text:p>92265704</text:p>
          </table:table-cell>
          <table:table-cell table:style-name="ce3" office:value-type="string" calcext:value-type="string">
            <text:p>MARGARETH FERREIRA COIMB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714.77" calcext:value-type="float">
            <text:p>R$10.714,7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714.77" calcext:value-type="float">
            <text:p>R$10.714,77 </text:p>
          </table:table-cell>
          <table:table-cell table:style-name="ce6" office:value-type="float" office:value="-424.67" calcext:value-type="float">
            <text:p>(R$424,67)</text:p>
          </table:table-cell>
          <table:table-cell table:style-name="ce6" office:value-type="float" office:value="-1933.77" calcext:value-type="float">
            <text:p>(R$1.933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358.44" calcext:value-type="float">
            <text:p>(R$2.358,44)</text:p>
          </table:table-cell>
          <table:table-cell table:style-name="ce6" office:value-type="float" office:value="8356.33" calcext:value-type="float">
            <text:p>R$8.356,3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S</text:p>
          </table:table-cell>
          <table:table-cell table:style-name="ce4" office:value-type="float" office:value="90208305" calcext:value-type="float">
            <text:p>90208305</text:p>
          </table:table-cell>
          <table:table-cell table:style-name="ce3" office:value-type="string" calcext:value-type="string">
            <text:p>MARGARIDA JASOQUY FREIRE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374.97" calcext:value-type="float">
            <text:p>R$11.374,9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374.97" calcext:value-type="float">
            <text:p>R$11.374,97 </text:p>
          </table:table-cell>
          <table:table-cell table:style-name="ce6" office:value-type="float" office:value="-520.4" calcext:value-type="float">
            <text:p>(R$520,40)</text:p>
          </table:table-cell>
          <table:table-cell table:style-name="ce6" office:value-type="float" office:value="-2089" calcext:value-type="float">
            <text:p>(R$2.089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09.4" calcext:value-type="float">
            <text:p>(R$2.609,40)</text:p>
          </table:table-cell>
          <table:table-cell table:style-name="ce6" office:value-type="float" office:value="8765.57" calcext:value-type="float">
            <text:p>R$8.765,5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AL</text:p>
          </table:table-cell>
          <table:table-cell table:style-name="ce4" office:value-type="float" office:value="90031901" calcext:value-type="float">
            <text:p>90031901</text:p>
          </table:table-cell>
          <table:table-cell table:style-name="ce3" office:value-type="string" calcext:value-type="string">
            <text:p>MARGARIDA MARIA GONCALVES NAVAR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5118.83" calcext:value-type="float">
            <text:p>R$35.118,8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5118.83" calcext:value-type="float">
            <text:p>R$35.118,83 </text:p>
          </table:table-cell>
          <table:table-cell table:style-name="ce6" office:value-type="float" office:value="-4610.27" calcext:value-type="float">
            <text:p>(R$4.610,27)</text:p>
          </table:table-cell>
          <table:table-cell table:style-name="ce6" office:value-type="float" office:value="-7493.85" calcext:value-type="float">
            <text:p>(R$7.493,8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104.12" calcext:value-type="float">
            <text:p>(R$12.104,12)</text:p>
          </table:table-cell>
          <table:table-cell table:style-name="ce6" office:value-type="float" office:value="23014.71" calcext:value-type="float">
            <text:p>R$23.014,7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CE</text:p>
          </table:table-cell>
          <table:table-cell table:style-name="ce4" office:value-type="float" office:value="90930607" calcext:value-type="float">
            <text:p>90930607</text:p>
          </table:table-cell>
          <table:table-cell table:style-name="ce3" office:value-type="string" calcext:value-type="string">
            <text:p>MARIA ABIGAIL NOGU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401.59" calcext:value-type="float">
            <text:p>R$11.401,5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401.59" calcext:value-type="float">
            <text:p>R$11.401,59 </text:p>
          </table:table-cell>
          <table:table-cell table:style-name="ce6" office:value-type="float" office:value="-524.26" calcext:value-type="float">
            <text:p>(R$524,26)</text:p>
          </table:table-cell>
          <table:table-cell table:style-name="ce6" office:value-type="float" office:value="-1571.67" calcext:value-type="float">
            <text:p>(R$1.571,6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095.93" calcext:value-type="float">
            <text:p>(R$2.095,93)</text:p>
          </table:table-cell>
          <table:table-cell table:style-name="ce6" office:value-type="float" office:value="9305.66" calcext:value-type="float">
            <text:p>R$9.305,6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GABPGR</text:p>
          </table:table-cell>
          <table:table-cell table:style-name="ce4" office:value-type="float" office:value="90022003" calcext:value-type="float">
            <text:p>90022003</text:p>
          </table:table-cell>
          <table:table-cell table:style-name="ce3" office:value-type="string" calcext:value-type="string">
            <text:p>MARIA ACILIA FERREIRA BORGES MORAI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6405.11" calcext:value-type="float">
            <text:p>R$26.405,1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6405.11" calcext:value-type="float">
            <text:p>R$26.405,11 </text:p>
          </table:table-cell>
          <table:table-cell table:style-name="ce6" office:value-type="float" office:value="-2961.2" calcext:value-type="float">
            <text:p>(R$2.961,20)</text:p>
          </table:table-cell>
          <table:table-cell table:style-name="ce6" office:value-type="float" office:value="-5027.48" calcext:value-type="float">
            <text:p>(R$5.027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988.68" calcext:value-type="float">
            <text:p>(R$7.988,68)</text:p>
          </table:table-cell>
          <table:table-cell table:style-name="ce6" office:value-type="float" office:value="18416.43" calcext:value-type="float">
            <text:p>R$18.416,4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18802" calcext:value-type="float">
            <text:p>90918802</text:p>
          </table:table-cell>
          <table:table-cell table:style-name="ce3" office:value-type="string" calcext:value-type="string">
            <text:p>MARIA ADELVINA DE MEDEIR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348.2" calcext:value-type="float">
            <text:p>R$15.348,2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348.2" calcext:value-type="float">
            <text:p>R$15.348,20 </text:p>
          </table:table-cell>
          <table:table-cell table:style-name="ce6" office:value-type="float" office:value="-1136.81" calcext:value-type="float">
            <text:p>(R$1.136,81)</text:p>
          </table:table-cell>
          <table:table-cell table:style-name="ce6" office:value-type="float" office:value="-2488.53" calcext:value-type="float">
            <text:p>(R$2.488,5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25.34" calcext:value-type="float">
            <text:p>(R$3.625,34)</text:p>
          </table:table-cell>
          <table:table-cell table:style-name="ce6" office:value-type="float" office:value="11722.86" calcext:value-type="float">
            <text:p>R$11.722,8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35702" calcext:value-type="float">
            <text:p>90935702</text:p>
          </table:table-cell>
          <table:table-cell table:style-name="ce3" office:value-type="string" calcext:value-type="string">
            <text:p>MARIA AGRIPINO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4318.64" calcext:value-type="float">
            <text:p>R$4.318,6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125.88" calcext:value-type="float">
            <text:p>R$17.125,88 </text:p>
          </table:table-cell>
          <table:table-cell table:style-name="ce6" office:value-type="float" office:value="-1430.13" calcext:value-type="float">
            <text:p>(R$1.430,13)</text:p>
          </table:table-cell>
          <table:table-cell table:style-name="ce6" office:value-type="float" office:value="-2896.73" calcext:value-type="float">
            <text:p>(R$2.896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26.86" calcext:value-type="float">
            <text:p>(R$4.326,86)</text:p>
          </table:table-cell>
          <table:table-cell table:style-name="ce6" office:value-type="float" office:value="12799.02" calcext:value-type="float">
            <text:p>R$12.799,0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NUGEP/PRTO</text:p>
          </table:table-cell>
          <table:table-cell table:style-name="ce4" office:value-type="float" office:value="90514203" calcext:value-type="float">
            <text:p>90514203</text:p>
          </table:table-cell>
          <table:table-cell table:style-name="ce3" office:value-type="string" calcext:value-type="string">
            <text:p>MARIA ALVES FERREIRA DE FREITA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317.39" calcext:value-type="float">
            <text:p>R$3.317,3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317.39" calcext:value-type="float">
            <text:p>R$3.317,39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16.16" calcext:value-type="float">
            <text:p>(R$116,1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16.16" calcext:value-type="float">
            <text:p>(R$116,16)</text:p>
          </table:table-cell>
          <table:table-cell table:style-name="ce6" office:value-type="float" office:value="3201.23" calcext:value-type="float">
            <text:p>R$3.201,2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944602" calcext:value-type="float">
            <text:p>90944602</text:p>
          </table:table-cell>
          <table:table-cell table:style-name="ce3" office:value-type="string" calcext:value-type="string">
            <text:p>MARIA ANGELICA ALVES RIBE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577.26" calcext:value-type="float">
            <text:p>R$12.577,26 </text:p>
          </table:table-cell>
          <table:table-cell table:style-name="ce6" office:value-type="float" office:value="2630.39" calcext:value-type="float">
            <text:p>R$2.630,3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07.65" calcext:value-type="float">
            <text:p>R$15.207,65 </text:p>
          </table:table-cell>
          <table:table-cell table:style-name="ce6" office:value-type="float" office:value="-2099.78" calcext:value-type="float">
            <text:p>(R$2.099,78)</text:p>
          </table:table-cell>
          <table:table-cell table:style-name="ce6" office:value-type="float" office:value="-2560.67" calcext:value-type="float">
            <text:p>(R$2.560,67)</text:p>
          </table:table-cell>
          <table:table-cell table:style-name="ce6" office:value-type="float" office:value="-538.15" calcext:value-type="float">
            <text:p>(R$538,15)</text:p>
          </table:table-cell>
          <table:table-cell table:style-name="ce6" office:value-type="float" office:value="-5198.6" calcext:value-type="float">
            <text:p>(R$5.198,60)</text:p>
          </table:table-cell>
          <table:table-cell table:style-name="ce6" office:value-type="float" office:value="10009.05" calcext:value-type="float">
            <text:p>R$10.009,0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944603" calcext:value-type="float">
            <text:p>90944603</text:p>
          </table:table-cell>
          <table:table-cell table:style-name="ce3" office:value-type="string" calcext:value-type="string">
            <text:p>MARIA APARECIDA ALVES RIBE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577.26" calcext:value-type="float">
            <text:p>R$12.577,26 </text:p>
          </table:table-cell>
          <table:table-cell table:style-name="ce6" office:value-type="float" office:value="2630.39" calcext:value-type="float">
            <text:p>R$2.630,3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07.65" calcext:value-type="float">
            <text:p>R$15.207,65 </text:p>
          </table:table-cell>
          <table:table-cell table:style-name="ce6" office:value-type="float" office:value="-2099.78" calcext:value-type="float">
            <text:p>(R$2.099,78)</text:p>
          </table:table-cell>
          <table:table-cell table:style-name="ce6" office:value-type="float" office:value="-2560.67" calcext:value-type="float">
            <text:p>(R$2.560,67)</text:p>
          </table:table-cell>
          <table:table-cell table:style-name="ce6" office:value-type="float" office:value="-538.15" calcext:value-type="float">
            <text:p>(R$538,15)</text:p>
          </table:table-cell>
          <table:table-cell table:style-name="ce6" office:value-type="float" office:value="-5198.6" calcext:value-type="float">
            <text:p>(R$5.198,60)</text:p>
          </table:table-cell>
          <table:table-cell table:style-name="ce6" office:value-type="float" office:value="10009.05" calcext:value-type="float">
            <text:p>R$10.009,0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COORADM/PRRN</text:p>
          </table:table-cell>
          <table:table-cell table:style-name="ce4" office:value-type="float" office:value="90409101" calcext:value-type="float">
            <text:p>90409101</text:p>
          </table:table-cell>
          <table:table-cell table:style-name="ce3" office:value-type="string" calcext:value-type="string">
            <text:p>MARIA APARECIDA CRUZ FARIA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6053.54" calcext:value-type="float">
            <text:p>R$26.053,5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6053.54" calcext:value-type="float">
            <text:p>R$26.053,54 </text:p>
          </table:table-cell>
          <table:table-cell table:style-name="ce6" office:value-type="float" office:value="-2903.19" calcext:value-type="float">
            <text:p>(R$2.903,19)</text:p>
          </table:table-cell>
          <table:table-cell table:style-name="ce6" office:value-type="float" office:value="-5470.34" calcext:value-type="float">
            <text:p>(R$5.470,3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373.53" calcext:value-type="float">
            <text:p>(R$8.373,53)</text:p>
          </table:table-cell>
          <table:table-cell table:style-name="ce6" office:value-type="float" office:value="17680.01" calcext:value-type="float">
            <text:p>R$17.680,0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SANTOS</text:p>
          </table:table-cell>
          <table:table-cell table:style-name="ce4" office:value-type="float" office:value="90234503" calcext:value-type="float">
            <text:p>90234503</text:p>
          </table:table-cell>
          <table:table-cell table:style-name="ce3" office:value-type="string" calcext:value-type="string">
            <text:p>MARIA APARECIDA DA FONSECA MACHAD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306.09" calcext:value-type="float">
            <text:p>R$14.306,0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306.09" calcext:value-type="float">
            <text:p>R$14.306,09 </text:p>
          </table:table-cell>
          <table:table-cell table:style-name="ce6" office:value-type="float" office:value="-964.86" calcext:value-type="float">
            <text:p>(R$964,86)</text:p>
          </table:table-cell>
          <table:table-cell table:style-name="ce6" office:value-type="float" office:value="-2249.24" calcext:value-type="float">
            <text:p>(R$2.249,2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14.1" calcext:value-type="float">
            <text:p>(R$3.214,10)</text:p>
          </table:table-cell>
          <table:table-cell table:style-name="ce6" office:value-type="float" office:value="11091.99" calcext:value-type="float">
            <text:p>R$11.091,9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43802" calcext:value-type="float">
            <text:p>90943802</text:p>
          </table:table-cell>
          <table:table-cell table:style-name="ce3" office:value-type="string" calcext:value-type="string">
            <text:p>MARIA APARECIDA PEREIRA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654.27" calcext:value-type="float">
            <text:p>R$1.654,2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461.51" calcext:value-type="float">
            <text:p>R$14.461,51 </text:p>
          </table:table-cell>
          <table:table-cell table:style-name="ce6" office:value-type="float" office:value="-990.51" calcext:value-type="float">
            <text:p>(R$990,51)</text:p>
          </table:table-cell>
          <table:table-cell table:style-name="ce6" office:value-type="float" office:value="-2808.52" calcext:value-type="float">
            <text:p>(R$2.808,5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99.03" calcext:value-type="float">
            <text:p>(R$3.799,03)</text:p>
          </table:table-cell>
          <table:table-cell table:style-name="ce6" office:value-type="float" office:value="10662.48" calcext:value-type="float">
            <text:p>R$10.662,4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926301" calcext:value-type="float">
            <text:p>90926301</text:p>
          </table:table-cell>
          <table:table-cell table:style-name="ce3" office:value-type="string" calcext:value-type="string">
            <text:p>MARIA AUXILIADORA DE FIGUEIREDO MESQUI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431.33" calcext:value-type="float">
            <text:p>R$16.431,33 </text:p>
          </table:table-cell>
          <table:table-cell table:style-name="ce6" office:value-type="float" office:value="6038.75" calcext:value-type="float">
            <text:p>R$6.038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470.08" calcext:value-type="float">
            <text:p>R$22.470,08 </text:p>
          </table:table-cell>
          <table:table-cell table:style-name="ce6" office:value-type="float" office:value="-2311.92" calcext:value-type="float">
            <text:p>(R$2.311,9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311.92" calcext:value-type="float">
            <text:p>(R$2.311,92)</text:p>
          </table:table-cell>
          <table:table-cell table:style-name="ce6" office:value-type="float" office:value="20158.16" calcext:value-type="float">
            <text:p>R$20.158,1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486301" calcext:value-type="float">
            <text:p>90486301</text:p>
          </table:table-cell>
          <table:table-cell table:style-name="ce3" office:value-type="string" calcext:value-type="string">
            <text:p>MARIA BRASILINA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2795.29" calcext:value-type="float">
            <text:p>R$2.795,2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02.53" calcext:value-type="float">
            <text:p>R$15.602,53 </text:p>
          </table:table-cell>
          <table:table-cell table:style-name="ce6" office:value-type="float" office:value="-1178.78" calcext:value-type="float">
            <text:p>(R$1.178,7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78.78" calcext:value-type="float">
            <text:p>(R$1.178,78)</text:p>
          </table:table-cell>
          <table:table-cell table:style-name="ce6" office:value-type="float" office:value="14423.75" calcext:value-type="float">
            <text:p>R$14.423,7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205503" calcext:value-type="float">
            <text:p>90205503</text:p>
          </table:table-cell>
          <table:table-cell table:style-name="ce3" office:value-type="string" calcext:value-type="string">
            <text:p>MARIA CANDIDA CARDOZO DO NASCIMENT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440.26" calcext:value-type="float">
            <text:p>R$16.440,2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440.26" calcext:value-type="float">
            <text:p>R$16.440,26 </text:p>
          </table:table-cell>
          <table:table-cell table:style-name="ce6" office:value-type="float" office:value="-1317" calcext:value-type="float">
            <text:p>(R$1.317,00)</text:p>
          </table:table-cell>
          <table:table-cell table:style-name="ce6" office:value-type="float" office:value="-2739.3" calcext:value-type="float">
            <text:p>(R$2.739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56.3" calcext:value-type="float">
            <text:p>(R$4.056,30)</text:p>
          </table:table-cell>
          <table:table-cell table:style-name="ce6" office:value-type="float" office:value="12383.96" calcext:value-type="float">
            <text:p>R$12.383,9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CE</text:p>
          </table:table-cell>
          <table:table-cell table:style-name="ce4" office:value-type="float" office:value="90536203" calcext:value-type="float">
            <text:p>90536203</text:p>
          </table:table-cell>
          <table:table-cell table:style-name="ce3" office:value-type="string" calcext:value-type="string">
            <text:p>MARIA CECILIA MAZARELO RODRIGUES PER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03.61" calcext:value-type="float">
            <text:p>R$6.403,61 </text:p>
          </table:table-cell>
          <table:table-cell table:style-name="ce6" office:value-type="float" office:value="417.98" calcext:value-type="float">
            <text:p>R$417,9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6821.59" calcext:value-type="float">
            <text:p>R$6.821,59 </text:p>
          </table:table-cell>
          <table:table-cell table:style-name="ce6" office:value-type="float" office:value="-427.74" calcext:value-type="float">
            <text:p>(R$427,74)</text:p>
          </table:table-cell>
          <table:table-cell table:style-name="ce6" office:value-type="float" office:value="-862.3" calcext:value-type="float">
            <text:p>(R$862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90.04" calcext:value-type="float">
            <text:p>(R$1.290,04)</text:p>
          </table:table-cell>
          <table:table-cell table:style-name="ce6" office:value-type="float" office:value="5531.55" calcext:value-type="float">
            <text:p>R$5.531,5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230701" calcext:value-type="float">
            <text:p>90230701</text:p>
          </table:table-cell>
          <table:table-cell table:style-name="ce3" office:value-type="string" calcext:value-type="string">
            <text:p>MARIA CELIA DA SILVA PER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582.37" calcext:value-type="float">
            <text:p>R$12.582,3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582.37" calcext:value-type="float">
            <text:p>R$12.582,37 </text:p>
          </table:table-cell>
          <table:table-cell table:style-name="ce6" office:value-type="float" office:value="-695.47" calcext:value-type="float">
            <text:p>(R$695,47)</text:p>
          </table:table-cell>
          <table:table-cell table:style-name="ce6" office:value-type="float" office:value="-1849.3" calcext:value-type="float">
            <text:p>(R$1.849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544.77" calcext:value-type="float">
            <text:p>(R$2.544,77)</text:p>
          </table:table-cell>
          <table:table-cell table:style-name="ce6" office:value-type="float" office:value="10037.6" calcext:value-type="float">
            <text:p>R$10.037,6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949202" calcext:value-type="float">
            <text:p>90949202</text:p>
          </table:table-cell>
          <table:table-cell table:style-name="ce3" office:value-type="string" calcext:value-type="string">
            <text:p>MARIA CHRISTINA FONSECA RIBE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712.9" calcext:value-type="float">
            <text:p>R$4.712,90 </text:p>
          </table:table-cell>
          <table:table-cell table:style-name="ce6" office:value-type="float" office:value="355.75" calcext:value-type="float">
            <text:p>R$355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5068.65" calcext:value-type="float">
            <text:p>R$5.068,65 </text:p>
          </table:table-cell>
          <table:table-cell table:style-name="ce6" office:value-type="float" office:value="-371.12" calcext:value-type="float">
            <text:p>(R$371,12)</text:p>
          </table:table-cell>
          <table:table-cell table:style-name="ce6" office:value-type="float" office:value="-395.82" calcext:value-type="float">
            <text:p>(R$395,8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66.94" calcext:value-type="float">
            <text:p>(R$766,94)</text:p>
          </table:table-cell>
          <table:table-cell table:style-name="ce6" office:value-type="float" office:value="4301.71" calcext:value-type="float">
            <text:p>R$4.301,7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O</text:p>
          </table:table-cell>
          <table:table-cell table:style-name="ce4" office:value-type="float" office:value="91626605" calcext:value-type="float">
            <text:p>91626605</text:p>
          </table:table-cell>
          <table:table-cell table:style-name="ce3" office:value-type="string" calcext:value-type="string">
            <text:p>MARIA CLARA IURCZAKI DINON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210.73" calcext:value-type="float">
            <text:p>R$2.210,7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10.73" calcext:value-type="float">
            <text:p>R$2.210,73 </text:p>
          </table:table-cell>
          <table:table-cell table:style-name="ce6" office:value-type="float" office:value="-38.31" calcext:value-type="float">
            <text:p>(R$38,3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38.31" calcext:value-type="float">
            <text:p>(R$38,31)</text:p>
          </table:table-cell>
          <table:table-cell table:style-name="ce6" office:value-type="float" office:value="2172.42" calcext:value-type="float">
            <text:p>R$2.172,4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944604" calcext:value-type="float">
            <text:p>90944604</text:p>
          </table:table-cell>
          <table:table-cell table:style-name="ce3" office:value-type="string" calcext:value-type="string">
            <text:p>MARIA DA CONCEICAO ALVES RIBE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577.26" calcext:value-type="float">
            <text:p>R$12.577,26 </text:p>
          </table:table-cell>
          <table:table-cell table:style-name="ce6" office:value-type="float" office:value="2630.39" calcext:value-type="float">
            <text:p>R$2.630,3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07.65" calcext:value-type="float">
            <text:p>R$15.207,65 </text:p>
          </table:table-cell>
          <table:table-cell table:style-name="ce6" office:value-type="float" office:value="-2099.78" calcext:value-type="float">
            <text:p>(R$2.099,78)</text:p>
          </table:table-cell>
          <table:table-cell table:style-name="ce6" office:value-type="float" office:value="-2560.67" calcext:value-type="float">
            <text:p>(R$2.560,67)</text:p>
          </table:table-cell>
          <table:table-cell table:style-name="ce6" office:value-type="float" office:value="-538.15" calcext:value-type="float">
            <text:p>(R$538,15)</text:p>
          </table:table-cell>
          <table:table-cell table:style-name="ce6" office:value-type="float" office:value="-5198.6" calcext:value-type="float">
            <text:p>(R$5.198,60)</text:p>
          </table:table-cell>
          <table:table-cell table:style-name="ce6" office:value-type="float" office:value="10009.05" calcext:value-type="float">
            <text:p>R$10.009,0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CE</text:p>
          </table:table-cell>
          <table:table-cell table:style-name="ce4" office:value-type="float" office:value="90929503" calcext:value-type="float">
            <text:p>90929503</text:p>
          </table:table-cell>
          <table:table-cell table:style-name="ce3" office:value-type="string" calcext:value-type="string">
            <text:p>MARIA DA CONCEICAO CARVALHO CAMP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761" calcext:value-type="float">
            <text:p>R$1.761,0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568.24" calcext:value-type="float">
            <text:p>R$14.568,24 </text:p>
          </table:table-cell>
          <table:table-cell table:style-name="ce6" office:value-type="float" office:value="-1008.12" calcext:value-type="float">
            <text:p>(R$1.008,12)</text:p>
          </table:table-cell>
          <table:table-cell table:style-name="ce6" office:value-type="float" office:value="-2309.43" calcext:value-type="float">
            <text:p>(R$2.309,4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17.55" calcext:value-type="float">
            <text:p>(R$3.317,55)</text:p>
          </table:table-cell>
          <table:table-cell table:style-name="ce6" office:value-type="float" office:value="11250.69" calcext:value-type="float">
            <text:p>R$11.250,6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E</text:p>
          </table:table-cell>
          <table:table-cell table:style-name="ce4" office:value-type="float" office:value="90951301" calcext:value-type="float">
            <text:p>90951301</text:p>
          </table:table-cell>
          <table:table-cell table:style-name="ce3" office:value-type="string" calcext:value-type="string">
            <text:p>MARIA DA CONCEICAO DE CARVALHO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867.72" calcext:value-type="float">
            <text:p>R$1.867,7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674.96" calcext:value-type="float">
            <text:p>R$14.674,96 </text:p>
          </table:table-cell>
          <table:table-cell table:style-name="ce6" office:value-type="float" office:value="-1025.73" calcext:value-type="float">
            <text:p>(R$1.025,73)</text:p>
          </table:table-cell>
          <table:table-cell table:style-name="ce6" office:value-type="float" office:value="-2857.53" calcext:value-type="float">
            <text:p>(R$2.857,5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83.26" calcext:value-type="float">
            <text:p>(R$3.883,26)</text:p>
          </table:table-cell>
          <table:table-cell table:style-name="ce6" office:value-type="float" office:value="10791.7" calcext:value-type="float">
            <text:p>R$10.791,7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950901" calcext:value-type="float">
            <text:p>90950901</text:p>
          </table:table-cell>
          <table:table-cell table:style-name="ce3" office:value-type="string" calcext:value-type="string">
            <text:p>MARIA DA CONCEICAO MAGALHA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03.61" calcext:value-type="float">
            <text:p>R$6.403,61 </text:p>
          </table:table-cell>
          <table:table-cell table:style-name="ce6" office:value-type="float" office:value="426.91" calcext:value-type="float">
            <text:p>R$426,9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6830.52" calcext:value-type="float">
            <text:p>R$6.830,52 </text:p>
          </table:table-cell>
          <table:table-cell table:style-name="ce6" office:value-type="float" office:value="-429.22" calcext:value-type="float">
            <text:p>(R$429,22)</text:p>
          </table:table-cell>
          <table:table-cell table:style-name="ce6" office:value-type="float" office:value="-349.12" calcext:value-type="float">
            <text:p>(R$349,1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78.34" calcext:value-type="float">
            <text:p>(R$778,34)</text:p>
          </table:table-cell>
          <table:table-cell table:style-name="ce6" office:value-type="float" office:value="6052.18" calcext:value-type="float">
            <text:p>R$6.052,1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32501" calcext:value-type="float">
            <text:p>90232501</text:p>
          </table:table-cell>
          <table:table-cell table:style-name="ce3" office:value-type="string" calcext:value-type="string">
            <text:p>MARIA DA CONCEIÇÃO MORAES GALHEN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3850.94" calcext:value-type="float">
            <text:p>R$3.850,9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658.18" calcext:value-type="float">
            <text:p>R$16.658,18 </text:p>
          </table:table-cell>
          <table:table-cell table:style-name="ce6" office:value-type="float" office:value="-1352.96" calcext:value-type="float">
            <text:p>(R$1.352,9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52.96" calcext:value-type="float">
            <text:p>(R$1.352,96)</text:p>
          </table:table-cell>
          <table:table-cell table:style-name="ce6" office:value-type="float" office:value="15305.22" calcext:value-type="float">
            <text:p>R$15.305,2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AL</text:p>
          </table:table-cell>
          <table:table-cell table:style-name="ce4" office:value-type="float" office:value="90947602" calcext:value-type="float">
            <text:p>90947602</text:p>
          </table:table-cell>
          <table:table-cell table:style-name="ce3" office:value-type="string" calcext:value-type="string">
            <text:p>MARIA DA CONCEICAO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800.45" calcext:value-type="float">
            <text:p>R$800,4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-849.63" calcext:value-type="float">
            <text:p>(R$849,63)</text:p>
          </table:table-cell>
          <table:table-cell table:style-name="ce6" office:value-type="float" office:value="-2088.87" calcext:value-type="float">
            <text:p>(R$2.088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38.5" calcext:value-type="float">
            <text:p>(R$2.938,50)</text:p>
          </table:table-cell>
          <table:table-cell table:style-name="ce6" office:value-type="float" office:value="10669.19" calcext:value-type="float">
            <text:p>R$10.669,1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0038801" calcext:value-type="float">
            <text:p>90038801</text:p>
          </table:table-cell>
          <table:table-cell table:style-name="ce3" office:value-type="string" calcext:value-type="string">
            <text:p>MARIA DA GRAÇA TOMMASI COSTA TOURINH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1823.13" calcext:value-type="float">
            <text:p>R$41.823,1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1823.13" calcext:value-type="float">
            <text:p>R$41.823,13 </text:p>
          </table:table-cell>
          <table:table-cell table:style-name="ce6" office:value-type="float" office:value="-1764.07" calcext:value-type="float">
            <text:p>(R$1.764,07)</text:p>
          </table:table-cell>
          <table:table-cell table:style-name="ce6" office:value-type="float" office:value="-3361.47" calcext:value-type="float">
            <text:p>(R$3.361,47)</text:p>
          </table:table-cell>
          <table:table-cell table:style-name="ce6" office:value-type="float" office:value="-22673.37" calcext:value-type="float">
            <text:p>(R$22.673,37)</text:p>
          </table:table-cell>
          <table:table-cell table:style-name="ce6" office:value-type="float" office:value="-27798.91" calcext:value-type="float">
            <text:p>(R$27.798,91)</text:p>
          </table:table-cell>
          <table:table-cell table:style-name="ce6" office:value-type="float" office:value="14024.22" calcext:value-type="float">
            <text:p>R$14.024,2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907803" calcext:value-type="float">
            <text:p>90907803</text:p>
          </table:table-cell>
          <table:table-cell table:style-name="ce3" office:value-type="string" calcext:value-type="string">
            <text:p>MARIA DA PENHA ALMEIDA MAGALHA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638.79" calcext:value-type="float">
            <text:p>R$15.638,7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638.79" calcext:value-type="float">
            <text:p>R$15.638,79 </text:p>
          </table:table-cell>
          <table:table-cell table:style-name="ce6" office:value-type="float" office:value="-1184.76" calcext:value-type="float">
            <text:p>(R$1.184,76)</text:p>
          </table:table-cell>
          <table:table-cell table:style-name="ce6" office:value-type="float" office:value="-2555.26" calcext:value-type="float">
            <text:p>(R$2.555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40.02" calcext:value-type="float">
            <text:p>(R$3.740,02)</text:p>
          </table:table-cell>
          <table:table-cell table:style-name="ce6" office:value-type="float" office:value="11898.77" calcext:value-type="float">
            <text:p>R$11.898,7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904901" calcext:value-type="float">
            <text:p>90904901</text:p>
          </table:table-cell>
          <table:table-cell table:style-name="ce3" office:value-type="string" calcext:value-type="string">
            <text:p>MARIA DA PENHA RODRIGUES CAST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654.27" calcext:value-type="float">
            <text:p>R$1.654,2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461.51" calcext:value-type="float">
            <text:p>R$14.461,51 </text:p>
          </table:table-cell>
          <table:table-cell table:style-name="ce6" office:value-type="float" office:value="-990.51" calcext:value-type="float">
            <text:p>(R$990,51)</text:p>
          </table:table-cell>
          <table:table-cell table:style-name="ce6" office:value-type="float" office:value="-2284.93" calcext:value-type="float">
            <text:p>(R$2.284,9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75.44" calcext:value-type="float">
            <text:p>(R$3.275,44)</text:p>
          </table:table-cell>
          <table:table-cell table:style-name="ce6" office:value-type="float" office:value="11186.07" calcext:value-type="float">
            <text:p>R$11.186,0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38601" calcext:value-type="float">
            <text:p>90938601</text:p>
          </table:table-cell>
          <table:table-cell table:style-name="ce3" office:value-type="string" calcext:value-type="string">
            <text:p>MARIA DARCI BASTOS ALENCAR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1808.09" calcext:value-type="float">
            <text:p>R$41.808,09 </text:p>
          </table:table-cell>
          <table:table-cell table:style-name="ce6" office:value-type="float" office:value="11991.35" calcext:value-type="float">
            <text:p>R$11.991,3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53799.44" calcext:value-type="float">
            <text:p>R$53.799,44 </text:p>
          </table:table-cell>
          <table:table-cell table:style-name="ce6" office:value-type="float" office:value="-6299.31" calcext:value-type="float">
            <text:p>(R$6.299,3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790.92" calcext:value-type="float">
            <text:p>(R$9.790,92)</text:p>
          </table:table-cell>
          <table:table-cell table:style-name="ce6" office:value-type="float" office:value="-16090.23" calcext:value-type="float">
            <text:p>(R$16.090,23)</text:p>
          </table:table-cell>
          <table:table-cell table:style-name="ce6" office:value-type="float" office:value="37709.21" calcext:value-type="float">
            <text:p>R$37.709,2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0216605" calcext:value-type="float">
            <text:p>90216605</text:p>
          </table:table-cell>
          <table:table-cell table:style-name="ce3" office:value-type="string" calcext:value-type="string">
            <text:p>MARIA DAS GRACAS G. A. BARRET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156.38" calcext:value-type="float">
            <text:p>R$14.156,3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156.38" calcext:value-type="float">
            <text:p>R$14.156,38 </text:p>
          </table:table-cell>
          <table:table-cell table:style-name="ce6" office:value-type="float" office:value="-940.16" calcext:value-type="float">
            <text:p>(R$940,16)</text:p>
          </table:table-cell>
          <table:table-cell table:style-name="ce6" office:value-type="float" office:value="-2214.86" calcext:value-type="float">
            <text:p>(R$2.214,8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55.02" calcext:value-type="float">
            <text:p>(R$3.155,02)</text:p>
          </table:table-cell>
          <table:table-cell table:style-name="ce6" office:value-type="float" office:value="11001.36" calcext:value-type="float">
            <text:p>R$11.001,3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E</text:p>
          </table:table-cell>
          <table:table-cell table:style-name="ce4" office:value-type="float" office:value="90941701" calcext:value-type="float">
            <text:p>90941701</text:p>
          </table:table-cell>
          <table:table-cell table:style-name="ce3" office:value-type="string" calcext:value-type="string">
            <text:p>MARIA DAS GRACAS VIEGAS E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0904.04" calcext:value-type="float">
            <text:p>R$20.904,04 </text:p>
          </table:table-cell>
          <table:table-cell table:style-name="ce6" office:value-type="float" office:value="749.46" calcext:value-type="float">
            <text:p>R$749,4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653.5" calcext:value-type="float">
            <text:p>R$21.653,50 </text:p>
          </table:table-cell>
          <table:table-cell table:style-name="ce6" office:value-type="float" office:value="-3083.01" calcext:value-type="float">
            <text:p>(R$3.083,01)</text:p>
          </table:table-cell>
          <table:table-cell table:style-name="ce6" office:value-type="float" office:value="-3687.29" calcext:value-type="float">
            <text:p>(R$3.687,2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770.3" calcext:value-type="float">
            <text:p>(R$6.770,30)</text:p>
          </table:table-cell>
          <table:table-cell table:style-name="ce6" office:value-type="float" office:value="14883.2" calcext:value-type="float">
            <text:p>R$14.883,2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944702" calcext:value-type="float">
            <text:p>90944702</text:p>
          </table:table-cell>
          <table:table-cell table:style-name="ce3" office:value-type="string" calcext:value-type="string">
            <text:p>MARIA DAS NEVES CHATEAUBRIAND DINIZ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1808.09" calcext:value-type="float">
            <text:p>R$41.808,09 </text:p>
          </table:table-cell>
          <table:table-cell table:style-name="ce6" office:value-type="float" office:value="9992.8" calcext:value-type="float">
            <text:p>R$9.992,8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51800.89" calcext:value-type="float">
            <text:p>R$51.800,89 </text:p>
          </table:table-cell>
          <table:table-cell table:style-name="ce6" office:value-type="float" office:value="-6299.31" calcext:value-type="float">
            <text:p>(R$6.299,31)</text:p>
          </table:table-cell>
          <table:table-cell table:style-name="ce6" office:value-type="float" office:value="-8950.43" calcext:value-type="float">
            <text:p>(R$8.950,43)</text:p>
          </table:table-cell>
          <table:table-cell table:style-name="ce6" office:value-type="float" office:value="-7792.37" calcext:value-type="float">
            <text:p>(R$7.792,37)</text:p>
          </table:table-cell>
          <table:table-cell table:style-name="ce6" office:value-type="float" office:value="-23042.11" calcext:value-type="float">
            <text:p>(R$23.042,11)</text:p>
          </table:table-cell>
          <table:table-cell table:style-name="ce6" office:value-type="float" office:value="28758.78" calcext:value-type="float">
            <text:p>R$28.758,7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793303" calcext:value-type="float">
            <text:p>90793303</text:p>
          </table:table-cell>
          <table:table-cell table:style-name="ce3" office:value-type="string" calcext:value-type="string">
            <text:p>MARIA DE FATIMA GOMES FERNANDES DE NOBREGA VOT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698.79" calcext:value-type="float">
            <text:p>R$10.698,7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698.79" calcext:value-type="float">
            <text:p>R$10.698,79 </text:p>
          </table:table-cell>
          <table:table-cell table:style-name="ce6" office:value-type="float" office:value="-422.35" calcext:value-type="float">
            <text:p>(R$422,35)</text:p>
          </table:table-cell>
          <table:table-cell table:style-name="ce6" office:value-type="float" office:value="-1406.42" calcext:value-type="float">
            <text:p>(R$1.406,4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828.77" calcext:value-type="float">
            <text:p>(R$1.828,77)</text:p>
          </table:table-cell>
          <table:table-cell table:style-name="ce6" office:value-type="float" office:value="8870.02" calcext:value-type="float">
            <text:p>R$8.870,0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CE</text:p>
          </table:table-cell>
          <table:table-cell table:style-name="ce4" office:value-type="float" office:value="90310001" calcext:value-type="float">
            <text:p>90310001</text:p>
          </table:table-cell>
          <table:table-cell table:style-name="ce3" office:value-type="string" calcext:value-type="string">
            <text:p>MARIA DE FATIMA SANTIAGO BRAG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138.76" calcext:value-type="float">
            <text:p>R$14.138,76 </text:p>
          </table:table-cell>
          <table:table-cell table:style-name="ce6" office:value-type="float" office:value="1854.26" calcext:value-type="float">
            <text:p>R$1.854,2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993.02" calcext:value-type="float">
            <text:p>R$15.993,02 </text:p>
          </table:table-cell>
          <table:table-cell table:style-name="ce6" office:value-type="float" office:value="-1243.21" calcext:value-type="float">
            <text:p>(R$1.243,2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43.21" calcext:value-type="float">
            <text:p>(R$1.243,21)</text:p>
          </table:table-cell>
          <table:table-cell table:style-name="ce6" office:value-type="float" office:value="14749.81" calcext:value-type="float">
            <text:p>R$14.749,8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0917001" calcext:value-type="float">
            <text:p>90917001</text:p>
          </table:table-cell>
          <table:table-cell table:style-name="ce3" office:value-type="string" calcext:value-type="string">
            <text:p>MARIA DE FATIMA SOUZ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327.71" calcext:value-type="float">
            <text:p>R$16.327,7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327.71" calcext:value-type="float">
            <text:p>R$16.327,71 </text:p>
          </table:table-cell>
          <table:table-cell table:style-name="ce6" office:value-type="float" office:value="-1298.43" calcext:value-type="float">
            <text:p>(R$1.298,43)</text:p>
          </table:table-cell>
          <table:table-cell table:style-name="ce6" office:value-type="float" office:value="-2713.45" calcext:value-type="float">
            <text:p>(R$2.713,4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11.88" calcext:value-type="float">
            <text:p>(R$4.011,88)</text:p>
          </table:table-cell>
          <table:table-cell table:style-name="ce6" office:value-type="float" office:value="12315.83" calcext:value-type="float">
            <text:p>R$12.315,8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0232301" calcext:value-type="float">
            <text:p>90232301</text:p>
          </table:table-cell>
          <table:table-cell table:style-name="ce3" office:value-type="string" calcext:value-type="string">
            <text:p>MARIA DE HOLANDA SOU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3584.13" calcext:value-type="float">
            <text:p>R$3.584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391.37" calcext:value-type="float">
            <text:p>R$16.391,37 </text:p>
          </table:table-cell>
          <table:table-cell table:style-name="ce6" office:value-type="float" office:value="-1308.94" calcext:value-type="float">
            <text:p>(R$1.308,94)</text:p>
          </table:table-cell>
          <table:table-cell table:style-name="ce6" office:value-type="float" office:value="-2728.07" calcext:value-type="float">
            <text:p>(R$2.728,0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37.01" calcext:value-type="float">
            <text:p>(R$4.037,01)</text:p>
          </table:table-cell>
          <table:table-cell table:style-name="ce6" office:value-type="float" office:value="12354.36" calcext:value-type="float">
            <text:p>R$12.354,3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2A</text:p>
          </table:table-cell>
          <table:table-cell table:style-name="ce4" office:value-type="float" office:value="90517303" calcext:value-type="float">
            <text:p>90517303</text:p>
          </table:table-cell>
          <table:table-cell table:style-name="ce3" office:value-type="string" calcext:value-type="string">
            <text:p>MARIA DE JESUS GUERREIRO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5837.92" calcext:value-type="float">
            <text:p>R$5.837,9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5837.92" calcext:value-type="float">
            <text:p>R$5.837,92 </text:p>
          </table:table-cell>
          <table:table-cell table:style-name="ce6" office:value-type="float" office:value="-282.02" calcext:value-type="float">
            <text:p>(R$282,02)</text:p>
          </table:table-cell>
          <table:table-cell table:style-name="ce6" office:value-type="float" office:value="-166.34" calcext:value-type="float">
            <text:p>(R$166,3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8.36" calcext:value-type="float">
            <text:p>(R$448,36)</text:p>
          </table:table-cell>
          <table:table-cell table:style-name="ce6" office:value-type="float" office:value="5389.56" calcext:value-type="float">
            <text:p>R$5.389,5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235003" calcext:value-type="float">
            <text:p>90235003</text:p>
          </table:table-cell>
          <table:table-cell table:style-name="ce3" office:value-type="string" calcext:value-type="string">
            <text:p>MARIA DE JESUS SANTAN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957.06" calcext:value-type="float">
            <text:p>R$16.957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957.06" calcext:value-type="float">
            <text:p>R$16.957,06 </text:p>
          </table:table-cell>
          <table:table-cell table:style-name="ce6" office:value-type="float" office:value="-1402.27" calcext:value-type="float">
            <text:p>(R$1.402,27)</text:p>
          </table:table-cell>
          <table:table-cell table:style-name="ce6" office:value-type="float" office:value="-2857.97" calcext:value-type="float">
            <text:p>(R$2.857,9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60.24" calcext:value-type="float">
            <text:p>(R$4.260,24)</text:p>
          </table:table-cell>
          <table:table-cell table:style-name="ce6" office:value-type="float" office:value="12696.82" calcext:value-type="float">
            <text:p>R$12.696,8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E</text:p>
          </table:table-cell>
          <table:table-cell table:style-name="ce4" office:value-type="float" office:value="90223401" calcext:value-type="float">
            <text:p>90223401</text:p>
          </table:table-cell>
          <table:table-cell table:style-name="ce3" office:value-type="string" calcext:value-type="string">
            <text:p>MARIA DE LOURDES ALVES DE MEL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461.43" calcext:value-type="float">
            <text:p>R$15.461,4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461.43" calcext:value-type="float">
            <text:p>R$15.461,43 </text:p>
          </table:table-cell>
          <table:table-cell table:style-name="ce6" office:value-type="float" office:value="-1155.5" calcext:value-type="float">
            <text:p>(R$1.155,50)</text:p>
          </table:table-cell>
          <table:table-cell table:style-name="ce6" office:value-type="float" office:value="-2514.53" calcext:value-type="float">
            <text:p>(R$2.514,5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70.03" calcext:value-type="float">
            <text:p>(R$3.670,03)</text:p>
          </table:table-cell>
          <table:table-cell table:style-name="ce6" office:value-type="float" office:value="11791.4" calcext:value-type="float">
            <text:p>R$11.791,4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38605" calcext:value-type="float">
            <text:p>90038605</text:p>
          </table:table-cell>
          <table:table-cell table:style-name="ce3" office:value-type="string" calcext:value-type="string">
            <text:p>MARIA DE LOURDES MOURAO CORREA LIM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8522.29" calcext:value-type="float">
            <text:p>R$18.522,2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8522.29" calcext:value-type="float">
            <text:p>R$18.522,29 </text:p>
          </table:table-cell>
          <table:table-cell table:style-name="ce6" office:value-type="float" office:value="-366.21" calcext:value-type="float">
            <text:p>(R$366,21)</text:p>
          </table:table-cell>
          <table:table-cell table:style-name="ce6" office:value-type="float" office:value="-270.61" calcext:value-type="float">
            <text:p>(R$270,61)</text:p>
          </table:table-cell>
          <table:table-cell table:style-name="ce6" office:value-type="float" office:value="-12103.73" calcext:value-type="float">
            <text:p>(R$12.103,73)</text:p>
          </table:table-cell>
          <table:table-cell table:style-name="ce6" office:value-type="float" office:value="-12740.55" calcext:value-type="float">
            <text:p>(R$12.740,55)</text:p>
          </table:table-cell>
          <table:table-cell table:style-name="ce6" office:value-type="float" office:value="5781.74" calcext:value-type="float">
            <text:p>R$5.781,7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222203" calcext:value-type="float">
            <text:p>90222203</text:p>
          </table:table-cell>
          <table:table-cell table:style-name="ce3" office:value-type="string" calcext:value-type="string">
            <text:p>MARIA DE LOURDES NUNES CASSIAN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278.66" calcext:value-type="float">
            <text:p>R$14.278,6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278.66" calcext:value-type="float">
            <text:p>R$14.278,66 </text:p>
          </table:table-cell>
          <table:table-cell table:style-name="ce6" office:value-type="float" office:value="-960.34" calcext:value-type="float">
            <text:p>(R$960,34)</text:p>
          </table:table-cell>
          <table:table-cell table:style-name="ce6" office:value-type="float" office:value="-2242.94" calcext:value-type="float">
            <text:p>(R$2.242,9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03.28" calcext:value-type="float">
            <text:p>(R$3.203,28)</text:p>
          </table:table-cell>
          <table:table-cell table:style-name="ce6" office:value-type="float" office:value="11075.38" calcext:value-type="float">
            <text:p>R$11.075,3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C.GRANDE</text:p>
          </table:table-cell>
          <table:table-cell table:style-name="ce4" office:value-type="float" office:value="90424503" calcext:value-type="float">
            <text:p>90424503</text:p>
          </table:table-cell>
          <table:table-cell table:style-name="ce3" office:value-type="string" calcext:value-type="string">
            <text:p>MARIA DO BOM SUCESSO SANTANA E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9383.86" calcext:value-type="float">
            <text:p>R$19.383,8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9383.86" calcext:value-type="float">
            <text:p>R$19.383,86 </text:p>
          </table:table-cell>
          <table:table-cell table:style-name="ce6" office:value-type="float" office:value="-1802.7" calcext:value-type="float">
            <text:p>(R$1.802,70)</text:p>
          </table:table-cell>
          <table:table-cell table:style-name="ce6" office:value-type="float" office:value="-3415.22" calcext:value-type="float">
            <text:p>(R$3.415,2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217.92" calcext:value-type="float">
            <text:p>(R$5.217,92)</text:p>
          </table:table-cell>
          <table:table-cell table:style-name="ce6" office:value-type="float" office:value="14165.94" calcext:value-type="float">
            <text:p>R$14.165,9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913601" calcext:value-type="float">
            <text:p>90913601</text:p>
          </table:table-cell>
          <table:table-cell table:style-name="ce3" office:value-type="string" calcext:value-type="string">
            <text:p>MARIA DO CARMO BARBO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761" calcext:value-type="float">
            <text:p>R$1.761,0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568.24" calcext:value-type="float">
            <text:p>R$14.568,24 </text:p>
          </table:table-cell>
          <table:table-cell table:style-name="ce6" office:value-type="float" office:value="-1008.12" calcext:value-type="float">
            <text:p>(R$1.008,12)</text:p>
          </table:table-cell>
          <table:table-cell table:style-name="ce6" office:value-type="float" office:value="-2833.03" calcext:value-type="float">
            <text:p>(R$2.833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41.15" calcext:value-type="float">
            <text:p>(R$3.841,15)</text:p>
          </table:table-cell>
          <table:table-cell table:style-name="ce6" office:value-type="float" office:value="10727.09" calcext:value-type="float">
            <text:p>R$10.727,0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AL</text:p>
          </table:table-cell>
          <table:table-cell table:style-name="ce4" office:value-type="float" office:value="90933202" calcext:value-type="float">
            <text:p>90933202</text:p>
          </table:table-cell>
          <table:table-cell table:style-name="ce3" office:value-type="string" calcext:value-type="string">
            <text:p>MARIA DO CARMO DA SILVA ALMEID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969.84" calcext:value-type="float">
            <text:p>R$13.969,8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969.84" calcext:value-type="float">
            <text:p>R$13.969,84 </text:p>
          </table:table-cell>
          <table:table-cell table:style-name="ce6" office:value-type="float" office:value="-909.38" calcext:value-type="float">
            <text:p>(R$909,38)</text:p>
          </table:table-cell>
          <table:table-cell table:style-name="ce6" office:value-type="float" office:value="-2172.03" calcext:value-type="float">
            <text:p>(R$2.172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81.41" calcext:value-type="float">
            <text:p>(R$3.081,41)</text:p>
          </table:table-cell>
          <table:table-cell table:style-name="ce6" office:value-type="float" office:value="10888.43" calcext:value-type="float">
            <text:p>R$10.888,4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49502" calcext:value-type="float">
            <text:p>90949502</text:p>
          </table:table-cell>
          <table:table-cell table:style-name="ce3" office:value-type="string" calcext:value-type="string">
            <text:p>MARIA DO ROSARIO DE FATIMA BAS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801.93" calcext:value-type="float">
            <text:p>R$2.801,93 </text:p>
          </table:table-cell>
          <table:table-cell table:style-name="ce6" office:value-type="float" office:value="1099.06" calcext:value-type="float">
            <text:p>R$1.099,0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900.99" calcext:value-type="float">
            <text:p>R$3.900,99 </text:p>
          </table:table-cell>
          <table:table-cell table:style-name="ce6" office:value-type="float" office:value="-411.05" calcext:value-type="float">
            <text:p>(R$411,0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411.05" calcext:value-type="float">
            <text:p>(R$411,05)</text:p>
          </table:table-cell>
          <table:table-cell table:style-name="ce6" office:value-type="float" office:value="3489.94" calcext:value-type="float">
            <text:p>R$3.489,9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COORADM/PRPI</text:p>
          </table:table-cell>
          <table:table-cell table:style-name="ce4" office:value-type="float" office:value="90405605" calcext:value-type="float">
            <text:p>90405605</text:p>
          </table:table-cell>
          <table:table-cell table:style-name="ce3" office:value-type="string" calcext:value-type="string">
            <text:p>MARIA DO SOCORRO DE FATIMA RIBEIRO SOBR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1004.2" calcext:value-type="float">
            <text:p>R$21.004,2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004.2" calcext:value-type="float">
            <text:p>R$21.004,20 </text:p>
          </table:table-cell>
          <table:table-cell table:style-name="ce6" office:value-type="float" office:value="-2070.05" calcext:value-type="float">
            <text:p>(R$2.070,05)</text:p>
          </table:table-cell>
          <table:table-cell table:style-name="ce6" office:value-type="float" office:value="-4310.89" calcext:value-type="float">
            <text:p>(R$4.310,8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380.94" calcext:value-type="float">
            <text:p>(R$6.380,94)</text:p>
          </table:table-cell>
          <table:table-cell table:style-name="ce6" office:value-type="float" office:value="14623.26" calcext:value-type="float">
            <text:p>R$14.623,2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1A</text:p>
          </table:table-cell>
          <table:table-cell table:style-name="ce4" office:value-type="float" office:value="90226608" calcext:value-type="float">
            <text:p>90226608</text:p>
          </table:table-cell>
          <table:table-cell table:style-name="ce3" office:value-type="string" calcext:value-type="string">
            <text:p>MARIA DO SOCORRO DE SOUSA BARBO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408.52" calcext:value-type="float">
            <text:p>R$16.408,5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408.52" calcext:value-type="float">
            <text:p>R$16.408,52 </text:p>
          </table:table-cell>
          <table:table-cell table:style-name="ce6" office:value-type="float" office:value="-1311.77" calcext:value-type="float">
            <text:p>(R$1.311,77)</text:p>
          </table:table-cell>
          <table:table-cell table:style-name="ce6" office:value-type="float" office:value="-3255.6" calcext:value-type="float">
            <text:p>(R$3.255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67.37" calcext:value-type="float">
            <text:p>(R$4.567,37)</text:p>
          </table:table-cell>
          <table:table-cell table:style-name="ce6" office:value-type="float" office:value="11841.15" calcext:value-type="float">
            <text:p>R$11.841,1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25001" calcext:value-type="float">
            <text:p>90925001</text:p>
          </table:table-cell>
          <table:table-cell table:style-name="ce3" office:value-type="string" calcext:value-type="string">
            <text:p>MARIA DO SOCORRO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572.43" calcext:value-type="float">
            <text:p>R$13.572,4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572.43" calcext:value-type="float">
            <text:p>R$13.572,43 </text:p>
          </table:table-cell>
          <table:table-cell table:style-name="ce6" office:value-type="float" office:value="-843.81" calcext:value-type="float">
            <text:p>(R$843,81)</text:p>
          </table:table-cell>
          <table:table-cell table:style-name="ce6" office:value-type="float" office:value="-2080.77" calcext:value-type="float">
            <text:p>(R$2.080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24.58" calcext:value-type="float">
            <text:p>(R$2.924,58)</text:p>
          </table:table-cell>
          <table:table-cell table:style-name="ce6" office:value-type="float" office:value="10647.85" calcext:value-type="float">
            <text:p>R$10.647,8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28503" calcext:value-type="float">
            <text:p>90228503</text:p>
          </table:table-cell>
          <table:table-cell table:style-name="ce3" office:value-type="string" calcext:value-type="string">
            <text:p>MARIA DORACI BASTOS E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657.68" calcext:value-type="float">
            <text:p>R$3.657,6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657.68" calcext:value-type="float">
            <text:p>R$3.657,68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3657.68" calcext:value-type="float">
            <text:p>R$3.657,6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E</text:p>
          </table:table-cell>
          <table:table-cell table:style-name="ce4" office:value-type="float" office:value="90214609" calcext:value-type="float">
            <text:p>90214609</text:p>
          </table:table-cell>
          <table:table-cell table:style-name="ce3" office:value-type="string" calcext:value-type="string">
            <text:p>MARIA EDICELMA SANTOS OLIVEIRA LEM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30.91" calcext:value-type="float">
            <text:p>R$12.830,9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30.91" calcext:value-type="float">
            <text:p>R$12.830,91 </text:p>
          </table:table-cell>
          <table:table-cell table:style-name="ce6" office:value-type="float" office:value="-1419.28" calcext:value-type="float">
            <text:p>(R$1.419,28)</text:p>
          </table:table-cell>
          <table:table-cell table:style-name="ce6" office:value-type="float" office:value="-2242.19" calcext:value-type="float">
            <text:p>(R$2.242,1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61.47" calcext:value-type="float">
            <text:p>(R$3.661,47)</text:p>
          </table:table-cell>
          <table:table-cell table:style-name="ce6" office:value-type="float" office:value="9169.44" calcext:value-type="float">
            <text:p>R$9.169,4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287206" calcext:value-type="float">
            <text:p>90287206</text:p>
          </table:table-cell>
          <table:table-cell table:style-name="ce3" office:value-type="string" calcext:value-type="string">
            <text:p>MARIA EDUARDA MADEIRA DE PAIVA MELL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5866.28" calcext:value-type="float">
            <text:p>R$5.866,2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5866.28" calcext:value-type="float">
            <text:p>R$5.866,28 </text:p>
          </table:table-cell>
          <table:table-cell table:style-name="ce6" office:value-type="float" office:value="-286.13" calcext:value-type="float">
            <text:p>(R$286,13)</text:p>
          </table:table-cell>
          <table:table-cell table:style-name="ce6" office:value-type="float" office:value="-638.54" calcext:value-type="float">
            <text:p>(R$638,5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24.67" calcext:value-type="float">
            <text:p>(R$924,67)</text:p>
          </table:table-cell>
          <table:table-cell table:style-name="ce6" office:value-type="float" office:value="4941.61" calcext:value-type="float">
            <text:p>R$4.941,6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C</text:p>
          </table:table-cell>
          <table:table-cell table:style-name="ce4" office:value-type="float" office:value="90039504" calcext:value-type="float">
            <text:p>90039504</text:p>
          </table:table-cell>
          <table:table-cell table:style-name="ce3" office:value-type="string" calcext:value-type="string">
            <text:p>MARIA ELISABETE C. C. DE OLI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6405.11" calcext:value-type="float">
            <text:p>R$26.405,1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6405.11" calcext:value-type="float">
            <text:p>R$26.405,11 </text:p>
          </table:table-cell>
          <table:table-cell table:style-name="ce6" office:value-type="float" office:value="-2961.2" calcext:value-type="float">
            <text:p>(R$2.961,2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961.2" calcext:value-type="float">
            <text:p>(R$2.961,20)</text:p>
          </table:table-cell>
          <table:table-cell table:style-name="ce6" office:value-type="float" office:value="23443.91" calcext:value-type="float">
            <text:p>R$23.443,9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40401" calcext:value-type="float">
            <text:p>90940401</text:p>
          </table:table-cell>
          <table:table-cell table:style-name="ce3" office:value-type="string" calcext:value-type="string">
            <text:p>MARIA EUNICE SOAR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377.68" calcext:value-type="float">
            <text:p>R$7.377,6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377.68" calcext:value-type="float">
            <text:p>R$7.377,68 </text:p>
          </table:table-cell>
          <table:table-cell table:style-name="ce6" office:value-type="float" office:value="-519.5" calcext:value-type="float">
            <text:p>(R$519,50)</text:p>
          </table:table-cell>
          <table:table-cell table:style-name="ce6" office:value-type="float" office:value="-466.4" calcext:value-type="float">
            <text:p>(R$466,4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85.9" calcext:value-type="float">
            <text:p>(R$985,90)</text:p>
          </table:table-cell>
          <table:table-cell table:style-name="ce6" office:value-type="float" office:value="6391.78" calcext:value-type="float">
            <text:p>R$6.391,7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786601" calcext:value-type="float">
            <text:p>90786601</text:p>
          </table:table-cell>
          <table:table-cell table:style-name="ce3" office:value-type="string" calcext:value-type="string">
            <text:p>MARIA GORETE DOS SANTOS BORG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864.45" calcext:value-type="float">
            <text:p>R$3.864,4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864.45" calcext:value-type="float">
            <text:p>R$3.864,45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06.73" calcext:value-type="float">
            <text:p>(R$206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06.73" calcext:value-type="float">
            <text:p>(R$206,73)</text:p>
          </table:table-cell>
          <table:table-cell table:style-name="ce6" office:value-type="float" office:value="3657.72" calcext:value-type="float">
            <text:p>R$3.657,7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33102" calcext:value-type="float">
            <text:p>90933102</text:p>
          </table:table-cell>
          <table:table-cell table:style-name="ce3" office:value-type="string" calcext:value-type="string">
            <text:p>MARIA GORETE SILVA FARIAS DE SOUZ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170.79" calcext:value-type="float">
            <text:p>R$14.170,7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170.79" calcext:value-type="float">
            <text:p>R$14.170,79 </text:p>
          </table:table-cell>
          <table:table-cell table:style-name="ce6" office:value-type="float" office:value="-942.54" calcext:value-type="float">
            <text:p>(R$942,54)</text:p>
          </table:table-cell>
          <table:table-cell table:style-name="ce6" office:value-type="float" office:value="-2741.76" calcext:value-type="float">
            <text:p>(R$2.741,7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84.3" calcext:value-type="float">
            <text:p>(R$3.684,30)</text:p>
          </table:table-cell>
          <table:table-cell table:style-name="ce6" office:value-type="float" office:value="10486.49" calcext:value-type="float">
            <text:p>R$10.486,4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022907" calcext:value-type="float">
            <text:p>90022907</text:p>
          </table:table-cell>
          <table:table-cell table:style-name="ce3" office:value-type="string" calcext:value-type="string">
            <text:p>MARIA GRAZIA DRIUSSI KATZWINKEL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402.98" calcext:value-type="float">
            <text:p>R$15.402,9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402.98" calcext:value-type="float">
            <text:p>R$15.402,98 </text:p>
          </table:table-cell>
          <table:table-cell table:style-name="ce6" office:value-type="float" office:value="-1895.41" calcext:value-type="float">
            <text:p>(R$1.895,41)</text:p>
          </table:table-cell>
          <table:table-cell table:style-name="ce6" office:value-type="float" office:value="-2818.58" calcext:value-type="float">
            <text:p>(R$2.818,5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13.99" calcext:value-type="float">
            <text:p>(R$4.713,99)</text:p>
          </table:table-cell>
          <table:table-cell table:style-name="ce6" office:value-type="float" office:value="10688.99" calcext:value-type="float">
            <text:p>R$10.688,9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203003" calcext:value-type="float">
            <text:p>90203003</text:p>
          </table:table-cell>
          <table:table-cell table:style-name="ce3" office:value-type="string" calcext:value-type="string">
            <text:p>MARIA HELENA CARDOSO MEIRELL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4866.76" calcext:value-type="float">
            <text:p>R$4.866,7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674" calcext:value-type="float">
            <text:p>R$17.674,00 </text:p>
          </table:table-cell>
          <table:table-cell table:style-name="ce6" office:value-type="float" office:value="-1520.57" calcext:value-type="float">
            <text:p>(R$1.520,57)</text:p>
          </table:table-cell>
          <table:table-cell table:style-name="ce6" office:value-type="float" office:value="-3546.19" calcext:value-type="float">
            <text:p>(R$3.546,1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066.76" calcext:value-type="float">
            <text:p>(R$5.066,76)</text:p>
          </table:table-cell>
          <table:table-cell table:style-name="ce6" office:value-type="float" office:value="12607.24" calcext:value-type="float">
            <text:p>R$12.607,2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AM</text:p>
          </table:table-cell>
          <table:table-cell table:style-name="ce4" office:value-type="float" office:value="90271601" calcext:value-type="float">
            <text:p>90271601</text:p>
          </table:table-cell>
          <table:table-cell table:style-name="ce3" office:value-type="string" calcext:value-type="string">
            <text:p>MARIA HELENA GARRIDO FERNAND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147.46" calcext:value-type="float">
            <text:p>R$10.147,46 </text:p>
          </table:table-cell>
          <table:table-cell table:style-name="ce6" office:value-type="float" office:value="338.25" calcext:value-type="float">
            <text:p>R$338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0485.71" calcext:value-type="float">
            <text:p>R$10.485,71 </text:p>
          </table:table-cell>
          <table:table-cell table:style-name="ce6" office:value-type="float" office:value="-391.46" calcext:value-type="float">
            <text:p>(R$391,46)</text:p>
          </table:table-cell>
          <table:table-cell table:style-name="ce6" office:value-type="float" office:value="-1879.91" calcext:value-type="float">
            <text:p>(R$1.879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71.37" calcext:value-type="float">
            <text:p>(R$2.271,37)</text:p>
          </table:table-cell>
          <table:table-cell table:style-name="ce6" office:value-type="float" office:value="8214.34" calcext:value-type="float">
            <text:p>R$8.214,3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E</text:p>
          </table:table-cell>
          <table:table-cell table:style-name="ce4" office:value-type="float" office:value="90944401" calcext:value-type="float">
            <text:p>90944401</text:p>
          </table:table-cell>
          <table:table-cell table:style-name="ce3" office:value-type="string" calcext:value-type="string">
            <text:p>MARIA IRANICE BRITO CARIBE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9717.69" calcext:value-type="float">
            <text:p>R$39.717,69 </text:p>
          </table:table-cell>
          <table:table-cell table:style-name="ce6" office:value-type="float" office:value="2847.94" calcext:value-type="float">
            <text:p>R$2.847,9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42565.63" calcext:value-type="float">
            <text:p>R$42.565,63 </text:p>
          </table:table-cell>
          <table:table-cell table:style-name="ce6" office:value-type="float" office:value="-6025.16" calcext:value-type="float">
            <text:p>(R$6.025,1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6025.16" calcext:value-type="float">
            <text:p>(R$6.025,16)</text:p>
          </table:table-cell>
          <table:table-cell table:style-name="ce6" office:value-type="float" office:value="36540.47" calcext:value-type="float">
            <text:p>R$36.540,4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I</text:p>
          </table:table-cell>
          <table:table-cell table:style-name="ce4" office:value-type="float" office:value="90413601" calcext:value-type="float">
            <text:p>90413601</text:p>
          </table:table-cell>
          <table:table-cell table:style-name="ce3" office:value-type="string" calcext:value-type="string">
            <text:p>MARIA IVONE DO NASCIMENT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138.76" calcext:value-type="float">
            <text:p>R$14.138,76 </text:p>
          </table:table-cell>
          <table:table-cell table:style-name="ce6" office:value-type="float" office:value="2943.76" calcext:value-type="float">
            <text:p>R$2.943,7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82.52" calcext:value-type="float">
            <text:p>R$17.082,52 </text:p>
          </table:table-cell>
          <table:table-cell table:style-name="ce6" office:value-type="float" office:value="-1422.98" calcext:value-type="float">
            <text:p>(R$1.422,98)</text:p>
          </table:table-cell>
          <table:table-cell table:style-name="ce6" office:value-type="float" office:value="-3410.37" calcext:value-type="float">
            <text:p>(R$3.410,3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33.35" calcext:value-type="float">
            <text:p>(R$4.833,35)</text:p>
          </table:table-cell>
          <table:table-cell table:style-name="ce6" office:value-type="float" office:value="12249.17" calcext:value-type="float">
            <text:p>R$12.249,1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S</text:p>
          </table:table-cell>
          <table:table-cell table:style-name="ce4" office:value-type="float" office:value="90914101" calcext:value-type="float">
            <text:p>90914101</text:p>
          </table:table-cell>
          <table:table-cell table:style-name="ce3" office:value-type="string" calcext:value-type="string">
            <text:p>MARIA IZABEL DA SILVA RODRIGU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796.44" calcext:value-type="float">
            <text:p>R$15.796,4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796.44" calcext:value-type="float">
            <text:p>R$15.796,44 </text:p>
          </table:table-cell>
          <table:table-cell table:style-name="ce6" office:value-type="float" office:value="-1210.77" calcext:value-type="float">
            <text:p>(R$1.210,77)</text:p>
          </table:table-cell>
          <table:table-cell table:style-name="ce6" office:value-type="float" office:value="-2591.46" calcext:value-type="float">
            <text:p>(R$2.591,4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02.23" calcext:value-type="float">
            <text:p>(R$3.802,23)</text:p>
          </table:table-cell>
          <table:table-cell table:style-name="ce6" office:value-type="float" office:value="11994.21" calcext:value-type="float">
            <text:p>R$11.994,2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A</text:p>
          </table:table-cell>
          <table:table-cell table:style-name="ce4" office:value-type="float" office:value="90204404" calcext:value-type="float">
            <text:p>90204404</text:p>
          </table:table-cell>
          <table:table-cell table:style-name="ce3" office:value-type="string" calcext:value-type="string">
            <text:p>MARIA JOSE CARVALHO FERR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955.03" calcext:value-type="float">
            <text:p>R$8.955,0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955.03" calcext:value-type="float">
            <text:p>R$8.955,03 </text:p>
          </table:table-cell>
          <table:table-cell table:style-name="ce6" office:value-type="float" office:value="-779.76" calcext:value-type="float">
            <text:p>(R$779,76)</text:p>
          </table:table-cell>
          <table:table-cell table:style-name="ce6" office:value-type="float" office:value="-828.6" calcext:value-type="float">
            <text:p>(R$828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08.36" calcext:value-type="float">
            <text:p>(R$1.608,36)</text:p>
          </table:table-cell>
          <table:table-cell table:style-name="ce6" office:value-type="float" office:value="7346.67" calcext:value-type="float">
            <text:p>R$7.346,6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025303" calcext:value-type="float">
            <text:p>90025303</text:p>
          </table:table-cell>
          <table:table-cell table:style-name="ce3" office:value-type="string" calcext:value-type="string">
            <text:p>MARIA JOSE COSTA MUNHOZ DA CUNH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5728.24" calcext:value-type="float">
            <text:p>R$35.728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5728.24" calcext:value-type="float">
            <text:p>R$35.728,24 </text:p>
          </table:table-cell>
          <table:table-cell table:style-name="ce6" office:value-type="float" office:value="-1437.68" calcext:value-type="float">
            <text:p>(R$1.437,68)</text:p>
          </table:table-cell>
          <table:table-cell table:style-name="ce6" office:value-type="float" office:value="-2907.25" calcext:value-type="float">
            <text:p>(R$2.907,25)</text:p>
          </table:table-cell>
          <table:table-cell table:style-name="ce6" office:value-type="float" office:value="-18556.58" calcext:value-type="float">
            <text:p>(R$18.556,58)</text:p>
          </table:table-cell>
          <table:table-cell table:style-name="ce6" office:value-type="float" office:value="-22901.51" calcext:value-type="float">
            <text:p>(R$22.901,51)</text:p>
          </table:table-cell>
          <table:table-cell table:style-name="ce6" office:value-type="float" office:value="12826.73" calcext:value-type="float">
            <text:p>R$12.826,7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0428204" calcext:value-type="float">
            <text:p>90428204</text:p>
          </table:table-cell>
          <table:table-cell table:style-name="ce3" office:value-type="string" calcext:value-type="string">
            <text:p>MARIA JOSE DE JESUS SOBRAL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108.77" calcext:value-type="float">
            <text:p>R$11.108,77 </text:p>
          </table:table-cell>
          <table:table-cell table:style-name="ce6" office:value-type="float" office:value="640.36" calcext:value-type="float">
            <text:p>R$640,3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1749.13" calcext:value-type="float">
            <text:p>R$11.749,13 </text:p>
          </table:table-cell>
          <table:table-cell table:style-name="ce6" office:value-type="float" office:value="-574.65" calcext:value-type="float">
            <text:p>(R$574,65)</text:p>
          </table:table-cell>
          <table:table-cell table:style-name="ce6" office:value-type="float" office:value="-1653.38" calcext:value-type="float">
            <text:p>(R$1.653,3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28.03" calcext:value-type="float">
            <text:p>(R$2.228,03)</text:p>
          </table:table-cell>
          <table:table-cell table:style-name="ce6" office:value-type="float" office:value="9521.1" calcext:value-type="float">
            <text:p>R$9.521,1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454301" calcext:value-type="float">
            <text:p>90454301</text:p>
          </table:table-cell>
          <table:table-cell table:style-name="ce3" office:value-type="string" calcext:value-type="string">
            <text:p>MARIA JOSE RENOVATO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03.61" calcext:value-type="float">
            <text:p>R$6.403,61 </text:p>
          </table:table-cell>
          <table:table-cell table:style-name="ce6" office:value-type="float" office:value="3394.52" calcext:value-type="float">
            <text:p>R$3.394,5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9798.13" calcext:value-type="float">
            <text:p>R$9.798,13 </text:p>
          </table:table-cell>
          <table:table-cell table:style-name="ce6" office:value-type="float" office:value="-918.87" calcext:value-type="float">
            <text:p>(R$918,87)</text:p>
          </table:table-cell>
          <table:table-cell table:style-name="ce6" office:value-type="float" office:value="-1022.2" calcext:value-type="float">
            <text:p>(R$1.022,2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941.07" calcext:value-type="float">
            <text:p>(R$1.941,07)</text:p>
          </table:table-cell>
          <table:table-cell table:style-name="ce6" office:value-type="float" office:value="7857.06" calcext:value-type="float">
            <text:p>R$7.857,0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49501" calcext:value-type="float">
            <text:p>90949501</text:p>
          </table:table-cell>
          <table:table-cell table:style-name="ce3" office:value-type="string" calcext:value-type="string">
            <text:p>MARIA JOSE SANTOS BAS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405.83" calcext:value-type="float">
            <text:p>R$8.405,83 </text:p>
          </table:table-cell>
          <table:table-cell table:style-name="ce6" office:value-type="float" office:value="3297.21" calcext:value-type="float">
            <text:p>R$3.297,2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1703.04" calcext:value-type="float">
            <text:p>R$11.703,04 </text:p>
          </table:table-cell>
          <table:table-cell table:style-name="ce6" office:value-type="float" office:value="-1233.18" calcext:value-type="float">
            <text:p>(R$1.233,18)</text:p>
          </table:table-cell>
          <table:table-cell table:style-name="ce6" office:value-type="float" office:value="-1459.61" calcext:value-type="float">
            <text:p>(R$1.459,6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92.79" calcext:value-type="float">
            <text:p>(R$2.692,79)</text:p>
          </table:table-cell>
          <table:table-cell table:style-name="ce6" office:value-type="float" office:value="9010.25" calcext:value-type="float">
            <text:p>R$9.010,2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2594303" calcext:value-type="float">
            <text:p>92594303</text:p>
          </table:table-cell>
          <table:table-cell table:style-name="ce3" office:value-type="string" calcext:value-type="string">
            <text:p>MARIA JULIA DANTAS BORG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670.44" calcext:value-type="float">
            <text:p>R$7.670,4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670.44" calcext:value-type="float">
            <text:p>R$7.670,44 </text:p>
          </table:table-cell>
          <table:table-cell table:style-name="ce6" office:value-type="float" office:value="-567.81" calcext:value-type="float">
            <text:p>(R$567,81)</text:p>
          </table:table-cell>
          <table:table-cell table:style-name="ce6" office:value-type="float" office:value="-1057.22" calcext:value-type="float">
            <text:p>(R$1.057,2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25.03" calcext:value-type="float">
            <text:p>(R$1.625,03)</text:p>
          </table:table-cell>
          <table:table-cell table:style-name="ce6" office:value-type="float" office:value="6045.41" calcext:value-type="float">
            <text:p>R$6.045,4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041501" calcext:value-type="float">
            <text:p>90041501</text:p>
          </table:table-cell>
          <table:table-cell table:style-name="ce3" office:value-type="string" calcext:value-type="string">
            <text:p>MARIA LUCIA DE OLIVEIRA FREITA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1808.09" calcext:value-type="float">
            <text:p>R$41.808,09 </text:p>
          </table:table-cell>
          <table:table-cell table:style-name="ce6" office:value-type="float" office:value="8993.51" calcext:value-type="float">
            <text:p>R$8.993,5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50801.6" calcext:value-type="float">
            <text:p>R$50.801,60 </text:p>
          </table:table-cell>
          <table:table-cell table:style-name="ce6" office:value-type="float" office:value="-1860.69" calcext:value-type="float">
            <text:p>(R$1.860,6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066.26" calcext:value-type="float">
            <text:p>(R$31.066,26)</text:p>
          </table:table-cell>
          <table:table-cell table:style-name="ce6" office:value-type="float" office:value="-32926.95" calcext:value-type="float">
            <text:p>(R$32.926,95)</text:p>
          </table:table-cell>
          <table:table-cell table:style-name="ce6" office:value-type="float" office:value="17874.65" calcext:value-type="float">
            <text:p>R$17.874,6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920102" calcext:value-type="float">
            <text:p>90920102</text:p>
          </table:table-cell>
          <table:table-cell table:style-name="ce3" office:value-type="string" calcext:value-type="string">
            <text:p>MARIA LUIZA CRISTO DO NASCIMENT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840.53" calcext:value-type="float">
            <text:p>R$13.840,5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840.53" calcext:value-type="float">
            <text:p>R$13.840,53 </text:p>
          </table:table-cell>
          <table:table-cell table:style-name="ce6" office:value-type="float" office:value="-888.05" calcext:value-type="float">
            <text:p>(R$888,05)</text:p>
          </table:table-cell>
          <table:table-cell table:style-name="ce6" office:value-type="float" office:value="-2142.33" calcext:value-type="float">
            <text:p>(R$2.142,3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30.38" calcext:value-type="float">
            <text:p>(R$3.030,38)</text:p>
          </table:table-cell>
          <table:table-cell table:style-name="ce6" office:value-type="float" office:value="10810.15" calcext:value-type="float">
            <text:p>R$10.810,1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I</text:p>
          </table:table-cell>
          <table:table-cell table:style-name="ce4" office:value-type="float" office:value="90408801" calcext:value-type="float">
            <text:p>90408801</text:p>
          </table:table-cell>
          <table:table-cell table:style-name="ce3" office:value-type="string" calcext:value-type="string">
            <text:p>MARIA LUZIA OLIVEIRA DA SILVA MEND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564.65" calcext:value-type="float">
            <text:p>R$11.564,6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564.65" calcext:value-type="float">
            <text:p>R$11.564,65 </text:p>
          </table:table-cell>
          <table:table-cell table:style-name="ce6" office:value-type="float" office:value="-547.9" calcext:value-type="float">
            <text:p>(R$547,90)</text:p>
          </table:table-cell>
          <table:table-cell table:style-name="ce6" office:value-type="float" office:value="-1610.01" calcext:value-type="float">
            <text:p>(R$1.610,0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157.91" calcext:value-type="float">
            <text:p>(R$2.157,91)</text:p>
          </table:table-cell>
          <table:table-cell table:style-name="ce6" office:value-type="float" office:value="9406.74" calcext:value-type="float">
            <text:p>R$9.406,7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DF</text:p>
          </table:table-cell>
          <table:table-cell table:style-name="ce4" office:value-type="float" office:value="90417804" calcext:value-type="float">
            <text:p>90417804</text:p>
          </table:table-cell>
          <table:table-cell table:style-name="ce3" office:value-type="string" calcext:value-type="string">
            <text:p>MARIA MADEIRA FILH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041.11" calcext:value-type="float">
            <text:p>R$12.041,1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041.11" calcext:value-type="float">
            <text:p>R$12.041,11 </text:p>
          </table:table-cell>
          <table:table-cell table:style-name="ce6" office:value-type="float" office:value="-616.99" calcext:value-type="float">
            <text:p>(R$616,99)</text:p>
          </table:table-cell>
          <table:table-cell table:style-name="ce6" office:value-type="float" office:value="-1496.47" calcext:value-type="float">
            <text:p>(R$1.496,4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113.46" calcext:value-type="float">
            <text:p>(R$2.113,46)</text:p>
          </table:table-cell>
          <table:table-cell table:style-name="ce6" office:value-type="float" office:value="9927.65" calcext:value-type="float">
            <text:p>R$9.927,6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095505" calcext:value-type="float">
            <text:p>90095505</text:p>
          </table:table-cell>
          <table:table-cell table:style-name="ce3" office:value-type="string" calcext:value-type="string">
            <text:p>MARIA MANOELA MACEDO DE OLI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073.17" calcext:value-type="float">
            <text:p>R$8.073,1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073.17" calcext:value-type="float">
            <text:p>R$8.073,17 </text:p>
          </table:table-cell>
          <table:table-cell table:style-name="ce6" office:value-type="float" office:value="-866.86" calcext:value-type="float">
            <text:p>(R$866,86)</text:p>
          </table:table-cell>
          <table:table-cell table:style-name="ce6" office:value-type="float" office:value="-1085.73" calcext:value-type="float">
            <text:p>(R$1.085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952.59" calcext:value-type="float">
            <text:p>(R$1.952,59)</text:p>
          </table:table-cell>
          <table:table-cell table:style-name="ce6" office:value-type="float" office:value="6120.58" calcext:value-type="float">
            <text:p>R$6.120,5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E</text:p>
          </table:table-cell>
          <table:table-cell table:style-name="ce4" office:value-type="float" office:value="90903301" calcext:value-type="float">
            <text:p>90903301</text:p>
          </table:table-cell>
          <table:table-cell table:style-name="ce3" office:value-type="string" calcext:value-type="string">
            <text:p>MARIA MARTA LIM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796.2" calcext:value-type="float">
            <text:p>R$13.796,2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796.2" calcext:value-type="float">
            <text:p>R$13.796,20 </text:p>
          </table:table-cell>
          <table:table-cell table:style-name="ce6" office:value-type="float" office:value="-880.73" calcext:value-type="float">
            <text:p>(R$880,73)</text:p>
          </table:table-cell>
          <table:table-cell table:style-name="ce6" office:value-type="float" office:value="-2655.75" calcext:value-type="float">
            <text:p>(R$2.655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36.48" calcext:value-type="float">
            <text:p>(R$3.536,48)</text:p>
          </table:table-cell>
          <table:table-cell table:style-name="ce6" office:value-type="float" office:value="10259.72" calcext:value-type="float">
            <text:p>R$10.259,7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CE</text:p>
          </table:table-cell>
          <table:table-cell table:style-name="ce4" office:value-type="float" office:value="90536201" calcext:value-type="float">
            <text:p>90536201</text:p>
          </table:table-cell>
          <table:table-cell table:style-name="ce3" office:value-type="string" calcext:value-type="string">
            <text:p>MARIA MAZARELO RODRIGUES PER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03.61" calcext:value-type="float">
            <text:p>R$6.403,61 </text:p>
          </table:table-cell>
          <table:table-cell table:style-name="ce6" office:value-type="float" office:value="417.98" calcext:value-type="float">
            <text:p>R$417,9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6821.59" calcext:value-type="float">
            <text:p>R$6.821,59 </text:p>
          </table:table-cell>
          <table:table-cell table:style-name="ce6" office:value-type="float" office:value="-427.74" calcext:value-type="float">
            <text:p>(R$427,74)</text:p>
          </table:table-cell>
          <table:table-cell table:style-name="ce6" office:value-type="float" office:value="-862.3" calcext:value-type="float">
            <text:p>(R$862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90.04" calcext:value-type="float">
            <text:p>(R$1.290,04)</text:p>
          </table:table-cell>
          <table:table-cell table:style-name="ce6" office:value-type="float" office:value="5531.55" calcext:value-type="float">
            <text:p>R$5.531,5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07001" calcext:value-type="float">
            <text:p>90907001</text:p>
          </table:table-cell>
          <table:table-cell table:style-name="ce3" office:value-type="string" calcext:value-type="string">
            <text:p>MARIA MENINA LEITE LOP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811.68" calcext:value-type="float">
            <text:p>R$16.811,68 </text:p>
          </table:table-cell>
          <table:table-cell table:style-name="ce6" office:value-type="float" office:value="5793.97" calcext:value-type="float">
            <text:p>R$5.793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605.65" calcext:value-type="float">
            <text:p>R$22.605,65 </text:p>
          </table:table-cell>
          <table:table-cell table:style-name="ce6" office:value-type="float" office:value="-2334.29" calcext:value-type="float">
            <text:p>(R$2.334,2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334.29" calcext:value-type="float">
            <text:p>(R$2.334,29)</text:p>
          </table:table-cell>
          <table:table-cell table:style-name="ce6" office:value-type="float" office:value="20271.36" calcext:value-type="float">
            <text:p>R$20.271,3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490003" calcext:value-type="float">
            <text:p>90490003</text:p>
          </table:table-cell>
          <table:table-cell table:style-name="ce3" office:value-type="string" calcext:value-type="string">
            <text:p>MARIA PACHECO RODRIGU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9251.4" calcext:value-type="float">
            <text:p>R$9.251,4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251.4" calcext:value-type="float">
            <text:p>R$9.251,40 </text:p>
          </table:table-cell>
          <table:table-cell table:style-name="ce6" office:value-type="float" office:value="-212.48" calcext:value-type="float">
            <text:p>(R$212,48)</text:p>
          </table:table-cell>
          <table:table-cell table:style-name="ce6" office:value-type="float" office:value="-1066.1" calcext:value-type="float">
            <text:p>(R$1.066,1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78.58" calcext:value-type="float">
            <text:p>(R$1.278,58)</text:p>
          </table:table-cell>
          <table:table-cell table:style-name="ce6" office:value-type="float" office:value="7972.82" calcext:value-type="float">
            <text:p>R$7.972,8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33501" calcext:value-type="float">
            <text:p>90233501</text:p>
          </table:table-cell>
          <table:table-cell table:style-name="ce3" office:value-type="string" calcext:value-type="string">
            <text:p>MARIA PEREIRA DA CONCEICAO CARVALH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431.33" calcext:value-type="float">
            <text:p>R$16.431,33 </text:p>
          </table:table-cell>
          <table:table-cell table:style-name="ce6" office:value-type="float" office:value="5611.84" calcext:value-type="float">
            <text:p>R$5.611,8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043.17" calcext:value-type="float">
            <text:p>R$22.043,17 </text:p>
          </table:table-cell>
          <table:table-cell table:style-name="ce6" office:value-type="float" office:value="-2241.48" calcext:value-type="float">
            <text:p>(R$2.241,48)</text:p>
          </table:table-cell>
          <table:table-cell table:style-name="ce6" office:value-type="float" office:value="-4025.87" calcext:value-type="float">
            <text:p>(R$4.025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267.35" calcext:value-type="float">
            <text:p>(R$6.267,35)</text:p>
          </table:table-cell>
          <table:table-cell table:style-name="ce6" office:value-type="float" office:value="15775.82" calcext:value-type="float">
            <text:p>R$15.775,8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466106" calcext:value-type="float">
            <text:p>90466106</text:p>
          </table:table-cell>
          <table:table-cell table:style-name="ce3" office:value-type="string" calcext:value-type="string">
            <text:p>MARIA PEREIRA DA SILVA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9361.23" calcext:value-type="float">
            <text:p>R$9.361,2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361.23" calcext:value-type="float">
            <text:p>R$9.361,23 </text:p>
          </table:table-cell>
          <table:table-cell table:style-name="ce6" office:value-type="float" office:value="-228.41" calcext:value-type="float">
            <text:p>(R$228,41)</text:p>
          </table:table-cell>
          <table:table-cell table:style-name="ce6" office:value-type="float" office:value="-1615.52" calcext:value-type="float">
            <text:p>(R$1.615,5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843.93" calcext:value-type="float">
            <text:p>(R$1.843,93)</text:p>
          </table:table-cell>
          <table:table-cell table:style-name="ce6" office:value-type="float" office:value="7517.3" calcext:value-type="float">
            <text:p>R$7.517,3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AM</text:p>
          </table:table-cell>
          <table:table-cell table:style-name="ce4" office:value-type="float" office:value="90408901" calcext:value-type="float">
            <text:p>90408901</text:p>
          </table:table-cell>
          <table:table-cell table:style-name="ce3" office:value-type="string" calcext:value-type="string">
            <text:p>MARIA PERPETUO S DE C MANFRED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639.33" calcext:value-type="float">
            <text:p>R$13.639,3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639.33" calcext:value-type="float">
            <text:p>R$13.639,33 </text:p>
          </table:table-cell>
          <table:table-cell table:style-name="ce6" office:value-type="float" office:value="-854.85" calcext:value-type="float">
            <text:p>(R$854,85)</text:p>
          </table:table-cell>
          <table:table-cell table:style-name="ce6" office:value-type="float" office:value="-2619.73" calcext:value-type="float">
            <text:p>(R$2.619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74.58" calcext:value-type="float">
            <text:p>(R$3.474,58)</text:p>
          </table:table-cell>
          <table:table-cell table:style-name="ce6" office:value-type="float" office:value="10164.75" calcext:value-type="float">
            <text:p>R$10.164,7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943001" calcext:value-type="float">
            <text:p>90943001</text:p>
          </table:table-cell>
          <table:table-cell table:style-name="ce3" office:value-type="string" calcext:value-type="string">
            <text:p>MARIA ROSILDES LEITE SIMO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9858.84" calcext:value-type="float">
            <text:p>R$19.858,84 </text:p>
          </table:table-cell>
          <table:table-cell table:style-name="ce6" office:value-type="float" office:value="2373.29" calcext:value-type="float">
            <text:p>R$2.373,2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232.13" calcext:value-type="float">
            <text:p>R$22.232,13 </text:p>
          </table:table-cell>
          <table:table-cell table:style-name="ce6" office:value-type="float" office:value="-3149.66" calcext:value-type="float">
            <text:p>(R$3.149,66)</text:p>
          </table:table-cell>
          <table:table-cell table:style-name="ce6" office:value-type="float" office:value="-3765.42" calcext:value-type="float">
            <text:p>(R$3.765,42)</text:p>
          </table:table-cell>
          <table:table-cell table:style-name="ce6" office:value-type="float" office:value="-227.87" calcext:value-type="float">
            <text:p>(R$227,87)</text:p>
          </table:table-cell>
          <table:table-cell table:style-name="ce6" office:value-type="float" office:value="-7142.95" calcext:value-type="float">
            <text:p>(R$7.142,95)</text:p>
          </table:table-cell>
          <table:table-cell table:style-name="ce6" office:value-type="float" office:value="15089.18" calcext:value-type="float">
            <text:p>R$15.089,1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952402" calcext:value-type="float">
            <text:p>90952402</text:p>
          </table:table-cell>
          <table:table-cell table:style-name="ce3" office:value-type="string" calcext:value-type="string">
            <text:p>MARIA SILVIA PITOMB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379.02" calcext:value-type="float">
            <text:p>R$11.379,02 </text:p>
          </table:table-cell>
          <table:table-cell table:style-name="ce6" office:value-type="float" office:value="568.95" calcext:value-type="float">
            <text:p>R$568,9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1947.97" calcext:value-type="float">
            <text:p>R$11.947,97 </text:p>
          </table:table-cell>
          <table:table-cell table:style-name="ce6" office:value-type="float" office:value="-603.49" calcext:value-type="float">
            <text:p>(R$603,49)</text:p>
          </table:table-cell>
          <table:table-cell table:style-name="ce6" office:value-type="float" office:value="-1700.13" calcext:value-type="float">
            <text:p>(R$1.700,1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303.62" calcext:value-type="float">
            <text:p>(R$2.303,62)</text:p>
          </table:table-cell>
          <table:table-cell table:style-name="ce6" office:value-type="float" office:value="9644.35" calcext:value-type="float">
            <text:p>R$9.644,3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40501" calcext:value-type="float">
            <text:p>90240501</text:p>
          </table:table-cell>
          <table:table-cell table:style-name="ce3" office:value-type="string" calcext:value-type="string">
            <text:p>MARIA TERESA DE MEDEIROS FALCA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4800.17" calcext:value-type="float">
            <text:p>R$24.800,1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4800.17" calcext:value-type="float">
            <text:p>R$24.800,17 </text:p>
          </table:table-cell>
          <table:table-cell table:style-name="ce6" office:value-type="float" office:value="-2696.39" calcext:value-type="float">
            <text:p>(R$2.696,3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696.39" calcext:value-type="float">
            <text:p>(R$2.696,39)</text:p>
          </table:table-cell>
          <table:table-cell table:style-name="ce6" office:value-type="float" office:value="22103.78" calcext:value-type="float">
            <text:p>R$22.103,7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S</text:p>
          </table:table-cell>
          <table:table-cell table:style-name="ce4" office:value-type="float" office:value="90202803" calcext:value-type="float">
            <text:p>90202803</text:p>
          </table:table-cell>
          <table:table-cell table:style-name="ce3" office:value-type="string" calcext:value-type="string">
            <text:p>MARIA TERESA MASSON NECCH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294.71" calcext:value-type="float">
            <text:p>R$14.294,7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294.71" calcext:value-type="float">
            <text:p>R$14.294,71 </text:p>
          </table:table-cell>
          <table:table-cell table:style-name="ce6" office:value-type="float" office:value="-962.99" calcext:value-type="float">
            <text:p>(R$962,99)</text:p>
          </table:table-cell>
          <table:table-cell table:style-name="ce6" office:value-type="float" office:value="-2246.62" calcext:value-type="float">
            <text:p>(R$2.246,6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09.61" calcext:value-type="float">
            <text:p>(R$3.209,61)</text:p>
          </table:table-cell>
          <table:table-cell table:style-name="ce6" office:value-type="float" office:value="11085.1" calcext:value-type="float">
            <text:p>R$11.085,1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210001" calcext:value-type="float">
            <text:p>90210001</text:p>
          </table:table-cell>
          <table:table-cell table:style-name="ce3" office:value-type="string" calcext:value-type="string">
            <text:p>MARIA THEREZA DA SILVA LIM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3275.56" calcext:value-type="float">
            <text:p>R$3.275,5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082.8" calcext:value-type="float">
            <text:p>R$16.082,80 </text:p>
          </table:table-cell>
          <table:table-cell table:style-name="ce6" office:value-type="float" office:value="-1258.02" calcext:value-type="float">
            <text:p>(R$1.258,02)</text:p>
          </table:table-cell>
          <table:table-cell table:style-name="ce6" office:value-type="float" office:value="-2657.22" calcext:value-type="float">
            <text:p>(R$2.657,2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15.24" calcext:value-type="float">
            <text:p>(R$3.915,24)</text:p>
          </table:table-cell>
          <table:table-cell table:style-name="ce6" office:value-type="float" office:value="12167.56" calcext:value-type="float">
            <text:p>R$12.167,5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912501" calcext:value-type="float">
            <text:p>90912501</text:p>
          </table:table-cell>
          <table:table-cell table:style-name="ce3" office:value-type="string" calcext:value-type="string">
            <text:p>MARIA THEREZA ROSSETTI PEIXINH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409.64" calcext:value-type="float">
            <text:p>R$15.409,6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409.64" calcext:value-type="float">
            <text:p>R$15.409,64 </text:p>
          </table:table-cell>
          <table:table-cell table:style-name="ce6" office:value-type="float" office:value="-1146.95" calcext:value-type="float">
            <text:p>(R$1.146,95)</text:p>
          </table:table-cell>
          <table:table-cell table:style-name="ce6" office:value-type="float" office:value="-2502.64" calcext:value-type="float">
            <text:p>(R$2.502,6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49.59" calcext:value-type="float">
            <text:p>(R$3.649,59)</text:p>
          </table:table-cell>
          <table:table-cell table:style-name="ce6" office:value-type="float" office:value="11760.05" calcext:value-type="float">
            <text:p>R$11.760,0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AM</text:p>
          </table:table-cell>
          <table:table-cell table:style-name="ce4" office:value-type="float" office:value="90941401" calcext:value-type="float">
            <text:p>90941401</text:p>
          </table:table-cell>
          <table:table-cell table:style-name="ce3" office:value-type="string" calcext:value-type="string">
            <text:p>MARIA ZULIMA GARCIA DE VASCONCEL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4354.46" calcext:value-type="float">
            <text:p>R$4.354,4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161.7" calcext:value-type="float">
            <text:p>R$17.161,70 </text:p>
          </table:table-cell>
          <table:table-cell table:style-name="ce6" office:value-type="float" office:value="-1436.04" calcext:value-type="float">
            <text:p>(R$1.436,04)</text:p>
          </table:table-cell>
          <table:table-cell table:style-name="ce6" office:value-type="float" office:value="-2904.96" calcext:value-type="float">
            <text:p>(R$2.904,9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41" calcext:value-type="float">
            <text:p>(R$4.341,00)</text:p>
          </table:table-cell>
          <table:table-cell table:style-name="ce6" office:value-type="float" office:value="12820.7" calcext:value-type="float">
            <text:p>R$12.820,7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DIAP/SGP</text:p>
          </table:table-cell>
          <table:table-cell table:style-name="ce4" office:value-type="float" office:value="92897103" calcext:value-type="float">
            <text:p>92897103</text:p>
          </table:table-cell>
          <table:table-cell table:style-name="ce3" office:value-type="string" calcext:value-type="string">
            <text:p>MARIANA <text:s/>AMORIM MORAI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170.43" calcext:value-type="float">
            <text:p>R$2.170,4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70.43" calcext:value-type="float">
            <text:p>R$2.170,43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2170.43" calcext:value-type="float">
            <text:p>R$2.170,4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GABPRM4-VAFB</text:p>
          </table:table-cell>
          <table:table-cell table:style-name="ce4" office:value-type="float" office:value="92871305" calcext:value-type="float">
            <text:p>92871305</text:p>
          </table:table-cell>
          <table:table-cell table:style-name="ce3" office:value-type="string" calcext:value-type="string">
            <text:p>MARIANA DE SOUZA MENEZ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14.73" calcext:value-type="float">
            <text:p>R$1.614,7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14.73" calcext:value-type="float">
            <text:p>R$1.614,73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1614.73" calcext:value-type="float">
            <text:p>R$1.614,7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444707" calcext:value-type="float">
            <text:p>90444707</text:p>
          </table:table-cell>
          <table:table-cell table:style-name="ce3" office:value-type="string" calcext:value-type="string">
            <text:p>MARILENE PRATES DA ROCHA RIBE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557.97" calcext:value-type="float">
            <text:p>R$6.557,9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557.97" calcext:value-type="float">
            <text:p>R$6.557,97 </text:p>
          </table:table-cell>
          <table:table-cell table:style-name="ce6" office:value-type="float" office:value="-616.86" calcext:value-type="float">
            <text:p>(R$616,86)</text:p>
          </table:table-cell>
          <table:table-cell table:style-name="ce6" office:value-type="float" office:value="-737.8" calcext:value-type="float">
            <text:p>(R$737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54.66" calcext:value-type="float">
            <text:p>(R$1.354,66)</text:p>
          </table:table-cell>
          <table:table-cell table:style-name="ce6" office:value-type="float" office:value="5203.31" calcext:value-type="float">
            <text:p>R$5.203,3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2607604" calcext:value-type="float">
            <text:p>92607604</text:p>
          </table:table-cell>
          <table:table-cell table:style-name="ce3" office:value-type="string" calcext:value-type="string">
            <text:p>MARÍLIA MARINHO MAF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89.98" calcext:value-type="float">
            <text:p>R$1.589,9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89.98" calcext:value-type="float">
            <text:p>R$1.589,98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1589.98" calcext:value-type="float">
            <text:p>R$1.589,9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36301" calcext:value-type="float">
            <text:p>90036301</text:p>
          </table:table-cell>
          <table:table-cell table:style-name="ce3" office:value-type="string" calcext:value-type="string">
            <text:p>MARILU DE SOUSA SARAI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3940.43" calcext:value-type="float">
            <text:p>R$33.940,4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3940.43" calcext:value-type="float">
            <text:p>R$33.940,43 </text:p>
          </table:table-cell>
          <table:table-cell table:style-name="ce6" office:value-type="float" office:value="-4386.37" calcext:value-type="float">
            <text:p>(R$4.386,37)</text:p>
          </table:table-cell>
          <table:table-cell table:style-name="ce6" office:value-type="float" office:value="-6707.77" calcext:value-type="float">
            <text:p>(R$6.707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1094.14" calcext:value-type="float">
            <text:p>(R$11.094,14)</text:p>
          </table:table-cell>
          <table:table-cell table:style-name="ce6" office:value-type="float" office:value="22846.29" calcext:value-type="float">
            <text:p>R$22.846,2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411901" calcext:value-type="float">
            <text:p>90411901</text:p>
          </table:table-cell>
          <table:table-cell table:style-name="ce3" office:value-type="string" calcext:value-type="string">
            <text:p>MARINA CAMPOS BRAG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765.42" calcext:value-type="float">
            <text:p>R$10.765,42 </text:p>
          </table:table-cell>
          <table:table-cell table:style-name="ce6" office:value-type="float" office:value="313.99" calcext:value-type="float">
            <text:p>R$313,9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1079.41" calcext:value-type="float">
            <text:p>R$11.079,41 </text:p>
          </table:table-cell>
          <table:table-cell table:style-name="ce6" office:value-type="float" office:value="-477.54" calcext:value-type="float">
            <text:p>(R$477,54)</text:p>
          </table:table-cell>
          <table:table-cell table:style-name="ce6" office:value-type="float" office:value="-1495.91" calcext:value-type="float">
            <text:p>(R$1.495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973.45" calcext:value-type="float">
            <text:p>(R$1.973,45)</text:p>
          </table:table-cell>
          <table:table-cell table:style-name="ce6" office:value-type="float" office:value="9105.96" calcext:value-type="float">
            <text:p>R$9.105,9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000903" calcext:value-type="float">
            <text:p>90000903</text:p>
          </table:table-cell>
          <table:table-cell table:style-name="ce3" office:value-type="string" calcext:value-type="string">
            <text:p>MARINA TERESA BRENHA RIBE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7282.56" calcext:value-type="float">
            <text:p>R$37.282,5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7282.56" calcext:value-type="float">
            <text:p>R$37.282,56 </text:p>
          </table:table-cell>
          <table:table-cell table:style-name="ce6" office:value-type="float" office:value="-5021.38" calcext:value-type="float">
            <text:p>(R$5.021,38)</text:p>
          </table:table-cell>
          <table:table-cell table:style-name="ce6" office:value-type="float" office:value="-7452.23" calcext:value-type="float">
            <text:p>(R$7.452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473.61" calcext:value-type="float">
            <text:p>(R$12.473,61)</text:p>
          </table:table-cell>
          <table:table-cell table:style-name="ce6" office:value-type="float" office:value="24808.95" calcext:value-type="float">
            <text:p>R$24.808,9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B</text:p>
          </table:table-cell>
          <table:table-cell table:style-name="ce4" office:value-type="float" office:value="90941901" calcext:value-type="float">
            <text:p>90941901</text:p>
          </table:table-cell>
          <table:table-cell table:style-name="ce3" office:value-type="string" calcext:value-type="string">
            <text:p>MARINEIDE DO NASCIMENTO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701.78" calcext:value-type="float">
            <text:p>R$6.701,78 </text:p>
          </table:table-cell>
          <table:table-cell table:style-name="ce6" office:value-type="float" office:value="754.5" calcext:value-type="float">
            <text:p>R$754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7456.28" calcext:value-type="float">
            <text:p>R$7.456,28 </text:p>
          </table:table-cell>
          <table:table-cell table:style-name="ce6" office:value-type="float" office:value="-532.47" calcext:value-type="float">
            <text:p>(R$532,47)</text:p>
          </table:table-cell>
          <table:table-cell table:style-name="ce6" office:value-type="float" office:value="-1008.04" calcext:value-type="float">
            <text:p>(R$1.008,0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540.51" calcext:value-type="float">
            <text:p>(R$1.540,51)</text:p>
          </table:table-cell>
          <table:table-cell table:style-name="ce6" office:value-type="float" office:value="5915.77" calcext:value-type="float">
            <text:p>R$5.915,7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T</text:p>
          </table:table-cell>
          <table:table-cell table:style-name="ce4" office:value-type="float" office:value="90798401" calcext:value-type="float">
            <text:p>90798401</text:p>
          </table:table-cell>
          <table:table-cell table:style-name="ce3" office:value-type="string" calcext:value-type="string">
            <text:p>MARINHO SOARES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110.33" calcext:value-type="float">
            <text:p>R$3.110,33 </text:p>
          </table:table-cell>
          <table:table-cell table:style-name="ce6" office:value-type="float" office:value="26.68" calcext:value-type="float">
            <text:p>R$26,6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137.01" calcext:value-type="float">
            <text:p>R$3.137,01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3137.01" calcext:value-type="float">
            <text:p>R$3.137,0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03803" calcext:value-type="float">
            <text:p>90003803</text:p>
          </table:table-cell>
          <table:table-cell table:style-name="ce3" office:value-type="string" calcext:value-type="string">
            <text:p>MARION PUPP DEGRAZI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1880.71" calcext:value-type="float">
            <text:p>R$41.880,7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1880.71" calcext:value-type="float">
            <text:p>R$41.880,71 </text:p>
          </table:table-cell>
          <table:table-cell table:style-name="ce6" office:value-type="float" office:value="-3545.68" calcext:value-type="float">
            <text:p>(R$3.545,6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364.95" calcext:value-type="float">
            <text:p>(R$12.364,95)</text:p>
          </table:table-cell>
          <table:table-cell table:style-name="ce6" office:value-type="float" office:value="-15910.63" calcext:value-type="float">
            <text:p>(R$15.910,63)</text:p>
          </table:table-cell>
          <table:table-cell table:style-name="ce6" office:value-type="float" office:value="25970.08" calcext:value-type="float">
            <text:p>R$25.970,0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E</text:p>
          </table:table-cell>
          <table:table-cell table:style-name="ce4" office:value-type="float" office:value="90941703" calcext:value-type="float">
            <text:p>90941703</text:p>
          </table:table-cell>
          <table:table-cell table:style-name="ce3" office:value-type="string" calcext:value-type="string">
            <text:p>MARISA VIEGAS E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0904.04" calcext:value-type="float">
            <text:p>R$20.904,04 </text:p>
          </table:table-cell>
          <table:table-cell table:style-name="ce6" office:value-type="float" office:value="749.46" calcext:value-type="float">
            <text:p>R$749,4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653.5" calcext:value-type="float">
            <text:p>R$21.653,50 </text:p>
          </table:table-cell>
          <table:table-cell table:style-name="ce6" office:value-type="float" office:value="-3083.01" calcext:value-type="float">
            <text:p>(R$3.083,01)</text:p>
          </table:table-cell>
          <table:table-cell table:style-name="ce6" office:value-type="float" office:value="-4210.88" calcext:value-type="float">
            <text:p>(R$4.210,8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293.89" calcext:value-type="float">
            <text:p>(R$7.293,89)</text:p>
          </table:table-cell>
          <table:table-cell table:style-name="ce6" office:value-type="float" office:value="14359.61" calcext:value-type="float">
            <text:p>R$14.359,6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947101" calcext:value-type="float">
            <text:p>90947101</text:p>
          </table:table-cell>
          <table:table-cell table:style-name="ce3" office:value-type="string" calcext:value-type="string">
            <text:p>MARISTELA FATIMA CRUZ LACERD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334.09" calcext:value-type="float">
            <text:p>R$1.334,0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141.33" calcext:value-type="float">
            <text:p>R$14.141,33 </text:p>
          </table:table-cell>
          <table:table-cell table:style-name="ce6" office:value-type="float" office:value="-937.68" calcext:value-type="float">
            <text:p>(R$937,68)</text:p>
          </table:table-cell>
          <table:table-cell table:style-name="ce6" office:value-type="float" office:value="-2735" calcext:value-type="float">
            <text:p>(R$2.735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72.68" calcext:value-type="float">
            <text:p>(R$3.672,68)</text:p>
          </table:table-cell>
          <table:table-cell table:style-name="ce6" office:value-type="float" office:value="10468.65" calcext:value-type="float">
            <text:p>R$10.468,6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CGP/PRR4ª</text:p>
          </table:table-cell>
          <table:table-cell table:style-name="ce4" office:value-type="float" office:value="90049503" calcext:value-type="float">
            <text:p>90049503</text:p>
          </table:table-cell>
          <table:table-cell table:style-name="ce3" office:value-type="string" calcext:value-type="string">
            <text:p>MARISTELA GIRELL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8850.94" calcext:value-type="float">
            <text:p>R$28.850,94 </text:p>
          </table:table-cell>
          <table:table-cell table:style-name="ce6" office:value-type="float" office:value="6170.56" calcext:value-type="float">
            <text:p>R$6.170,5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5021.5" calcext:value-type="float">
            <text:p>R$35.021,50 </text:p>
          </table:table-cell>
          <table:table-cell table:style-name="ce6" office:value-type="float" office:value="-4234.63" calcext:value-type="float">
            <text:p>(R$4.234,6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879.73" calcext:value-type="float">
            <text:p>(R$1.879,73)</text:p>
          </table:table-cell>
          <table:table-cell table:style-name="ce6" office:value-type="float" office:value="-6114.36" calcext:value-type="float">
            <text:p>(R$6.114,36)</text:p>
          </table:table-cell>
          <table:table-cell table:style-name="ce6" office:value-type="float" office:value="28907.14" calcext:value-type="float">
            <text:p>R$28.907,1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496301" calcext:value-type="float">
            <text:p>90496301</text:p>
          </table:table-cell>
          <table:table-cell table:style-name="ce3" office:value-type="string" calcext:value-type="string">
            <text:p>MARIZA ROSEO DO NASCIMENTO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06.73" calcext:value-type="float">
            <text:p>R$106,7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2913.97" calcext:value-type="float">
            <text:p>R$12.913,97 </text:p>
          </table:table-cell>
          <table:table-cell table:style-name="ce6" office:value-type="float" office:value="-743.56" calcext:value-type="float">
            <text:p>(R$743,56)</text:p>
          </table:table-cell>
          <table:table-cell table:style-name="ce6" office:value-type="float" office:value="-2450.86" calcext:value-type="float">
            <text:p>(R$2.450,8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94.42" calcext:value-type="float">
            <text:p>(R$3.194,42)</text:p>
          </table:table-cell>
          <table:table-cell table:style-name="ce6" office:value-type="float" office:value="9719.55" calcext:value-type="float">
            <text:p>R$9.719,5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486901" calcext:value-type="float">
            <text:p>90486901</text:p>
          </table:table-cell>
          <table:table-cell table:style-name="ce3" office:value-type="string" calcext:value-type="string">
            <text:p>MARIZA VALENTIM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600.91" calcext:value-type="float">
            <text:p>R$1.600,9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408.15" calcext:value-type="float">
            <text:p>R$14.408,15 </text:p>
          </table:table-cell>
          <table:table-cell table:style-name="ce6" office:value-type="float" office:value="-981.7" calcext:value-type="float">
            <text:p>(R$981,70)</text:p>
          </table:table-cell>
          <table:table-cell table:style-name="ce6" office:value-type="float" office:value="-2796.27" calcext:value-type="float">
            <text:p>(R$2.796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77.97" calcext:value-type="float">
            <text:p>(R$3.777,97)</text:p>
          </table:table-cell>
          <table:table-cell table:style-name="ce6" office:value-type="float" office:value="10630.18" calcext:value-type="float">
            <text:p>R$10.630,1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215503" calcext:value-type="float">
            <text:p>90215503</text:p>
          </table:table-cell>
          <table:table-cell table:style-name="ce3" office:value-type="string" calcext:value-type="string">
            <text:p>MARLENE APARECIDA BARA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547.31" calcext:value-type="float">
            <text:p>R$14.547,3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547.31" calcext:value-type="float">
            <text:p>R$14.547,31 </text:p>
          </table:table-cell>
          <table:table-cell table:style-name="ce6" office:value-type="float" office:value="-1004.67" calcext:value-type="float">
            <text:p>(R$1.004,67)</text:p>
          </table:table-cell>
          <table:table-cell table:style-name="ce6" office:value-type="float" office:value="-2304.63" calcext:value-type="float">
            <text:p>(R$2.304,6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09.3" calcext:value-type="float">
            <text:p>(R$3.309,30)</text:p>
          </table:table-cell>
          <table:table-cell table:style-name="ce6" office:value-type="float" office:value="11238.01" calcext:value-type="float">
            <text:p>R$11.238,0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232001" calcext:value-type="float">
            <text:p>90232001</text:p>
          </table:table-cell>
          <table:table-cell table:style-name="ce3" office:value-type="string" calcext:value-type="string">
            <text:p>MARLENE DAS GRAÇA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4674.65" calcext:value-type="float">
            <text:p>R$4.674,6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481.89" calcext:value-type="float">
            <text:p>R$17.481,89 </text:p>
          </table:table-cell>
          <table:table-cell table:style-name="ce6" office:value-type="float" office:value="-1488.87" calcext:value-type="float">
            <text:p>(R$1.488,87)</text:p>
          </table:table-cell>
          <table:table-cell table:style-name="ce6" office:value-type="float" office:value="-2978.48" calcext:value-type="float">
            <text:p>(R$2.978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67.35" calcext:value-type="float">
            <text:p>(R$4.467,35)</text:p>
          </table:table-cell>
          <table:table-cell table:style-name="ce6" office:value-type="float" office:value="13014.54" calcext:value-type="float">
            <text:p>R$13.014,5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16103" calcext:value-type="float">
            <text:p>90916103</text:p>
          </table:table-cell>
          <table:table-cell table:style-name="ce3" office:value-type="string" calcext:value-type="string">
            <text:p>MARLENE FERREIRA DE QUEIROZ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000.28" calcext:value-type="float">
            <text:p>R$15.000,2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000.28" calcext:value-type="float">
            <text:p>R$15.000,28 </text:p>
          </table:table-cell>
          <table:table-cell table:style-name="ce6" office:value-type="float" office:value="-1079.41" calcext:value-type="float">
            <text:p>(R$1.079,41)</text:p>
          </table:table-cell>
          <table:table-cell table:style-name="ce6" office:value-type="float" office:value="-2408.64" calcext:value-type="float">
            <text:p>(R$2.408,6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88.05" calcext:value-type="float">
            <text:p>(R$3.488,05)</text:p>
          </table:table-cell>
          <table:table-cell table:style-name="ce6" office:value-type="float" office:value="11512.23" calcext:value-type="float">
            <text:p>R$11.512,2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T</text:p>
          </table:table-cell>
          <table:table-cell table:style-name="ce4" office:value-type="float" office:value="90934502" calcext:value-type="float">
            <text:p>90934502</text:p>
          </table:table-cell>
          <table:table-cell table:style-name="ce3" office:value-type="string" calcext:value-type="string">
            <text:p>MARLENE RIBEIRO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076.75" calcext:value-type="float">
            <text:p>R$11.076,75 </text:p>
          </table:table-cell>
          <table:table-cell table:style-name="ce6" office:value-type="float" office:value="747.09" calcext:value-type="float">
            <text:p>R$747,0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1823.84" calcext:value-type="float">
            <text:p>R$11.823,84 </text:p>
          </table:table-cell>
          <table:table-cell table:style-name="ce6" office:value-type="float" office:value="-585.49" calcext:value-type="float">
            <text:p>(R$585,49)</text:p>
          </table:table-cell>
          <table:table-cell table:style-name="ce6" office:value-type="float" office:value="-1670.95" calcext:value-type="float">
            <text:p>(R$1.670,9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56.44" calcext:value-type="float">
            <text:p>(R$2.256,44)</text:p>
          </table:table-cell>
          <table:table-cell table:style-name="ce6" office:value-type="float" office:value="9567.4" calcext:value-type="float">
            <text:p>R$9.567,4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239001" calcext:value-type="float">
            <text:p>90239001</text:p>
          </table:table-cell>
          <table:table-cell table:style-name="ce3" office:value-type="string" calcext:value-type="string">
            <text:p>MARLI LOPES FERNAND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2223.43" calcext:value-type="float">
            <text:p>R$2.223,4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030.67" calcext:value-type="float">
            <text:p>R$15.030,67 </text:p>
          </table:table-cell>
          <table:table-cell table:style-name="ce6" office:value-type="float" office:value="-1084.42" calcext:value-type="float">
            <text:p>(R$1.084,42)</text:p>
          </table:table-cell>
          <table:table-cell table:style-name="ce6" office:value-type="float" office:value="-2939.21" calcext:value-type="float">
            <text:p>(R$2.939,2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23.63" calcext:value-type="float">
            <text:p>(R$4.023,63)</text:p>
          </table:table-cell>
          <table:table-cell table:style-name="ce6" office:value-type="float" office:value="11007.04" calcext:value-type="float">
            <text:p>R$11.007,0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903203" calcext:value-type="float">
            <text:p>90903203</text:p>
          </table:table-cell>
          <table:table-cell table:style-name="ce3" office:value-type="string" calcext:value-type="string">
            <text:p>MARLUCIA DO CARMO TENORI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03.61" calcext:value-type="float">
            <text:p>R$6.403,61 </text:p>
          </table:table-cell>
          <table:table-cell table:style-name="ce6" office:value-type="float" office:value="400.22" calcext:value-type="float">
            <text:p>R$400,2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6803.83" calcext:value-type="float">
            <text:p>R$6.803,83 </text:p>
          </table:table-cell>
          <table:table-cell table:style-name="ce6" office:value-type="float" office:value="-424.81" calcext:value-type="float">
            <text:p>(R$424,81)</text:p>
          </table:table-cell>
          <table:table-cell table:style-name="ce6" office:value-type="float" office:value="-858.23" calcext:value-type="float">
            <text:p>(R$858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83.04" calcext:value-type="float">
            <text:p>(R$1.283,04)</text:p>
          </table:table-cell>
          <table:table-cell table:style-name="ce6" office:value-type="float" office:value="5520.79" calcext:value-type="float">
            <text:p>R$5.520,7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C</text:p>
          </table:table-cell>
          <table:table-cell table:style-name="ce4" office:value-type="float" office:value="92655004" calcext:value-type="float">
            <text:p>92655004</text:p>
          </table:table-cell>
          <table:table-cell table:style-name="ce3" office:value-type="string" calcext:value-type="string">
            <text:p>MARTIM DALPONT VERA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086.99" calcext:value-type="float">
            <text:p>R$2.086,9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086.99" calcext:value-type="float">
            <text:p>R$2.086,99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2086.99" calcext:value-type="float">
            <text:p>R$2.086,9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C</text:p>
          </table:table-cell>
          <table:table-cell table:style-name="ce4" office:value-type="float" office:value="90930504" calcext:value-type="float">
            <text:p>90930504</text:p>
          </table:table-cell>
          <table:table-cell table:style-name="ce3" office:value-type="string" calcext:value-type="string">
            <text:p>MARTINHA JORDELINA DA SILVA MEL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7620.51" calcext:value-type="float">
            <text:p>R$17.620,5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620.51" calcext:value-type="float">
            <text:p>R$17.620,51 </text:p>
          </table:table-cell>
          <table:table-cell table:style-name="ce6" office:value-type="float" office:value="-1511.74" calcext:value-type="float">
            <text:p>(R$1.511,74)</text:p>
          </table:table-cell>
          <table:table-cell table:style-name="ce6" office:value-type="float" office:value="-3010.31" calcext:value-type="float">
            <text:p>(R$3.010,3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22.05" calcext:value-type="float">
            <text:p>(R$4.522,05)</text:p>
          </table:table-cell>
          <table:table-cell table:style-name="ce6" office:value-type="float" office:value="13098.46" calcext:value-type="float">
            <text:p>R$13.098,4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GABPRM4-VAFB</text:p>
          </table:table-cell>
          <table:table-cell table:style-name="ce4" office:value-type="float" office:value="92871304" calcext:value-type="float">
            <text:p>92871304</text:p>
          </table:table-cell>
          <table:table-cell table:style-name="ce3" office:value-type="string" calcext:value-type="string">
            <text:p>MATHEUS DE SOUZA MENEZ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14.73" calcext:value-type="float">
            <text:p>R$1.614,7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14.73" calcext:value-type="float">
            <text:p>R$1.614,73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1614.73" calcext:value-type="float">
            <text:p>R$1.614,7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992801" calcext:value-type="float">
            <text:p>90992801</text:p>
          </table:table-cell>
          <table:table-cell table:style-name="ce3" office:value-type="string" calcext:value-type="string">
            <text:p>MEIRE APARECIDA CHAGAS DO NASCIMENT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223.34" calcext:value-type="float">
            <text:p>R$12.223,3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223.34" calcext:value-type="float">
            <text:p>R$12.223,34 </text:p>
          </table:table-cell>
          <table:table-cell table:style-name="ce6" office:value-type="float" office:value="-643.41" calcext:value-type="float">
            <text:p>(R$643,41)</text:p>
          </table:table-cell>
          <table:table-cell table:style-name="ce6" office:value-type="float" office:value="-2288.48" calcext:value-type="float">
            <text:p>(R$2.288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31.89" calcext:value-type="float">
            <text:p>(R$2.931,89)</text:p>
          </table:table-cell>
          <table:table-cell table:style-name="ce6" office:value-type="float" office:value="9291.45" calcext:value-type="float">
            <text:p>R$9.291,4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947003" calcext:value-type="float">
            <text:p>90947003</text:p>
          </table:table-cell>
          <table:table-cell table:style-name="ce3" office:value-type="string" calcext:value-type="string">
            <text:p>MICHELE BOMFIM MARCELLIN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03.61" calcext:value-type="float">
            <text:p>R$6.403,61 </text:p>
          </table:table-cell>
          <table:table-cell table:style-name="ce6" office:value-type="float" office:value="2337.32" calcext:value-type="float">
            <text:p>R$2.337,3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8740.93" calcext:value-type="float">
            <text:p>R$8.740,93 </text:p>
          </table:table-cell>
          <table:table-cell table:style-name="ce6" office:value-type="float" office:value="-744.44" calcext:value-type="float">
            <text:p>(R$744,44)</text:p>
          </table:table-cell>
          <table:table-cell table:style-name="ce6" office:value-type="float" office:value="-1303.03" calcext:value-type="float">
            <text:p>(R$1.303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047.47" calcext:value-type="float">
            <text:p>(R$2.047,47)</text:p>
          </table:table-cell>
          <table:table-cell table:style-name="ce6" office:value-type="float" office:value="6693.46" calcext:value-type="float">
            <text:p>R$6.693,4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0031802" calcext:value-type="float">
            <text:p>90031802</text:p>
          </table:table-cell>
          <table:table-cell table:style-name="ce3" office:value-type="string" calcext:value-type="string">
            <text:p>MILA CORREA D'OLI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9858.84" calcext:value-type="float">
            <text:p>R$19.858,84 </text:p>
          </table:table-cell>
          <table:table-cell table:style-name="ce6" office:value-type="float" office:value="2729.28" calcext:value-type="float">
            <text:p>R$2.729,2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588.12" calcext:value-type="float">
            <text:p>R$22.588,12 </text:p>
          </table:table-cell>
          <table:table-cell table:style-name="ce6" office:value-type="float" office:value="-3149.66" calcext:value-type="float">
            <text:p>(R$3.149,6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83.87" calcext:value-type="float">
            <text:p>(R$583,87)</text:p>
          </table:table-cell>
          <table:table-cell table:style-name="ce6" office:value-type="float" office:value="-3733.53" calcext:value-type="float">
            <text:p>(R$3.733,53)</text:p>
          </table:table-cell>
          <table:table-cell table:style-name="ce6" office:value-type="float" office:value="18854.59" calcext:value-type="float">
            <text:p>R$18.854,5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958903" calcext:value-type="float">
            <text:p>90958903</text:p>
          </table:table-cell>
          <table:table-cell table:style-name="ce3" office:value-type="string" calcext:value-type="string">
            <text:p>MILENA NEHLS FERR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9312.36" calcext:value-type="float">
            <text:p>R$9.312,3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312.36" calcext:value-type="float">
            <text:p>R$9.312,36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64.89" calcext:value-type="float">
            <text:p>(R$1.664,8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64.89" calcext:value-type="float">
            <text:p>(R$1.664,89)</text:p>
          </table:table-cell>
          <table:table-cell table:style-name="ce6" office:value-type="float" office:value="7647.47" calcext:value-type="float">
            <text:p>R$7.647,4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33301" calcext:value-type="float">
            <text:p>90233301</text:p>
          </table:table-cell>
          <table:table-cell table:style-name="ce3" office:value-type="string" calcext:value-type="string">
            <text:p>MIRIAM CORREA FERNANDES DA CUNH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1003.25" calcext:value-type="float">
            <text:p>R$31.003,2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1003.25" calcext:value-type="float">
            <text:p>R$31.003,25 </text:p>
          </table:table-cell>
          <table:table-cell table:style-name="ce6" office:value-type="float" office:value="-3828.31" calcext:value-type="float">
            <text:p>(R$3.828,31)</text:p>
          </table:table-cell>
          <table:table-cell table:style-name="ce6" office:value-type="float" office:value="-6053.51" calcext:value-type="float">
            <text:p>(R$6.053,5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881.82" calcext:value-type="float">
            <text:p>(R$9.881,82)</text:p>
          </table:table-cell>
          <table:table-cell table:style-name="ce6" office:value-type="float" office:value="21121.43" calcext:value-type="float">
            <text:p>R$21.121,4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030201" calcext:value-type="float">
            <text:p>90030201</text:p>
          </table:table-cell>
          <table:table-cell table:style-name="ce3" office:value-type="string" calcext:value-type="string">
            <text:p>MIRIAM DE MARIA TEIXEIRA MARANHAO 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1808.09" calcext:value-type="float">
            <text:p>R$41.808,09 </text:p>
          </table:table-cell>
          <table:table-cell table:style-name="ce6" office:value-type="float" office:value="6745.14" calcext:value-type="float">
            <text:p>R$6.745,1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48553.23" calcext:value-type="float">
            <text:p>R$48.553,23 </text:p>
          </table:table-cell>
          <table:table-cell table:style-name="ce6" office:value-type="float" office:value="-6299.31" calcext:value-type="float">
            <text:p>(R$6.299,31)</text:p>
          </table:table-cell>
          <table:table-cell table:style-name="ce6" office:value-type="float" office:value="-8950.43" calcext:value-type="float">
            <text:p>(R$8.950,43)</text:p>
          </table:table-cell>
          <table:table-cell table:style-name="ce6" office:value-type="float" office:value="-4544.71" calcext:value-type="float">
            <text:p>(R$4.544,71)</text:p>
          </table:table-cell>
          <table:table-cell table:style-name="ce6" office:value-type="float" office:value="-19794.45" calcext:value-type="float">
            <text:p>(R$19.794,45)</text:p>
          </table:table-cell>
          <table:table-cell table:style-name="ce6" office:value-type="float" office:value="28758.78" calcext:value-type="float">
            <text:p>R$28.758,7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SANTOS</text:p>
          </table:table-cell>
          <table:table-cell table:style-name="ce4" office:value-type="float" office:value="90296902" calcext:value-type="float">
            <text:p>90296902</text:p>
          </table:table-cell>
          <table:table-cell table:style-name="ce3" office:value-type="string" calcext:value-type="string">
            <text:p>MIRIAN MARLENE DE LA ROSA OLIVAR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770.34" calcext:value-type="float">
            <text:p>R$14.770,3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770.34" calcext:value-type="float">
            <text:p>R$14.770,34 </text:p>
          </table:table-cell>
          <table:table-cell table:style-name="ce6" office:value-type="float" office:value="-1041.47" calcext:value-type="float">
            <text:p>(R$1.041,47)</text:p>
          </table:table-cell>
          <table:table-cell table:style-name="ce6" office:value-type="float" office:value="-2879.43" calcext:value-type="float">
            <text:p>(R$2.879,4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20.9" calcext:value-type="float">
            <text:p>(R$3.920,90)</text:p>
          </table:table-cell>
          <table:table-cell table:style-name="ce6" office:value-type="float" office:value="10849.44" calcext:value-type="float">
            <text:p>R$10.849,4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937601" calcext:value-type="float">
            <text:p>90937601</text:p>
          </table:table-cell>
          <table:table-cell table:style-name="ce3" office:value-type="string" calcext:value-type="string">
            <text:p>MUZIA LEAL SAADE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1888.57" calcext:value-type="float">
            <text:p>R$21.888,57 </text:p>
          </table:table-cell>
          <table:table-cell table:style-name="ce6" office:value-type="float" office:value="8580.32" calcext:value-type="float">
            <text:p>R$8.580,3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0468.89" calcext:value-type="float">
            <text:p>R$30.468,89 </text:p>
          </table:table-cell>
          <table:table-cell table:style-name="ce6" office:value-type="float" office:value="-3726.78" calcext:value-type="float">
            <text:p>(R$3.726,78)</text:p>
          </table:table-cell>
          <table:table-cell table:style-name="ce6" office:value-type="float" office:value="-5934.48" calcext:value-type="float">
            <text:p>(R$5.934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661.26" calcext:value-type="float">
            <text:p>(R$9.661,26)</text:p>
          </table:table-cell>
          <table:table-cell table:style-name="ce6" office:value-type="float" office:value="20807.63" calcext:value-type="float">
            <text:p>R$20.807,6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R</text:p>
          </table:table-cell>
          <table:table-cell table:style-name="ce4" office:value-type="float" office:value="90293703" calcext:value-type="float">
            <text:p>90293703</text:p>
          </table:table-cell>
          <table:table-cell table:style-name="ce3" office:value-type="string" calcext:value-type="string">
            <text:p>NADIA FATIMA LUCENA DE BARR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588.11" calcext:value-type="float">
            <text:p>R$6.588,1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588.11" calcext:value-type="float">
            <text:p>R$6.588,11 </text:p>
          </table:table-cell>
          <table:table-cell table:style-name="ce6" office:value-type="float" office:value="-738.13" calcext:value-type="float">
            <text:p>(R$738,13)</text:p>
          </table:table-cell>
          <table:table-cell table:style-name="ce6" office:value-type="float" office:value="-225.08" calcext:value-type="float">
            <text:p>(R$225,0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63.21" calcext:value-type="float">
            <text:p>(R$963,21)</text:p>
          </table:table-cell>
          <table:table-cell table:style-name="ce6" office:value-type="float" office:value="5624.9" calcext:value-type="float">
            <text:p>R$5.624,9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01206" calcext:value-type="float">
            <text:p>90001206</text:p>
          </table:table-cell>
          <table:table-cell table:style-name="ce3" office:value-type="string" calcext:value-type="string">
            <text:p>NADIR GARCI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3949.94" calcext:value-type="float">
            <text:p>R$23.949,9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3949.94" calcext:value-type="float">
            <text:p>R$23.949,94 </text:p>
          </table:table-cell>
          <table:table-cell table:style-name="ce6" office:value-type="float" office:value="-2556.1" calcext:value-type="float">
            <text:p>(R$2.556,1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556.1" calcext:value-type="float">
            <text:p>(R$2.556,10)</text:p>
          </table:table-cell>
          <table:table-cell table:style-name="ce6" office:value-type="float" office:value="21393.84" calcext:value-type="float">
            <text:p>R$21.393,8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CE</text:p>
          </table:table-cell>
          <table:table-cell table:style-name="ce4" office:value-type="float" office:value="90529003" calcext:value-type="float">
            <text:p>90529003</text:p>
          </table:table-cell>
          <table:table-cell table:style-name="ce3" office:value-type="string" calcext:value-type="string">
            <text:p>NAHAMA MARIA DE SANTIAGO FEITO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8234.24" calcext:value-type="float">
            <text:p>R$18.234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8234.24" calcext:value-type="float">
            <text:p>R$18.234,24 </text:p>
          </table:table-cell>
          <table:table-cell table:style-name="ce6" office:value-type="float" office:value="-1613.01" calcext:value-type="float">
            <text:p>(R$1.613,01)</text:p>
          </table:table-cell>
          <table:table-cell table:style-name="ce6" office:value-type="float" office:value="-3674.83" calcext:value-type="float">
            <text:p>(R$3.674,8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287.84" calcext:value-type="float">
            <text:p>(R$5.287,84)</text:p>
          </table:table-cell>
          <table:table-cell table:style-name="ce6" office:value-type="float" office:value="12946.4" calcext:value-type="float">
            <text:p>R$12.946,4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0207509" calcext:value-type="float">
            <text:p>90207509</text:p>
          </table:table-cell>
          <table:table-cell table:style-name="ce3" office:value-type="string" calcext:value-type="string">
            <text:p>NAIDES OLIVEIRA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213.21" calcext:value-type="float">
            <text:p>R$13.213,2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13.21" calcext:value-type="float">
            <text:p>R$13.213,21 </text:p>
          </table:table-cell>
          <table:table-cell table:style-name="ce6" office:value-type="float" office:value="-786.95" calcext:value-type="float">
            <text:p>(R$786,95)</text:p>
          </table:table-cell>
          <table:table-cell table:style-name="ce6" office:value-type="float" office:value="-1997.62" calcext:value-type="float">
            <text:p>(R$1.997,6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84.57" calcext:value-type="float">
            <text:p>(R$2.784,57)</text:p>
          </table:table-cell>
          <table:table-cell table:style-name="ce6" office:value-type="float" office:value="10428.64" calcext:value-type="float">
            <text:p>R$10.428,6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903704" calcext:value-type="float">
            <text:p>90903704</text:p>
          </table:table-cell>
          <table:table-cell table:style-name="ce3" office:value-type="string" calcext:value-type="string">
            <text:p>NARIMAN CHOUMAN MARTIN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1369.7" calcext:value-type="float">
            <text:p>R$21.369,7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369.7" calcext:value-type="float">
            <text:p>R$21.369,70 </text:p>
          </table:table-cell>
          <table:table-cell table:style-name="ce6" office:value-type="float" office:value="-2130.36" calcext:value-type="float">
            <text:p>(R$2.130,36)</text:p>
          </table:table-cell>
          <table:table-cell table:style-name="ce6" office:value-type="float" office:value="-4394.81" calcext:value-type="float">
            <text:p>(R$4.394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525.17" calcext:value-type="float">
            <text:p>(R$6.525,17)</text:p>
          </table:table-cell>
          <table:table-cell table:style-name="ce6" office:value-type="float" office:value="14844.53" calcext:value-type="float">
            <text:p>R$14.844,5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E</text:p>
          </table:table-cell>
          <table:table-cell table:style-name="ce4" office:value-type="float" office:value="90236903" calcext:value-type="float">
            <text:p>90236903</text:p>
          </table:table-cell>
          <table:table-cell table:style-name="ce3" office:value-type="string" calcext:value-type="string">
            <text:p>NATERCIO JUVENAL DE ARRUD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7281.03" calcext:value-type="float">
            <text:p>R$17.281,0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281.03" calcext:value-type="float">
            <text:p>R$17.281,03 </text:p>
          </table:table-cell>
          <table:table-cell table:style-name="ce6" office:value-type="float" office:value="-1455.73" calcext:value-type="float">
            <text:p>(R$1.455,73)</text:p>
          </table:table-cell>
          <table:table-cell table:style-name="ce6" office:value-type="float" office:value="-2932.36" calcext:value-type="float">
            <text:p>(R$2.932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88.09" calcext:value-type="float">
            <text:p>(R$4.388,09)</text:p>
          </table:table-cell>
          <table:table-cell table:style-name="ce6" office:value-type="float" office:value="12892.94" calcext:value-type="float">
            <text:p>R$12.892,9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949401" calcext:value-type="float">
            <text:p>90949401</text:p>
          </table:table-cell>
          <table:table-cell table:style-name="ce3" office:value-type="string" calcext:value-type="string">
            <text:p>NEIDE MARIA LISBOA CRUZ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138.76" calcext:value-type="float">
            <text:p>R$14.138,76 </text:p>
          </table:table-cell>
          <table:table-cell table:style-name="ce6" office:value-type="float" office:value="1013.91" calcext:value-type="float">
            <text:p>R$1.013,9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52.67" calcext:value-type="float">
            <text:p>R$15.152,67 </text:p>
          </table:table-cell>
          <table:table-cell table:style-name="ce6" office:value-type="float" office:value="-1104.55" calcext:value-type="float">
            <text:p>(R$1.104,55)</text:p>
          </table:table-cell>
          <table:table-cell table:style-name="ce6" office:value-type="float" office:value="-2443.63" calcext:value-type="float">
            <text:p>(R$2.443,6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48.18" calcext:value-type="float">
            <text:p>(R$3.548,18)</text:p>
          </table:table-cell>
          <table:table-cell table:style-name="ce6" office:value-type="float" office:value="11604.49" calcext:value-type="float">
            <text:p>R$11.604,4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04505" calcext:value-type="float">
            <text:p>90004505</text:p>
          </table:table-cell>
          <table:table-cell table:style-name="ce3" office:value-type="string" calcext:value-type="string">
            <text:p>NEIDE MARQUES DOURAD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1617.04" calcext:value-type="float">
            <text:p>R$41.617,0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1617.04" calcext:value-type="float">
            <text:p>R$41.617,04 </text:p>
          </table:table-cell>
          <table:table-cell table:style-name="ce6" office:value-type="float" office:value="-5443.04" calcext:value-type="float">
            <text:p>(R$5.443,04)</text:p>
          </table:table-cell>
          <table:table-cell table:style-name="ce6" office:value-type="float" office:value="-7946.58" calcext:value-type="float">
            <text:p>(R$7.946,58)</text:p>
          </table:table-cell>
          <table:table-cell table:style-name="ce6" office:value-type="float" office:value="-2115.18" calcext:value-type="float">
            <text:p>(R$2.115,18)</text:p>
          </table:table-cell>
          <table:table-cell table:style-name="ce6" office:value-type="float" office:value="-15504.8" calcext:value-type="float">
            <text:p>(R$15.504,80)</text:p>
          </table:table-cell>
          <table:table-cell table:style-name="ce6" office:value-type="float" office:value="26112.24" calcext:value-type="float">
            <text:p>R$26.112,2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942601" calcext:value-type="float">
            <text:p>90942601</text:p>
          </table:table-cell>
          <table:table-cell table:style-name="ce3" office:value-type="string" calcext:value-type="string">
            <text:p>NEIDE TAVARES PACHECO LOMB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9717.69" calcext:value-type="float">
            <text:p>R$39.717,69 </text:p>
          </table:table-cell>
          <table:table-cell table:style-name="ce6" office:value-type="float" office:value="5221.23" calcext:value-type="float">
            <text:p>R$5.221,2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44938.92" calcext:value-type="float">
            <text:p>R$44.938,92 </text:p>
          </table:table-cell>
          <table:table-cell table:style-name="ce6" office:value-type="float" office:value="-6299.31" calcext:value-type="float">
            <text:p>(R$6.299,3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30.4" calcext:value-type="float">
            <text:p>(R$930,40)</text:p>
          </table:table-cell>
          <table:table-cell table:style-name="ce6" office:value-type="float" office:value="-7229.71" calcext:value-type="float">
            <text:p>(R$7.229,71)</text:p>
          </table:table-cell>
          <table:table-cell table:style-name="ce6" office:value-type="float" office:value="37709.21" calcext:value-type="float">
            <text:p>R$37.709,2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468503" calcext:value-type="float">
            <text:p>90468503</text:p>
          </table:table-cell>
          <table:table-cell table:style-name="ce3" office:value-type="string" calcext:value-type="string">
            <text:p>NEIVA VITOR DE MELO SANTAN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575.14" calcext:value-type="float">
            <text:p>R$12.575,1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575.14" calcext:value-type="float">
            <text:p>R$12.575,14 </text:p>
          </table:table-cell>
          <table:table-cell table:style-name="ce6" office:value-type="float" office:value="-694.43" calcext:value-type="float">
            <text:p>(R$694,43)</text:p>
          </table:table-cell>
          <table:table-cell table:style-name="ce6" office:value-type="float" office:value="-1553.02" calcext:value-type="float">
            <text:p>(R$1.553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47.45" calcext:value-type="float">
            <text:p>(R$2.247,45)</text:p>
          </table:table-cell>
          <table:table-cell table:style-name="ce6" office:value-type="float" office:value="10327.69" calcext:value-type="float">
            <text:p>R$10.327,6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765607" calcext:value-type="float">
            <text:p>90765607</text:p>
          </table:table-cell>
          <table:table-cell table:style-name="ce3" office:value-type="string" calcext:value-type="string">
            <text:p>NELCI PAULO MARTIN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156.3" calcext:value-type="float">
            <text:p>R$10.156,30 </text:p>
          </table:table-cell>
          <table:table-cell table:style-name="ce6" office:value-type="float" office:value="4437.84" calcext:value-type="float">
            <text:p>R$4.437,8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594.14" calcext:value-type="float">
            <text:p>R$14.594,14 </text:p>
          </table:table-cell>
          <table:table-cell table:style-name="ce6" office:value-type="float" office:value="-1012.39" calcext:value-type="float">
            <text:p>(R$1.012,39)</text:p>
          </table:table-cell>
          <table:table-cell table:style-name="ce6" office:value-type="float" office:value="-2838.98" calcext:value-type="float">
            <text:p>(R$2.838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51.37" calcext:value-type="float">
            <text:p>(R$3.851,37)</text:p>
          </table:table-cell>
          <table:table-cell table:style-name="ce6" office:value-type="float" office:value="10742.77" calcext:value-type="float">
            <text:p>R$10.742,7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491901" calcext:value-type="float">
            <text:p>90491901</text:p>
          </table:table-cell>
          <table:table-cell table:style-name="ce3" office:value-type="string" calcext:value-type="string">
            <text:p>NELIANA MARTA DE OLIVEIRA VIGNA BARR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0837.67" calcext:value-type="float">
            <text:p>R$20.837,6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0837.67" calcext:value-type="float">
            <text:p>R$20.837,67 </text:p>
          </table:table-cell>
          <table:table-cell table:style-name="ce6" office:value-type="float" office:value="-2042.58" calcext:value-type="float">
            <text:p>(R$2.042,58)</text:p>
          </table:table-cell>
          <table:table-cell table:style-name="ce6" office:value-type="float" office:value="-4272.64" calcext:value-type="float">
            <text:p>(R$4.272,6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315.22" calcext:value-type="float">
            <text:p>(R$6.315,22)</text:p>
          </table:table-cell>
          <table:table-cell table:style-name="ce6" office:value-type="float" office:value="14522.45" calcext:value-type="float">
            <text:p>R$14.522,4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947002" calcext:value-type="float">
            <text:p>90947002</text:p>
          </table:table-cell>
          <table:table-cell table:style-name="ce3" office:value-type="string" calcext:value-type="string">
            <text:p>NEUSA BONFIM DE ARAUJ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03.61" calcext:value-type="float">
            <text:p>R$6.403,61 </text:p>
          </table:table-cell>
          <table:table-cell table:style-name="ce6" office:value-type="float" office:value="2337.32" calcext:value-type="float">
            <text:p>R$2.337,3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8740.93" calcext:value-type="float">
            <text:p>R$8.740,93 </text:p>
          </table:table-cell>
          <table:table-cell table:style-name="ce6" office:value-type="float" office:value="-744.44" calcext:value-type="float">
            <text:p>(R$744,44)</text:p>
          </table:table-cell>
          <table:table-cell table:style-name="ce6" office:value-type="float" office:value="-779.44" calcext:value-type="float">
            <text:p>(R$779,4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523.88" calcext:value-type="float">
            <text:p>(R$1.523,88)</text:p>
          </table:table-cell>
          <table:table-cell table:style-name="ce6" office:value-type="float" office:value="7217.05" calcext:value-type="float">
            <text:p>R$7.217,0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283501" calcext:value-type="float">
            <text:p>90283501</text:p>
          </table:table-cell>
          <table:table-cell table:style-name="ce3" office:value-type="string" calcext:value-type="string">
            <text:p>NEUZA MARIA DE SOUT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843.64" calcext:value-type="float">
            <text:p>R$16.843,6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843.64" calcext:value-type="float">
            <text:p>R$16.843,64 </text:p>
          </table:table-cell>
          <table:table-cell table:style-name="ce6" office:value-type="float" office:value="-1383.56" calcext:value-type="float">
            <text:p>(R$1.383,56)</text:p>
          </table:table-cell>
          <table:table-cell table:style-name="ce6" office:value-type="float" office:value="-2831.92" calcext:value-type="float">
            <text:p>(R$2.831,9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15.48" calcext:value-type="float">
            <text:p>(R$4.215,48)</text:p>
          </table:table-cell>
          <table:table-cell table:style-name="ce6" office:value-type="float" office:value="12628.16" calcext:value-type="float">
            <text:p>R$12.628,1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1750104" calcext:value-type="float">
            <text:p>91750104</text:p>
          </table:table-cell>
          <table:table-cell table:style-name="ce3" office:value-type="string" calcext:value-type="string">
            <text:p>NICOLAS FERNANDES PEDERSOL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252.92" calcext:value-type="float">
            <text:p>R$2.252,9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52.92" calcext:value-type="float">
            <text:p>R$2.252,92 </text:p>
          </table:table-cell>
          <table:table-cell table:style-name="ce6" office:value-type="float" office:value="-44.43" calcext:value-type="float">
            <text:p>(R$44,4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44.43" calcext:value-type="float">
            <text:p>(R$44,43)</text:p>
          </table:table-cell>
          <table:table-cell table:style-name="ce6" office:value-type="float" office:value="2208.49" calcext:value-type="float">
            <text:p>R$2.208,4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456003" calcext:value-type="float">
            <text:p>90456003</text:p>
          </table:table-cell>
          <table:table-cell table:style-name="ce3" office:value-type="string" calcext:value-type="string">
            <text:p>NILCE MARIA VITORIN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126.3" calcext:value-type="float">
            <text:p>R$10.126,30 </text:p>
          </table:table-cell>
          <table:table-cell table:style-name="ce6" office:value-type="float" office:value="6587.25" calcext:value-type="float">
            <text:p>R$6.587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713.55" calcext:value-type="float">
            <text:p>R$16.713,55 </text:p>
          </table:table-cell>
          <table:table-cell table:style-name="ce6" office:value-type="float" office:value="-1362.1" calcext:value-type="float">
            <text:p>(R$1.362,10)</text:p>
          </table:table-cell>
          <table:table-cell table:style-name="ce6" office:value-type="float" office:value="-2802.05" calcext:value-type="float">
            <text:p>(R$2.802,0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64.15" calcext:value-type="float">
            <text:p>(R$4.164,15)</text:p>
          </table:table-cell>
          <table:table-cell table:style-name="ce6" office:value-type="float" office:value="12549.4" calcext:value-type="float">
            <text:p>R$12.549,4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1023304" calcext:value-type="float">
            <text:p>91023304</text:p>
          </table:table-cell>
          <table:table-cell table:style-name="ce3" office:value-type="string" calcext:value-type="string">
            <text:p>NILCE YANAZE TAKAMATSU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159.71" calcext:value-type="float">
            <text:p>R$4.159,7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159.71" calcext:value-type="float">
            <text:p>R$4.159,71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3.16" calcext:value-type="float">
            <text:p>(R$273,1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3.16" calcext:value-type="float">
            <text:p>(R$273,16)</text:p>
          </table:table-cell>
          <table:table-cell table:style-name="ce6" office:value-type="float" office:value="3886.55" calcext:value-type="float">
            <text:p>R$3.886,5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571201" calcext:value-type="float">
            <text:p>90571201</text:p>
          </table:table-cell>
          <table:table-cell table:style-name="ce3" office:value-type="string" calcext:value-type="string">
            <text:p>NILSON EUCLIDES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783.38" calcext:value-type="float">
            <text:p>R$11.783,3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783.38" calcext:value-type="float">
            <text:p>R$11.783,38 </text:p>
          </table:table-cell>
          <table:table-cell table:style-name="ce6" office:value-type="float" office:value="-579.62" calcext:value-type="float">
            <text:p>(R$579,62)</text:p>
          </table:table-cell>
          <table:table-cell table:style-name="ce6" office:value-type="float" office:value="-2185.03" calcext:value-type="float">
            <text:p>(R$2.185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64.65" calcext:value-type="float">
            <text:p>(R$2.764,65)</text:p>
          </table:table-cell>
          <table:table-cell table:style-name="ce6" office:value-type="float" office:value="9018.73" calcext:value-type="float">
            <text:p>R$9.018,7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39901" calcext:value-type="float">
            <text:p>90239901</text:p>
          </table:table-cell>
          <table:table-cell table:style-name="ce3" office:value-type="string" calcext:value-type="string">
            <text:p>NILZA COSTA LEVI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0242.93" calcext:value-type="float">
            <text:p>R$30.242,9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0242.93" calcext:value-type="float">
            <text:p>R$30.242,93 </text:p>
          </table:table-cell>
          <table:table-cell table:style-name="ce6" office:value-type="float" office:value="-3683.85" calcext:value-type="float">
            <text:p>(R$3.683,85)</text:p>
          </table:table-cell>
          <table:table-cell table:style-name="ce6" office:value-type="float" office:value="-5884.15" calcext:value-type="float">
            <text:p>(R$5.884,1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568" calcext:value-type="float">
            <text:p>(R$9.568,00)</text:p>
          </table:table-cell>
          <table:table-cell table:style-name="ce6" office:value-type="float" office:value="20674.93" calcext:value-type="float">
            <text:p>R$20.674,9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SESOT/PRRO</text:p>
          </table:table-cell>
          <table:table-cell table:style-name="ce4" office:value-type="float" office:value="90467306" calcext:value-type="float">
            <text:p>90467306</text:p>
          </table:table-cell>
          <table:table-cell table:style-name="ce3" office:value-type="string" calcext:value-type="string">
            <text:p>NOEME PEREIRA DA COS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276.11" calcext:value-type="float">
            <text:p>R$10.276,1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276.11" calcext:value-type="float">
            <text:p>R$10.276,11 </text:p>
          </table:table-cell>
          <table:table-cell table:style-name="ce6" office:value-type="float" office:value="-361.07" calcext:value-type="float">
            <text:p>(R$361,07)</text:p>
          </table:table-cell>
          <table:table-cell table:style-name="ce6" office:value-type="float" office:value="-1307.04" calcext:value-type="float">
            <text:p>(R$1.307,0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68.11" calcext:value-type="float">
            <text:p>(R$1.668,11)</text:p>
          </table:table-cell>
          <table:table-cell table:style-name="ce6" office:value-type="float" office:value="8608" calcext:value-type="float">
            <text:p>R$8.608,0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301903" calcext:value-type="float">
            <text:p>90301903</text:p>
          </table:table-cell>
          <table:table-cell table:style-name="ce3" office:value-type="string" calcext:value-type="string">
            <text:p>NOEMIA HUGO PER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5976.72" calcext:value-type="float">
            <text:p>R$5.976,72 </text:p>
          </table:table-cell>
          <table:table-cell table:style-name="ce6" office:value-type="float" office:value="213.45" calcext:value-type="float">
            <text:p>R$213,4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6190.17" calcext:value-type="float">
            <text:p>R$6.190,17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1.62" calcext:value-type="float">
            <text:p>(R$301,6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1.62" calcext:value-type="float">
            <text:p>(R$301,62)</text:p>
          </table:table-cell>
          <table:table-cell table:style-name="ce6" office:value-type="float" office:value="5888.55" calcext:value-type="float">
            <text:p>R$5.888,5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CE</text:p>
          </table:table-cell>
          <table:table-cell table:style-name="ce4" office:value-type="float" office:value="90218403" calcext:value-type="float">
            <text:p>90218403</text:p>
          </table:table-cell>
          <table:table-cell table:style-name="ce3" office:value-type="string" calcext:value-type="string">
            <text:p>NORMACILDA COLARES PATRIO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7832.98" calcext:value-type="float">
            <text:p>R$17.832,9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832.98" calcext:value-type="float">
            <text:p>R$17.832,98 </text:p>
          </table:table-cell>
          <table:table-cell table:style-name="ce6" office:value-type="float" office:value="-1546.8" calcext:value-type="float">
            <text:p>(R$1.546,8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546.8" calcext:value-type="float">
            <text:p>(R$1.546,80)</text:p>
          </table:table-cell>
          <table:table-cell table:style-name="ce6" office:value-type="float" office:value="16286.18" calcext:value-type="float">
            <text:p>R$16.286,1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913901" calcext:value-type="float">
            <text:p>90913901</text:p>
          </table:table-cell>
          <table:table-cell table:style-name="ce3" office:value-type="string" calcext:value-type="string">
            <text:p>ODETH MOTA FRANC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4930.79" calcext:value-type="float">
            <text:p>R$4.930,7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738.03" calcext:value-type="float">
            <text:p>R$17.738,03 </text:p>
          </table:table-cell>
          <table:table-cell table:style-name="ce6" office:value-type="float" office:value="-1531.13" calcext:value-type="float">
            <text:p>(R$1.531,13)</text:p>
          </table:table-cell>
          <table:table-cell table:style-name="ce6" office:value-type="float" office:value="-3037.3" calcext:value-type="float">
            <text:p>(R$3.037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68.43" calcext:value-type="float">
            <text:p>(R$4.568,43)</text:p>
          </table:table-cell>
          <table:table-cell table:style-name="ce6" office:value-type="float" office:value="13169.6" calcext:value-type="float">
            <text:p>R$13.169,6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35201" calcext:value-type="float">
            <text:p>90935201</text:p>
          </table:table-cell>
          <table:table-cell table:style-name="ce3" office:value-type="string" calcext:value-type="string">
            <text:p>OLGA COELHO FIGUEIRED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044.73" calcext:value-type="float">
            <text:p>R$11.044,73 </text:p>
          </table:table-cell>
          <table:table-cell table:style-name="ce6" office:value-type="float" office:value="853.82" calcext:value-type="float">
            <text:p>R$853,8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1898.55" calcext:value-type="float">
            <text:p>R$11.898,55 </text:p>
          </table:table-cell>
          <table:table-cell table:style-name="ce6" office:value-type="float" office:value="-596.32" calcext:value-type="float">
            <text:p>(R$596,32)</text:p>
          </table:table-cell>
          <table:table-cell table:style-name="ce6" office:value-type="float" office:value="-1688.51" calcext:value-type="float">
            <text:p>(R$1.688,5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84.83" calcext:value-type="float">
            <text:p>(R$2.284,83)</text:p>
          </table:table-cell>
          <table:table-cell table:style-name="ce6" office:value-type="float" office:value="9613.72" calcext:value-type="float">
            <text:p>R$9.613,7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234203" calcext:value-type="float">
            <text:p>90234203</text:p>
          </table:table-cell>
          <table:table-cell table:style-name="ce3" office:value-type="string" calcext:value-type="string">
            <text:p>OLIMPIO LOPES FERREIRA DE ALMEID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365.6" calcext:value-type="float">
            <text:p>R$8.365,6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365.6" calcext:value-type="float">
            <text:p>R$8.365,60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80.94" calcext:value-type="float">
            <text:p>(R$880,9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80.94" calcext:value-type="float">
            <text:p>(R$880,94)</text:p>
          </table:table-cell>
          <table:table-cell table:style-name="ce6" office:value-type="float" office:value="7484.66" calcext:value-type="float">
            <text:p>R$7.484,6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909301" calcext:value-type="float">
            <text:p>90909301</text:p>
          </table:table-cell>
          <table:table-cell table:style-name="ce3" office:value-type="string" calcext:value-type="string">
            <text:p>OLIVIA ASSUMPÇÃO FABBR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547.54" calcext:value-type="float">
            <text:p>R$1.547,5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354.78" calcext:value-type="float">
            <text:p>R$14.354,78 </text:p>
          </table:table-cell>
          <table:table-cell table:style-name="ce6" office:value-type="float" office:value="-972.9" calcext:value-type="float">
            <text:p>(R$972,90)</text:p>
          </table:table-cell>
          <table:table-cell table:style-name="ce6" office:value-type="float" office:value="-2260.42" calcext:value-type="float">
            <text:p>(R$2.260,4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33.32" calcext:value-type="float">
            <text:p>(R$3.233,32)</text:p>
          </table:table-cell>
          <table:table-cell table:style-name="ce6" office:value-type="float" office:value="11121.46" calcext:value-type="float">
            <text:p>R$11.121,4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219403" calcext:value-type="float">
            <text:p>90219403</text:p>
          </table:table-cell>
          <table:table-cell table:style-name="ce3" office:value-type="string" calcext:value-type="string">
            <text:p>OPHELIA <text:s/>ALMEIDA DE JESU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5419.03" calcext:value-type="float">
            <text:p>R$25.419,0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5419.03" calcext:value-type="float">
            <text:p>R$25.419,03 </text:p>
          </table:table-cell>
          <table:table-cell table:style-name="ce6" office:value-type="float" office:value="-2798.5" calcext:value-type="float">
            <text:p>(R$2.798,50)</text:p>
          </table:table-cell>
          <table:table-cell table:style-name="ce6" office:value-type="float" office:value="-4801.05" calcext:value-type="float">
            <text:p>(R$4.801,0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599.55" calcext:value-type="float">
            <text:p>(R$7.599,55)</text:p>
          </table:table-cell>
          <table:table-cell table:style-name="ce6" office:value-type="float" office:value="17819.48" calcext:value-type="float">
            <text:p>R$17.819,4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28903" calcext:value-type="float">
            <text:p>90228903</text:p>
          </table:table-cell>
          <table:table-cell table:style-name="ce3" office:value-type="string" calcext:value-type="string">
            <text:p>ORCELINA DA SILVA LOP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087.62" calcext:value-type="float">
            <text:p>R$15.087,6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087.62" calcext:value-type="float">
            <text:p>R$15.087,62 </text:p>
          </table:table-cell>
          <table:table-cell table:style-name="ce6" office:value-type="float" office:value="-1093.82" calcext:value-type="float">
            <text:p>(R$1.093,82)</text:p>
          </table:table-cell>
          <table:table-cell table:style-name="ce6" office:value-type="float" office:value="-2428.7" calcext:value-type="float">
            <text:p>(R$2.428,7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22.52" calcext:value-type="float">
            <text:p>(R$3.522,52)</text:p>
          </table:table-cell>
          <table:table-cell table:style-name="ce6" office:value-type="float" office:value="11565.1" calcext:value-type="float">
            <text:p>R$11.565,1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C</text:p>
          </table:table-cell>
          <table:table-cell table:style-name="ce4" office:value-type="float" office:value="92655006" calcext:value-type="float">
            <text:p>92655006</text:p>
          </table:table-cell>
          <table:table-cell table:style-name="ce3" office:value-type="string" calcext:value-type="string">
            <text:p>OTTO DALPONT VERA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086.99" calcext:value-type="float">
            <text:p>R$2.086,9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086.99" calcext:value-type="float">
            <text:p>R$2.086,99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2086.99" calcext:value-type="float">
            <text:p>R$2.086,9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929201" calcext:value-type="float">
            <text:p>90929201</text:p>
          </table:table-cell>
          <table:table-cell table:style-name="ce3" office:value-type="string" calcext:value-type="string">
            <text:p>PASTORA MARIA DE LIMA SOU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4674.65" calcext:value-type="float">
            <text:p>R$4.674,6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481.89" calcext:value-type="float">
            <text:p>R$17.481,89 </text:p>
          </table:table-cell>
          <table:table-cell table:style-name="ce6" office:value-type="float" office:value="-1488.87" calcext:value-type="float">
            <text:p>(R$1.488,87)</text:p>
          </table:table-cell>
          <table:table-cell table:style-name="ce6" office:value-type="float" office:value="-2978.48" calcext:value-type="float">
            <text:p>(R$2.978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67.35" calcext:value-type="float">
            <text:p>(R$4.467,35)</text:p>
          </table:table-cell>
          <table:table-cell table:style-name="ce6" office:value-type="float" office:value="13014.54" calcext:value-type="float">
            <text:p>R$13.014,5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1825804" calcext:value-type="float">
            <text:p>91825804</text:p>
          </table:table-cell>
          <table:table-cell table:style-name="ce3" office:value-type="string" calcext:value-type="string">
            <text:p>PATRICIA APARECIDA ALVES DE FARIA DO NASCIMENT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971.25" calcext:value-type="float">
            <text:p>R$4.971,2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971.25" calcext:value-type="float">
            <text:p>R$4.971,25 </text:p>
          </table:table-cell>
          <table:table-cell table:style-name="ce6" office:value-type="float" office:value="-156.35" calcext:value-type="float">
            <text:p>(R$156,35)</text:p>
          </table:table-cell>
          <table:table-cell table:style-name="ce6" office:value-type="float" office:value="-428.09" calcext:value-type="float">
            <text:p>(R$428,0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84.44" calcext:value-type="float">
            <text:p>(R$584,44)</text:p>
          </table:table-cell>
          <table:table-cell table:style-name="ce6" office:value-type="float" office:value="4386.81" calcext:value-type="float">
            <text:p>R$4.386,8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CE</text:p>
          </table:table-cell>
          <table:table-cell table:style-name="ce4" office:value-type="float" office:value="90453701" calcext:value-type="float">
            <text:p>90453701</text:p>
          </table:table-cell>
          <table:table-cell table:style-name="ce3" office:value-type="string" calcext:value-type="string">
            <text:p>PATRICIO FERREIRA LIM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579.35" calcext:value-type="float">
            <text:p>R$13.579,35 </text:p>
          </table:table-cell>
          <table:table-cell table:style-name="ce6" office:value-type="float" office:value="2293.26" calcext:value-type="float">
            <text:p>R$2.293,2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872.61" calcext:value-type="float">
            <text:p>R$15.872,61 </text:p>
          </table:table-cell>
          <table:table-cell table:style-name="ce6" office:value-type="float" office:value="-1223.34" calcext:value-type="float">
            <text:p>(R$1.223,34)</text:p>
          </table:table-cell>
          <table:table-cell table:style-name="ce6" office:value-type="float" office:value="-2608.95" calcext:value-type="float">
            <text:p>(R$2.608,9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32.29" calcext:value-type="float">
            <text:p>(R$3.832,29)</text:p>
          </table:table-cell>
          <table:table-cell table:style-name="ce6" office:value-type="float" office:value="12040.32" calcext:value-type="float">
            <text:p>R$12.040,3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02801" calcext:value-type="float">
            <text:p>90002801</text:p>
          </table:table-cell>
          <table:table-cell table:style-name="ce3" office:value-type="string" calcext:value-type="string">
            <text:p>PAULA ROMAINE BRINDE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6405.11" calcext:value-type="float">
            <text:p>R$26.405,1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6405.11" calcext:value-type="float">
            <text:p>R$26.405,11 </text:p>
          </table:table-cell>
          <table:table-cell table:style-name="ce6" office:value-type="float" office:value="-2961.2" calcext:value-type="float">
            <text:p>(R$2.961,20)</text:p>
          </table:table-cell>
          <table:table-cell table:style-name="ce6" office:value-type="float" office:value="-5027.48" calcext:value-type="float">
            <text:p>(R$5.027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988.68" calcext:value-type="float">
            <text:p>(R$7.988,68)</text:p>
          </table:table-cell>
          <table:table-cell table:style-name="ce6" office:value-type="float" office:value="18416.43" calcext:value-type="float">
            <text:p>R$18.416,4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2A</text:p>
          </table:table-cell>
          <table:table-cell table:style-name="ce4" office:value-type="float" office:value="90936903" calcext:value-type="float">
            <text:p>90936903</text:p>
          </table:table-cell>
          <table:table-cell table:style-name="ce3" office:value-type="string" calcext:value-type="string">
            <text:p>PAULO CLEMENT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157.59" calcext:value-type="float">
            <text:p>R$14.157,5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157.59" calcext:value-type="float">
            <text:p>R$14.157,59 </text:p>
          </table:table-cell>
          <table:table-cell table:style-name="ce6" office:value-type="float" office:value="-940.36" calcext:value-type="float">
            <text:p>(R$940,3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40.36" calcext:value-type="float">
            <text:p>(R$940,36)</text:p>
          </table:table-cell>
          <table:table-cell table:style-name="ce6" office:value-type="float" office:value="13217.23" calcext:value-type="float">
            <text:p>R$13.217,2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AP</text:p>
          </table:table-cell>
          <table:table-cell table:style-name="ce4" office:value-type="float" office:value="91081404" calcext:value-type="float">
            <text:p>91081404</text:p>
          </table:table-cell>
          <table:table-cell table:style-name="ce3" office:value-type="string" calcext:value-type="string">
            <text:p>PAULO FERNANDO OLIVEIRA BRASIL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080.29" calcext:value-type="float">
            <text:p>R$2.080,2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080.29" calcext:value-type="float">
            <text:p>R$2.080,29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2080.29" calcext:value-type="float">
            <text:p>R$2.080,2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1566503" calcext:value-type="float">
            <text:p>91566503</text:p>
          </table:table-cell>
          <table:table-cell table:style-name="ce3" office:value-type="string" calcext:value-type="string">
            <text:p>PAULO ROBERTO PINHEIRO LEAL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796.05" calcext:value-type="float">
            <text:p>R$4.796,0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796.05" calcext:value-type="float">
            <text:p>R$4.796,05 </text:p>
          </table:table-cell>
          <table:table-cell table:style-name="ce6" office:value-type="float" office:value="-326.14" calcext:value-type="float">
            <text:p>(R$326,14)</text:p>
          </table:table-cell>
          <table:table-cell table:style-name="ce6" office:value-type="float" office:value="-342.95" calcext:value-type="float">
            <text:p>(R$342,9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9.09" calcext:value-type="float">
            <text:p>(R$669,09)</text:p>
          </table:table-cell>
          <table:table-cell table:style-name="ce6" office:value-type="float" office:value="4126.96" calcext:value-type="float">
            <text:p>R$4.126,9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1868705" calcext:value-type="float">
            <text:p>91868705</text:p>
          </table:table-cell>
          <table:table-cell table:style-name="ce3" office:value-type="string" calcext:value-type="string">
            <text:p>PAULO TORRES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7072.43" calcext:value-type="float">
            <text:p>R$17.072,4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072.43" calcext:value-type="float">
            <text:p>R$17.072,43 </text:p>
          </table:table-cell>
          <table:table-cell table:style-name="ce6" office:value-type="float" office:value="-943.33" calcext:value-type="float">
            <text:p>(R$943,33)</text:p>
          </table:table-cell>
          <table:table-cell table:style-name="ce6" office:value-type="float" office:value="-2742.86" calcext:value-type="float">
            <text:p>(R$2.742,86)</text:p>
          </table:table-cell>
          <table:table-cell table:style-name="ce6" office:value-type="float" office:value="-2896.85" calcext:value-type="float">
            <text:p>(R$2.896,85)</text:p>
          </table:table-cell>
          <table:table-cell table:style-name="ce6" office:value-type="float" office:value="-6583.04" calcext:value-type="float">
            <text:p>(R$6.583,04)</text:p>
          </table:table-cell>
          <table:table-cell table:style-name="ce6" office:value-type="float" office:value="10489.39" calcext:value-type="float">
            <text:p>R$10.489,3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1542104" calcext:value-type="float">
            <text:p>91542104</text:p>
          </table:table-cell>
          <table:table-cell table:style-name="ce3" office:value-type="string" calcext:value-type="string">
            <text:p>PEDRO AUGUSTO MATEUS GONCALV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440.94" calcext:value-type="float">
            <text:p>R$3.440,9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440.94" calcext:value-type="float">
            <text:p>R$3.440,94 </text:p>
          </table:table-cell>
          <table:table-cell table:style-name="ce6" office:value-type="float" office:value="-218.85" calcext:value-type="float">
            <text:p>(R$218,85)</text:p>
          </table:table-cell>
          <table:table-cell table:style-name="ce6" office:value-type="float" office:value="-101.87" calcext:value-type="float">
            <text:p>(R$101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0.72" calcext:value-type="float">
            <text:p>(R$320,72)</text:p>
          </table:table-cell>
          <table:table-cell table:style-name="ce6" office:value-type="float" office:value="3120.22" calcext:value-type="float">
            <text:p>R$3.120,2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16501" calcext:value-type="float">
            <text:p>90916501</text:p>
          </table:table-cell>
          <table:table-cell table:style-name="ce3" office:value-type="string" calcext:value-type="string">
            <text:p>PERCILIA DE ARAUJO MEL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4802.71" calcext:value-type="float">
            <text:p>R$4.802,7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609.95" calcext:value-type="float">
            <text:p>R$17.609,95 </text:p>
          </table:table-cell>
          <table:table-cell table:style-name="ce6" office:value-type="float" office:value="-1510" calcext:value-type="float">
            <text:p>(R$1.510,00)</text:p>
          </table:table-cell>
          <table:table-cell table:style-name="ce6" office:value-type="float" office:value="-3007.89" calcext:value-type="float">
            <text:p>(R$3.007,8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17.89" calcext:value-type="float">
            <text:p>(R$4.517,89)</text:p>
          </table:table-cell>
          <table:table-cell table:style-name="ce6" office:value-type="float" office:value="13092.06" calcext:value-type="float">
            <text:p>R$13.092,0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SEP</text:p>
          </table:table-cell>
          <table:table-cell table:style-name="ce4" office:value-type="float" office:value="90920301" calcext:value-type="float">
            <text:p>90920301</text:p>
          </table:table-cell>
          <table:table-cell table:style-name="ce3" office:value-type="string" calcext:value-type="string">
            <text:p>PROTEIA BARBOSA RIBE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413.22" calcext:value-type="float">
            <text:p>R$10.413,2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413.22" calcext:value-type="float">
            <text:p>R$10.413,22 </text:p>
          </table:table-cell>
          <table:table-cell table:style-name="ce6" office:value-type="float" office:value="-380.95" calcext:value-type="float">
            <text:p>(R$380,95)</text:p>
          </table:table-cell>
          <table:table-cell table:style-name="ce6" office:value-type="float" office:value="-1339.27" calcext:value-type="float">
            <text:p>(R$1.339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720.22" calcext:value-type="float">
            <text:p>(R$1.720,22)</text:p>
          </table:table-cell>
          <table:table-cell table:style-name="ce6" office:value-type="float" office:value="8693" calcext:value-type="float">
            <text:p>R$8.693,0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O</text:p>
          </table:table-cell>
          <table:table-cell table:style-name="ce4" office:value-type="float" office:value="91626604" calcext:value-type="float">
            <text:p>91626604</text:p>
          </table:table-cell>
          <table:table-cell table:style-name="ce3" office:value-type="string" calcext:value-type="string">
            <text:p>RAFAELA IURCZAKI FERR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421.47" calcext:value-type="float">
            <text:p>R$4.421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421.47" calcext:value-type="float">
            <text:p>R$4.421,47 </text:p>
          </table:table-cell>
          <table:table-cell table:style-name="ce6" office:value-type="float" office:value="-76.63" calcext:value-type="float">
            <text:p>(R$76,63)</text:p>
          </table:table-cell>
          <table:table-cell table:style-name="ce6" office:value-type="float" office:value="-314.81" calcext:value-type="float">
            <text:p>(R$314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1.44" calcext:value-type="float">
            <text:p>(R$391,44)</text:p>
          </table:table-cell>
          <table:table-cell table:style-name="ce6" office:value-type="float" office:value="4030.03" calcext:value-type="float">
            <text:p>R$4.030,0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19104" calcext:value-type="float">
            <text:p>90919104</text:p>
          </table:table-cell>
          <table:table-cell table:style-name="ce3" office:value-type="string" calcext:value-type="string">
            <text:p>RAIMUNDA ANALIA DE MATOS CUNH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176.86" calcext:value-type="float">
            <text:p>R$16.176,8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176.86" calcext:value-type="float">
            <text:p>R$16.176,86 </text:p>
          </table:table-cell>
          <table:table-cell table:style-name="ce6" office:value-type="float" office:value="-1273.54" calcext:value-type="float">
            <text:p>(R$1.273,54)</text:p>
          </table:table-cell>
          <table:table-cell table:style-name="ce6" office:value-type="float" office:value="-2428.62" calcext:value-type="float">
            <text:p>(R$2.428,6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02.16" calcext:value-type="float">
            <text:p>(R$3.702,16)</text:p>
          </table:table-cell>
          <table:table-cell table:style-name="ce6" office:value-type="float" office:value="12474.7" calcext:value-type="float">
            <text:p>R$12.474,7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05401" calcext:value-type="float">
            <text:p>90005401</text:p>
          </table:table-cell>
          <table:table-cell table:style-name="ce3" office:value-type="string" calcext:value-type="string">
            <text:p>RAIMUNDA CEARA SERRA AZUL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0941.34" calcext:value-type="float">
            <text:p>R$30.941,34 </text:p>
          </table:table-cell>
          <table:table-cell table:style-name="ce6" office:value-type="float" office:value="8244.06" calcext:value-type="float">
            <text:p>R$8.244,0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9185.4" calcext:value-type="float">
            <text:p>R$39.185,40 </text:p>
          </table:table-cell>
          <table:table-cell table:style-name="ce6" office:value-type="float" office:value="-4234.63" calcext:value-type="float">
            <text:p>(R$4.234,63)</text:p>
          </table:table-cell>
          <table:table-cell table:style-name="ce6" office:value-type="float" office:value="-6529.86" calcext:value-type="float">
            <text:p>(R$6.529,86)</text:p>
          </table:table-cell>
          <table:table-cell table:style-name="ce6" office:value-type="float" office:value="-6043.63" calcext:value-type="float">
            <text:p>(R$6.043,63)</text:p>
          </table:table-cell>
          <table:table-cell table:style-name="ce6" office:value-type="float" office:value="-16808.12" calcext:value-type="float">
            <text:p>(R$16.808,12)</text:p>
          </table:table-cell>
          <table:table-cell table:style-name="ce6" office:value-type="float" office:value="22377.28" calcext:value-type="float">
            <text:p>R$22.377,2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I</text:p>
          </table:table-cell>
          <table:table-cell table:style-name="ce4" office:value-type="float" office:value="90928801" calcext:value-type="float">
            <text:p>90928801</text:p>
          </table:table-cell>
          <table:table-cell table:style-name="ce3" office:value-type="string" calcext:value-type="string">
            <text:p>RAIMUNDA CORREIA RIBE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758.98" calcext:value-type="float">
            <text:p>R$13.758,9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758.98" calcext:value-type="float">
            <text:p>R$13.758,98 </text:p>
          </table:table-cell>
          <table:table-cell table:style-name="ce6" office:value-type="float" office:value="-874.59" calcext:value-type="float">
            <text:p>(R$874,59)</text:p>
          </table:table-cell>
          <table:table-cell table:style-name="ce6" office:value-type="float" office:value="-2123.61" calcext:value-type="float">
            <text:p>(R$2.123,6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98.2" calcext:value-type="float">
            <text:p>(R$2.998,20)</text:p>
          </table:table-cell>
          <table:table-cell table:style-name="ce6" office:value-type="float" office:value="10760.78" calcext:value-type="float">
            <text:p>R$10.760,7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N</text:p>
          </table:table-cell>
          <table:table-cell table:style-name="ce4" office:value-type="float" office:value="90911902" calcext:value-type="float">
            <text:p>90911902</text:p>
          </table:table-cell>
          <table:table-cell table:style-name="ce3" office:value-type="string" calcext:value-type="string">
            <text:p>RAIMUNDA GOMES FERR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055.81" calcext:value-type="float">
            <text:p>R$16.055,8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055.81" calcext:value-type="float">
            <text:p>R$16.055,81 </text:p>
          </table:table-cell>
          <table:table-cell table:style-name="ce6" office:value-type="float" office:value="-1098.43" calcext:value-type="float">
            <text:p>(R$1.098,4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40.21" calcext:value-type="float">
            <text:p>(R$940,21)</text:p>
          </table:table-cell>
          <table:table-cell table:style-name="ce6" office:value-type="float" office:value="-2038.64" calcext:value-type="float">
            <text:p>(R$2.038,64)</text:p>
          </table:table-cell>
          <table:table-cell table:style-name="ce6" office:value-type="float" office:value="14017.17" calcext:value-type="float">
            <text:p>R$14.017,1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285205" calcext:value-type="float">
            <text:p>90285205</text:p>
          </table:table-cell>
          <table:table-cell table:style-name="ce3" office:value-type="string" calcext:value-type="string">
            <text:p>REGILDA FATIMA DOS SANTOS RIBE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7286.32" calcext:value-type="float">
            <text:p>R$17.286,3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286.32" calcext:value-type="float">
            <text:p>R$17.286,32 </text:p>
          </table:table-cell>
          <table:table-cell table:style-name="ce6" office:value-type="float" office:value="-1456.6" calcext:value-type="float">
            <text:p>(R$1.456,6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56.6" calcext:value-type="float">
            <text:p>(R$1.456,60)</text:p>
          </table:table-cell>
          <table:table-cell table:style-name="ce6" office:value-type="float" office:value="15829.72" calcext:value-type="float">
            <text:p>R$15.829,7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SEBAN</text:p>
          </table:table-cell>
          <table:table-cell table:style-name="ce4" office:value-type="float" office:value="90022901" calcext:value-type="float">
            <text:p>90022901</text:p>
          </table:table-cell>
          <table:table-cell table:style-name="ce3" office:value-type="string" calcext:value-type="string">
            <text:p>REGINA CELIA ROCHA KATZWINKEL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402.98" calcext:value-type="float">
            <text:p>R$15.402,9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402.98" calcext:value-type="float">
            <text:p>R$15.402,98 </text:p>
          </table:table-cell>
          <table:table-cell table:style-name="ce6" office:value-type="float" office:value="-1895.41" calcext:value-type="float">
            <text:p>(R$1.895,4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895.41" calcext:value-type="float">
            <text:p>(R$1.895,41)</text:p>
          </table:table-cell>
          <table:table-cell table:style-name="ce6" office:value-type="float" office:value="13507.57" calcext:value-type="float">
            <text:p>R$13.507,5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A</text:p>
          </table:table-cell>
          <table:table-cell table:style-name="ce4" office:value-type="float" office:value="90415701" calcext:value-type="float">
            <text:p>90415701</text:p>
          </table:table-cell>
          <table:table-cell table:style-name="ce3" office:value-type="string" calcext:value-type="string">
            <text:p>REGINA DO PERPETUO SOCORRO VASCONCELOS PIRES FERRAZ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811.68" calcext:value-type="float">
            <text:p>R$16.811,68 </text:p>
          </table:table-cell>
          <table:table-cell table:style-name="ce6" office:value-type="float" office:value="5420.43" calcext:value-type="float">
            <text:p>R$5.420,4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232.11" calcext:value-type="float">
            <text:p>R$22.232,11 </text:p>
          </table:table-cell>
          <table:table-cell table:style-name="ce6" office:value-type="float" office:value="-2272.66" calcext:value-type="float">
            <text:p>(R$2.272,66)</text:p>
          </table:table-cell>
          <table:table-cell table:style-name="ce6" office:value-type="float" office:value="-4069.25" calcext:value-type="float">
            <text:p>(R$4.069,2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341.91" calcext:value-type="float">
            <text:p>(R$6.341,91)</text:p>
          </table:table-cell>
          <table:table-cell table:style-name="ce6" office:value-type="float" office:value="15890.2" calcext:value-type="float">
            <text:p>R$15.890,2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CAMPOS</text:p>
          </table:table-cell>
          <table:table-cell table:style-name="ce4" office:value-type="float" office:value="90441307" calcext:value-type="float">
            <text:p>90441307</text:p>
          </table:table-cell>
          <table:table-cell table:style-name="ce3" office:value-type="string" calcext:value-type="string">
            <text:p>RENATA ALVES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196.92" calcext:value-type="float">
            <text:p>R$3.196,9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196.92" calcext:value-type="float">
            <text:p>R$3.196,92 </text:p>
          </table:table-cell>
          <table:table-cell table:style-name="ce6" office:value-type="float" office:value="-87.23" calcext:value-type="float">
            <text:p>(R$87,23)</text:p>
          </table:table-cell>
          <table:table-cell table:style-name="ce6" office:value-type="float" office:value="-85.01" calcext:value-type="float">
            <text:p>(R$85,0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72.24" calcext:value-type="float">
            <text:p>(R$172,24)</text:p>
          </table:table-cell>
          <table:table-cell table:style-name="ce6" office:value-type="float" office:value="3024.68" calcext:value-type="float">
            <text:p>R$3.024,6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72697803" calcext:value-type="float">
            <text:p>72697803</text:p>
          </table:table-cell>
          <table:table-cell table:style-name="ce3" office:value-type="string" calcext:value-type="string">
            <text:p>RENATA JACOB SERENO</text:p>
          </table:table-cell>
          <table:table-cell table:style-name="ce4" office:value-type="string" calcext:value-type="string">
            <text:p>PENSIONISTA</text:p>
          </table:table-cell>
          <table:table-cell table:number-columns-repeated="10" table:style-name="ce6" office:value-type="float" office:value="0" calcext:value-type="float">
            <text:p>R$0,00 </text:p>
          </table:table-cell>
          <table:table-cell table:style-name="ce6" office:value-type="float" office:value="-1233.61" calcext:value-type="float">
            <text:p>(R$1.233,61)</text:p>
          </table:table-cell>
          <table:table-cell table:style-name="ce6" office:value-type="float" office:value="0" calcext:value-type="float">
            <text:p>R$0,00 </text:p>
          </table:table-cell>
          <table:table-cell table:number-columns-repeated="2" table:style-name="ce6" office:value-type="float" office:value="-1233.61" calcext:value-type="float">
            <text:p>(R$1.233,61)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0440803" calcext:value-type="float">
            <text:p>90440803</text:p>
          </table:table-cell>
          <table:table-cell table:style-name="ce3" office:value-type="string" calcext:value-type="string">
            <text:p>RENILDO SANTOS SOU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069.37" calcext:value-type="float">
            <text:p>R$7.069,37 </text:p>
          </table:table-cell>
          <table:table-cell table:style-name="ce6" office:value-type="float" office:value="578.07" calcext:value-type="float">
            <text:p>R$578,0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7647.44" calcext:value-type="float">
            <text:p>R$7.647,44 </text:p>
          </table:table-cell>
          <table:table-cell table:style-name="ce6" office:value-type="float" office:value="-564.01" calcext:value-type="float">
            <text:p>(R$564,0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564.01" calcext:value-type="float">
            <text:p>(R$564,01)</text:p>
          </table:table-cell>
          <table:table-cell table:style-name="ce6" office:value-type="float" office:value="7083.43" calcext:value-type="float">
            <text:p>R$7.083,4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19207" calcext:value-type="float">
            <text:p>90919207</text:p>
          </table:table-cell>
          <table:table-cell table:style-name="ce3" office:value-type="string" calcext:value-type="string">
            <text:p>RICARDO OLIVEIRA CUNH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879" calcext:value-type="float">
            <text:p>R$13.879,0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879" calcext:value-type="float">
            <text:p>R$13.879,00 </text:p>
          </table:table-cell>
          <table:table-cell table:style-name="ce6" office:value-type="float" office:value="-1605.86" calcext:value-type="float">
            <text:p>(R$1.605,86)</text:p>
          </table:table-cell>
          <table:table-cell table:style-name="ce6" office:value-type="float" office:value="-2479.11" calcext:value-type="float">
            <text:p>(R$2.479,1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84.97" calcext:value-type="float">
            <text:p>(R$4.084,97)</text:p>
          </table:table-cell>
          <table:table-cell table:style-name="ce6" office:value-type="float" office:value="9794.03" calcext:value-type="float">
            <text:p>R$9.794,0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S</text:p>
          </table:table-cell>
          <table:table-cell table:style-name="ce4" office:value-type="float" office:value="90501103" calcext:value-type="float">
            <text:p>90501103</text:p>
          </table:table-cell>
          <table:table-cell table:style-name="ce3" office:value-type="string" calcext:value-type="string">
            <text:p>RITA DE CASSIA CARDOSO MARCELIN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764.55" calcext:value-type="float">
            <text:p>R$11.764,5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764.55" calcext:value-type="float">
            <text:p>R$11.764,55 </text:p>
          </table:table-cell>
          <table:table-cell table:style-name="ce6" office:value-type="float" office:value="-576.89" calcext:value-type="float">
            <text:p>(R$576,89)</text:p>
          </table:table-cell>
          <table:table-cell table:style-name="ce6" office:value-type="float" office:value="-1657.01" calcext:value-type="float">
            <text:p>(R$1.657,0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33.9" calcext:value-type="float">
            <text:p>(R$2.233,90)</text:p>
          </table:table-cell>
          <table:table-cell table:style-name="ce6" office:value-type="float" office:value="9530.65" calcext:value-type="float">
            <text:p>R$9.530,6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492201" calcext:value-type="float">
            <text:p>90492201</text:p>
          </table:table-cell>
          <table:table-cell table:style-name="ce3" office:value-type="string" calcext:value-type="string">
            <text:p>RITA DE FATIMA GONCALVES DOS SANTOS MACIEL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9851.9" calcext:value-type="float">
            <text:p>R$9.851,90 </text:p>
          </table:table-cell>
          <table:table-cell table:style-name="ce6" office:value-type="float" office:value="82.1" calcext:value-type="float">
            <text:p>R$82,1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9934" calcext:value-type="float">
            <text:p>R$9.934,00 </text:p>
          </table:table-cell>
          <table:table-cell table:style-name="ce6" office:value-type="float" office:value="-311.46" calcext:value-type="float">
            <text:p>(R$311,46)</text:p>
          </table:table-cell>
          <table:table-cell table:style-name="ce6" office:value-type="float" office:value="-1226.6" calcext:value-type="float">
            <text:p>(R$1.226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538.06" calcext:value-type="float">
            <text:p>(R$1.538,06)</text:p>
          </table:table-cell>
          <table:table-cell table:style-name="ce6" office:value-type="float" office:value="8395.94" calcext:value-type="float">
            <text:p>R$8.395,9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04101" calcext:value-type="float">
            <text:p>90204101</text:p>
          </table:table-cell>
          <table:table-cell table:style-name="ce3" office:value-type="string" calcext:value-type="string">
            <text:p>RITA MARIA SOUZ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067.83" calcext:value-type="float">
            <text:p>R$15.067,8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067.83" calcext:value-type="float">
            <text:p>R$15.067,83 </text:p>
          </table:table-cell>
          <table:table-cell table:style-name="ce6" office:value-type="float" office:value="-1090.55" calcext:value-type="float">
            <text:p>(R$1.090,55)</text:p>
          </table:table-cell>
          <table:table-cell table:style-name="ce6" office:value-type="float" office:value="-2424.15" calcext:value-type="float">
            <text:p>(R$2.424,1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14.7" calcext:value-type="float">
            <text:p>(R$3.514,70)</text:p>
          </table:table-cell>
          <table:table-cell table:style-name="ce6" office:value-type="float" office:value="11553.13" calcext:value-type="float">
            <text:p>R$11.553,1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024605" calcext:value-type="float">
            <text:p>90024605</text:p>
          </table:table-cell>
          <table:table-cell table:style-name="ce3" office:value-type="string" calcext:value-type="string">
            <text:p>ROBERTA ROCHA DE P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1531.78" calcext:value-type="float">
            <text:p>R$41.531,7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1531.78" calcext:value-type="float">
            <text:p>R$41.531,78 </text:p>
          </table:table-cell>
          <table:table-cell table:style-name="ce6" office:value-type="float" office:value="-5828.73" calcext:value-type="float">
            <text:p>(R$5.828,73)</text:p>
          </table:table-cell>
          <table:table-cell table:style-name="ce6" office:value-type="float" office:value="-8922.33" calcext:value-type="float">
            <text:p>(R$8.922,3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4751.06" calcext:value-type="float">
            <text:p>(R$14.751,06)</text:p>
          </table:table-cell>
          <table:table-cell table:style-name="ce6" office:value-type="float" office:value="26780.72" calcext:value-type="float">
            <text:p>R$26.780,7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DIAP/AUDIN</text:p>
          </table:table-cell>
          <table:table-cell table:style-name="ce4" office:value-type="float" office:value="90953103" calcext:value-type="float">
            <text:p>90953103</text:p>
          </table:table-cell>
          <table:table-cell table:style-name="ce3" office:value-type="string" calcext:value-type="string">
            <text:p>ROBSON LUIZ RODRIGUES DE SOUZ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321.82" calcext:value-type="float">
            <text:p>R$16.321,8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321.82" calcext:value-type="float">
            <text:p>R$16.321,82 </text:p>
          </table:table-cell>
          <table:table-cell table:style-name="ce6" office:value-type="float" office:value="-1297.46" calcext:value-type="float">
            <text:p>(R$1.297,46)</text:p>
          </table:table-cell>
          <table:table-cell table:style-name="ce6" office:value-type="float" office:value="-3235.69" calcext:value-type="float">
            <text:p>(R$3.235,6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33.15" calcext:value-type="float">
            <text:p>(R$4.533,15)</text:p>
          </table:table-cell>
          <table:table-cell table:style-name="ce6" office:value-type="float" office:value="11788.67" calcext:value-type="float">
            <text:p>R$11.788,6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2607603" calcext:value-type="float">
            <text:p>92607603</text:p>
          </table:table-cell>
          <table:table-cell table:style-name="ce3" office:value-type="string" calcext:value-type="string">
            <text:p>RODRIGO NEVES MAF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89.98" calcext:value-type="float">
            <text:p>R$1.589,9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89.98" calcext:value-type="float">
            <text:p>R$1.589,98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1589.98" calcext:value-type="float">
            <text:p>R$1.589,9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O</text:p>
          </table:table-cell>
          <table:table-cell table:style-name="ce4" office:value-type="float" office:value="90263307" calcext:value-type="float">
            <text:p>90263307</text:p>
          </table:table-cell>
          <table:table-cell table:style-name="ce3" office:value-type="string" calcext:value-type="string">
            <text:p>RODRIGO SOUSA FERR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5937" calcext:value-type="float">
            <text:p>R$5.937,0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5937" calcext:value-type="float">
            <text:p>R$5.937,00 </text:p>
          </table:table-cell>
          <table:table-cell table:style-name="ce6" office:value-type="float" office:value="-296.38" calcext:value-type="float">
            <text:p>(R$296,38)</text:p>
          </table:table-cell>
          <table:table-cell table:style-name="ce6" office:value-type="float" office:value="-655.17" calcext:value-type="float">
            <text:p>(R$655,1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51.55" calcext:value-type="float">
            <text:p>(R$951,55)</text:p>
          </table:table-cell>
          <table:table-cell table:style-name="ce6" office:value-type="float" office:value="4985.45" calcext:value-type="float">
            <text:p>R$4.985,4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C</text:p>
          </table:table-cell>
          <table:table-cell table:style-name="ce4" office:value-type="float" office:value="92655003" calcext:value-type="float">
            <text:p>92655003</text:p>
          </table:table-cell>
          <table:table-cell table:style-name="ce3" office:value-type="string" calcext:value-type="string">
            <text:p>RODRIGO XAVIER VERA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086.99" calcext:value-type="float">
            <text:p>R$2.086,9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086.99" calcext:value-type="float">
            <text:p>R$2.086,99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2086.99" calcext:value-type="float">
            <text:p>R$2.086,9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075303" calcext:value-type="float">
            <text:p>90075303</text:p>
          </table:table-cell>
          <table:table-cell table:style-name="ce3" office:value-type="string" calcext:value-type="string">
            <text:p>ROGERIO DA SILVA SOUT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8139.32" calcext:value-type="float">
            <text:p>R$28.139,32 </text:p>
          </table:table-cell>
          <table:table-cell table:style-name="ce6" office:value-type="float" office:value="2029.17" calcext:value-type="float">
            <text:p>R$2.029,1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0168.49" calcext:value-type="float">
            <text:p>R$30.168,49 </text:p>
          </table:table-cell>
          <table:table-cell table:style-name="ce6" office:value-type="float" office:value="-3669.7" calcext:value-type="float">
            <text:p>(R$3.669,70)</text:p>
          </table:table-cell>
          <table:table-cell table:style-name="ce6" office:value-type="float" office:value="-6391.16" calcext:value-type="float">
            <text:p>(R$6.391,1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060.86" calcext:value-type="float">
            <text:p>(R$10.060,86)</text:p>
          </table:table-cell>
          <table:table-cell table:style-name="ce6" office:value-type="float" office:value="20107.63" calcext:value-type="float">
            <text:p>R$20.107,6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I</text:p>
          </table:table-cell>
          <table:table-cell table:style-name="ce4" office:value-type="float" office:value="90936101" calcext:value-type="float">
            <text:p>90936101</text:p>
          </table:table-cell>
          <table:table-cell table:style-name="ce3" office:value-type="string" calcext:value-type="string">
            <text:p>ROMANA SILVA MA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805.43" calcext:value-type="float">
            <text:p>R$1.805,4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612.67" calcext:value-type="float">
            <text:p>R$14.612,67 </text:p>
          </table:table-cell>
          <table:table-cell table:style-name="ce6" office:value-type="float" office:value="-1015.45" calcext:value-type="float">
            <text:p>(R$1.015,45)</text:p>
          </table:table-cell>
          <table:table-cell table:style-name="ce6" office:value-type="float" office:value="-2319.64" calcext:value-type="float">
            <text:p>(R$2.319,6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35.09" calcext:value-type="float">
            <text:p>(R$3.335,09)</text:p>
          </table:table-cell>
          <table:table-cell table:style-name="ce6" office:value-type="float" office:value="11277.58" calcext:value-type="float">
            <text:p>R$11.277,5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224105" calcext:value-type="float">
            <text:p>90224105</text:p>
          </table:table-cell>
          <table:table-cell table:style-name="ce3" office:value-type="string" calcext:value-type="string">
            <text:p>ROMARIO DA SILVA FRAG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994.98" calcext:value-type="float">
            <text:p>R$8.994,9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994.98" calcext:value-type="float">
            <text:p>R$8.994,98 </text:p>
          </table:table-cell>
          <table:table-cell table:style-name="ce6" office:value-type="float" office:value="-786.35" calcext:value-type="float">
            <text:p>(R$786,3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86.35" calcext:value-type="float">
            <text:p>(R$786,35)</text:p>
          </table:table-cell>
          <table:table-cell table:style-name="ce6" office:value-type="float" office:value="8208.63" calcext:value-type="float">
            <text:p>R$8.208,6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DF</text:p>
          </table:table-cell>
          <table:table-cell table:style-name="ce4" office:value-type="float" office:value="90352703" calcext:value-type="float">
            <text:p>90352703</text:p>
          </table:table-cell>
          <table:table-cell table:style-name="ce3" office:value-type="string" calcext:value-type="string">
            <text:p>RONALDO PINTO MEND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7668.07" calcext:value-type="float">
            <text:p>R$17.668,07 </text:p>
          </table:table-cell>
          <table:table-cell table:style-name="ce6" office:value-type="float" office:value="6379.05" calcext:value-type="float">
            <text:p>R$6.379,0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047.12" calcext:value-type="float">
            <text:p>R$24.047,12 </text:p>
          </table:table-cell>
          <table:table-cell table:style-name="ce6" office:value-type="float" office:value="-2572.13" calcext:value-type="float">
            <text:p>(R$2.572,13)</text:p>
          </table:table-cell>
          <table:table-cell table:style-name="ce6" office:value-type="float" office:value="-5009.62" calcext:value-type="float">
            <text:p>(R$5.009,6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581.75" calcext:value-type="float">
            <text:p>(R$7.581,75)</text:p>
          </table:table-cell>
          <table:table-cell table:style-name="ce6" office:value-type="float" office:value="16465.37" calcext:value-type="float">
            <text:p>R$16.465,3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237203" calcext:value-type="float">
            <text:p>90237203</text:p>
          </table:table-cell>
          <table:table-cell table:style-name="ce3" office:value-type="string" calcext:value-type="string">
            <text:p>ROSA EMIKO ISHIBASHI MORA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3000.56" calcext:value-type="float">
            <text:p>R$23.000,5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3000.56" calcext:value-type="float">
            <text:p>R$23.000,56 </text:p>
          </table:table-cell>
          <table:table-cell table:style-name="ce6" office:value-type="float" office:value="-2399.45" calcext:value-type="float">
            <text:p>(R$2.399,45)</text:p>
          </table:table-cell>
          <table:table-cell table:style-name="ce6" office:value-type="float" office:value="-4245.71" calcext:value-type="float">
            <text:p>(R$4.245,7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45.16" calcext:value-type="float">
            <text:p>(R$6.645,16)</text:p>
          </table:table-cell>
          <table:table-cell table:style-name="ce6" office:value-type="float" office:value="16355.4" calcext:value-type="float">
            <text:p>R$16.355,4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28102" calcext:value-type="float">
            <text:p>90228102</text:p>
          </table:table-cell>
          <table:table-cell table:style-name="ce3" office:value-type="string" calcext:value-type="string">
            <text:p>ROSANGELA CARNEIRO DE CARVALH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4857.09" calcext:value-type="float">
            <text:p>R$24.857,0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4857.09" calcext:value-type="float">
            <text:p>R$24.857,09 </text:p>
          </table:table-cell>
          <table:table-cell table:style-name="ce6" office:value-type="float" office:value="-290.87" calcext:value-type="float">
            <text:p>(R$290,87)</text:p>
          </table:table-cell>
          <table:table-cell table:style-name="ce6" office:value-type="float" office:value="-1193.21" calcext:value-type="float">
            <text:p>(R$1.193,21)</text:p>
          </table:table-cell>
          <table:table-cell table:style-name="ce6" office:value-type="float" office:value="-15065.11" calcext:value-type="float">
            <text:p>(R$15.065,11)</text:p>
          </table:table-cell>
          <table:table-cell table:style-name="ce6" office:value-type="float" office:value="-16549.19" calcext:value-type="float">
            <text:p>(R$16.549,19)</text:p>
          </table:table-cell>
          <table:table-cell table:style-name="ce6" office:value-type="float" office:value="8307.9" calcext:value-type="float">
            <text:p>R$8.307,9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DRH/PRDF</text:p>
          </table:table-cell>
          <table:table-cell table:style-name="ce4" office:value-type="float" office:value="92455101" calcext:value-type="float">
            <text:p>92455101</text:p>
          </table:table-cell>
          <table:table-cell table:style-name="ce3" office:value-type="string" calcext:value-type="string">
            <text:p>ROSANGELA MONTEIRO DA COS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216.78" calcext:value-type="float">
            <text:p>R$12.216,7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216.78" calcext:value-type="float">
            <text:p>R$12.216,78 </text:p>
          </table:table-cell>
          <table:table-cell table:style-name="ce6" office:value-type="float" office:value="-642.46" calcext:value-type="float">
            <text:p>(R$642,46)</text:p>
          </table:table-cell>
          <table:table-cell table:style-name="ce6" office:value-type="float" office:value="-2286.93" calcext:value-type="float">
            <text:p>(R$2.286,9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29.39" calcext:value-type="float">
            <text:p>(R$2.929,39)</text:p>
          </table:table-cell>
          <table:table-cell table:style-name="ce6" office:value-type="float" office:value="9287.39" calcext:value-type="float">
            <text:p>R$9.287,3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2594304" calcext:value-type="float">
            <text:p>92594304</text:p>
          </table:table-cell>
          <table:table-cell table:style-name="ce3" office:value-type="string" calcext:value-type="string">
            <text:p>ROSFRAN LINS BORG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670.44" calcext:value-type="float">
            <text:p>R$7.670,4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670.44" calcext:value-type="float">
            <text:p>R$7.670,44 </text:p>
          </table:table-cell>
          <table:table-cell table:style-name="ce6" office:value-type="float" office:value="-567.81" calcext:value-type="float">
            <text:p>(R$567,81)</text:p>
          </table:table-cell>
          <table:table-cell table:style-name="ce6" office:value-type="float" office:value="-1057.22" calcext:value-type="float">
            <text:p>(R$1.057,2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25.03" calcext:value-type="float">
            <text:p>(R$1.625,03)</text:p>
          </table:table-cell>
          <table:table-cell table:style-name="ce6" office:value-type="float" office:value="6045.41" calcext:value-type="float">
            <text:p>R$6.045,4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232104" calcext:value-type="float">
            <text:p>90232104</text:p>
          </table:table-cell>
          <table:table-cell table:style-name="ce3" office:value-type="string" calcext:value-type="string">
            <text:p>ROSSANA MAGNABOSCO DOS REI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751.42" calcext:value-type="float">
            <text:p>R$14.751,4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751.42" calcext:value-type="float">
            <text:p>R$14.751,42 </text:p>
          </table:table-cell>
          <table:table-cell table:style-name="ce6" office:value-type="float" office:value="-1038.34" calcext:value-type="float">
            <text:p>(R$1.038,3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038.34" calcext:value-type="float">
            <text:p>(R$1.038,34)</text:p>
          </table:table-cell>
          <table:table-cell table:style-name="ce6" office:value-type="float" office:value="13713.08" calcext:value-type="float">
            <text:p>R$13.713,0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BAURU</text:p>
          </table:table-cell>
          <table:table-cell table:style-name="ce4" office:value-type="float" office:value="91987803" calcext:value-type="float">
            <text:p>91987803</text:p>
          </table:table-cell>
          <table:table-cell table:style-name="ce3" office:value-type="string" calcext:value-type="string">
            <text:p>ROZE CLEI PEIXOTO BATISTA CONTE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95.7" calcext:value-type="float">
            <text:p>R$12.895,7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95.7" calcext:value-type="float">
            <text:p>R$12.895,70 </text:p>
          </table:table-cell>
          <table:table-cell table:style-name="ce6" office:value-type="float" office:value="-740.91" calcext:value-type="float">
            <text:p>(R$740,91)</text:p>
          </table:table-cell>
          <table:table-cell table:style-name="ce6" office:value-type="float" office:value="-2446.56" calcext:value-type="float">
            <text:p>(R$2.446,5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87.47" calcext:value-type="float">
            <text:p>(R$3.187,47)</text:p>
          </table:table-cell>
          <table:table-cell table:style-name="ce6" office:value-type="float" office:value="9708.23" calcext:value-type="float">
            <text:p>R$9.708,2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903201" calcext:value-type="float">
            <text:p>90903201</text:p>
          </table:table-cell>
          <table:table-cell table:style-name="ce3" office:value-type="string" calcext:value-type="string">
            <text:p>RUTE TENORI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03.61" calcext:value-type="float">
            <text:p>R$6.403,61 </text:p>
          </table:table-cell>
          <table:table-cell table:style-name="ce6" office:value-type="float" office:value="400.22" calcext:value-type="float">
            <text:p>R$400,2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6803.83" calcext:value-type="float">
            <text:p>R$6.803,83 </text:p>
          </table:table-cell>
          <table:table-cell table:style-name="ce6" office:value-type="float" office:value="-424.81" calcext:value-type="float">
            <text:p>(R$424,81)</text:p>
          </table:table-cell>
          <table:table-cell table:style-name="ce6" office:value-type="float" office:value="-858.23" calcext:value-type="float">
            <text:p>(R$858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83.04" calcext:value-type="float">
            <text:p>(R$1.283,04)</text:p>
          </table:table-cell>
          <table:table-cell table:style-name="ce6" office:value-type="float" office:value="5520.79" calcext:value-type="float">
            <text:p>R$5.520,7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I</text:p>
          </table:table-cell>
          <table:table-cell table:style-name="ce4" office:value-type="float" office:value="90480803" calcext:value-type="float">
            <text:p>90480803</text:p>
          </table:table-cell>
          <table:table-cell table:style-name="ce3" office:value-type="string" calcext:value-type="string">
            <text:p>RUTH DE SOUZA LUZ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037.97" calcext:value-type="float">
            <text:p>R$13.037,9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37.97" calcext:value-type="float">
            <text:p>R$13.037,97 </text:p>
          </table:table-cell>
          <table:table-cell table:style-name="ce6" office:value-type="float" office:value="-761.54" calcext:value-type="float">
            <text:p>(R$761,54)</text:p>
          </table:table-cell>
          <table:table-cell table:style-name="ce6" office:value-type="float" office:value="-1956.42" calcext:value-type="float">
            <text:p>(R$1.956,4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17.96" calcext:value-type="float">
            <text:p>(R$2.717,96)</text:p>
          </table:table-cell>
          <table:table-cell table:style-name="ce6" office:value-type="float" office:value="10320.01" calcext:value-type="float">
            <text:p>R$10.320,0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C</text:p>
          </table:table-cell>
          <table:table-cell table:style-name="ce4" office:value-type="float" office:value="90287503" calcext:value-type="float">
            <text:p>90287503</text:p>
          </table:table-cell>
          <table:table-cell table:style-name="ce3" office:value-type="string" calcext:value-type="string">
            <text:p>SALETE TEREZINHA VIEIRA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004.73" calcext:value-type="float">
            <text:p>R$16.004,7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004.73" calcext:value-type="float">
            <text:p>R$16.004,73 </text:p>
          </table:table-cell>
          <table:table-cell table:style-name="ce6" office:value-type="float" office:value="-1245.14" calcext:value-type="float">
            <text:p>(R$1.245,14)</text:p>
          </table:table-cell>
          <table:table-cell table:style-name="ce6" office:value-type="float" office:value="-3162.88" calcext:value-type="float">
            <text:p>(R$3.162,8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08.02" calcext:value-type="float">
            <text:p>(R$4.408,02)</text:p>
          </table:table-cell>
          <table:table-cell table:style-name="ce6" office:value-type="float" office:value="11596.71" calcext:value-type="float">
            <text:p>R$11.596,7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DIARQ/SEJUD</text:p>
          </table:table-cell>
          <table:table-cell table:style-name="ce4" office:value-type="float" office:value="90462911" calcext:value-type="float">
            <text:p>90462911</text:p>
          </table:table-cell>
          <table:table-cell table:style-name="ce3" office:value-type="string" calcext:value-type="string">
            <text:p>SANDRA LUCIA PEREIRA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9439.76" calcext:value-type="float">
            <text:p>R$9.439,7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439.76" calcext:value-type="float">
            <text:p>R$9.439,76 </text:p>
          </table:table-cell>
          <table:table-cell table:style-name="ce6" office:value-type="float" office:value="-239.8" calcext:value-type="float">
            <text:p>(R$239,80)</text:p>
          </table:table-cell>
          <table:table-cell table:style-name="ce6" office:value-type="float" office:value="-1633.98" calcext:value-type="float">
            <text:p>(R$1.633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873.78" calcext:value-type="float">
            <text:p>(R$1.873,78)</text:p>
          </table:table-cell>
          <table:table-cell table:style-name="ce6" office:value-type="float" office:value="7565.98" calcext:value-type="float">
            <text:p>R$7.565,9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275403" calcext:value-type="float">
            <text:p>90275403</text:p>
          </table:table-cell>
          <table:table-cell table:style-name="ce3" office:value-type="string" calcext:value-type="string">
            <text:p>SANDRA MACIEL PAULINO DE QUEIROZ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5011.87" calcext:value-type="float">
            <text:p>R$5.011,8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5011.87" calcext:value-type="float">
            <text:p>R$5.011,87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2.26" calcext:value-type="float">
            <text:p>(R$482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2.26" calcext:value-type="float">
            <text:p>(R$482,26)</text:p>
          </table:table-cell>
          <table:table-cell table:style-name="ce6" office:value-type="float" office:value="4529.61" calcext:value-type="float">
            <text:p>R$4.529,6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528803" calcext:value-type="float">
            <text:p>90528803</text:p>
          </table:table-cell>
          <table:table-cell table:style-name="ce3" office:value-type="string" calcext:value-type="string">
            <text:p>SANDRA SALVIANO DOS SANTOS MONTES ALMEID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7409.41" calcext:value-type="float">
            <text:p>R$17.409,41 </text:p>
          </table:table-cell>
          <table:table-cell table:style-name="ce6" office:value-type="float" office:value="6216.89" calcext:value-type="float">
            <text:p>R$6.216,8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626.3" calcext:value-type="float">
            <text:p>R$23.626,30 </text:p>
          </table:table-cell>
          <table:table-cell table:style-name="ce6" office:value-type="float" office:value="-2502.7" calcext:value-type="float">
            <text:p>(R$2.502,70)</text:p>
          </table:table-cell>
          <table:table-cell table:style-name="ce6" office:value-type="float" office:value="-4912.99" calcext:value-type="float">
            <text:p>(R$4.912,9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415.69" calcext:value-type="float">
            <text:p>(R$7.415,69)</text:p>
          </table:table-cell>
          <table:table-cell table:style-name="ce6" office:value-type="float" office:value="16210.61" calcext:value-type="float">
            <text:p>R$16.210,6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648803" calcext:value-type="float">
            <text:p>90648803</text:p>
          </table:table-cell>
          <table:table-cell table:style-name="ce3" office:value-type="string" calcext:value-type="string">
            <text:p>SCHIRLEY ANDREIA HENZEL MOCH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073.75" calcext:value-type="float">
            <text:p>R$2.073,7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073.75" calcext:value-type="float">
            <text:p>R$2.073,75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2073.75" calcext:value-type="float">
            <text:p>R$2.073,7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475003" calcext:value-type="float">
            <text:p>90475003</text:p>
          </table:table-cell>
          <table:table-cell table:style-name="ce3" office:value-type="string" calcext:value-type="string">
            <text:p>SEBASTIANA CLARA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481.78" calcext:value-type="float">
            <text:p>R$10.481,78 </text:p>
          </table:table-cell>
          <table:table-cell table:style-name="ce6" office:value-type="float" office:value="2730.31" calcext:value-type="float">
            <text:p>R$2.730,3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212.09" calcext:value-type="float">
            <text:p>R$13.212,09 </text:p>
          </table:table-cell>
          <table:table-cell table:style-name="ce6" office:value-type="float" office:value="-786.78" calcext:value-type="float">
            <text:p>(R$786,78)</text:p>
          </table:table-cell>
          <table:table-cell table:style-name="ce6" office:value-type="float" office:value="-1997.36" calcext:value-type="float">
            <text:p>(R$1.997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84.14" calcext:value-type="float">
            <text:p>(R$2.784,14)</text:p>
          </table:table-cell>
          <table:table-cell table:style-name="ce6" office:value-type="float" office:value="10427.95" calcext:value-type="float">
            <text:p>R$10.427,9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493502" calcext:value-type="float">
            <text:p>90493502</text:p>
          </table:table-cell>
          <table:table-cell table:style-name="ce3" office:value-type="string" calcext:value-type="string">
            <text:p>SEBASTIANA DE ALMEIDA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713.1" calcext:value-type="float">
            <text:p>R$13.713,1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713.1" calcext:value-type="float">
            <text:p>R$13.713,10 </text:p>
          </table:table-cell>
          <table:table-cell table:style-name="ce6" office:value-type="float" office:value="-867.02" calcext:value-type="float">
            <text:p>(R$867,02)</text:p>
          </table:table-cell>
          <table:table-cell table:style-name="ce6" office:value-type="float" office:value="-2113.07" calcext:value-type="float">
            <text:p>(R$2.113,0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80.09" calcext:value-type="float">
            <text:p>(R$2.980,09)</text:p>
          </table:table-cell>
          <table:table-cell table:style-name="ce6" office:value-type="float" office:value="10733.01" calcext:value-type="float">
            <text:p>R$10.733,0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GABPR</text:p>
          </table:table-cell>
          <table:table-cell table:style-name="ce4" office:value-type="float" office:value="90211705" calcext:value-type="float">
            <text:p>90211705</text:p>
          </table:table-cell>
          <table:table-cell table:style-name="ce3" office:value-type="string" calcext:value-type="string">
            <text:p>SEBASTIANA MEDEIROS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320.18" calcext:value-type="float">
            <text:p>R$15.320,1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320.18" calcext:value-type="float">
            <text:p>R$15.320,18 </text:p>
          </table:table-cell>
          <table:table-cell table:style-name="ce6" office:value-type="float" office:value="-1132.19" calcext:value-type="float">
            <text:p>(R$1.132,19)</text:p>
          </table:table-cell>
          <table:table-cell table:style-name="ce6" office:value-type="float" office:value="-2482.1" calcext:value-type="float">
            <text:p>(R$2.482,1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14.29" calcext:value-type="float">
            <text:p>(R$3.614,29)</text:p>
          </table:table-cell>
          <table:table-cell table:style-name="ce6" office:value-type="float" office:value="11705.89" calcext:value-type="float">
            <text:p>R$11.705,8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0220701" calcext:value-type="float">
            <text:p>90220701</text:p>
          </table:table-cell>
          <table:table-cell table:style-name="ce3" office:value-type="string" calcext:value-type="string">
            <text:p>SELENY PEREIRA DA SILVA GOM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4866.76" calcext:value-type="float">
            <text:p>R$4.866,7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674" calcext:value-type="float">
            <text:p>R$17.674,00 </text:p>
          </table:table-cell>
          <table:table-cell table:style-name="ce6" office:value-type="float" office:value="-1520.57" calcext:value-type="float">
            <text:p>(R$1.520,57)</text:p>
          </table:table-cell>
          <table:table-cell table:style-name="ce6" office:value-type="float" office:value="-3546.19" calcext:value-type="float">
            <text:p>(R$3.546,1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066.76" calcext:value-type="float">
            <text:p>(R$5.066,76)</text:p>
          </table:table-cell>
          <table:table-cell table:style-name="ce6" office:value-type="float" office:value="12607.24" calcext:value-type="float">
            <text:p>R$12.607,2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40402" calcext:value-type="float">
            <text:p>90940402</text:p>
          </table:table-cell>
          <table:table-cell table:style-name="ce3" office:value-type="string" calcext:value-type="string">
            <text:p>SEVERINA PEREIRA DIA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377.68" calcext:value-type="float">
            <text:p>R$7.377,6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377.68" calcext:value-type="float">
            <text:p>R$7.377,68 </text:p>
          </table:table-cell>
          <table:table-cell table:style-name="ce6" office:value-type="float" office:value="-519.5" calcext:value-type="float">
            <text:p>(R$519,50)</text:p>
          </table:table-cell>
          <table:table-cell table:style-name="ce6" office:value-type="float" office:value="-466.4" calcext:value-type="float">
            <text:p>(R$466,4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85.9" calcext:value-type="float">
            <text:p>(R$985,90)</text:p>
          </table:table-cell>
          <table:table-cell table:style-name="ce6" office:value-type="float" office:value="6391.78" calcext:value-type="float">
            <text:p>R$6.391,7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CGP/PRSP</text:p>
          </table:table-cell>
          <table:table-cell table:style-name="ce4" office:value-type="float" office:value="90339306" calcext:value-type="float">
            <text:p>90339306</text:p>
          </table:table-cell>
          <table:table-cell table:style-name="ce3" office:value-type="string" calcext:value-type="string">
            <text:p>SHEILA BRITTO FERNAND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225.6" calcext:value-type="float">
            <text:p>R$3.225,6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225.6" calcext:value-type="float">
            <text:p>R$3.225,60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2.4" calcext:value-type="float">
            <text:p>(R$102,4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2.4" calcext:value-type="float">
            <text:p>(R$102,40)</text:p>
          </table:table-cell>
          <table:table-cell table:style-name="ce6" office:value-type="float" office:value="3123.2" calcext:value-type="float">
            <text:p>R$3.123,2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1A</text:p>
          </table:table-cell>
          <table:table-cell table:style-name="ce4" office:value-type="float" office:value="90002605" calcext:value-type="float">
            <text:p>90002605</text:p>
          </table:table-cell>
          <table:table-cell table:style-name="ce3" office:value-type="string" calcext:value-type="string">
            <text:p>SHEILA GONÇALV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353.24" calcext:value-type="float">
            <text:p>R$14.353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353.24" calcext:value-type="float">
            <text:p>R$14.353,24 </text:p>
          </table:table-cell>
          <table:table-cell table:style-name="ce6" office:value-type="float" office:value="-1695.96" calcext:value-type="float">
            <text:p>(R$1.695,96)</text:p>
          </table:table-cell>
          <table:table-cell table:style-name="ce6" office:value-type="float" office:value="-2584.75" calcext:value-type="float">
            <text:p>(R$2.584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80.71" calcext:value-type="float">
            <text:p>(R$4.280,71)</text:p>
          </table:table-cell>
          <table:table-cell table:style-name="ce6" office:value-type="float" office:value="10072.53" calcext:value-type="float">
            <text:p>R$10.072,5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SAAD</text:p>
          </table:table-cell>
          <table:table-cell table:style-name="ce4" office:value-type="float" office:value="90239203" calcext:value-type="float">
            <text:p>90239203</text:p>
          </table:table-cell>
          <table:table-cell table:style-name="ce3" office:value-type="string" calcext:value-type="string">
            <text:p>SILENE FLAVIO ARAUJ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792.6" calcext:value-type="float">
            <text:p>R$8.792,6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792.6" calcext:value-type="float">
            <text:p>R$8.792,60 </text:p>
          </table:table-cell>
          <table:table-cell table:style-name="ce6" office:value-type="float" office:value="-145.96" calcext:value-type="float">
            <text:p>(R$145,96)</text:p>
          </table:table-cell>
          <table:table-cell table:style-name="ce6" office:value-type="float" office:value="-958.23" calcext:value-type="float">
            <text:p>(R$958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104.19" calcext:value-type="float">
            <text:p>(R$1.104,19)</text:p>
          </table:table-cell>
          <table:table-cell table:style-name="ce6" office:value-type="float" office:value="7688.41" calcext:value-type="float">
            <text:p>R$7.688,4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950701" calcext:value-type="float">
            <text:p>90950701</text:p>
          </table:table-cell>
          <table:table-cell table:style-name="ce3" office:value-type="string" calcext:value-type="string">
            <text:p>SILVANA MARIA RODRIGUES LIM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269.07" calcext:value-type="float">
            <text:p>R$4.269,07 </text:p>
          </table:table-cell>
          <table:table-cell table:style-name="ce6" office:value-type="float" office:value="426.9" calcext:value-type="float">
            <text:p>R$426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4695.97" calcext:value-type="float">
            <text:p>R$4.695,97 </text:p>
          </table:table-cell>
          <table:table-cell table:style-name="ce6" office:value-type="float" office:value="-309.63" calcext:value-type="float">
            <text:p>(R$309,63)</text:p>
          </table:table-cell>
          <table:table-cell table:style-name="ce6" office:value-type="float" office:value="-324.15" calcext:value-type="float">
            <text:p>(R$324,1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33.78" calcext:value-type="float">
            <text:p>(R$633,78)</text:p>
          </table:table-cell>
          <table:table-cell table:style-name="ce6" office:value-type="float" office:value="4062.19" calcext:value-type="float">
            <text:p>R$4.062,1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S.GONÇALO</text:p>
          </table:table-cell>
          <table:table-cell table:style-name="ce4" office:value-type="float" office:value="90480407" calcext:value-type="float">
            <text:p>90480407</text:p>
          </table:table-cell>
          <table:table-cell table:style-name="ce3" office:value-type="string" calcext:value-type="string">
            <text:p>SILVANIA DE JESUS PINTO MOURA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461.87" calcext:value-type="float">
            <text:p>R$11.461,87 </text:p>
          </table:table-cell>
          <table:table-cell table:style-name="ce6" office:value-type="float" office:value="2570.22" calcext:value-type="float">
            <text:p>R$2.570,2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032.09" calcext:value-type="float">
            <text:p>R$14.032,09 </text:p>
          </table:table-cell>
          <table:table-cell table:style-name="ce6" office:value-type="float" office:value="-919.65" calcext:value-type="float">
            <text:p>(R$919,65)</text:p>
          </table:table-cell>
          <table:table-cell table:style-name="ce6" office:value-type="float" office:value="-2709.92" calcext:value-type="float">
            <text:p>(R$2.709,9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29.57" calcext:value-type="float">
            <text:p>(R$3.629,57)</text:p>
          </table:table-cell>
          <table:table-cell table:style-name="ce6" office:value-type="float" office:value="10402.52" calcext:value-type="float">
            <text:p>R$10.402,5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950703" calcext:value-type="float">
            <text:p>90950703</text:p>
          </table:table-cell>
          <table:table-cell table:style-name="ce3" office:value-type="string" calcext:value-type="string">
            <text:p>SILVIA MARA RODRIGUES LIM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269.07" calcext:value-type="float">
            <text:p>R$4.269,07 </text:p>
          </table:table-cell>
          <table:table-cell table:style-name="ce6" office:value-type="float" office:value="426.9" calcext:value-type="float">
            <text:p>R$426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4695.97" calcext:value-type="float">
            <text:p>R$4.695,97 </text:p>
          </table:table-cell>
          <table:table-cell table:style-name="ce6" office:value-type="float" office:value="-309.63" calcext:value-type="float">
            <text:p>(R$309,63)</text:p>
          </table:table-cell>
          <table:table-cell table:style-name="ce6" office:value-type="float" office:value="-324.15" calcext:value-type="float">
            <text:p>(R$324,1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33.78" calcext:value-type="float">
            <text:p>(R$633,78)</text:p>
          </table:table-cell>
          <table:table-cell table:style-name="ce6" office:value-type="float" office:value="4062.19" calcext:value-type="float">
            <text:p>R$4.062,1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648805" calcext:value-type="float">
            <text:p>90648805</text:p>
          </table:table-cell>
          <table:table-cell table:style-name="ce3" office:value-type="string" calcext:value-type="string">
            <text:p>SOFIA HENZEL MOCH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073.75" calcext:value-type="float">
            <text:p>R$2.073,7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073.75" calcext:value-type="float">
            <text:p>R$2.073,75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2073.75" calcext:value-type="float">
            <text:p>R$2.073,7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0948605" calcext:value-type="float">
            <text:p>90948605</text:p>
          </table:table-cell>
          <table:table-cell table:style-name="ce3" office:value-type="string" calcext:value-type="string">
            <text:p>SOLANGE DOS SANTOS BARBO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201.8" calcext:value-type="float">
            <text:p>R$3.201,80 </text:p>
          </table:table-cell>
          <table:table-cell table:style-name="ce6" office:value-type="float" office:value="373.54" calcext:value-type="float">
            <text:p>R$373,5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575.34" calcext:value-type="float">
            <text:p>R$3.575,34 </text:p>
          </table:table-cell>
          <table:table-cell table:style-name="ce6" office:value-type="float" office:value="-241.02" calcext:value-type="float">
            <text:p>(R$241,02)</text:p>
          </table:table-cell>
          <table:table-cell table:style-name="ce6" office:value-type="float" office:value="-118.7" calcext:value-type="float">
            <text:p>(R$118,7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9.72" calcext:value-type="float">
            <text:p>(R$359,72)</text:p>
          </table:table-cell>
          <table:table-cell table:style-name="ce6" office:value-type="float" office:value="3215.62" calcext:value-type="float">
            <text:p>R$3.215,6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S</text:p>
          </table:table-cell>
          <table:table-cell table:style-name="ce4" office:value-type="float" office:value="90946401" calcext:value-type="float">
            <text:p>90946401</text:p>
          </table:table-cell>
          <table:table-cell table:style-name="ce3" office:value-type="string" calcext:value-type="string">
            <text:p>SOLANGE LEMOS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03.61" calcext:value-type="float">
            <text:p>R$6.403,61 </text:p>
          </table:table-cell>
          <table:table-cell table:style-name="ce6" office:value-type="float" office:value="853.81" calcext:value-type="float">
            <text:p>R$853,8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7257.42" calcext:value-type="float">
            <text:p>R$7.257,42 </text:p>
          </table:table-cell>
          <table:table-cell table:style-name="ce6" office:value-type="float" office:value="-499.66" calcext:value-type="float">
            <text:p>(R$499,6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499.66" calcext:value-type="float">
            <text:p>(R$499,66)</text:p>
          </table:table-cell>
          <table:table-cell table:style-name="ce6" office:value-type="float" office:value="6757.76" calcext:value-type="float">
            <text:p>R$6.757,7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236403" calcext:value-type="float">
            <text:p>90236403</text:p>
          </table:table-cell>
          <table:table-cell table:style-name="ce3" office:value-type="string" calcext:value-type="string">
            <text:p>SONIA BOUCAS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4891.96" calcext:value-type="float">
            <text:p>R$24.891,9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4891.96" calcext:value-type="float">
            <text:p>R$24.891,96 </text:p>
          </table:table-cell>
          <table:table-cell table:style-name="ce6" office:value-type="float" office:value="-2711.53" calcext:value-type="float">
            <text:p>(R$2.711,53)</text:p>
          </table:table-cell>
          <table:table-cell table:style-name="ce6" office:value-type="float" office:value="-4680.02" calcext:value-type="float">
            <text:p>(R$4.680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391.55" calcext:value-type="float">
            <text:p>(R$7.391,55)</text:p>
          </table:table-cell>
          <table:table-cell table:style-name="ce6" office:value-type="float" office:value="17500.41" calcext:value-type="float">
            <text:p>R$17.500,4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ITAPERUNA</text:p>
          </table:table-cell>
          <table:table-cell table:style-name="ce4" office:value-type="float" office:value="90789503" calcext:value-type="float">
            <text:p>90789503</text:p>
          </table:table-cell>
          <table:table-cell table:style-name="ce3" office:value-type="string" calcext:value-type="string">
            <text:p>SONIA CRISTINA GONÇALV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179.29" calcext:value-type="float">
            <text:p>R$7.179,2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179.29" calcext:value-type="float">
            <text:p>R$7.179,29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78.3" calcext:value-type="float">
            <text:p>(R$1.078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78.3" calcext:value-type="float">
            <text:p>(R$1.078,30)</text:p>
          </table:table-cell>
          <table:table-cell table:style-name="ce6" office:value-type="float" office:value="6100.99" calcext:value-type="float">
            <text:p>R$6.100,9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003103" calcext:value-type="float">
            <text:p>90003103</text:p>
          </table:table-cell>
          <table:table-cell table:style-name="ce3" office:value-type="string" calcext:value-type="string">
            <text:p>SONIA MARIA BROGLIA MEND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6405.11" calcext:value-type="float">
            <text:p>R$26.405,1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6405.11" calcext:value-type="float">
            <text:p>R$26.405,11 </text:p>
          </table:table-cell>
          <table:table-cell table:style-name="ce6" office:value-type="float" office:value="-2961.2" calcext:value-type="float">
            <text:p>(R$2.961,20)</text:p>
          </table:table-cell>
          <table:table-cell table:style-name="ce6" office:value-type="float" office:value="-5027.48" calcext:value-type="float">
            <text:p>(R$5.027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988.68" calcext:value-type="float">
            <text:p>(R$7.988,68)</text:p>
          </table:table-cell>
          <table:table-cell table:style-name="ce6" office:value-type="float" office:value="18416.43" calcext:value-type="float">
            <text:p>R$18.416,4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948801" calcext:value-type="float">
            <text:p>90948801</text:p>
          </table:table-cell>
          <table:table-cell table:style-name="ce3" office:value-type="string" calcext:value-type="string">
            <text:p>SONIA MARIA MELL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747.09" calcext:value-type="float">
            <text:p>R$747,0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554.33" calcext:value-type="float">
            <text:p>R$13.554,33 </text:p>
          </table:table-cell>
          <table:table-cell table:style-name="ce6" office:value-type="float" office:value="-840.82" calcext:value-type="float">
            <text:p>(R$840,82)</text:p>
          </table:table-cell>
          <table:table-cell table:style-name="ce6" office:value-type="float" office:value="-2076.62" calcext:value-type="float">
            <text:p>(R$2.076,6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17.44" calcext:value-type="float">
            <text:p>(R$2.917,44)</text:p>
          </table:table-cell>
          <table:table-cell table:style-name="ce6" office:value-type="float" office:value="10636.89" calcext:value-type="float">
            <text:p>R$10.636,8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LONDRINA</text:p>
          </table:table-cell>
          <table:table-cell table:style-name="ce4" office:value-type="float" office:value="90283403" calcext:value-type="float">
            <text:p>90283403</text:p>
          </table:table-cell>
          <table:table-cell table:style-name="ce3" office:value-type="string" calcext:value-type="string">
            <text:p>SONIA MARIA MORA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905.54" calcext:value-type="float">
            <text:p>R$14.905,5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905.54" calcext:value-type="float">
            <text:p>R$14.905,54 </text:p>
          </table:table-cell>
          <table:table-cell table:style-name="ce6" office:value-type="float" office:value="-1063.77" calcext:value-type="float">
            <text:p>(R$1.063,77)</text:p>
          </table:table-cell>
          <table:table-cell table:style-name="ce6" office:value-type="float" office:value="-2386.89" calcext:value-type="float">
            <text:p>(R$2.386,8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50.66" calcext:value-type="float">
            <text:p>(R$3.450,66)</text:p>
          </table:table-cell>
          <table:table-cell table:style-name="ce6" office:value-type="float" office:value="11454.88" calcext:value-type="float">
            <text:p>R$11.454,8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E</text:p>
          </table:table-cell>
          <table:table-cell table:style-name="ce4" office:value-type="float" office:value="90949702" calcext:value-type="float">
            <text:p>90949702</text:p>
          </table:table-cell>
          <table:table-cell table:style-name="ce3" office:value-type="string" calcext:value-type="string">
            <text:p>SONIA MARIA PER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036.02" calcext:value-type="float">
            <text:p>R$6.036,02 </text:p>
          </table:table-cell>
          <table:table-cell table:style-name="ce6" office:value-type="float" office:value="855.1" calcext:value-type="float">
            <text:p>R$855,1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6891.12" calcext:value-type="float">
            <text:p>R$6.891,12 </text:p>
          </table:table-cell>
          <table:table-cell table:style-name="ce6" office:value-type="float" office:value="-439.22" calcext:value-type="float">
            <text:p>(R$439,22)</text:p>
          </table:table-cell>
          <table:table-cell table:style-name="ce6" office:value-type="float" office:value="-878.27" calcext:value-type="float">
            <text:p>(R$878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17.49" calcext:value-type="float">
            <text:p>(R$1.317,49)</text:p>
          </table:table-cell>
          <table:table-cell table:style-name="ce6" office:value-type="float" office:value="5573.63" calcext:value-type="float">
            <text:p>R$5.573,6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950702" calcext:value-type="float">
            <text:p>90950702</text:p>
          </table:table-cell>
          <table:table-cell table:style-name="ce3" office:value-type="string" calcext:value-type="string">
            <text:p>SORAYA CRISTINA RODRIGUES LIM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269.07" calcext:value-type="float">
            <text:p>R$4.269,07 </text:p>
          </table:table-cell>
          <table:table-cell table:style-name="ce6" office:value-type="float" office:value="426.9" calcext:value-type="float">
            <text:p>R$426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4695.97" calcext:value-type="float">
            <text:p>R$4.695,97 </text:p>
          </table:table-cell>
          <table:table-cell table:style-name="ce6" office:value-type="float" office:value="-309.63" calcext:value-type="float">
            <text:p>(R$309,63)</text:p>
          </table:table-cell>
          <table:table-cell table:style-name="ce6" office:value-type="float" office:value="-324.15" calcext:value-type="float">
            <text:p>(R$324,1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33.78" calcext:value-type="float">
            <text:p>(R$633,78)</text:p>
          </table:table-cell>
          <table:table-cell table:style-name="ce6" office:value-type="float" office:value="4062.19" calcext:value-type="float">
            <text:p>R$4.062,1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0005001" calcext:value-type="float">
            <text:p>90005001</text:p>
          </table:table-cell>
          <table:table-cell table:style-name="ce3" office:value-type="string" calcext:value-type="string">
            <text:p>SORAYA DI BITTENCOURT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9858.84" calcext:value-type="float">
            <text:p>R$19.858,84 </text:p>
          </table:table-cell>
          <table:table-cell table:style-name="ce6" office:value-type="float" office:value="2373.29" calcext:value-type="float">
            <text:p>R$2.373,2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232.13" calcext:value-type="float">
            <text:p>R$22.232,13 </text:p>
          </table:table-cell>
          <table:table-cell table:style-name="ce6" office:value-type="float" office:value="-3149.66" calcext:value-type="float">
            <text:p>(R$3.149,6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7.87" calcext:value-type="float">
            <text:p>(R$227,87)</text:p>
          </table:table-cell>
          <table:table-cell table:style-name="ce6" office:value-type="float" office:value="-3377.53" calcext:value-type="float">
            <text:p>(R$3.377,53)</text:p>
          </table:table-cell>
          <table:table-cell table:style-name="ce6" office:value-type="float" office:value="18854.6" calcext:value-type="float">
            <text:p>R$18.854,6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07204" calcext:value-type="float">
            <text:p>90007204</text:p>
          </table:table-cell>
          <table:table-cell table:style-name="ce3" office:value-type="string" calcext:value-type="string">
            <text:p>STELA DALVA DA SILVA TA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4008.52" calcext:value-type="float">
            <text:p>R$44.008,5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4008.52" calcext:value-type="float">
            <text:p>R$44.008,52 </text:p>
          </table:table-cell>
          <table:table-cell table:style-name="ce6" office:value-type="float" office:value="-6299.31" calcext:value-type="float">
            <text:p>(R$6.299,31)</text:p>
          </table:table-cell>
          <table:table-cell table:style-name="ce6" office:value-type="float" office:value="-8950.43" calcext:value-type="float">
            <text:p>(R$8.950,4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5249.74" calcext:value-type="float">
            <text:p>(R$15.249,74)</text:p>
          </table:table-cell>
          <table:table-cell table:style-name="ce6" office:value-type="float" office:value="28758.78" calcext:value-type="float">
            <text:p>R$28.758,7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SE/PRSP</text:p>
          </table:table-cell>
          <table:table-cell table:style-name="ce4" office:value-type="float" office:value="90626304" calcext:value-type="float">
            <text:p>90626304</text:p>
          </table:table-cell>
          <table:table-cell table:style-name="ce3" office:value-type="string" calcext:value-type="string">
            <text:p>STELLA AMORIM CARVALH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857.98" calcext:value-type="float">
            <text:p>R$8.857,9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857.98" calcext:value-type="float">
            <text:p>R$8.857,98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539.94" calcext:value-type="float">
            <text:p>(R$1.539,9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539.94" calcext:value-type="float">
            <text:p>(R$1.539,94)</text:p>
          </table:table-cell>
          <table:table-cell table:style-name="ce6" office:value-type="float" office:value="7318.04" calcext:value-type="float">
            <text:p>R$7.318,0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894203" calcext:value-type="float">
            <text:p>90894203</text:p>
          </table:table-cell>
          <table:table-cell table:style-name="ce3" office:value-type="string" calcext:value-type="string">
            <text:p>SUELI PEDRO MESQUITA DO NASCIMENT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975.73" calcext:value-type="float">
            <text:p>R$12.975,7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975.73" calcext:value-type="float">
            <text:p>R$12.975,73 </text:p>
          </table:table-cell>
          <table:table-cell table:style-name="ce6" office:value-type="float" office:value="-752.51" calcext:value-type="float">
            <text:p>(R$752,51)</text:p>
          </table:table-cell>
          <table:table-cell table:style-name="ce6" office:value-type="float" office:value="-2465.38" calcext:value-type="float">
            <text:p>(R$2.465,3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17.89" calcext:value-type="float">
            <text:p>(R$3.217,89)</text:p>
          </table:table-cell>
          <table:table-cell table:style-name="ce6" office:value-type="float" office:value="9757.84" calcext:value-type="float">
            <text:p>R$9.757,8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0205105" calcext:value-type="float">
            <text:p>90205105</text:p>
          </table:table-cell>
          <table:table-cell table:style-name="ce3" office:value-type="string" calcext:value-type="string">
            <text:p>SUELY CORDEIIRO BORGES TEL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466.26" calcext:value-type="float">
            <text:p>R$8.466,2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466.26" calcext:value-type="float">
            <text:p>R$8.466,26 </text:p>
          </table:table-cell>
          <table:table-cell table:style-name="ce6" office:value-type="float" office:value="-98.64" calcext:value-type="float">
            <text:p>(R$98,64)</text:p>
          </table:table-cell>
          <table:table-cell table:style-name="ce6" office:value-type="float" office:value="-881.5" calcext:value-type="float">
            <text:p>(R$881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80.14" calcext:value-type="float">
            <text:p>(R$980,14)</text:p>
          </table:table-cell>
          <table:table-cell table:style-name="ce6" office:value-type="float" office:value="7486.12" calcext:value-type="float">
            <text:p>R$7.486,1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45501" calcext:value-type="float">
            <text:p>90945501</text:p>
          </table:table-cell>
          <table:table-cell table:style-name="ce3" office:value-type="string" calcext:value-type="string">
            <text:p>SUSANA LEDA DE CARVALH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9858.84" calcext:value-type="float">
            <text:p>R$19.858,84 </text:p>
          </table:table-cell>
          <table:table-cell table:style-name="ce6" office:value-type="float" office:value="3559.93" calcext:value-type="float">
            <text:p>R$3.559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418.77" calcext:value-type="float">
            <text:p>R$23.418,77 </text:p>
          </table:table-cell>
          <table:table-cell table:style-name="ce6" office:value-type="float" office:value="-3149.66" calcext:value-type="float">
            <text:p>(R$3.149,66)</text:p>
          </table:table-cell>
          <table:table-cell table:style-name="ce6" office:value-type="float" office:value="-4289.01" calcext:value-type="float">
            <text:p>(R$4.289,01)</text:p>
          </table:table-cell>
          <table:table-cell table:style-name="ce6" office:value-type="float" office:value="-1414.52" calcext:value-type="float">
            <text:p>(R$1.414,52)</text:p>
          </table:table-cell>
          <table:table-cell table:style-name="ce6" office:value-type="float" office:value="-8853.19" calcext:value-type="float">
            <text:p>(R$8.853,19)</text:p>
          </table:table-cell>
          <table:table-cell table:style-name="ce6" office:value-type="float" office:value="14565.58" calcext:value-type="float">
            <text:p>R$14.565,5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668103" calcext:value-type="float">
            <text:p>90668103</text:p>
          </table:table-cell>
          <table:table-cell table:style-name="ce3" office:value-type="string" calcext:value-type="string">
            <text:p>SYLVIA ALVES DIVERS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916.1" calcext:value-type="float">
            <text:p>R$2.916,1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916.1" calcext:value-type="float">
            <text:p>R$2.916,10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2916.1" calcext:value-type="float">
            <text:p>R$2.916,10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925801" calcext:value-type="float">
            <text:p>90925801</text:p>
          </table:table-cell>
          <table:table-cell table:style-name="ce3" office:value-type="string" calcext:value-type="string">
            <text:p>TABAJARA BATIS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545.49" calcext:value-type="float">
            <text:p>R$10.545,4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545.49" calcext:value-type="float">
            <text:p>R$10.545,49 </text:p>
          </table:table-cell>
          <table:table-cell table:style-name="ce6" office:value-type="float" office:value="-400.13" calcext:value-type="float">
            <text:p>(R$400,1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400.13" calcext:value-type="float">
            <text:p>(R$400,13)</text:p>
          </table:table-cell>
          <table:table-cell table:style-name="ce6" office:value-type="float" office:value="10145.36" calcext:value-type="float">
            <text:p>R$10.145,3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944101" calcext:value-type="float">
            <text:p>90944101</text:p>
          </table:table-cell>
          <table:table-cell table:style-name="ce3" office:value-type="string" calcext:value-type="string">
            <text:p>TANIA FERNANDES FERR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431.33" calcext:value-type="float">
            <text:p>R$16.431,33 </text:p>
          </table:table-cell>
          <table:table-cell table:style-name="ce6" office:value-type="float" office:value="2029.55" calcext:value-type="float">
            <text:p>R$2.029,5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460.88" calcext:value-type="float">
            <text:p>R$18.460,88 </text:p>
          </table:table-cell>
          <table:table-cell table:style-name="ce6" office:value-type="float" office:value="-1650.41" calcext:value-type="float">
            <text:p>(R$1.650,41)</text:p>
          </table:table-cell>
          <table:table-cell table:style-name="ce6" office:value-type="float" office:value="-3203.28" calcext:value-type="float">
            <text:p>(R$3.203,2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53.69" calcext:value-type="float">
            <text:p>(R$4.853,69)</text:p>
          </table:table-cell>
          <table:table-cell table:style-name="ce6" office:value-type="float" office:value="13607.19" calcext:value-type="float">
            <text:p>R$13.607,1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SELIC/AUDIN</text:p>
          </table:table-cell>
          <table:table-cell table:style-name="ce4" office:value-type="float" office:value="90522005" calcext:value-type="float">
            <text:p>90522005</text:p>
          </table:table-cell>
          <table:table-cell table:style-name="ce3" office:value-type="string" calcext:value-type="string">
            <text:p>TATIANA SANTANA LIM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7552.13" calcext:value-type="float">
            <text:p>R$7.552,13 </text:p>
          </table:table-cell>
          <table:table-cell table:style-name="ce6" office:value-type="float" office:value="3234.42" calcext:value-type="float">
            <text:p>R$3.234,4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0786.55" calcext:value-type="float">
            <text:p>R$10.786,55 </text:p>
          </table:table-cell>
          <table:table-cell table:style-name="ce6" office:value-type="float" office:value="-1081.96" calcext:value-type="float">
            <text:p>(R$1.081,96)</text:p>
          </table:table-cell>
          <table:table-cell table:style-name="ce6" office:value-type="float" office:value="-1772.76" calcext:value-type="float">
            <text:p>(R$1.772,7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54.72" calcext:value-type="float">
            <text:p>(R$2.854,72)</text:p>
          </table:table-cell>
          <table:table-cell table:style-name="ce6" office:value-type="float" office:value="7931.83" calcext:value-type="float">
            <text:p>R$7.931,8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2A</text:p>
          </table:table-cell>
          <table:table-cell table:style-name="ce4" office:value-type="float" office:value="90517203" calcext:value-type="float">
            <text:p>90517203</text:p>
          </table:table-cell>
          <table:table-cell table:style-name="ce3" office:value-type="string" calcext:value-type="string">
            <text:p>TATIANA VALADAO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085.24" calcext:value-type="float">
            <text:p>R$3.085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085.24" calcext:value-type="float">
            <text:p>R$3.085,24 </text:p>
          </table:table-cell>
          <table:table-cell table:style-name="ce6" office:value-type="float" office:value="-165.12" calcext:value-type="float">
            <text:p>(R$165,12)</text:p>
          </table:table-cell>
          <table:table-cell table:style-name="ce6" office:value-type="float" office:value="-56.57" calcext:value-type="float">
            <text:p>(R$56,5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1.69" calcext:value-type="float">
            <text:p>(R$221,69)</text:p>
          </table:table-cell>
          <table:table-cell table:style-name="ce6" office:value-type="float" office:value="2863.55" calcext:value-type="float">
            <text:p>R$2.863,5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1A</text:p>
          </table:table-cell>
          <table:table-cell table:style-name="ce4" office:value-type="float" office:value="92824903" calcext:value-type="float">
            <text:p>92824903</text:p>
          </table:table-cell>
          <table:table-cell table:style-name="ce3" office:value-type="string" calcext:value-type="string">
            <text:p>TAYLA KAZIKAWA TANAK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724.36" calcext:value-type="float">
            <text:p>R$2.724,3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724.36" calcext:value-type="float">
            <text:p>R$2.724,36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.88" calcext:value-type="float">
            <text:p>(R$34,8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.88" calcext:value-type="float">
            <text:p>(R$34,88)</text:p>
          </table:table-cell>
          <table:table-cell table:style-name="ce6" office:value-type="float" office:value="2689.48" calcext:value-type="float">
            <text:p>R$2.689,4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215604" calcext:value-type="float">
            <text:p>90215604</text:p>
          </table:table-cell>
          <table:table-cell table:style-name="ce3" office:value-type="string" calcext:value-type="string">
            <text:p>TERESA CRISTINA PASS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03.61" calcext:value-type="float">
            <text:p>R$6.403,61 </text:p>
          </table:table-cell>
          <table:table-cell table:style-name="ce6" office:value-type="float" office:value="667.04" calcext:value-type="float">
            <text:p>R$667,0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7070.65" calcext:value-type="float">
            <text:p>R$7.070,65 </text:p>
          </table:table-cell>
          <table:table-cell table:style-name="ce6" office:value-type="float" office:value="-468.84" calcext:value-type="float">
            <text:p>(R$468,84)</text:p>
          </table:table-cell>
          <table:table-cell table:style-name="ce6" office:value-type="float" office:value="-395.9" calcext:value-type="float">
            <text:p>(R$395,9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64.74" calcext:value-type="float">
            <text:p>(R$864,74)</text:p>
          </table:table-cell>
          <table:table-cell table:style-name="ce6" office:value-type="float" office:value="6205.91" calcext:value-type="float">
            <text:p>R$6.205,9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11501" calcext:value-type="float">
            <text:p>90911501</text:p>
          </table:table-cell>
          <table:table-cell table:style-name="ce3" office:value-type="string" calcext:value-type="string">
            <text:p>TERESA MOACIR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582.95" calcext:value-type="float">
            <text:p>R$14.582,9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582.95" calcext:value-type="float">
            <text:p>R$14.582,95 </text:p>
          </table:table-cell>
          <table:table-cell table:style-name="ce6" office:value-type="float" office:value="-1010.55" calcext:value-type="float">
            <text:p>(R$1.010,55)</text:p>
          </table:table-cell>
          <table:table-cell table:style-name="ce6" office:value-type="float" office:value="-2312.81" calcext:value-type="float">
            <text:p>(R$2.312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23.36" calcext:value-type="float">
            <text:p>(R$3.323,36)</text:p>
          </table:table-cell>
          <table:table-cell table:style-name="ce6" office:value-type="float" office:value="11259.59" calcext:value-type="float">
            <text:p>R$11.259,5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S</text:p>
          </table:table-cell>
          <table:table-cell table:style-name="ce4" office:value-type="float" office:value="90026303" calcext:value-type="float">
            <text:p>90026303</text:p>
          </table:table-cell>
          <table:table-cell table:style-name="ce3" office:value-type="string" calcext:value-type="string">
            <text:p>TERESINHA MARIA RIBA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1808.09" calcext:value-type="float">
            <text:p>R$41.808,09 </text:p>
          </table:table-cell>
          <table:table-cell table:style-name="ce6" office:value-type="float" office:value="8743.69" calcext:value-type="float">
            <text:p>R$8.743,6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50551.78" calcext:value-type="float">
            <text:p>R$50.551,78 </text:p>
          </table:table-cell>
          <table:table-cell table:style-name="ce6" office:value-type="float" office:value="-6299.31" calcext:value-type="float">
            <text:p>(R$6.299,31)</text:p>
          </table:table-cell>
          <table:table-cell table:style-name="ce6" office:value-type="float" office:value="-8950.43" calcext:value-type="float">
            <text:p>(R$8.950,43)</text:p>
          </table:table-cell>
          <table:table-cell table:style-name="ce6" office:value-type="float" office:value="-6543.26" calcext:value-type="float">
            <text:p>(R$6.543,26)</text:p>
          </table:table-cell>
          <table:table-cell table:style-name="ce6" office:value-type="float" office:value="-21793" calcext:value-type="float">
            <text:p>(R$21.793,00)</text:p>
          </table:table-cell>
          <table:table-cell table:style-name="ce6" office:value-type="float" office:value="28758.78" calcext:value-type="float">
            <text:p>R$28.758,7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29805" calcext:value-type="float">
            <text:p>90929805</text:p>
          </table:table-cell>
          <table:table-cell table:style-name="ce3" office:value-type="string" calcext:value-type="string">
            <text:p>TEREZA BATISTA DE SOUZA DOURAD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375.52" calcext:value-type="float">
            <text:p>R$15.375,5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375.52" calcext:value-type="float">
            <text:p>R$15.375,52 </text:p>
          </table:table-cell>
          <table:table-cell table:style-name="ce6" office:value-type="float" office:value="-1141.32" calcext:value-type="float">
            <text:p>(R$1.141,32)</text:p>
          </table:table-cell>
          <table:table-cell table:style-name="ce6" office:value-type="float" office:value="-2494.81" calcext:value-type="float">
            <text:p>(R$2.494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36.13" calcext:value-type="float">
            <text:p>(R$3.636,13)</text:p>
          </table:table-cell>
          <table:table-cell table:style-name="ce6" office:value-type="float" office:value="11739.39" calcext:value-type="float">
            <text:p>R$11.739,3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029203" calcext:value-type="float">
            <text:p>90029203</text:p>
          </table:table-cell>
          <table:table-cell table:style-name="ce3" office:value-type="string" calcext:value-type="string">
            <text:p>TEREZA HELENA M. DE V. BARR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958.2" calcext:value-type="float">
            <text:p>R$4.958,2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958.2" calcext:value-type="float">
            <text:p>R$4.958,20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6.69" calcext:value-type="float">
            <text:p>(R$76,6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6.69" calcext:value-type="float">
            <text:p>(R$76,69)</text:p>
          </table:table-cell>
          <table:table-cell table:style-name="ce6" office:value-type="float" office:value="4881.51" calcext:value-type="float">
            <text:p>R$4.881,5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G</text:p>
          </table:table-cell>
          <table:table-cell table:style-name="ce4" office:value-type="float" office:value="90941001" calcext:value-type="float">
            <text:p>90941001</text:p>
          </table:table-cell>
          <table:table-cell table:style-name="ce3" office:value-type="string" calcext:value-type="string">
            <text:p>TEREZINHA DA SILVEIRA ANDRADE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712.6" calcext:value-type="float">
            <text:p>R$10.712,6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712.6" calcext:value-type="float">
            <text:p>R$10.712,60 </text:p>
          </table:table-cell>
          <table:table-cell table:style-name="ce6" office:value-type="float" office:value="-1069.76" calcext:value-type="float">
            <text:p>(R$1.069,76)</text:p>
          </table:table-cell>
          <table:table-cell table:style-name="ce6" office:value-type="float" office:value="-1232.18" calcext:value-type="float">
            <text:p>(R$1.232,1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301.94" calcext:value-type="float">
            <text:p>(R$2.301,94)</text:p>
          </table:table-cell>
          <table:table-cell table:style-name="ce6" office:value-type="float" office:value="8410.66" calcext:value-type="float">
            <text:p>R$8.410,6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17501" calcext:value-type="float">
            <text:p>90917501</text:p>
          </table:table-cell>
          <table:table-cell table:style-name="ce3" office:value-type="string" calcext:value-type="string">
            <text:p>TEREZINHA SANTAN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03.61" calcext:value-type="float">
            <text:p>R$6.403,61 </text:p>
          </table:table-cell>
          <table:table-cell table:style-name="ce6" office:value-type="float" office:value="1738.69" calcext:value-type="float">
            <text:p>R$1.738,6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8142.3" calcext:value-type="float">
            <text:p>R$8.142,30 </text:p>
          </table:table-cell>
          <table:table-cell table:style-name="ce6" office:value-type="float" office:value="-645.66" calcext:value-type="float">
            <text:p>(R$645,66)</text:p>
          </table:table-cell>
          <table:table-cell table:style-name="ce6" office:value-type="float" office:value="-641.98" calcext:value-type="float">
            <text:p>(R$641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87.64" calcext:value-type="float">
            <text:p>(R$1.287,64)</text:p>
          </table:table-cell>
          <table:table-cell table:style-name="ce6" office:value-type="float" office:value="6854.66" calcext:value-type="float">
            <text:p>R$6.854,6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AC</text:p>
          </table:table-cell>
          <table:table-cell table:style-name="ce4" office:value-type="float" office:value="90903104" calcext:value-type="float">
            <text:p>90903104</text:p>
          </table:table-cell>
          <table:table-cell table:style-name="ce3" office:value-type="string" calcext:value-type="string">
            <text:p>TERTULINA LIMA DE ARAUJ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388.04" calcext:value-type="float">
            <text:p>R$12.388,0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388.04" calcext:value-type="float">
            <text:p>R$12.388,04 </text:p>
          </table:table-cell>
          <table:table-cell table:style-name="ce6" office:value-type="float" office:value="-1346.21" calcext:value-type="float">
            <text:p>(R$1.346,21)</text:p>
          </table:table-cell>
          <table:table-cell table:style-name="ce6" office:value-type="float" office:value="-1616.9" calcext:value-type="float">
            <text:p>(R$1.616,9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63.11" calcext:value-type="float">
            <text:p>(R$2.963,11)</text:p>
          </table:table-cell>
          <table:table-cell table:style-name="ce6" office:value-type="float" office:value="9424.93" calcext:value-type="float">
            <text:p>R$9.424,9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R</text:p>
          </table:table-cell>
          <table:table-cell table:style-name="ce4" office:value-type="float" office:value="90941801" calcext:value-type="float">
            <text:p>90941801</text:p>
          </table:table-cell>
          <table:table-cell table:style-name="ce3" office:value-type="string" calcext:value-type="string">
            <text:p>THAIS SIMONE SCHOWLK FONTAN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227.36" calcext:value-type="float">
            <text:p>R$1.227,3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034.6" calcext:value-type="float">
            <text:p>R$14.034,60 </text:p>
          </table:table-cell>
          <table:table-cell table:style-name="ce6" office:value-type="float" office:value="-920.07" calcext:value-type="float">
            <text:p>(R$920,07)</text:p>
          </table:table-cell>
          <table:table-cell table:style-name="ce6" office:value-type="float" office:value="-2710.49" calcext:value-type="float">
            <text:p>(R$2.710,4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30.56" calcext:value-type="float">
            <text:p>(R$3.630,56)</text:p>
          </table:table-cell>
          <table:table-cell table:style-name="ce6" office:value-type="float" office:value="10404.04" calcext:value-type="float">
            <text:p>R$10.404,0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CE</text:p>
          </table:table-cell>
          <table:table-cell table:style-name="ce4" office:value-type="float" office:value="90914601" calcext:value-type="float">
            <text:p>90914601</text:p>
          </table:table-cell>
          <table:table-cell table:style-name="ce3" office:value-type="string" calcext:value-type="string">
            <text:p>THYAGO ROBERTO DE HOLANDA THUMMEL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4546.57" calcext:value-type="float">
            <text:p>R$4.546,5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353.81" calcext:value-type="float">
            <text:p>R$17.353,81 </text:p>
          </table:table-cell>
          <table:table-cell table:style-name="ce6" office:value-type="float" office:value="-1467.74" calcext:value-type="float">
            <text:p>(R$1.467,7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67.74" calcext:value-type="float">
            <text:p>(R$1.467,74)</text:p>
          </table:table-cell>
          <table:table-cell table:style-name="ce6" office:value-type="float" office:value="15886.07" calcext:value-type="float">
            <text:p>R$15.886,0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R4A</text:p>
          </table:table-cell>
          <table:table-cell table:style-name="ce4" office:value-type="float" office:value="90486204" calcext:value-type="float">
            <text:p>90486204</text:p>
          </table:table-cell>
          <table:table-cell table:style-name="ce3" office:value-type="string" calcext:value-type="string">
            <text:p>TIAGO DE OLIVEIRA COUTINH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9538.86" calcext:value-type="float">
            <text:p>R$39.538,8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9538.86" calcext:value-type="float">
            <text:p>R$39.538,86 </text:p>
          </table:table-cell>
          <table:table-cell table:style-name="ce6" office:value-type="float" office:value="-2346.21" calcext:value-type="float">
            <text:p>(R$2.346,21)</text:p>
          </table:table-cell>
          <table:table-cell table:style-name="ce6" office:value-type="float" office:value="-9331.97" calcext:value-type="float">
            <text:p>(R$9.331,9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1678.18" calcext:value-type="float">
            <text:p>(R$11.678,18)</text:p>
          </table:table-cell>
          <table:table-cell table:style-name="ce6" office:value-type="float" office:value="27860.68" calcext:value-type="float">
            <text:p>R$27.860,6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R.GRANDE</text:p>
          </table:table-cell>
          <table:table-cell table:style-name="ce4" office:value-type="float" office:value="90623803" calcext:value-type="float">
            <text:p>90623803</text:p>
          </table:table-cell>
          <table:table-cell table:style-name="ce3" office:value-type="string" calcext:value-type="string">
            <text:p>TONI ANDRE DA SILVA SOAR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9564.94" calcext:value-type="float">
            <text:p>R$9.564,94 </text:p>
          </table:table-cell>
          <table:table-cell table:style-name="ce6" office:value-type="float" office:value="39.85" calcext:value-type="float">
            <text:p>R$39,8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9604.79" calcext:value-type="float">
            <text:p>R$9.604,79 </text:p>
          </table:table-cell>
          <table:table-cell table:style-name="ce6" office:value-type="float" office:value="-263.72" calcext:value-type="float">
            <text:p>(R$263,72)</text:p>
          </table:table-cell>
          <table:table-cell table:style-name="ce6" office:value-type="float" office:value="-1672.79" calcext:value-type="float">
            <text:p>(R$1.672,7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936.51" calcext:value-type="float">
            <text:p>(R$1.936,51)</text:p>
          </table:table-cell>
          <table:table-cell table:style-name="ce6" office:value-type="float" office:value="7668.28" calcext:value-type="float">
            <text:p>R$7.668,2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27703" calcext:value-type="float">
            <text:p>90227703</text:p>
          </table:table-cell>
          <table:table-cell table:style-name="ce3" office:value-type="string" calcext:value-type="string">
            <text:p>VALDEREIS MARTINS VERA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9078.6" calcext:value-type="float">
            <text:p>R$9.078,6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078.6" calcext:value-type="float">
            <text:p>R$9.078,60 </text:p>
          </table:table-cell>
          <table:table-cell table:style-name="ce6" office:value-type="float" office:value="-187.43" calcext:value-type="float">
            <text:p>(R$187,4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87.43" calcext:value-type="float">
            <text:p>(R$187,43)</text:p>
          </table:table-cell>
          <table:table-cell table:style-name="ce6" office:value-type="float" office:value="8891.17" calcext:value-type="float">
            <text:p>R$8.891,1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1750103" calcext:value-type="float">
            <text:p>91750103</text:p>
          </table:table-cell>
          <table:table-cell table:style-name="ce3" office:value-type="string" calcext:value-type="string">
            <text:p>VALDERLENE SANTOS FERNANDES PEDERSOL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505.85" calcext:value-type="float">
            <text:p>R$4.505,8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505.85" calcext:value-type="float">
            <text:p>R$4.505,85 </text:p>
          </table:table-cell>
          <table:table-cell table:style-name="ce6" office:value-type="float" office:value="-88.87" calcext:value-type="float">
            <text:p>(R$88,8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88.87" calcext:value-type="float">
            <text:p>(R$88,87)</text:p>
          </table:table-cell>
          <table:table-cell table:style-name="ce6" office:value-type="float" office:value="4416.98" calcext:value-type="float">
            <text:p>R$4.416,9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436701" calcext:value-type="float">
            <text:p>90436701</text:p>
          </table:table-cell>
          <table:table-cell table:style-name="ce3" office:value-type="string" calcext:value-type="string">
            <text:p>VALDETE PER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617.93" calcext:value-type="float">
            <text:p>R$3.617,9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617.93" calcext:value-type="float">
            <text:p>R$3.617,93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1.24" calcext:value-type="float">
            <text:p>(R$161,2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1.24" calcext:value-type="float">
            <text:p>(R$161,24)</text:p>
          </table:table-cell>
          <table:table-cell table:style-name="ce6" office:value-type="float" office:value="3456.69" calcext:value-type="float">
            <text:p>R$3.456,6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E</text:p>
          </table:table-cell>
          <table:table-cell table:style-name="ce4" office:value-type="float" office:value="90217103" calcext:value-type="float">
            <text:p>90217103</text:p>
          </table:table-cell>
          <table:table-cell table:style-name="ce3" office:value-type="string" calcext:value-type="string">
            <text:p>VALDICE CARVALHO MESSIA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9444.17" calcext:value-type="float">
            <text:p>R$9.444,1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444.17" calcext:value-type="float">
            <text:p>R$9.444,17 </text:p>
          </table:table-cell>
          <table:table-cell table:style-name="ce6" office:value-type="float" office:value="-240.43" calcext:value-type="float">
            <text:p>(R$240,43)</text:p>
          </table:table-cell>
          <table:table-cell table:style-name="ce6" office:value-type="float" office:value="-1111.43" calcext:value-type="float">
            <text:p>(R$1.111,4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51.86" calcext:value-type="float">
            <text:p>(R$1.351,86)</text:p>
          </table:table-cell>
          <table:table-cell table:style-name="ce6" office:value-type="float" office:value="8092.31" calcext:value-type="float">
            <text:p>R$8.092,3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454703" calcext:value-type="float">
            <text:p>90454703</text:p>
          </table:table-cell>
          <table:table-cell table:style-name="ce3" office:value-type="string" calcext:value-type="string">
            <text:p>VALDIVINO JOSE DOS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8941.76" calcext:value-type="float">
            <text:p>R$8.941,7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941.76" calcext:value-type="float">
            <text:p>R$8.941,76 </text:p>
          </table:table-cell>
          <table:table-cell table:style-name="ce6" office:value-type="float" office:value="-167.59" calcext:value-type="float">
            <text:p>(R$167,59)</text:p>
          </table:table-cell>
          <table:table-cell table:style-name="ce6" office:value-type="float" office:value="-913.38" calcext:value-type="float">
            <text:p>(R$913,3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80.97" calcext:value-type="float">
            <text:p>(R$1.080,97)</text:p>
          </table:table-cell>
          <table:table-cell table:style-name="ce6" office:value-type="float" office:value="7860.79" calcext:value-type="float">
            <text:p>R$7.860,7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UBERLANDIA</text:p>
          </table:table-cell>
          <table:table-cell table:style-name="ce4" office:value-type="float" office:value="91464903" calcext:value-type="float">
            <text:p>91464903</text:p>
          </table:table-cell>
          <table:table-cell table:style-name="ce3" office:value-type="string" calcext:value-type="string">
            <text:p>VANDA NAE FERREIRA GOM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7242.74" calcext:value-type="float">
            <text:p>R$17.242,7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242.74" calcext:value-type="float">
            <text:p>R$17.242,74 </text:p>
          </table:table-cell>
          <table:table-cell table:style-name="ce6" office:value-type="float" office:value="-1449.41" calcext:value-type="float">
            <text:p>(R$1.449,41)</text:p>
          </table:table-cell>
          <table:table-cell table:style-name="ce6" office:value-type="float" office:value="-2923.57" calcext:value-type="float">
            <text:p>(R$2.923,5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72.98" calcext:value-type="float">
            <text:p>(R$4.372,98)</text:p>
          </table:table-cell>
          <table:table-cell table:style-name="ce6" office:value-type="float" office:value="12869.76" calcext:value-type="float">
            <text:p>R$12.869,7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M-R.PRETO</text:p>
          </table:table-cell>
          <table:table-cell table:style-name="ce4" office:value-type="float" office:value="92952603" calcext:value-type="float">
            <text:p>92952603</text:p>
          </table:table-cell>
          <table:table-cell table:style-name="ce3" office:value-type="string" calcext:value-type="string">
            <text:p>VANDER DE PAULA BRONZI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645.98" calcext:value-type="float">
            <text:p>R$2.645,9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645.98" calcext:value-type="float">
            <text:p>R$2.645,98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2645.98" calcext:value-type="float">
            <text:p>R$2.645,9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532403" calcext:value-type="float">
            <text:p>90532403</text:p>
          </table:table-cell>
          <table:table-cell table:style-name="ce3" office:value-type="string" calcext:value-type="string">
            <text:p>VANESSA TAVARES MONTE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5525.03" calcext:value-type="float">
            <text:p>R$5.525,03 </text:p>
          </table:table-cell>
          <table:table-cell table:style-name="ce6" office:value-type="float" office:value="417.98" calcext:value-type="float">
            <text:p>R$417,9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5943.01" calcext:value-type="float">
            <text:p>R$5.943,01 </text:p>
          </table:table-cell>
          <table:table-cell table:style-name="ce6" office:value-type="float" office:value="-297.25" calcext:value-type="float">
            <text:p>(R$297,25)</text:p>
          </table:table-cell>
          <table:table-cell table:style-name="ce6" office:value-type="float" office:value="-656.58" calcext:value-type="float">
            <text:p>(R$656,5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53.83" calcext:value-type="float">
            <text:p>(R$953,83)</text:p>
          </table:table-cell>
          <table:table-cell table:style-name="ce6" office:value-type="float" office:value="4989.18" calcext:value-type="float">
            <text:p>R$4.989,1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GO</text:p>
          </table:table-cell>
          <table:table-cell table:style-name="ce4" office:value-type="float" office:value="90902601" calcext:value-type="float">
            <text:p>90902601</text:p>
          </table:table-cell>
          <table:table-cell table:style-name="ce3" office:value-type="string" calcext:value-type="string">
            <text:p>VERA CARNEIRO MACHAD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41808.09" calcext:value-type="float">
            <text:p>R$41.808,09 </text:p>
          </table:table-cell>
          <table:table-cell table:style-name="ce6" office:value-type="float" office:value="8244.06" calcext:value-type="float">
            <text:p>R$8.244,0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50052.15" calcext:value-type="float">
            <text:p>R$50.052,15 </text:p>
          </table:table-cell>
          <table:table-cell table:style-name="ce6" office:value-type="float" office:value="-6299.31" calcext:value-type="float">
            <text:p>(R$6.299,31)</text:p>
          </table:table-cell>
          <table:table-cell table:style-name="ce6" office:value-type="float" office:value="-8950.43" calcext:value-type="float">
            <text:p>(R$8.950,43)</text:p>
          </table:table-cell>
          <table:table-cell table:style-name="ce6" office:value-type="float" office:value="-6043.63" calcext:value-type="float">
            <text:p>(R$6.043,63)</text:p>
          </table:table-cell>
          <table:table-cell table:style-name="ce6" office:value-type="float" office:value="-21293.37" calcext:value-type="float">
            <text:p>(R$21.293,37)</text:p>
          </table:table-cell>
          <table:table-cell table:style-name="ce6" office:value-type="float" office:value="28758.78" calcext:value-type="float">
            <text:p>R$28.758,7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919001" calcext:value-type="float">
            <text:p>90919001</text:p>
          </table:table-cell>
          <table:table-cell table:style-name="ce3" office:value-type="string" calcext:value-type="string">
            <text:p>VERA LUCIA DA SILVA MENEZ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4034.28" calcext:value-type="float">
            <text:p>R$4.034,2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41.52" calcext:value-type="float">
            <text:p>R$16.841,52 </text:p>
          </table:table-cell>
          <table:table-cell table:style-name="ce6" office:value-type="float" office:value="-1383.21" calcext:value-type="float">
            <text:p>(R$1.383,21)</text:p>
          </table:table-cell>
          <table:table-cell table:style-name="ce6" office:value-type="float" office:value="-2831.44" calcext:value-type="float">
            <text:p>(R$2.831,4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14.65" calcext:value-type="float">
            <text:p>(R$4.214,65)</text:p>
          </table:table-cell>
          <table:table-cell table:style-name="ce6" office:value-type="float" office:value="12626.87" calcext:value-type="float">
            <text:p>R$12.626,8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SP</text:p>
          </table:table-cell>
          <table:table-cell table:style-name="ce4" office:value-type="float" office:value="90924605" calcext:value-type="float">
            <text:p>90924605</text:p>
          </table:table-cell>
          <table:table-cell table:style-name="ce3" office:value-type="string" calcext:value-type="string">
            <text:p>VERA LUCIA DE SOUZ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5132.8" calcext:value-type="float">
            <text:p>R$15.132,8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132.8" calcext:value-type="float">
            <text:p>R$15.132,80 </text:p>
          </table:table-cell>
          <table:table-cell table:style-name="ce6" office:value-type="float" office:value="-1101.27" calcext:value-type="float">
            <text:p>(R$1.101,27)</text:p>
          </table:table-cell>
          <table:table-cell table:style-name="ce6" office:value-type="float" office:value="-2439.07" calcext:value-type="float">
            <text:p>(R$2.439,0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40.34" calcext:value-type="float">
            <text:p>(R$3.540,34)</text:p>
          </table:table-cell>
          <table:table-cell table:style-name="ce6" office:value-type="float" office:value="11592.46" calcext:value-type="float">
            <text:p>R$11.592,4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238801" calcext:value-type="float">
            <text:p>90238801</text:p>
          </table:table-cell>
          <table:table-cell table:style-name="ce3" office:value-type="string" calcext:value-type="string">
            <text:p>VERONICA DE QUEIROZ ARAUJO BATIS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9734.01" calcext:value-type="float">
            <text:p>R$9.734,0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734.01" calcext:value-type="float">
            <text:p>R$9.734,01 </text:p>
          </table:table-cell>
          <table:table-cell table:style-name="ce6" office:value-type="float" office:value="-908.29" calcext:value-type="float">
            <text:p>(R$908,29)</text:p>
          </table:table-cell>
          <table:table-cell table:style-name="ce6" office:value-type="float" office:value="-1007.47" calcext:value-type="float">
            <text:p>(R$1.007,4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915.76" calcext:value-type="float">
            <text:p>(R$1.915,76)</text:p>
          </table:table-cell>
          <table:table-cell table:style-name="ce6" office:value-type="float" office:value="7818.25" calcext:value-type="float">
            <text:p>R$7.818,2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424003" calcext:value-type="float">
            <text:p>90424003</text:p>
          </table:table-cell>
          <table:table-cell table:style-name="ce3" office:value-type="string" calcext:value-type="string">
            <text:p>VERONICA GONÇALVES TOLED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148.82" calcext:value-type="float">
            <text:p>R$10.148,8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148.82" calcext:value-type="float">
            <text:p>R$10.148,82 </text:p>
          </table:table-cell>
          <table:table-cell table:style-name="ce6" office:value-type="float" office:value="-342.61" calcext:value-type="float">
            <text:p>(R$342,6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342.61" calcext:value-type="float">
            <text:p>(R$342,61)</text:p>
          </table:table-cell>
          <table:table-cell table:style-name="ce6" office:value-type="float" office:value="9806.21" calcext:value-type="float">
            <text:p>R$9.806,21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1110108" calcext:value-type="float">
            <text:p>91110108</text:p>
          </table:table-cell>
          <table:table-cell table:style-name="ce3" office:value-type="string" calcext:value-type="string">
            <text:p>VINICIUS CUNHA CANTO GASPAR DE OLIVEIR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80.39" calcext:value-type="float">
            <text:p>R$1.480,3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80.39" calcext:value-type="float">
            <text:p>R$1.480,39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1480.39" calcext:value-type="float">
            <text:p>R$1.480,39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48402" calcext:value-type="float">
            <text:p>90948402</text:p>
          </table:table-cell>
          <table:table-cell table:style-name="ce3" office:value-type="string" calcext:value-type="string">
            <text:p>VIVIAN BARBOSA DE SOUS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403.61" calcext:value-type="float">
            <text:p>R$6.403,61 </text:p>
          </table:table-cell>
          <table:table-cell table:style-name="ce6" office:value-type="float" office:value="667.04" calcext:value-type="float">
            <text:p>R$667,0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7070.65" calcext:value-type="float">
            <text:p>R$7.070,65 </text:p>
          </table:table-cell>
          <table:table-cell table:style-name="ce6" office:value-type="float" office:value="-468.84" calcext:value-type="float">
            <text:p>(R$468,84)</text:p>
          </table:table-cell>
          <table:table-cell table:style-name="ce6" office:value-type="float" office:value="-919.49" calcext:value-type="float">
            <text:p>(R$919,4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88.33" calcext:value-type="float">
            <text:p>(R$1.388,33)</text:p>
          </table:table-cell>
          <table:table-cell table:style-name="ce6" office:value-type="float" office:value="5682.32" calcext:value-type="float">
            <text:p>R$5.682,3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GABPRM4-VAFB</text:p>
          </table:table-cell>
          <table:table-cell table:style-name="ce4" office:value-type="float" office:value="92871303" calcext:value-type="float">
            <text:p>92871303</text:p>
          </table:table-cell>
          <table:table-cell table:style-name="ce3" office:value-type="string" calcext:value-type="string">
            <text:p>VIVIANE CRISTINA DE SOUZ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614.73" calcext:value-type="float">
            <text:p>R$1.614,7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14.73" calcext:value-type="float">
            <text:p>R$1.614,73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1614.73" calcext:value-type="float">
            <text:p>R$1.614,73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RJ</text:p>
          </table:table-cell>
          <table:table-cell table:style-name="ce4" office:value-type="float" office:value="90036402" calcext:value-type="float">
            <text:p>90036402</text:p>
          </table:table-cell>
          <table:table-cell table:style-name="ce3" office:value-type="string" calcext:value-type="string">
            <text:p>WALDERLINA PINHEIRO CORDEI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4605.56" calcext:value-type="float">
            <text:p>R$24.605,5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4605.56" calcext:value-type="float">
            <text:p>R$24.605,56 </text:p>
          </table:table-cell>
          <table:table-cell table:style-name="ce6" office:value-type="float" office:value="-2664.28" calcext:value-type="float">
            <text:p>(R$2.664,2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664.28" calcext:value-type="float">
            <text:p>(R$2.664,28)</text:p>
          </table:table-cell>
          <table:table-cell table:style-name="ce6" office:value-type="float" office:value="21941.28" calcext:value-type="float">
            <text:p>R$21.941,2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ES</text:p>
          </table:table-cell>
          <table:table-cell table:style-name="ce4" office:value-type="float" office:value="90922504" calcext:value-type="float">
            <text:p>90922504</text:p>
          </table:table-cell>
          <table:table-cell table:style-name="ce3" office:value-type="string" calcext:value-type="string">
            <text:p>WALESKA DE ALMEIDA ESTEV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3532.33" calcext:value-type="float">
            <text:p>R$13.532,3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532.33" calcext:value-type="float">
            <text:p>R$13.532,33 </text:p>
          </table:table-cell>
          <table:table-cell table:style-name="ce6" office:value-type="float" office:value="-837.19" calcext:value-type="float">
            <text:p>(R$837,1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837.19" calcext:value-type="float">
            <text:p>(R$837,19)</text:p>
          </table:table-cell>
          <table:table-cell table:style-name="ce6" office:value-type="float" office:value="12695.14" calcext:value-type="float">
            <text:p>R$12.695,1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0441001" calcext:value-type="float">
            <text:p>90441001</text:p>
          </table:table-cell>
          <table:table-cell table:style-name="ce3" office:value-type="string" calcext:value-type="string">
            <text:p>WALQUIRIO CONCEICAO DAS VIRGEN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7337.06" calcext:value-type="float">
            <text:p>R$17.337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337.06" calcext:value-type="float">
            <text:p>R$17.337,06 </text:p>
          </table:table-cell>
          <table:table-cell table:style-name="ce6" office:value-type="float" office:value="-1464.97" calcext:value-type="float">
            <text:p>(R$1.464,97)</text:p>
          </table:table-cell>
          <table:table-cell table:style-name="ce6" office:value-type="float" office:value="-2945.23" calcext:value-type="float">
            <text:p>(R$2.945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10.2" calcext:value-type="float">
            <text:p>(R$4.410,20)</text:p>
          </table:table-cell>
          <table:table-cell table:style-name="ce6" office:value-type="float" office:value="12926.86" calcext:value-type="float">
            <text:p>R$12.926,8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MA</text:p>
          </table:table-cell>
          <table:table-cell table:style-name="ce4" office:value-type="float" office:value="90916201" calcext:value-type="float">
            <text:p>90916201</text:p>
          </table:table-cell>
          <table:table-cell table:style-name="ce3" office:value-type="string" calcext:value-type="string">
            <text:p>WANDA DE NAZARETH MOREIRA ITAPARY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9275.22" calcext:value-type="float">
            <text:p>R$39.275,2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9275.22" calcext:value-type="float">
            <text:p>R$39.275,22 </text:p>
          </table:table-cell>
          <table:table-cell table:style-name="ce6" office:value-type="float" office:value="-5399.98" calcext:value-type="float">
            <text:p>(R$5.399,98)</text:p>
          </table:table-cell>
          <table:table-cell table:style-name="ce6" office:value-type="float" office:value="-7896.09" calcext:value-type="float">
            <text:p>(R$7.896,0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296.07" calcext:value-type="float">
            <text:p>(R$13.296,07)</text:p>
          </table:table-cell>
          <table:table-cell table:style-name="ce6" office:value-type="float" office:value="25979.15" calcext:value-type="float">
            <text:p>R$25.979,1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1542103" calcext:value-type="float">
            <text:p>91542103</text:p>
          </table:table-cell>
          <table:table-cell table:style-name="ce3" office:value-type="string" calcext:value-type="string">
            <text:p>WOLTONY DE LUCENA GONÇALVE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6881.88" calcext:value-type="float">
            <text:p>R$6.881,8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881.88" calcext:value-type="float">
            <text:p>R$6.881,88 </text:p>
          </table:table-cell>
          <table:table-cell table:style-name="ce6" office:value-type="float" office:value="-437.69" calcext:value-type="float">
            <text:p>(R$437,69)</text:p>
          </table:table-cell>
          <table:table-cell table:style-name="ce6" office:value-type="float" office:value="-876.15" calcext:value-type="float">
            <text:p>(R$876,1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13.84" calcext:value-type="float">
            <text:p>(R$1.313,84)</text:p>
          </table:table-cell>
          <table:table-cell table:style-name="ce6" office:value-type="float" office:value="5568.04" calcext:value-type="float">
            <text:p>R$5.568,0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E</text:p>
          </table:table-cell>
          <table:table-cell table:style-name="ce4" office:value-type="float" office:value="90439401" calcext:value-type="float">
            <text:p>90439401</text:p>
          </table:table-cell>
          <table:table-cell table:style-name="ce3" office:value-type="string" calcext:value-type="string">
            <text:p>ZAQUEL TEODOSIO DA SILV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710.54" calcext:value-type="float">
            <text:p>R$12.710,54 </text:p>
          </table:table-cell>
          <table:table-cell table:style-name="ce6" office:value-type="float" office:value="426.71" calcext:value-type="float">
            <text:p>R$426,7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137.25" calcext:value-type="float">
            <text:p>R$13.137,25 </text:p>
          </table:table-cell>
          <table:table-cell table:style-name="ce6" office:value-type="float" office:value="-775.93" calcext:value-type="float">
            <text:p>(R$775,93)</text:p>
          </table:table-cell>
          <table:table-cell table:style-name="ce6" office:value-type="float" office:value="-1979.76" calcext:value-type="float">
            <text:p>(R$1.979,7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55.69" calcext:value-type="float">
            <text:p>(R$2.755,69)</text:p>
          </table:table-cell>
          <table:table-cell table:style-name="ce6" office:value-type="float" office:value="10381.56" calcext:value-type="float">
            <text:p>R$10.381,56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PE</text:p>
          </table:table-cell>
          <table:table-cell table:style-name="ce4" office:value-type="float" office:value="90220906" calcext:value-type="float">
            <text:p>90220906</text:p>
          </table:table-cell>
          <table:table-cell table:style-name="ce3" office:value-type="string" calcext:value-type="string">
            <text:p>ZELIA MARIA MELO DE LIMA SANTO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954.71" calcext:value-type="float">
            <text:p>R$14.954,7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954.71" calcext:value-type="float">
            <text:p>R$14.954,71 </text:p>
          </table:table-cell>
          <table:table-cell table:style-name="ce6" office:value-type="float" office:value="-1071.89" calcext:value-type="float">
            <text:p>(R$1.071,89)</text:p>
          </table:table-cell>
          <table:table-cell table:style-name="ce6" office:value-type="float" office:value="-2921.77" calcext:value-type="float">
            <text:p>(R$2.921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93.66" calcext:value-type="float">
            <text:p>(R$3.993,66)</text:p>
          </table:table-cell>
          <table:table-cell table:style-name="ce6" office:value-type="float" office:value="10961.05" calcext:value-type="float">
            <text:p>R$10.961,05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453403" calcext:value-type="float">
            <text:p>90453403</text:p>
          </table:table-cell>
          <table:table-cell table:style-name="ce3" office:value-type="string" calcext:value-type="string">
            <text:p>ZENILDA FELIZARDO DE ALMEIDA MENDES DIAS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1391.96" calcext:value-type="float">
            <text:p>R$11.391,96 </text:p>
          </table:table-cell>
          <table:table-cell table:style-name="ce6" office:value-type="float" office:value="2368.38" calcext:value-type="float">
            <text:p>R$2.368,3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760.34" calcext:value-type="float">
            <text:p>R$13.760,34 </text:p>
          </table:table-cell>
          <table:table-cell table:style-name="ce6" office:value-type="float" office:value="-874.82" calcext:value-type="float">
            <text:p>(R$874,8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874.82" calcext:value-type="float">
            <text:p>(R$874,82)</text:p>
          </table:table-cell>
          <table:table-cell table:style-name="ce6" office:value-type="float" office:value="12885.52" calcext:value-type="float">
            <text:p>R$12.885,52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GR</text:p>
          </table:table-cell>
          <table:table-cell table:style-name="ce4" office:value-type="float" office:value="90914506" calcext:value-type="float">
            <text:p>90914506</text:p>
          </table:table-cell>
          <table:table-cell table:style-name="ce3" office:value-type="string" calcext:value-type="string">
            <text:p>ZEZILDA DA COSTA CORREA LEITE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26897.99" calcext:value-type="float">
            <text:p>R$26.897,9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6897.99" calcext:value-type="float">
            <text:p>R$26.897,99 </text:p>
          </table:table-cell>
          <table:table-cell table:style-name="ce6" office:value-type="float" office:value="-3048.31" calcext:value-type="float">
            <text:p>(R$3.048,3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3048.31" calcext:value-type="float">
            <text:p>(R$3.048,31)</text:p>
          </table:table-cell>
          <table:table-cell table:style-name="ce6" office:value-type="float" office:value="23849.68" calcext:value-type="float">
            <text:p>R$23.849,6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TO</text:p>
          </table:table-cell>
          <table:table-cell table:style-name="ce4" office:value-type="float" office:value="90232703" calcext:value-type="float">
            <text:p>90232703</text:p>
          </table:table-cell>
          <table:table-cell table:style-name="ce3" office:value-type="string" calcext:value-type="string">
            <text:p>ZILDA PEREIRA DA COST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4828.24" calcext:value-type="float">
            <text:p>R$14.828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828.24" calcext:value-type="float">
            <text:p>R$14.828,24 </text:p>
          </table:table-cell>
          <table:table-cell table:style-name="ce6" office:value-type="float" office:value="-1051.02" calcext:value-type="float">
            <text:p>(R$1.051,02)</text:p>
          </table:table-cell>
          <table:table-cell table:style-name="ce6" office:value-type="float" office:value="-2369.14" calcext:value-type="float">
            <text:p>(R$2.369,1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20.16" calcext:value-type="float">
            <text:p>(R$3.420,16)</text:p>
          </table:table-cell>
          <table:table-cell table:style-name="ce6" office:value-type="float" office:value="11408.08" calcext:value-type="float">
            <text:p>R$11.408,08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TRF 1RG</text:p>
          </table:table-cell>
          <table:table-cell table:style-name="ce4" office:value-type="float" office:value="91700503" calcext:value-type="float">
            <text:p>91700503</text:p>
          </table:table-cell>
          <table:table-cell table:style-name="ce3" office:value-type="string" calcext:value-type="string">
            <text:p>ZOILO DE ALENCAR CORREIA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0315.89" calcext:value-type="float">
            <text:p>R$10.315,8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315.89" calcext:value-type="float">
            <text:p>R$10.315,89 </text:p>
          </table:table-cell>
          <table:table-cell table:style-name="ce6" office:value-type="float" office:value="-366.84" calcext:value-type="float">
            <text:p>(R$366,84)</text:p>
          </table:table-cell>
          <table:table-cell table:style-name="ce6" office:value-type="float" office:value="-1839.98" calcext:value-type="float">
            <text:p>(R$1.839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06.82" calcext:value-type="float">
            <text:p>(R$2.206,82)</text:p>
          </table:table-cell>
          <table:table-cell table:style-name="ce6" office:value-type="float" office:value="8109.07" calcext:value-type="float">
            <text:p>R$8.109,07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SP/PRM-SC</text:p>
          </table:table-cell>
          <table:table-cell table:style-name="ce4" office:value-type="float" office:value="91137103" calcext:value-type="float">
            <text:p>91137103</text:p>
          </table:table-cell>
          <table:table-cell table:style-name="ce3" office:value-type="string" calcext:value-type="string">
            <text:p>ZORAIDE FERRAZ BARBOSA PRIET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3428.94" calcext:value-type="float">
            <text:p>R$3.428,9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428.94" calcext:value-type="float">
            <text:p>R$3.428,94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3428.94" calcext:value-type="float">
            <text:p>R$3.428,94 </text:p>
          </table:table-cell>
          <table:table-cell table:number-columns-repeated="16355"/>
        </table:table-row>
        <table:table-row table:style-name="ro4">
          <table:table-cell table:style-name="ce3" office:value-type="string" calcext:value-type="string">
            <text:p>PR-BA</text:p>
          </table:table-cell>
          <table:table-cell table:style-name="ce4" office:value-type="float" office:value="90386901" calcext:value-type="float">
            <text:p>90386901</text:p>
          </table:table-cell>
          <table:table-cell table:style-name="ce3" office:value-type="string" calcext:value-type="string">
            <text:p>ZULEICA MOTTA DE FARO</text:p>
          </table:table-cell>
          <table:table-cell table:style-name="ce4" office:value-type="string" calcext:value-type="string">
            <text:p>PENSIONISTA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60.09" calcext:value-type="float">
            <text:p>R$160,0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2967.33" calcext:value-type="float">
            <text:p>R$12.967,33 </text:p>
          </table:table-cell>
          <table:table-cell table:style-name="ce6" office:value-type="float" office:value="-751.29" calcext:value-type="float">
            <text:p>(R$751,2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51.29" calcext:value-type="float">
            <text:p>(R$751,29)</text:p>
          </table:table-cell>
          <table:table-cell table:style-name="ce6" office:value-type="float" office:value="12216.04" calcext:value-type="float">
            <text:p>R$12.216,04 </text:p>
          </table:table-cell>
          <table:table-cell table:number-columns-repeated="16355"/>
        </table:table-row>
        <table:table-row table:style-name="ro7" table:number-rows-repeated="1047783">
          <table:table-cell table:number-columns-repeated="16373"/>
        </table:table-row>
        <table:table-row table:style-name="ro16" table:number-rows-repeated="193">
          <table:table-cell table:number-columns-repeated="16373"/>
        </table:table-row>
        <table:table-row table:style-name="ro16">
          <table:table-cell table:number-columns-repeated="16373"/>
        </table:table-row>
      </table:table>
      <table:table table:name="Mozart Reports" table:style-name="ta2">
        <table:table-column table:style-name="co30" table:number-columns-repeated="1024" table:default-cell-style-name="Default"/>
        <table:table-row table:style-name="ro16">
          <table:table-cell office:value-type="string" calcext:value-type="string">
            <text:p>1</text:p>
          </table:table-cell>
          <table:table-cell office:value-type="string" calcext:value-type="string">
            <text:p>6584F676074DA87FD02F0CB3E2D7B2A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&lt;mi app="e" ver="19"&gt;</text:p>
            <text:p> &lt;rsloc guid="6584F676074DA87FD02F0CB3E2D7B2A3"&gt;&lt;ri name="D002-Remuneracao" id="29724D458449321A228B60A32D78CB93" path="\Gestao de Pessoas\Objetos públicos\Relatórios\Publicados\D002-Contracheque - Remuneracao\D002-Remuneracao"&gt;&lt;ci ps="Export Engine" srv="svlp-mstris01" prj="Gestao de Pessoas" prjid="81BD4DC611E0DD6009B100802FA7E74F" li="Sgpti" am="s" /&gt;&lt;lu ut="4/10/2024 4:08:43 PM" si="" msgID="" /&gt;&lt;/ri&gt;&lt;do chartas="" pa="0" ct="x" c3="1" cfmt="1" fmt="1" saf="0" afg="1" rafg="1" cwd="1" ab="1" af="1" om="0" ag="0" hs="1" ks="0" lck="0" ppt="1" wpt="1" dcom="0"&gt;&lt;details dbit="6851741490" dsel="39" /&gt; &lt;/do&gt;&lt;export pgopt="ALL" lyopt="CURRENT"/&gt;&lt;pgs&gt;&lt;pg rows="618" cols="29" nrr="0" nrc="0"&gt;&lt;pg&gt;&lt;attEl aen="Layout" aeid="K3" aedn="Layout 1"/&gt;&lt;/pg&gt;&lt;bls&gt;&lt;bl sr="-1" sc="-1" rfetch="0" cfetch="0" posid="1"&gt;&lt;excel&gt;&lt;epo ews="D002-Remuneracao" ece="A1" ptn="" rows="618" cols="29" /&gt;&lt;esdo ews="" ece="" ptn="" /&gt;&lt;/excel&gt;&lt;/bl&gt;&lt;/bls&gt;&lt;/pg&gt;&lt;/pgs&gt;&lt;/rsloc&gt; &lt;/mi&gt;</text:p>
          </table:table-cell>
          <table:table-cell table:number-columns-repeated="1023"/>
        </table:table-row>
        <table:table-row table:style-name="ro7" table:number-rows-repeated="104857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154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3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10:26:08.53205201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ozart_20_Reports" style:display-name="PageStyle_Mozart Repor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002-Remuneracao" style:display-name="PageStyle_D002-Remuneraca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6-09T10:27:52.709954739</dc:date>
    <meta:editing-duration>PT3M19S</meta:editing-duration>
    <meta:editing-cycles>3</meta:editing-cycles>
    <meta:document-statistic meta:table-count="2" meta:cell-count="10785" meta:object-count="0"/>
  </office:meta>
</office:document-meta>
</file>